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bench_mem_spec.03" table:style-name="ta1">
        <table:shapes>
          <draw:frame draw:z-index="0" draw:style-name="gr1" draw:text-style-name="P1" svg:width="288.14mm" svg:height="150.14mm" svg:x="89.14mm" svg:y="15.88mm">
            <loext:p draw:notify-on-update-of-ranges="'sbench_mem_spec.03'.A2:'sbench_mem_spec.03'.A501 'sbench_mem_spec.03'.D1:'sbench_mem_spec.03'.D1 'sbench_mem_spec.03'.D2:'sbench_mem_spec.03'.D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em (bytes)</text:p>
          </table:table-cell>
          <table:table-cell office:value-type="string" calcext:value-type="string">
            <text:p>time (s)</text:p>
          </table:table-cell>
          <table:table-cell table:style-name="Default" office:value-type="string" calcext:value-type="string">
            <text:p>ratio (b/s)</text:p>
          </table:table-cell>
          <table:table-cell table:style-name="Default" office:value-type="string" calcext:value-type="string">
            <text:p>ratio (s/b)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0882" calcext:value-type="float">
            <text:p>0,000882</text:p>
          </table:table-cell>
          <table:table-cell table:formula="of:=[.A2]/[.B2]" office:value-type="float" office:value="1133786848.07256" calcext:value-type="float">
            <text:p>1133786848,07256</text:p>
          </table:table-cell>
          <table:table-cell table:formula="of:=[.B2]/[.A2]" office:value-type="float" office:value="0.000000000882" calcext:value-type="float">
            <text:p>8,82E-10</text:p>
          </table:table-cell>
          <table:table-cell/>
          <table:table-cell office:value-type="string" calcext:value-type="string">
            <text:p>for i in $(seq 1000000 1000000 500000000) ; do r=$(./sbench -t mem -p 1,$i | awk '{print $1}'); echo "$i;$r"; done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001705" calcext:value-type="float">
            <text:p>0,001705</text:p>
          </table:table-cell>
          <table:table-cell table:formula="of:=[.A3]/[.B3]" office:value-type="float" office:value="1173020527.85924" calcext:value-type="float">
            <text:p>1173020527,85924</text:p>
          </table:table-cell>
          <table:table-cell table:formula="of:=[.B3]/[.A3]" office:value-type="float" office:value="0.0000000008525" calcext:value-type="float">
            <text:p>8,525E-10</text:p>
          </table:table-cell>
          <table:table-cell table:number-columns-repeated="2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001243" calcext:value-type="float">
            <text:p>0,001243</text:p>
          </table:table-cell>
          <table:table-cell table:formula="of:=[.A4]/[.B4]" office:value-type="float" office:value="2413515687.85197" calcext:value-type="float">
            <text:p>2413515687,85197</text:p>
          </table:table-cell>
          <table:table-cell table:formula="of:=[.B4]/[.A4]" office:value-type="float" office:value="0.000000000414333333333333" calcext:value-type="float">
            <text:p>4,14333333333333E-10</text:p>
          </table:table-cell>
          <table:table-cell table:number-columns-repeated="2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0.001336" calcext:value-type="float">
            <text:p>0,001336</text:p>
          </table:table-cell>
          <table:table-cell table:formula="of:=[.A5]/[.B5]" office:value-type="float" office:value="2994011976.0479" calcext:value-type="float">
            <text:p>2994011976,0479</text:p>
          </table:table-cell>
          <table:table-cell table:formula="of:=[.B5]/[.A5]" office:value-type="float" office:value="0.000000000334" calcext:value-type="float">
            <text:p>3,34E-10</text:p>
          </table:table-cell>
          <table:table-cell table:number-columns-repeated="2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.001808" calcext:value-type="float">
            <text:p>0,001808</text:p>
          </table:table-cell>
          <table:table-cell table:formula="of:=[.A6]/[.B6]" office:value-type="float" office:value="2765486725.66372" calcext:value-type="float">
            <text:p>2765486725,66372</text:p>
          </table:table-cell>
          <table:table-cell table:formula="of:=[.B6]/[.A6]" office:value-type="float" office:value="0.0000000003616" calcext:value-type="float">
            <text:p>3,616E-10</text:p>
          </table:table-cell>
          <table:table-cell table:number-columns-repeated="2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0.001627" calcext:value-type="float">
            <text:p>0,001627</text:p>
          </table:table-cell>
          <table:table-cell table:formula="of:=[.A7]/[.B7]" office:value-type="float" office:value="3687768899.81561" calcext:value-type="float">
            <text:p>3687768899,81561</text:p>
          </table:table-cell>
          <table:table-cell table:formula="of:=[.B7]/[.A7]" office:value-type="float" office:value="0.000000000271166666666667" calcext:value-type="float">
            <text:p>2,71166666666667E-10</text:p>
          </table:table-cell>
          <table:table-cell table:number-columns-repeated="2"/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0.001499" calcext:value-type="float">
            <text:p>0,001499</text:p>
          </table:table-cell>
          <table:table-cell table:formula="of:=[.A8]/[.B8]" office:value-type="float" office:value="4669779853.23549" calcext:value-type="float">
            <text:p>4669779853,23549</text:p>
          </table:table-cell>
          <table:table-cell table:formula="of:=[.B8]/[.A8]" office:value-type="float" office:value="0.000000000214142857142857" calcext:value-type="float">
            <text:p>2,14142857142857E-10</text:p>
          </table:table-cell>
          <table:table-cell table:number-columns-repeated="2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0.002507" calcext:value-type="float">
            <text:p>0,002507</text:p>
          </table:table-cell>
          <table:table-cell table:formula="of:=[.A9]/[.B9]" office:value-type="float" office:value="3191065017.94974" calcext:value-type="float">
            <text:p>3191065017,94974</text:p>
          </table:table-cell>
          <table:table-cell table:formula="of:=[.B9]/[.A9]" office:value-type="float" office:value="0.000000000313375" calcext:value-type="float">
            <text:p>3,13375E-10</text:p>
          </table:table-cell>
          <table:table-cell table:number-columns-repeated="2"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0.00184" calcext:value-type="float">
            <text:p>0,00184</text:p>
          </table:table-cell>
          <table:table-cell table:formula="of:=[.A10]/[.B10]" office:value-type="float" office:value="4891304347.82609" calcext:value-type="float">
            <text:p>4891304347,82609</text:p>
          </table:table-cell>
          <table:table-cell table:formula="of:=[.B10]/[.A10]" office:value-type="float" office:value="0.000000000204444444444444" calcext:value-type="float">
            <text:p>2,04444444444444E-10</text:p>
          </table:table-cell>
          <table:table-cell table:number-columns-repeated="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002272" calcext:value-type="float">
            <text:p>0,002272</text:p>
          </table:table-cell>
          <table:table-cell table:formula="of:=[.A11]/[.B11]" office:value-type="float" office:value="4401408450.70423" calcext:value-type="float">
            <text:p>4401408450,70423</text:p>
          </table:table-cell>
          <table:table-cell table:formula="of:=[.B11]/[.A11]" office:value-type="float" office:value="0.0000000002272" calcext:value-type="float">
            <text:p>2,272E-10</text:p>
          </table:table-cell>
          <table:table-cell table:number-columns-repeated="2"/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0.002689" calcext:value-type="float">
            <text:p>0,002689</text:p>
          </table:table-cell>
          <table:table-cell table:formula="of:=[.A12]/[.B12]" office:value-type="float" office:value="4090740052.06396" calcext:value-type="float">
            <text:p>4090740052,06396</text:p>
          </table:table-cell>
          <table:table-cell table:formula="of:=[.B12]/[.A12]" office:value-type="float" office:value="0.000000000244454545454545" calcext:value-type="float">
            <text:p>2,44454545454545E-10</text:p>
          </table:table-cell>
          <table:table-cell table:number-columns-repeated="2"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0.002505" calcext:value-type="float">
            <text:p>0,002505</text:p>
          </table:table-cell>
          <table:table-cell table:formula="of:=[.A13]/[.B13]" office:value-type="float" office:value="4790419161.67665" calcext:value-type="float">
            <text:p>4790419161,67665</text:p>
          </table:table-cell>
          <table:table-cell table:formula="of:=[.B13]/[.A13]" office:value-type="float" office:value="0.00000000020875" calcext:value-type="float">
            <text:p>2,0875E-10</text:p>
          </table:table-cell>
          <table:table-cell table:number-columns-repeated="2"/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0.002932" calcext:value-type="float">
            <text:p>0,002932</text:p>
          </table:table-cell>
          <table:table-cell table:formula="of:=[.A14]/[.B14]" office:value-type="float" office:value="4433833560.70941" calcext:value-type="float">
            <text:p>4433833560,70941</text:p>
          </table:table-cell>
          <table:table-cell table:formula="of:=[.B14]/[.A14]" office:value-type="float" office:value="0.000000000225538461538461" calcext:value-type="float">
            <text:p>2,25538461538461E-10</text:p>
          </table:table-cell>
          <table:table-cell table:number-columns-repeated="2"/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0.002888" calcext:value-type="float">
            <text:p>0,002888</text:p>
          </table:table-cell>
          <table:table-cell table:formula="of:=[.A15]/[.B15]" office:value-type="float" office:value="4847645429.36288" calcext:value-type="float">
            <text:p>4847645429,36288</text:p>
          </table:table-cell>
          <table:table-cell table:formula="of:=[.B15]/[.A15]" office:value-type="float" office:value="0.000000000206285714285714" calcext:value-type="float">
            <text:p>2,06285714285714E-10</text:p>
          </table:table-cell>
          <table:table-cell table:number-columns-repeated="2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0.003381" calcext:value-type="float">
            <text:p>0,003381</text:p>
          </table:table-cell>
          <table:table-cell table:formula="of:=[.A16]/[.B16]" office:value-type="float" office:value="4436557231.58829" calcext:value-type="float">
            <text:p>4436557231,58829</text:p>
          </table:table-cell>
          <table:table-cell table:formula="of:=[.B16]/[.A16]" office:value-type="float" office:value="0.0000000002254" calcext:value-type="float">
            <text:p>2,254E-10</text:p>
          </table:table-cell>
          <table:table-cell table:number-columns-repeated="2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0.003263" calcext:value-type="float">
            <text:p>0,003263</text:p>
          </table:table-cell>
          <table:table-cell table:formula="of:=[.A17]/[.B17]" office:value-type="float" office:value="4903463070.79375" calcext:value-type="float">
            <text:p>4903463070,79375</text:p>
          </table:table-cell>
          <table:table-cell table:formula="of:=[.B17]/[.A17]" office:value-type="float" office:value="0.0000000002039375" calcext:value-type="float">
            <text:p>2,039375E-10</text:p>
          </table:table-cell>
          <table:table-cell table:number-columns-repeated="2"/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0.003702" calcext:value-type="float">
            <text:p>0,003702</text:p>
          </table:table-cell>
          <table:table-cell table:formula="of:=[.A18]/[.B18]" office:value-type="float" office:value="4592112371.69098" calcext:value-type="float">
            <text:p>4592112371,69098</text:p>
          </table:table-cell>
          <table:table-cell table:formula="of:=[.B18]/[.A18]" office:value-type="float" office:value="0.000000000217764705882353" calcext:value-type="float">
            <text:p>2,17764705882353E-10</text:p>
          </table:table-cell>
          <table:table-cell table:number-columns-repeated="2"/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0.004318" calcext:value-type="float">
            <text:p>0,004318</text:p>
          </table:table-cell>
          <table:table-cell table:formula="of:=[.A19]/[.B19]" office:value-type="float" office:value="4168596572.48726" calcext:value-type="float">
            <text:p>4168596572,48726</text:p>
          </table:table-cell>
          <table:table-cell table:formula="of:=[.B19]/[.A19]" office:value-type="float" office:value="0.000000000239888888888889" calcext:value-type="float">
            <text:p>2,39888888888889E-10</text:p>
          </table:table-cell>
          <table:table-cell table:number-columns-repeated="2"/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0.003954" calcext:value-type="float">
            <text:p>0,003954</text:p>
          </table:table-cell>
          <table:table-cell table:formula="of:=[.A20]/[.B20]" office:value-type="float" office:value="4805260495.70056" calcext:value-type="float">
            <text:p>4805260495,70056</text:p>
          </table:table-cell>
          <table:table-cell table:formula="of:=[.B20]/[.A20]" office:value-type="float" office:value="0.000000000208105263157895" calcext:value-type="float">
            <text:p>2,08105263157895E-10</text:p>
          </table:table-cell>
          <table:table-cell table:number-columns-repeated="2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0.00449" calcext:value-type="float">
            <text:p>0,00449</text:p>
          </table:table-cell>
          <table:table-cell table:formula="of:=[.A21]/[.B21]" office:value-type="float" office:value="4454342984.4098" calcext:value-type="float">
            <text:p>4454342984,4098</text:p>
          </table:table-cell>
          <table:table-cell table:formula="of:=[.B21]/[.A21]" office:value-type="float" office:value="0.0000000002245" calcext:value-type="float">
            <text:p>2,245E-10</text:p>
          </table:table-cell>
          <table:table-cell table:number-columns-repeated="2"/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0.007956" calcext:value-type="float">
            <text:p>0,007956</text:p>
          </table:table-cell>
          <table:table-cell table:formula="of:=[.A22]/[.B22]" office:value-type="float" office:value="2639517345.3997" calcext:value-type="float">
            <text:p>2639517345,3997</text:p>
          </table:table-cell>
          <table:table-cell table:formula="of:=[.B22]/[.A22]" office:value-type="float" office:value="0.000000000378857142857143" calcext:value-type="float">
            <text:p>3,78857142857143E-10</text:p>
          </table:table-cell>
          <table:table-cell table:number-columns-repeated="2"/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0.005948" calcext:value-type="float">
            <text:p>0,005948</text:p>
          </table:table-cell>
          <table:table-cell table:formula="of:=[.A23]/[.B23]" office:value-type="float" office:value="3698722259.58305" calcext:value-type="float">
            <text:p>3698722259,58305</text:p>
          </table:table-cell>
          <table:table-cell table:formula="of:=[.B23]/[.A23]" office:value-type="float" office:value="0.000000000270363636363636" calcext:value-type="float">
            <text:p>2,70363636363636E-10</text:p>
          </table:table-cell>
          <table:table-cell table:number-columns-repeated="2"/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0.008165" calcext:value-type="float">
            <text:p>0,008165</text:p>
          </table:table-cell>
          <table:table-cell table:formula="of:=[.A24]/[.B24]" office:value-type="float" office:value="2816901408.4507" calcext:value-type="float">
            <text:p>2816901408,4507</text:p>
          </table:table-cell>
          <table:table-cell table:formula="of:=[.B24]/[.A24]" office:value-type="float" office:value="0.000000000355" calcext:value-type="float">
            <text:p>3,55E-10</text:p>
          </table:table-cell>
          <table:table-cell table:number-columns-repeated="2"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0.006972" calcext:value-type="float">
            <text:p>0,006972</text:p>
          </table:table-cell>
          <table:table-cell table:formula="of:=[.A25]/[.B25]" office:value-type="float" office:value="3442340791.73838" calcext:value-type="float">
            <text:p>3442340791,73838</text:p>
          </table:table-cell>
          <table:table-cell table:formula="of:=[.B25]/[.A25]" office:value-type="float" office:value="0.0000000002905" calcext:value-type="float">
            <text:p>2,905E-10</text:p>
          </table:table-cell>
          <table:table-cell table:number-columns-repeated="2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0.007475" calcext:value-type="float">
            <text:p>0,007475</text:p>
          </table:table-cell>
          <table:table-cell table:formula="of:=[.A26]/[.B26]" office:value-type="float" office:value="3344481605.35117" calcext:value-type="float">
            <text:p>3344481605,35117</text:p>
          </table:table-cell>
          <table:table-cell table:formula="of:=[.B26]/[.A26]" office:value-type="float" office:value="0.000000000299" calcext:value-type="float">
            <text:p>2,99E-10</text:p>
          </table:table-cell>
          <table:table-cell table:number-columns-repeated="2"/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0.007653" calcext:value-type="float">
            <text:p>0,007653</text:p>
          </table:table-cell>
          <table:table-cell table:formula="of:=[.A27]/[.B27]" office:value-type="float" office:value="3397360512.21743" calcext:value-type="float">
            <text:p>3397360512,21743</text:p>
          </table:table-cell>
          <table:table-cell table:formula="of:=[.B27]/[.A27]" office:value-type="float" office:value="0.000000000294346153846154" calcext:value-type="float">
            <text:p>2,94346153846154E-10</text:p>
          </table:table-cell>
          <table:table-cell table:number-columns-repeated="2"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0.008423" calcext:value-type="float">
            <text:p>0,008423</text:p>
          </table:table-cell>
          <table:table-cell table:formula="of:=[.A28]/[.B28]" office:value-type="float" office:value="3205508726.10709" calcext:value-type="float">
            <text:p>3205508726,10709</text:p>
          </table:table-cell>
          <table:table-cell table:formula="of:=[.B28]/[.A28]" office:value-type="float" office:value="0.000000000311962962962963" calcext:value-type="float">
            <text:p>3,11962962962963E-10</text:p>
          </table:table-cell>
          <table:table-cell table:number-columns-repeated="2"/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0.009412" calcext:value-type="float">
            <text:p>0,009412</text:p>
          </table:table-cell>
          <table:table-cell table:formula="of:=[.A29]/[.B29]" office:value-type="float" office:value="2974925626.85933" calcext:value-type="float">
            <text:p>2974925626,85933</text:p>
          </table:table-cell>
          <table:table-cell table:formula="of:=[.B29]/[.A29]" office:value-type="float" office:value="0.000000000336142857142857" calcext:value-type="float">
            <text:p>3,36142857142857E-10</text:p>
          </table:table-cell>
          <table:table-cell table:number-columns-repeated="2"/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0.009318" calcext:value-type="float">
            <text:p>0,009318</text:p>
          </table:table-cell>
          <table:table-cell table:formula="of:=[.A30]/[.B30]" office:value-type="float" office:value="3112255848.89461" calcext:value-type="float">
            <text:p>3112255848,89461</text:p>
          </table:table-cell>
          <table:table-cell table:formula="of:=[.B30]/[.A30]" office:value-type="float" office:value="0.000000000321310344827586" calcext:value-type="float">
            <text:p>3,21310344827586E-10</text:p>
          </table:table-cell>
          <table:table-cell table:number-columns-repeated="2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0.011348" calcext:value-type="float">
            <text:p>0,011348</text:p>
          </table:table-cell>
          <table:table-cell table:formula="of:=[.A31]/[.B31]" office:value-type="float" office:value="2643637645.40007" calcext:value-type="float">
            <text:p>2643637645,40007</text:p>
          </table:table-cell>
          <table:table-cell table:formula="of:=[.B31]/[.A31]" office:value-type="float" office:value="0.000000000378266666666667" calcext:value-type="float">
            <text:p>3,78266666666667E-10</text:p>
          </table:table-cell>
          <table:table-cell table:number-columns-repeated="2"/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0.014328" calcext:value-type="float">
            <text:p>0,014328</text:p>
          </table:table-cell>
          <table:table-cell table:formula="of:=[.A32]/[.B32]" office:value-type="float" office:value="2163595756.56058" calcext:value-type="float">
            <text:p>2163595756,56058</text:p>
          </table:table-cell>
          <table:table-cell table:formula="of:=[.B32]/[.A32]" office:value-type="float" office:value="0.000000000462193548387097" calcext:value-type="float">
            <text:p>4,62193548387097E-10</text:p>
          </table:table-cell>
          <table:table-cell table:number-columns-repeated="2"/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0.012403" calcext:value-type="float">
            <text:p>0,012403</text:p>
          </table:table-cell>
          <table:table-cell table:formula="of:=[.A33]/[.B33]" office:value-type="float" office:value="2580020962.67032" calcext:value-type="float">
            <text:p>2580020962,67032</text:p>
          </table:table-cell>
          <table:table-cell table:formula="of:=[.B33]/[.A33]" office:value-type="float" office:value="0.00000000038759375" calcext:value-type="float">
            <text:p>3,8759375E-10</text:p>
          </table:table-cell>
          <table:table-cell table:number-columns-repeated="2"/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0.013458" calcext:value-type="float">
            <text:p>0,013458</text:p>
          </table:table-cell>
          <table:table-cell table:formula="of:=[.A34]/[.B34]" office:value-type="float" office:value="2452073116.36201" calcext:value-type="float">
            <text:p>2452073116,36201</text:p>
          </table:table-cell>
          <table:table-cell table:formula="of:=[.B34]/[.A34]" office:value-type="float" office:value="0.000000000407818181818182" calcext:value-type="float">
            <text:p>4,07818181818182E-10</text:p>
          </table:table-cell>
          <table:table-cell table:number-columns-repeated="2"/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0.013908" calcext:value-type="float">
            <text:p>0,013908</text:p>
          </table:table-cell>
          <table:table-cell table:formula="of:=[.A35]/[.B35]" office:value-type="float" office:value="2444636180.61547" calcext:value-type="float">
            <text:p>2444636180,61547</text:p>
          </table:table-cell>
          <table:table-cell table:formula="of:=[.B35]/[.A35]" office:value-type="float" office:value="0.000000000409058823529412" calcext:value-type="float">
            <text:p>4,09058823529412E-10</text:p>
          </table:table-cell>
          <table:table-cell table:number-columns-repeated="2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0.016172" calcext:value-type="float">
            <text:p>0,016172</text:p>
          </table:table-cell>
          <table:table-cell table:formula="of:=[.A36]/[.B36]" office:value-type="float" office:value="2164234479.34702" calcext:value-type="float">
            <text:p>2164234479,34702</text:p>
          </table:table-cell>
          <table:table-cell table:formula="of:=[.B36]/[.A36]" office:value-type="float" office:value="0.000000000462057142857143" calcext:value-type="float">
            <text:p>4,62057142857143E-10</text:p>
          </table:table-cell>
          <table:table-cell table:number-columns-repeated="2"/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0.015535" calcext:value-type="float">
            <text:p>0,015535</text:p>
          </table:table-cell>
          <table:table-cell table:formula="of:=[.A37]/[.B37]" office:value-type="float" office:value="2317347924.04248" calcext:value-type="float">
            <text:p>2317347924,04248</text:p>
          </table:table-cell>
          <table:table-cell table:formula="of:=[.B37]/[.A37]" office:value-type="float" office:value="0.000000000431527777777778" calcext:value-type="float">
            <text:p>4,31527777777778E-10</text:p>
          </table:table-cell>
          <table:table-cell table:number-columns-repeated="2"/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0.01978" calcext:value-type="float">
            <text:p>0,01978</text:p>
          </table:table-cell>
          <table:table-cell table:formula="of:=[.A38]/[.B38]" office:value-type="float" office:value="1870576339.73711" calcext:value-type="float">
            <text:p>1870576339,73711</text:p>
          </table:table-cell>
          <table:table-cell table:formula="of:=[.B38]/[.A38]" office:value-type="float" office:value="0.000000000534594594594595" calcext:value-type="float">
            <text:p>5,34594594594595E-10</text:p>
          </table:table-cell>
          <table:table-cell table:number-columns-repeated="2"/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0.017491" calcext:value-type="float">
            <text:p>0,017491</text:p>
          </table:table-cell>
          <table:table-cell table:formula="of:=[.A39]/[.B39]" office:value-type="float" office:value="2172545880.73867" calcext:value-type="float">
            <text:p>2172545880,73867</text:p>
          </table:table-cell>
          <table:table-cell table:formula="of:=[.B39]/[.A39]" office:value-type="float" office:value="0.000000000460289473684211" calcext:value-type="float">
            <text:p>4,60289473684211E-10</text:p>
          </table:table-cell>
          <table:table-cell table:number-columns-repeated="2"/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0.027518" calcext:value-type="float">
            <text:p>0,027518</text:p>
          </table:table-cell>
          <table:table-cell table:formula="of:=[.A40]/[.B40]" office:value-type="float" office:value="1417254160.91286" calcext:value-type="float">
            <text:p>1417254160,91286</text:p>
          </table:table-cell>
          <table:table-cell table:formula="of:=[.B40]/[.A40]" office:value-type="float" office:value="0.000000000705589743589744" calcext:value-type="float">
            <text:p>7,05589743589744E-10</text:p>
          </table:table-cell>
          <table:table-cell table:number-columns-repeated="2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0.021816" calcext:value-type="float">
            <text:p>0,021816</text:p>
          </table:table-cell>
          <table:table-cell table:formula="of:=[.A41]/[.B41]" office:value-type="float" office:value="1833516685.00183" calcext:value-type="float">
            <text:p>1833516685,00183</text:p>
          </table:table-cell>
          <table:table-cell table:formula="of:=[.B41]/[.A41]" office:value-type="float" office:value="0.0000000005454" calcext:value-type="float">
            <text:p>5,454E-10</text:p>
          </table:table-cell>
          <table:table-cell table:number-columns-repeated="2"/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0.029555" calcext:value-type="float">
            <text:p>0,029555</text:p>
          </table:table-cell>
          <table:table-cell table:formula="of:=[.A42]/[.B42]" office:value-type="float" office:value="1387244121.1301" calcext:value-type="float">
            <text:p>1387244121,1301</text:p>
          </table:table-cell>
          <table:table-cell table:formula="of:=[.B42]/[.A42]" office:value-type="float" office:value="0.000000000720853658536585" calcext:value-type="float">
            <text:p>7,20853658536585E-10</text:p>
          </table:table-cell>
          <table:table-cell table:number-columns-repeated="2"/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0.023639" calcext:value-type="float">
            <text:p>0,023639</text:p>
          </table:table-cell>
          <table:table-cell table:formula="of:=[.A43]/[.B43]" office:value-type="float" office:value="1776724903.76073" calcext:value-type="float">
            <text:p>1776724903,76073</text:p>
          </table:table-cell>
          <table:table-cell table:formula="of:=[.B43]/[.A43]" office:value-type="float" office:value="0.000000000562833333333333" calcext:value-type="float">
            <text:p>5,62833333333333E-10</text:p>
          </table:table-cell>
          <table:table-cell table:number-columns-repeated="2"/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0.020196" calcext:value-type="float">
            <text:p>0,020196</text:p>
          </table:table-cell>
          <table:table-cell table:formula="of:=[.A44]/[.B44]" office:value-type="float" office:value="2129134482.07566" calcext:value-type="float">
            <text:p>2129134482,07566</text:p>
          </table:table-cell>
          <table:table-cell table:formula="of:=[.B44]/[.A44]" office:value-type="float" office:value="0.000000000469674418604651" calcext:value-type="float">
            <text:p>4,69674418604651E-10</text:p>
          </table:table-cell>
          <table:table-cell table:number-columns-repeated="2"/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0.020967" calcext:value-type="float">
            <text:p>0,020967</text:p>
          </table:table-cell>
          <table:table-cell table:formula="of:=[.A45]/[.B45]" office:value-type="float" office:value="2098535794.34349" calcext:value-type="float">
            <text:p>2098535794,34349</text:p>
          </table:table-cell>
          <table:table-cell table:formula="of:=[.B45]/[.A45]" office:value-type="float" office:value="0.000000000476522727272727" calcext:value-type="float">
            <text:p>4,76522727272727E-10</text:p>
          </table:table-cell>
          <table:table-cell table:number-columns-repeated="2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0.02501" calcext:value-type="float">
            <text:p>0,02501</text:p>
          </table:table-cell>
          <table:table-cell table:formula="of:=[.A46]/[.B46]" office:value-type="float" office:value="1799280287.88485" calcext:value-type="float">
            <text:p>1799280287,88485</text:p>
          </table:table-cell>
          <table:table-cell table:formula="of:=[.B46]/[.A46]" office:value-type="float" office:value="0.000000000555777777777778" calcext:value-type="float">
            <text:p>5,55777777777778E-10</text:p>
          </table:table-cell>
          <table:table-cell table:number-columns-repeated="2"/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0.023024" calcext:value-type="float">
            <text:p>0,023024</text:p>
          </table:table-cell>
          <table:table-cell table:formula="of:=[.A47]/[.B47]" office:value-type="float" office:value="1997915218.90202" calcext:value-type="float">
            <text:p>1997915218,90202</text:p>
          </table:table-cell>
          <table:table-cell table:formula="of:=[.B47]/[.A47]" office:value-type="float" office:value="0.000000000500521739130435" calcext:value-type="float">
            <text:p>5,00521739130435E-10</text:p>
          </table:table-cell>
          <table:table-cell table:number-columns-repeated="2"/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0.025626" calcext:value-type="float">
            <text:p>0,025626</text:p>
          </table:table-cell>
          <table:table-cell table:formula="of:=[.A48]/[.B48]" office:value-type="float" office:value="1834074767.81394" calcext:value-type="float">
            <text:p>1834074767,81394</text:p>
          </table:table-cell>
          <table:table-cell table:formula="of:=[.B48]/[.A48]" office:value-type="float" office:value="0.000000000545234042553192" calcext:value-type="float">
            <text:p>5,45234042553192E-10</text:p>
          </table:table-cell>
          <table:table-cell table:number-columns-repeated="2"/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0.025968" calcext:value-type="float">
            <text:p>0,025968</text:p>
          </table:table-cell>
          <table:table-cell table:formula="of:=[.A49]/[.B49]" office:value-type="float" office:value="1848428835.48983" calcext:value-type="float">
            <text:p>1848428835,48983</text:p>
          </table:table-cell>
          <table:table-cell table:formula="of:=[.B49]/[.A49]" office:value-type="float" office:value="0.000000000541" calcext:value-type="float">
            <text:p>5,41E-10</text:p>
          </table:table-cell>
          <table:table-cell table:number-columns-repeated="2"/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0.027538" calcext:value-type="float">
            <text:p>0,027538</text:p>
          </table:table-cell>
          <table:table-cell table:formula="of:=[.A50]/[.B50]" office:value-type="float" office:value="1779359430.60498" calcext:value-type="float">
            <text:p>1779359430,60498</text:p>
          </table:table-cell>
          <table:table-cell table:formula="of:=[.B50]/[.A50]" office:value-type="float" office:value="0.000000000562" calcext:value-type="float">
            <text:p>5,62E-10</text:p>
          </table:table-cell>
          <table:table-cell table:number-columns-repeated="2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0.024836" calcext:value-type="float">
            <text:p>0,024836</text:p>
          </table:table-cell>
          <table:table-cell table:formula="of:=[.A51]/[.B51]" office:value-type="float" office:value="2013206635.52907" calcext:value-type="float">
            <text:p>2013206635,52907</text:p>
          </table:table-cell>
          <table:table-cell table:formula="of:=[.B51]/[.A51]" office:value-type="float" office:value="0.00000000049672" calcext:value-type="float">
            <text:p>4,9672E-10</text:p>
          </table:table-cell>
          <table:table-cell table:number-columns-repeated="2"/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0.027073" calcext:value-type="float">
            <text:p>0,027073</text:p>
          </table:table-cell>
          <table:table-cell table:formula="of:=[.A52]/[.B52]" office:value-type="float" office:value="1883795663.57626" calcext:value-type="float">
            <text:p>1883795663,57626</text:p>
          </table:table-cell>
          <table:table-cell table:formula="of:=[.B52]/[.A52]" office:value-type="float" office:value="0.000000000530843137254902" calcext:value-type="float">
            <text:p>5,30843137254902E-10</text:p>
          </table:table-cell>
          <table:table-cell table:number-columns-repeated="2"/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0.027414" calcext:value-type="float">
            <text:p>0,027414</text:p>
          </table:table-cell>
          <table:table-cell table:formula="of:=[.A53]/[.B53]" office:value-type="float" office:value="1896841030.13059" calcext:value-type="float">
            <text:p>1896841030,13059</text:p>
          </table:table-cell>
          <table:table-cell table:formula="of:=[.B53]/[.A53]" office:value-type="float" office:value="0.000000000527192307692308" calcext:value-type="float">
            <text:p>5,27192307692308E-10</text:p>
          </table:table-cell>
          <table:table-cell table:number-columns-repeated="2"/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0.029156" calcext:value-type="float">
            <text:p>0,029156</text:p>
          </table:table-cell>
          <table:table-cell table:formula="of:=[.A54]/[.B54]" office:value-type="float" office:value="1817807655.37111" calcext:value-type="float">
            <text:p>1817807655,37111</text:p>
          </table:table-cell>
          <table:table-cell table:formula="of:=[.B54]/[.A54]" office:value-type="float" office:value="0.00000000055011320754717" calcext:value-type="float">
            <text:p>5,5011320754717E-10</text:p>
          </table:table-cell>
          <table:table-cell table:number-columns-repeated="2"/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0.031782" calcext:value-type="float">
            <text:p>0,031782</text:p>
          </table:table-cell>
          <table:table-cell table:formula="of:=[.A55]/[.B55]" office:value-type="float" office:value="1699074948.08382" calcext:value-type="float">
            <text:p>1699074948,08382</text:p>
          </table:table-cell>
          <table:table-cell table:formula="of:=[.B55]/[.A55]" office:value-type="float" office:value="0.000000000588555555555556" calcext:value-type="float">
            <text:p>5,88555555555556E-10</text:p>
          </table:table-cell>
          <table:table-cell table:number-columns-repeated="2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0.03043" calcext:value-type="float">
            <text:p>0,03043</text:p>
          </table:table-cell>
          <table:table-cell table:formula="of:=[.A56]/[.B56]" office:value-type="float" office:value="1807426881.36707" calcext:value-type="float">
            <text:p>1807426881,36707</text:p>
          </table:table-cell>
          <table:table-cell table:formula="of:=[.B56]/[.A56]" office:value-type="float" office:value="0.000000000553272727272727" calcext:value-type="float">
            <text:p>5,53272727272727E-10</text:p>
          </table:table-cell>
          <table:table-cell table:number-columns-repeated="2"/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0.031696" calcext:value-type="float">
            <text:p>0,031696</text:p>
          </table:table-cell>
          <table:table-cell table:formula="of:=[.A57]/[.B57]" office:value-type="float" office:value="1766784452.29682" calcext:value-type="float">
            <text:p>1766784452,29682</text:p>
          </table:table-cell>
          <table:table-cell table:formula="of:=[.B57]/[.A57]" office:value-type="float" office:value="0.000000000566" calcext:value-type="float">
            <text:p>5,66E-10</text:p>
          </table:table-cell>
          <table:table-cell table:number-columns-repeated="2"/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0.030937" calcext:value-type="float">
            <text:p>0,030937</text:p>
          </table:table-cell>
          <table:table-cell table:formula="of:=[.A58]/[.B58]" office:value-type="float" office:value="1842454019.4589" calcext:value-type="float">
            <text:p>1842454019,4589</text:p>
          </table:table-cell>
          <table:table-cell table:formula="of:=[.B58]/[.A58]" office:value-type="float" office:value="0.000000000542754385964912" calcext:value-type="float">
            <text:p>5,42754385964912E-10</text:p>
          </table:table-cell>
          <table:table-cell table:number-columns-repeated="2"/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0.0322" calcext:value-type="float">
            <text:p>0,0322</text:p>
          </table:table-cell>
          <table:table-cell table:formula="of:=[.A59]/[.B59]" office:value-type="float" office:value="1801242236.02484" calcext:value-type="float">
            <text:p>1801242236,02484</text:p>
          </table:table-cell>
          <table:table-cell table:formula="of:=[.B59]/[.A59]" office:value-type="float" office:value="0.000000000555172413793103" calcext:value-type="float">
            <text:p>5,55172413793103E-10</text:p>
          </table:table-cell>
          <table:table-cell table:number-columns-repeated="2"/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0.034622" calcext:value-type="float">
            <text:p>0,034622</text:p>
          </table:table-cell>
          <table:table-cell table:formula="of:=[.A60]/[.B60]" office:value-type="float" office:value="1704118768.41315" calcext:value-type="float">
            <text:p>1704118768,41315</text:p>
          </table:table-cell>
          <table:table-cell table:formula="of:=[.B60]/[.A60]" office:value-type="float" office:value="0.000000000586813559322034" calcext:value-type="float">
            <text:p>5,86813559322034E-10</text:p>
          </table:table-cell>
          <table:table-cell table:number-columns-repeated="2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0.032632" calcext:value-type="float">
            <text:p>0,032632</text:p>
          </table:table-cell>
          <table:table-cell table:formula="of:=[.A61]/[.B61]" office:value-type="float" office:value="1838685952.43932" calcext:value-type="float">
            <text:p>1838685952,43932</text:p>
          </table:table-cell>
          <table:table-cell table:formula="of:=[.B61]/[.A61]" office:value-type="float" office:value="0.000000000543866666666667" calcext:value-type="float">
            <text:p>5,43866666666667E-10</text:p>
          </table:table-cell>
          <table:table-cell table:number-columns-repeated="2"/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0.032331" calcext:value-type="float">
            <text:p>0,032331</text:p>
          </table:table-cell>
          <table:table-cell table:formula="of:=[.A62]/[.B62]" office:value-type="float" office:value="1886734094.21298" calcext:value-type="float">
            <text:p>1886734094,21298</text:p>
          </table:table-cell>
          <table:table-cell table:formula="of:=[.B62]/[.A62]" office:value-type="float" office:value="0.000000000530016393442623" calcext:value-type="float">
            <text:p>5,30016393442623E-10</text:p>
          </table:table-cell>
          <table:table-cell table:number-columns-repeated="2"/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0.042124" calcext:value-type="float">
            <text:p>0,042124</text:p>
          </table:table-cell>
          <table:table-cell table:formula="of:=[.A63]/[.B63]" office:value-type="float" office:value="1471845028.96211" calcext:value-type="float">
            <text:p>1471845028,96211</text:p>
          </table:table-cell>
          <table:table-cell table:formula="of:=[.B63]/[.A63]" office:value-type="float" office:value="0.00000000067941935483871" calcext:value-type="float">
            <text:p>6,7941935483871E-10</text:p>
          </table:table-cell>
          <table:table-cell table:number-columns-repeated="2"/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0.035482" calcext:value-type="float">
            <text:p>0,035482</text:p>
          </table:table-cell>
          <table:table-cell table:formula="of:=[.A64]/[.B64]" office:value-type="float" office:value="1775548165.2669" calcext:value-type="float">
            <text:p>1775548165,2669</text:p>
          </table:table-cell>
          <table:table-cell table:formula="of:=[.B64]/[.A64]" office:value-type="float" office:value="0.000000000563206349206349" calcext:value-type="float">
            <text:p>5,63206349206349E-10</text:p>
          </table:table-cell>
          <table:table-cell table:number-columns-repeated="2"/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0.035542" calcext:value-type="float">
            <text:p>0,035542</text:p>
          </table:table-cell>
          <table:table-cell table:formula="of:=[.A65]/[.B65]" office:value-type="float" office:value="1800686511.7326" calcext:value-type="float">
            <text:p>1800686511,7326</text:p>
          </table:table-cell>
          <table:table-cell table:formula="of:=[.B65]/[.A65]" office:value-type="float" office:value="0.00000000055534375" calcext:value-type="float">
            <text:p>5,5534375E-10</text:p>
          </table:table-cell>
          <table:table-cell table:number-columns-repeated="2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0.041354" calcext:value-type="float">
            <text:p>0,041354</text:p>
          </table:table-cell>
          <table:table-cell table:formula="of:=[.A66]/[.B66]" office:value-type="float" office:value="1571794747.7874" calcext:value-type="float">
            <text:p>1571794747,7874</text:p>
          </table:table-cell>
          <table:table-cell table:formula="of:=[.B66]/[.A66]" office:value-type="float" office:value="0.000000000636215384615385" calcext:value-type="float">
            <text:p>6,36215384615385E-10</text:p>
          </table:table-cell>
          <table:table-cell table:number-columns-repeated="2"/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0.037675" calcext:value-type="float">
            <text:p>0,037675</text:p>
          </table:table-cell>
          <table:table-cell table:formula="of:=[.A67]/[.B67]" office:value-type="float" office:value="1751824817.51825" calcext:value-type="float">
            <text:p>1751824817,51825</text:p>
          </table:table-cell>
          <table:table-cell table:formula="of:=[.B67]/[.A67]" office:value-type="float" office:value="0.000000000570833333333333" calcext:value-type="float">
            <text:p>5,70833333333333E-10</text:p>
          </table:table-cell>
          <table:table-cell table:number-columns-repeated="2"/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0.037524" calcext:value-type="float">
            <text:p>0,037524</text:p>
          </table:table-cell>
          <table:table-cell table:formula="of:=[.A68]/[.B68]" office:value-type="float" office:value="1785523931.3506" calcext:value-type="float">
            <text:p>1785523931,3506</text:p>
          </table:table-cell>
          <table:table-cell table:formula="of:=[.B68]/[.A68]" office:value-type="float" office:value="0.000000000560059701492537" calcext:value-type="float">
            <text:p>5,60059701492537E-10</text:p>
          </table:table-cell>
          <table:table-cell table:number-columns-repeated="2"/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0.039411" calcext:value-type="float">
            <text:p>0,039411</text:p>
          </table:table-cell>
          <table:table-cell table:formula="of:=[.A69]/[.B69]" office:value-type="float" office:value="1725406612.36711" calcext:value-type="float">
            <text:p>1725406612,36711</text:p>
          </table:table-cell>
          <table:table-cell table:formula="of:=[.B69]/[.A69]" office:value-type="float" office:value="0.000000000579573529411765" calcext:value-type="float">
            <text:p>5,79573529411765E-10</text:p>
          </table:table-cell>
          <table:table-cell table:number-columns-repeated="2"/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0.039789" calcext:value-type="float">
            <text:p>0,039789</text:p>
          </table:table-cell>
          <table:table-cell table:formula="of:=[.A70]/[.B70]" office:value-type="float" office:value="1734147628.74161" calcext:value-type="float">
            <text:p>1734147628,74161</text:p>
          </table:table-cell>
          <table:table-cell table:formula="of:=[.B70]/[.A70]" office:value-type="float" office:value="0.000000000576652173913043" calcext:value-type="float">
            <text:p>5,76652173913043E-10</text:p>
          </table:table-cell>
          <table:table-cell table:number-columns-repeated="2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0.03898" calcext:value-type="float">
            <text:p>0,03898</text:p>
          </table:table-cell>
          <table:table-cell table:formula="of:=[.A71]/[.B71]" office:value-type="float" office:value="1795792714.21242" calcext:value-type="float">
            <text:p>1795792714,21242</text:p>
          </table:table-cell>
          <table:table-cell table:formula="of:=[.B71]/[.A71]" office:value-type="float" office:value="0.000000000556857142857143" calcext:value-type="float">
            <text:p>5,56857142857143E-10</text:p>
          </table:table-cell>
          <table:table-cell table:number-columns-repeated="2"/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0.063711" calcext:value-type="float">
            <text:p>0,063711</text:p>
          </table:table-cell>
          <table:table-cell table:formula="of:=[.A72]/[.B72]" office:value-type="float" office:value="1114407245.21668" calcext:value-type="float">
            <text:p>1114407245,21668</text:p>
          </table:table-cell>
          <table:table-cell table:formula="of:=[.B72]/[.A72]" office:value-type="float" office:value="0.000000000897338028169014" calcext:value-type="float">
            <text:p>8,97338028169014E-10</text:p>
          </table:table-cell>
          <table:table-cell table:number-columns-repeated="2"/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0.049204" calcext:value-type="float">
            <text:p>0,049204</text:p>
          </table:table-cell>
          <table:table-cell table:formula="of:=[.A73]/[.B73]" office:value-type="float" office:value="1463295667.01894" calcext:value-type="float">
            <text:p>1463295667,01894</text:p>
          </table:table-cell>
          <table:table-cell table:formula="of:=[.B73]/[.A73]" office:value-type="float" office:value="0.000000000683388888888889" calcext:value-type="float">
            <text:p>6,83388888888889E-10</text:p>
          </table:table-cell>
          <table:table-cell table:number-columns-repeated="2"/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0.046745" calcext:value-type="float">
            <text:p>0,046745</text:p>
          </table:table-cell>
          <table:table-cell table:formula="of:=[.A74]/[.B74]" office:value-type="float" office:value="1561664349.12825" calcext:value-type="float">
            <text:p>1561664349,12825</text:p>
          </table:table-cell>
          <table:table-cell table:formula="of:=[.B74]/[.A74]" office:value-type="float" office:value="0.000000000640342465753425" calcext:value-type="float">
            <text:p>6,40342465753425E-10</text:p>
          </table:table-cell>
          <table:table-cell table:number-columns-repeated="2"/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0.045175" calcext:value-type="float">
            <text:p>0,045175</text:p>
          </table:table-cell>
          <table:table-cell table:formula="of:=[.A75]/[.B75]" office:value-type="float" office:value="1638074156.05977" calcext:value-type="float">
            <text:p>1638074156,05977</text:p>
          </table:table-cell>
          <table:table-cell table:formula="of:=[.B75]/[.A75]" office:value-type="float" office:value="0.000000000610472972972973" calcext:value-type="float">
            <text:p>6,10472972972973E-10</text:p>
          </table:table-cell>
          <table:table-cell table:number-columns-repeated="2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0.045188" calcext:value-type="float">
            <text:p>0,045188</text:p>
          </table:table-cell>
          <table:table-cell table:formula="of:=[.A76]/[.B76]" office:value-type="float" office:value="1659732672.3909" calcext:value-type="float">
            <text:p>1659732672,3909</text:p>
          </table:table-cell>
          <table:table-cell table:formula="of:=[.B76]/[.A76]" office:value-type="float" office:value="0.000000000602506666666667" calcext:value-type="float">
            <text:p>6,02506666666667E-10</text:p>
          </table:table-cell>
          <table:table-cell table:number-columns-repeated="2"/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0.045132" calcext:value-type="float">
            <text:p>0,045132</text:p>
          </table:table-cell>
          <table:table-cell table:formula="of:=[.A77]/[.B77]" office:value-type="float" office:value="1683949304.26305" calcext:value-type="float">
            <text:p>1683949304,26305</text:p>
          </table:table-cell>
          <table:table-cell table:formula="of:=[.B77]/[.A77]" office:value-type="float" office:value="0.000000000593842105263158" calcext:value-type="float">
            <text:p>5,93842105263158E-10</text:p>
          </table:table-cell>
          <table:table-cell table:number-columns-repeated="2"/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0.046151" calcext:value-type="float">
            <text:p>0,046151</text:p>
          </table:table-cell>
          <table:table-cell table:formula="of:=[.A78]/[.B78]" office:value-type="float" office:value="1668436220.23358" calcext:value-type="float">
            <text:p>1668436220,23358</text:p>
          </table:table-cell>
          <table:table-cell table:formula="of:=[.B78]/[.A78]" office:value-type="float" office:value="0.000000000599363636363636" calcext:value-type="float">
            <text:p>5,99363636363636E-10</text:p>
          </table:table-cell>
          <table:table-cell table:number-columns-repeated="2"/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0.046768" calcext:value-type="float">
            <text:p>0,046768</text:p>
          </table:table-cell>
          <table:table-cell table:formula="of:=[.A79]/[.B79]" office:value-type="float" office:value="1667807047.55388" calcext:value-type="float">
            <text:p>1667807047,55388</text:p>
          </table:table-cell>
          <table:table-cell table:formula="of:=[.B79]/[.A79]" office:value-type="float" office:value="0.000000000599589743589744" calcext:value-type="float">
            <text:p>5,99589743589744E-10</text:p>
          </table:table-cell>
          <table:table-cell table:number-columns-repeated="2"/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0.060194" calcext:value-type="float">
            <text:p>0,060194</text:p>
          </table:table-cell>
          <table:table-cell table:formula="of:=[.A80]/[.B80]" office:value-type="float" office:value="1312423165.09951" calcext:value-type="float">
            <text:p>1312423165,09951</text:p>
          </table:table-cell>
          <table:table-cell table:formula="of:=[.B80]/[.A80]" office:value-type="float" office:value="0.000000000761949367088608" calcext:value-type="float">
            <text:p>7,61949367088608E-10</text:p>
          </table:table-cell>
          <table:table-cell table:number-columns-repeated="2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0.049989" calcext:value-type="float">
            <text:p>0,049989</text:p>
          </table:table-cell>
          <table:table-cell table:formula="of:=[.A81]/[.B81]" office:value-type="float" office:value="1600352077.45704" calcext:value-type="float">
            <text:p>1600352077,45704</text:p>
          </table:table-cell>
          <table:table-cell table:formula="of:=[.B81]/[.A81]" office:value-type="float" office:value="0.0000000006248625" calcext:value-type="float">
            <text:p>6,248625E-10</text:p>
          </table:table-cell>
          <table:table-cell table:number-columns-repeated="2"/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0.047501" calcext:value-type="float">
            <text:p>0,047501</text:p>
          </table:table-cell>
          <table:table-cell table:formula="of:=[.A82]/[.B82]" office:value-type="float" office:value="1705227258.37351" calcext:value-type="float">
            <text:p>1705227258,37351</text:p>
          </table:table-cell>
          <table:table-cell table:formula="of:=[.B82]/[.A82]" office:value-type="float" office:value="0.000000000586432098765432" calcext:value-type="float">
            <text:p>5,86432098765432E-10</text:p>
          </table:table-cell>
          <table:table-cell table:number-columns-repeated="2"/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0.049695" calcext:value-type="float">
            <text:p>0,049695</text:p>
          </table:table-cell>
          <table:table-cell table:formula="of:=[.A83]/[.B83]" office:value-type="float" office:value="1650065398.93349" calcext:value-type="float">
            <text:p>1650065398,93349</text:p>
          </table:table-cell>
          <table:table-cell table:formula="of:=[.B83]/[.A83]" office:value-type="float" office:value="0.000000000606036585365854" calcext:value-type="float">
            <text:p>6,06036585365854E-10</text:p>
          </table:table-cell>
          <table:table-cell table:number-columns-repeated="2"/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0.062831" calcext:value-type="float">
            <text:p>0,062831</text:p>
          </table:table-cell>
          <table:table-cell table:formula="of:=[.A84]/[.B84]" office:value-type="float" office:value="1321003963.01189" calcext:value-type="float">
            <text:p>1321003963,01189</text:p>
          </table:table-cell>
          <table:table-cell table:formula="of:=[.B84]/[.A84]" office:value-type="float" office:value="0.000000000757" calcext:value-type="float">
            <text:p>7,57E-10</text:p>
          </table:table-cell>
          <table:table-cell table:number-columns-repeated="2"/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0.078557" calcext:value-type="float">
            <text:p>0,078557</text:p>
          </table:table-cell>
          <table:table-cell table:formula="of:=[.A85]/[.B85]" office:value-type="float" office:value="1069287269.11669" calcext:value-type="float">
            <text:p>1069287269,11669</text:p>
          </table:table-cell>
          <table:table-cell table:formula="of:=[.B85]/[.A85]" office:value-type="float" office:value="0.000000000935202380952381" calcext:value-type="float">
            <text:p>9,35202380952381E-10</text:p>
          </table:table-cell>
          <table:table-cell table:number-columns-repeated="2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0.059468" calcext:value-type="float">
            <text:p>0,059468</text:p>
          </table:table-cell>
          <table:table-cell table:formula="of:=[.A86]/[.B86]" office:value-type="float" office:value="1429340149.32401" calcext:value-type="float">
            <text:p>1429340149,32401</text:p>
          </table:table-cell>
          <table:table-cell table:formula="of:=[.B86]/[.A86]" office:value-type="float" office:value="0.000000000699623529411765" calcext:value-type="float">
            <text:p>6,99623529411765E-10</text:p>
          </table:table-cell>
          <table:table-cell table:number-columns-repeated="2"/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0.057358" calcext:value-type="float">
            <text:p>0,057358</text:p>
          </table:table-cell>
          <table:table-cell table:formula="of:=[.A87]/[.B87]" office:value-type="float" office:value="1499354928.69347" calcext:value-type="float">
            <text:p>1499354928,69347</text:p>
          </table:table-cell>
          <table:table-cell table:formula="of:=[.B87]/[.A87]" office:value-type="float" office:value="0.000000000666953488372093" calcext:value-type="float">
            <text:p>6,66953488372093E-10</text:p>
          </table:table-cell>
          <table:table-cell table:number-columns-repeated="2"/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0.070369" calcext:value-type="float">
            <text:p>0,070369</text:p>
          </table:table-cell>
          <table:table-cell table:formula="of:=[.A88]/[.B88]" office:value-type="float" office:value="1236339865.5658" calcext:value-type="float">
            <text:p>1236339865,5658</text:p>
          </table:table-cell>
          <table:table-cell table:formula="of:=[.B88]/[.A88]" office:value-type="float" office:value="0.00000000080883908045977" calcext:value-type="float">
            <text:p>8,0883908045977E-10</text:p>
          </table:table-cell>
          <table:table-cell table:number-columns-repeated="2"/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0.060518" calcext:value-type="float">
            <text:p>0,060518</text:p>
          </table:table-cell>
          <table:table-cell table:formula="of:=[.A89]/[.B89]" office:value-type="float" office:value="1454112825.93609" calcext:value-type="float">
            <text:p>1454112825,93609</text:p>
          </table:table-cell>
          <table:table-cell table:formula="of:=[.B89]/[.A89]" office:value-type="float" office:value="0.000000000687704545454545" calcext:value-type="float">
            <text:p>6,87704545454545E-10</text:p>
          </table:table-cell>
          <table:table-cell table:number-columns-repeated="2"/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0.067006" calcext:value-type="float">
            <text:p>0,067006</text:p>
          </table:table-cell>
          <table:table-cell table:formula="of:=[.A90]/[.B90]" office:value-type="float" office:value="1328239262.15563" calcext:value-type="float">
            <text:p>1328239262,15563</text:p>
          </table:table-cell>
          <table:table-cell table:formula="of:=[.B90]/[.A90]" office:value-type="float" office:value="0.000000000752876404494382" calcext:value-type="float">
            <text:p>7,52876404494382E-10</text:p>
          </table:table-cell>
          <table:table-cell table:number-columns-repeated="2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0.06153" calcext:value-type="float">
            <text:p>0,06153</text:p>
          </table:table-cell>
          <table:table-cell table:formula="of:=[.A91]/[.B91]" office:value-type="float" office:value="1462701121.40419" calcext:value-type="float">
            <text:p>1462701121,40419</text:p>
          </table:table-cell>
          <table:table-cell table:formula="of:=[.B91]/[.A91]" office:value-type="float" office:value="0.000000000683666666666667" calcext:value-type="float">
            <text:p>6,83666666666667E-10</text:p>
          </table:table-cell>
          <table:table-cell table:number-columns-repeated="2"/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0.059566" calcext:value-type="float">
            <text:p>0,059566</text:p>
          </table:table-cell>
          <table:table-cell table:formula="of:=[.A92]/[.B92]" office:value-type="float" office:value="1527717154.08119" calcext:value-type="float">
            <text:p>1527717154,08119</text:p>
          </table:table-cell>
          <table:table-cell table:formula="of:=[.B92]/[.A92]" office:value-type="float" office:value="0.000000000654571428571428" calcext:value-type="float">
            <text:p>6,54571428571428E-10</text:p>
          </table:table-cell>
          <table:table-cell table:number-columns-repeated="2"/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0.055711" calcext:value-type="float">
            <text:p>0,055711</text:p>
          </table:table-cell>
          <table:table-cell table:formula="of:=[.A93]/[.B93]" office:value-type="float" office:value="1651379440.32597" calcext:value-type="float">
            <text:p>1651379440,32597</text:p>
          </table:table-cell>
          <table:table-cell table:formula="of:=[.B93]/[.A93]" office:value-type="float" office:value="0.000000000605554347826087" calcext:value-type="float">
            <text:p>6,05554347826087E-10</text:p>
          </table:table-cell>
          <table:table-cell table:number-columns-repeated="2"/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0.058982" calcext:value-type="float">
            <text:p>0,058982</text:p>
          </table:table-cell>
          <table:table-cell table:formula="of:=[.A94]/[.B94]" office:value-type="float" office:value="1576752229.49374" calcext:value-type="float">
            <text:p>1576752229,49374</text:p>
          </table:table-cell>
          <table:table-cell table:formula="of:=[.B94]/[.A94]" office:value-type="float" office:value="0.000000000634215053763441" calcext:value-type="float">
            <text:p>6,34215053763441E-10</text:p>
          </table:table-cell>
          <table:table-cell table:number-columns-repeated="2"/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0.059555" calcext:value-type="float">
            <text:p>0,059555</text:p>
          </table:table-cell>
          <table:table-cell table:formula="of:=[.A95]/[.B95]" office:value-type="float" office:value="1578372932.58333" calcext:value-type="float">
            <text:p>1578372932,58333</text:p>
          </table:table-cell>
          <table:table-cell table:formula="of:=[.B95]/[.A95]" office:value-type="float" office:value="0.000000000633563829787234" calcext:value-type="float">
            <text:p>6,33563829787234E-10</text:p>
          </table:table-cell>
          <table:table-cell table:number-columns-repeated="2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0.060242" calcext:value-type="float">
            <text:p>0,060242</text:p>
          </table:table-cell>
          <table:table-cell table:formula="of:=[.A96]/[.B96]" office:value-type="float" office:value="1576972876.06653" calcext:value-type="float">
            <text:p>1576972876,06653</text:p>
          </table:table-cell>
          <table:table-cell table:formula="of:=[.B96]/[.A96]" office:value-type="float" office:value="0.000000000634126315789474" calcext:value-type="float">
            <text:p>6,34126315789474E-10</text:p>
          </table:table-cell>
          <table:table-cell table:number-columns-repeated="2"/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0.061376" calcext:value-type="float">
            <text:p>0,061376</text:p>
          </table:table-cell>
          <table:table-cell table:formula="of:=[.A97]/[.B97]" office:value-type="float" office:value="1564129301.35558" calcext:value-type="float">
            <text:p>1564129301,35558</text:p>
          </table:table-cell>
          <table:table-cell table:formula="of:=[.B97]/[.A97]" office:value-type="float" office:value="0.000000000639333333333333" calcext:value-type="float">
            <text:p>6,39333333333333E-10</text:p>
          </table:table-cell>
          <table:table-cell table:number-columns-repeated="2"/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0.061531" calcext:value-type="float">
            <text:p>0,061531</text:p>
          </table:table-cell>
          <table:table-cell table:formula="of:=[.A98]/[.B98]" office:value-type="float" office:value="1576441143.48865" calcext:value-type="float">
            <text:p>1576441143,48865</text:p>
          </table:table-cell>
          <table:table-cell table:formula="of:=[.B98]/[.A98]" office:value-type="float" office:value="0.000000000634340206185567" calcext:value-type="float">
            <text:p>6,34340206185567E-10</text:p>
          </table:table-cell>
          <table:table-cell table:number-columns-repeated="2"/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0.060024" calcext:value-type="float">
            <text:p>0,060024</text:p>
          </table:table-cell>
          <table:table-cell table:formula="of:=[.A99]/[.B99]" office:value-type="float" office:value="1632680261.22884" calcext:value-type="float">
            <text:p>1632680261,22884</text:p>
          </table:table-cell>
          <table:table-cell table:formula="of:=[.B99]/[.A99]" office:value-type="float" office:value="0.000000000612489795918367" calcext:value-type="float">
            <text:p>6,12489795918367E-10</text:p>
          </table:table-cell>
          <table:table-cell table:number-columns-repeated="2"/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0.061169" calcext:value-type="float">
            <text:p>0,061169</text:p>
          </table:table-cell>
          <table:table-cell table:formula="of:=[.A100]/[.B100]" office:value-type="float" office:value="1618466870.47361" calcext:value-type="float">
            <text:p>1618466870,47361</text:p>
          </table:table-cell>
          <table:table-cell table:formula="of:=[.B100]/[.A100]" office:value-type="float" office:value="0.000000000617868686868687" calcext:value-type="float">
            <text:p>6,17868686868687E-10</text:p>
          </table:table-cell>
          <table:table-cell table:number-columns-repeated="2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.069163" calcext:value-type="float">
            <text:p>0,069163</text:p>
          </table:table-cell>
          <table:table-cell table:formula="of:=[.A101]/[.B101]" office:value-type="float" office:value="1445859780.51849" calcext:value-type="float">
            <text:p>1445859780,51849</text:p>
          </table:table-cell>
          <table:table-cell table:formula="of:=[.B101]/[.A101]" office:value-type="float" office:value="0.00000000069163" calcext:value-type="float">
            <text:p>6,9163E-10</text:p>
          </table:table-cell>
          <table:table-cell table:number-columns-repeated="2"/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0.06296" calcext:value-type="float">
            <text:p>0,06296</text:p>
          </table:table-cell>
          <table:table-cell table:formula="of:=[.A102]/[.B102]" office:value-type="float" office:value="1604193138.50064" calcext:value-type="float">
            <text:p>1604193138,50064</text:p>
          </table:table-cell>
          <table:table-cell table:formula="of:=[.B102]/[.A102]" office:value-type="float" office:value="0.000000000623366336633663" calcext:value-type="float">
            <text:p>6,23366336633663E-10</text:p>
          </table:table-cell>
          <table:table-cell table:number-columns-repeated="2"/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0.074529" calcext:value-type="float">
            <text:p>0,074529</text:p>
          </table:table-cell>
          <table:table-cell table:formula="of:=[.A103]/[.B103]" office:value-type="float" office:value="1368594775.18818" calcext:value-type="float">
            <text:p>1368594775,18818</text:p>
          </table:table-cell>
          <table:table-cell table:formula="of:=[.B103]/[.A103]" office:value-type="float" office:value="0.000000000730676470588235" calcext:value-type="float">
            <text:p>7,30676470588235E-10</text:p>
          </table:table-cell>
          <table:table-cell table:number-columns-repeated="2"/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0.065969" calcext:value-type="float">
            <text:p>0,065969</text:p>
          </table:table-cell>
          <table:table-cell table:formula="of:=[.A104]/[.B104]" office:value-type="float" office:value="1561339416.99889" calcext:value-type="float">
            <text:p>1561339416,99889</text:p>
          </table:table-cell>
          <table:table-cell table:formula="of:=[.B104]/[.A104]" office:value-type="float" office:value="0.00000000064047572815534" calcext:value-type="float">
            <text:p>6,4047572815534E-10</text:p>
          </table:table-cell>
          <table:table-cell table:number-columns-repeated="2"/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0.064108" calcext:value-type="float">
            <text:p>0,064108</text:p>
          </table:table-cell>
          <table:table-cell table:formula="of:=[.A105]/[.B105]" office:value-type="float" office:value="1622262432.14575" calcext:value-type="float">
            <text:p>1622262432,14575</text:p>
          </table:table-cell>
          <table:table-cell table:formula="of:=[.B105]/[.A105]" office:value-type="float" office:value="0.000000000616423076923077" calcext:value-type="float">
            <text:p>6,16423076923077E-10</text:p>
          </table:table-cell>
          <table:table-cell table:number-columns-repeated="2"/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0.074812" calcext:value-type="float">
            <text:p>0,074812</text:p>
          </table:table-cell>
          <table:table-cell table:formula="of:=[.A106]/[.B106]" office:value-type="float" office:value="1403518152.1681" calcext:value-type="float">
            <text:p>1403518152,1681</text:p>
          </table:table-cell>
          <table:table-cell table:formula="of:=[.B106]/[.A106]" office:value-type="float" office:value="0.000000000712495238095238" calcext:value-type="float">
            <text:p>7,12495238095238E-10</text:p>
          </table:table-cell>
          <table:table-cell table:number-columns-repeated="2"/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0.069105" calcext:value-type="float">
            <text:p>0,069105</text:p>
          </table:table-cell>
          <table:table-cell table:formula="of:=[.A107]/[.B107]" office:value-type="float" office:value="1533897691.9181" calcext:value-type="float">
            <text:p>1533897691,9181</text:p>
          </table:table-cell>
          <table:table-cell table:formula="of:=[.B107]/[.A107]" office:value-type="float" office:value="0.000000000651933962264151" calcext:value-type="float">
            <text:p>6,51933962264151E-10</text:p>
          </table:table-cell>
          <table:table-cell table:number-columns-repeated="2"/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0.069025" calcext:value-type="float">
            <text:p>0,069025</text:p>
          </table:table-cell>
          <table:table-cell table:formula="of:=[.A108]/[.B108]" office:value-type="float" office:value="1550162984.42593" calcext:value-type="float">
            <text:p>1550162984,42593</text:p>
          </table:table-cell>
          <table:table-cell table:formula="of:=[.B108]/[.A108]" office:value-type="float" office:value="0.000000000645093457943925" calcext:value-type="float">
            <text:p>6,45093457943925E-10</text:p>
          </table:table-cell>
          <table:table-cell table:number-columns-repeated="2"/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0.068868" calcext:value-type="float">
            <text:p>0,068868</text:p>
          </table:table-cell>
          <table:table-cell table:formula="of:=[.A109]/[.B109]" office:value-type="float" office:value="1568217459.48772" calcext:value-type="float">
            <text:p>1568217459,48772</text:p>
          </table:table-cell>
          <table:table-cell table:formula="of:=[.B109]/[.A109]" office:value-type="float" office:value="0.000000000637666666666667" calcext:value-type="float">
            <text:p>6,37666666666667E-10</text:p>
          </table:table-cell>
          <table:table-cell table:number-columns-repeated="2"/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0.07012" calcext:value-type="float">
            <text:p>0,07012</text:p>
          </table:table-cell>
          <table:table-cell table:formula="of:=[.A110]/[.B110]" office:value-type="float" office:value="1554478037.64974" calcext:value-type="float">
            <text:p>1554478037,64974</text:p>
          </table:table-cell>
          <table:table-cell table:formula="of:=[.B110]/[.A110]" office:value-type="float" office:value="0.000000000643302752293578" calcext:value-type="float">
            <text:p>6,43302752293578E-10</text:p>
          </table:table-cell>
          <table:table-cell table:number-columns-repeated="2"/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0.070515" calcext:value-type="float">
            <text:p>0,070515</text:p>
          </table:table-cell>
          <table:table-cell table:formula="of:=[.A111]/[.B111]" office:value-type="float" office:value="1559951783.30852" calcext:value-type="float">
            <text:p>1559951783,30852</text:p>
          </table:table-cell>
          <table:table-cell table:formula="of:=[.B111]/[.A111]" office:value-type="float" office:value="0.000000000641045454545455" calcext:value-type="float">
            <text:p>6,41045454545455E-10</text:p>
          </table:table-cell>
          <table:table-cell table:number-columns-repeated="2"/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0.088237" calcext:value-type="float">
            <text:p>0,088237</text:p>
          </table:table-cell>
          <table:table-cell table:formula="of:=[.A112]/[.B112]" office:value-type="float" office:value="1257975679.13687" calcext:value-type="float">
            <text:p>1257975679,13687</text:p>
          </table:table-cell>
          <table:table-cell table:formula="of:=[.B112]/[.A112]" office:value-type="float" office:value="0.000000000794927927927928" calcext:value-type="float">
            <text:p>7,94927927927928E-10</text:p>
          </table:table-cell>
          <table:table-cell table:number-columns-repeated="2"/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0.077908" calcext:value-type="float">
            <text:p>0,077908</text:p>
          </table:table-cell>
          <table:table-cell table:formula="of:=[.A113]/[.B113]" office:value-type="float" office:value="1437593058.47923" calcext:value-type="float">
            <text:p>1437593058,47923</text:p>
          </table:table-cell>
          <table:table-cell table:formula="of:=[.B113]/[.A113]" office:value-type="float" office:value="0.000000000695607142857143" calcext:value-type="float">
            <text:p>6,95607142857143E-10</text:p>
          </table:table-cell>
          <table:table-cell table:number-columns-repeated="2"/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0.096701" calcext:value-type="float">
            <text:p>0,096701</text:p>
          </table:table-cell>
          <table:table-cell table:formula="of:=[.A114]/[.B114]" office:value-type="float" office:value="1168550480.34664" calcext:value-type="float">
            <text:p>1168550480,34664</text:p>
          </table:table-cell>
          <table:table-cell table:formula="of:=[.B114]/[.A114]" office:value-type="float" office:value="0.000000000855761061946903" calcext:value-type="float">
            <text:p>8,55761061946903E-10</text:p>
          </table:table-cell>
          <table:table-cell table:number-columns-repeated="2"/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0.085846" calcext:value-type="float">
            <text:p>0,085846</text:p>
          </table:table-cell>
          <table:table-cell table:formula="of:=[.A115]/[.B115]" office:value-type="float" office:value="1327959369.10281" calcext:value-type="float">
            <text:p>1327959369,10281</text:p>
          </table:table-cell>
          <table:table-cell table:formula="of:=[.B115]/[.A115]" office:value-type="float" office:value="0.000000000753035087719298" calcext:value-type="float">
            <text:p>7,53035087719298E-10</text:p>
          </table:table-cell>
          <table:table-cell table:number-columns-repeated="2"/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0.072464" calcext:value-type="float">
            <text:p>0,072464</text:p>
          </table:table-cell>
          <table:table-cell table:formula="of:=[.A116]/[.B116]" office:value-type="float" office:value="1586994921.61625" calcext:value-type="float">
            <text:p>1586994921,61625</text:p>
          </table:table-cell>
          <table:table-cell table:formula="of:=[.B116]/[.A116]" office:value-type="float" office:value="0.000000000630121739130435" calcext:value-type="float">
            <text:p>6,30121739130435E-10</text:p>
          </table:table-cell>
          <table:table-cell table:number-columns-repeated="2"/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0.072134" calcext:value-type="float">
            <text:p>0,072134</text:p>
          </table:table-cell>
          <table:table-cell table:formula="of:=[.A117]/[.B117]" office:value-type="float" office:value="1608118224.41567" calcext:value-type="float">
            <text:p>1608118224,41567</text:p>
          </table:table-cell>
          <table:table-cell table:formula="of:=[.B117]/[.A117]" office:value-type="float" office:value="0.000000000621844827586207" calcext:value-type="float">
            <text:p>6,21844827586207E-10</text:p>
          </table:table-cell>
          <table:table-cell table:number-columns-repeated="2"/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0.076906" calcext:value-type="float">
            <text:p>0,076906</text:p>
          </table:table-cell>
          <table:table-cell table:formula="of:=[.A118]/[.B118]" office:value-type="float" office:value="1521337736.97761" calcext:value-type="float">
            <text:p>1521337736,97761</text:p>
          </table:table-cell>
          <table:table-cell table:formula="of:=[.B118]/[.A118]" office:value-type="float" office:value="0.000000000657316239316239" calcext:value-type="float">
            <text:p>6,57316239316239E-10</text:p>
          </table:table-cell>
          <table:table-cell table:number-columns-repeated="2"/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0.075753" calcext:value-type="float">
            <text:p>0,075753</text:p>
          </table:table-cell>
          <table:table-cell table:formula="of:=[.A119]/[.B119]" office:value-type="float" office:value="1557694084.72272" calcext:value-type="float">
            <text:p>1557694084,72272</text:p>
          </table:table-cell>
          <table:table-cell table:formula="of:=[.B119]/[.A119]" office:value-type="float" office:value="0.000000000641974576271186" calcext:value-type="float">
            <text:p>6,41974576271186E-10</text:p>
          </table:table-cell>
          <table:table-cell table:number-columns-repeated="2"/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0.076884" calcext:value-type="float">
            <text:p>0,076884</text:p>
          </table:table-cell>
          <table:table-cell table:formula="of:=[.A120]/[.B120]" office:value-type="float" office:value="1547786275.42792" calcext:value-type="float">
            <text:p>1547786275,42792</text:p>
          </table:table-cell>
          <table:table-cell table:formula="of:=[.B120]/[.A120]" office:value-type="float" office:value="0.000000000646084033613445" calcext:value-type="float">
            <text:p>6,46084033613445E-10</text:p>
          </table:table-cell>
          <table:table-cell table:number-columns-repeated="2"/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0.073704" calcext:value-type="float">
            <text:p>0,073704</text:p>
          </table:table-cell>
          <table:table-cell table:formula="of:=[.A121]/[.B121]" office:value-type="float" office:value="1628134158.25464" calcext:value-type="float">
            <text:p>1628134158,25464</text:p>
          </table:table-cell>
          <table:table-cell table:formula="of:=[.B121]/[.A121]" office:value-type="float" office:value="0.0000000006142" calcext:value-type="float">
            <text:p>6,142E-10</text:p>
          </table:table-cell>
          <table:table-cell table:number-columns-repeated="2"/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0.082815" calcext:value-type="float">
            <text:p>0,082815</text:p>
          </table:table-cell>
          <table:table-cell table:formula="of:=[.A122]/[.B122]" office:value-type="float" office:value="1461087967.15571" calcext:value-type="float">
            <text:p>1461087967,15571</text:p>
          </table:table-cell>
          <table:table-cell table:formula="of:=[.B122]/[.A122]" office:value-type="float" office:value="0.000000000684421487603306" calcext:value-type="float">
            <text:p>6,84421487603306E-10</text:p>
          </table:table-cell>
          <table:table-cell table:number-columns-repeated="2"/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0.103872" calcext:value-type="float">
            <text:p>0,103872</text:p>
          </table:table-cell>
          <table:table-cell table:formula="of:=[.A123]/[.B123]" office:value-type="float" office:value="1174522489.2175" calcext:value-type="float">
            <text:p>1174522489,2175</text:p>
          </table:table-cell>
          <table:table-cell table:formula="of:=[.B123]/[.A123]" office:value-type="float" office:value="0.000000000851409836065574" calcext:value-type="float">
            <text:p>8,51409836065574E-10</text:p>
          </table:table-cell>
          <table:table-cell table:number-columns-repeated="2"/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0.104158" calcext:value-type="float">
            <text:p>0,104158</text:p>
          </table:table-cell>
          <table:table-cell table:formula="of:=[.A124]/[.B124]" office:value-type="float" office:value="1180898250.73446" calcext:value-type="float">
            <text:p>1180898250,73446</text:p>
          </table:table-cell>
          <table:table-cell table:formula="of:=[.B124]/[.A124]" office:value-type="float" office:value="0.000000000846813008130081" calcext:value-type="float">
            <text:p>8,46813008130081E-10</text:p>
          </table:table-cell>
          <table:table-cell table:number-columns-repeated="2"/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0.086672" calcext:value-type="float">
            <text:p>0,086672</text:p>
          </table:table-cell>
          <table:table-cell table:formula="of:=[.A125]/[.B125]" office:value-type="float" office:value="1430681188.84992" calcext:value-type="float">
            <text:p>1430681188,84992</text:p>
          </table:table-cell>
          <table:table-cell table:formula="of:=[.B125]/[.A125]" office:value-type="float" office:value="0.000000000698967741935484" calcext:value-type="float">
            <text:p>6,98967741935484E-10</text:p>
          </table:table-cell>
          <table:table-cell table:number-columns-repeated="2"/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0.088135" calcext:value-type="float">
            <text:p>0,088135</text:p>
          </table:table-cell>
          <table:table-cell table:formula="of:=[.A126]/[.B126]" office:value-type="float" office:value="1418278776.87638" calcext:value-type="float">
            <text:p>1418278776,87638</text:p>
          </table:table-cell>
          <table:table-cell table:formula="of:=[.B126]/[.A126]" office:value-type="float" office:value="0.00000000070508" calcext:value-type="float">
            <text:p>7,0508E-10</text:p>
          </table:table-cell>
          <table:table-cell table:number-columns-repeated="2"/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0.089225" calcext:value-type="float">
            <text:p>0,089225</text:p>
          </table:table-cell>
          <table:table-cell table:formula="of:=[.A127]/[.B127]" office:value-type="float" office:value="1412160268.98291" calcext:value-type="float">
            <text:p>1412160268,98291</text:p>
          </table:table-cell>
          <table:table-cell table:formula="of:=[.B127]/[.A127]" office:value-type="float" office:value="0.000000000708134920634921" calcext:value-type="float">
            <text:p>7,08134920634921E-10</text:p>
          </table:table-cell>
          <table:table-cell table:number-columns-repeated="2"/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0.081828" calcext:value-type="float">
            <text:p>0,081828</text:p>
          </table:table-cell>
          <table:table-cell table:formula="of:=[.A128]/[.B128]" office:value-type="float" office:value="1552035977.90487" calcext:value-type="float">
            <text:p>1552035977,90487</text:p>
          </table:table-cell>
          <table:table-cell table:formula="of:=[.B128]/[.A128]" office:value-type="float" office:value="0.000000000644314960629921" calcext:value-type="float">
            <text:p>6,44314960629921E-10</text:p>
          </table:table-cell>
          <table:table-cell table:number-columns-repeated="2"/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0.083678" calcext:value-type="float">
            <text:p>0,083678</text:p>
          </table:table-cell>
          <table:table-cell table:formula="of:=[.A129]/[.B129]" office:value-type="float" office:value="1529673271.3497" calcext:value-type="float">
            <text:p>1529673271,3497</text:p>
          </table:table-cell>
          <table:table-cell table:formula="of:=[.B129]/[.A129]" office:value-type="float" office:value="0.000000000653734375" calcext:value-type="float">
            <text:p>6,53734375E-10</text:p>
          </table:table-cell>
          <table:table-cell table:number-columns-repeated="2"/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0.08505" calcext:value-type="float">
            <text:p>0,08505</text:p>
          </table:table-cell>
          <table:table-cell table:formula="of:=[.A130]/[.B130]" office:value-type="float" office:value="1516754850.08818" calcext:value-type="float">
            <text:p>1516754850,08818</text:p>
          </table:table-cell>
          <table:table-cell table:formula="of:=[.B130]/[.A130]" office:value-type="float" office:value="0.000000000659302325581395" calcext:value-type="float">
            <text:p>6,59302325581395E-10</text:p>
          </table:table-cell>
          <table:table-cell table:number-columns-repeated="2"/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0.090878" calcext:value-type="float">
            <text:p>0,090878</text:p>
          </table:table-cell>
          <table:table-cell table:formula="of:=[.A131]/[.B131]" office:value-type="float" office:value="1430489227.31574" calcext:value-type="float">
            <text:p>1430489227,31574</text:p>
          </table:table-cell>
          <table:table-cell table:formula="of:=[.B131]/[.A131]" office:value-type="float" office:value="0.000000000699061538461538" calcext:value-type="float">
            <text:p>6,99061538461538E-10</text:p>
          </table:table-cell>
          <table:table-cell table:number-columns-repeated="2"/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0.085837" calcext:value-type="float">
            <text:p>0,085837</text:p>
          </table:table-cell>
          <table:table-cell table:formula="of:=[.A132]/[.B132]" office:value-type="float" office:value="1526148397.54418" calcext:value-type="float">
            <text:p>1526148397,54418</text:p>
          </table:table-cell>
          <table:table-cell table:formula="of:=[.B132]/[.A132]" office:value-type="float" office:value="0.00000000065524427480916" calcext:value-type="float">
            <text:p>6,5524427480916E-10</text:p>
          </table:table-cell>
          <table:table-cell table:number-columns-repeated="2"/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0.091318" calcext:value-type="float">
            <text:p>0,091318</text:p>
          </table:table-cell>
          <table:table-cell table:formula="of:=[.A133]/[.B133]" office:value-type="float" office:value="1445498149.32434" calcext:value-type="float">
            <text:p>1445498149,32434</text:p>
          </table:table-cell>
          <table:table-cell table:formula="of:=[.B133]/[.A133]" office:value-type="float" office:value="0.00000000069180303030303" calcext:value-type="float">
            <text:p>6,9180303030303E-10</text:p>
          </table:table-cell>
          <table:table-cell table:number-columns-repeated="2"/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0.09562" calcext:value-type="float">
            <text:p>0,09562</text:p>
          </table:table-cell>
          <table:table-cell table:formula="of:=[.A134]/[.B134]" office:value-type="float" office:value="1390922401.1713" calcext:value-type="float">
            <text:p>1390922401,1713</text:p>
          </table:table-cell>
          <table:table-cell table:formula="of:=[.B134]/[.A134]" office:value-type="float" office:value="0.000000000718947368421053" calcext:value-type="float">
            <text:p>7,18947368421053E-10</text:p>
          </table:table-cell>
          <table:table-cell table:number-columns-repeated="2"/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0.092346" calcext:value-type="float">
            <text:p>0,092346</text:p>
          </table:table-cell>
          <table:table-cell table:formula="of:=[.A135]/[.B135]" office:value-type="float" office:value="1451064474.90958" calcext:value-type="float">
            <text:p>1451064474,90958</text:p>
          </table:table-cell>
          <table:table-cell table:formula="of:=[.B135]/[.A135]" office:value-type="float" office:value="0.000000000689149253731343" calcext:value-type="float">
            <text:p>6,89149253731343E-10</text:p>
          </table:table-cell>
          <table:table-cell table:number-columns-repeated="2"/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0.091193" calcext:value-type="float">
            <text:p>0,091193</text:p>
          </table:table-cell>
          <table:table-cell table:formula="of:=[.A136]/[.B136]" office:value-type="float" office:value="1480376783.30574" calcext:value-type="float">
            <text:p>1480376783,30574</text:p>
          </table:table-cell>
          <table:table-cell table:formula="of:=[.B136]/[.A136]" office:value-type="float" office:value="0.000000000675503703703704" calcext:value-type="float">
            <text:p>6,75503703703704E-10</text:p>
          </table:table-cell>
          <table:table-cell table:number-columns-repeated="2"/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0.093037" calcext:value-type="float">
            <text:p>0,093037</text:p>
          </table:table-cell>
          <table:table-cell table:formula="of:=[.A137]/[.B137]" office:value-type="float" office:value="1461784021.41084" calcext:value-type="float">
            <text:p>1461784021,41084</text:p>
          </table:table-cell>
          <table:table-cell table:formula="of:=[.B137]/[.A137]" office:value-type="float" office:value="0.000000000684095588235294" calcext:value-type="float">
            <text:p>6,84095588235294E-10</text:p>
          </table:table-cell>
          <table:table-cell table:number-columns-repeated="2"/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0.092407" calcext:value-type="float">
            <text:p>0,092407</text:p>
          </table:table-cell>
          <table:table-cell table:formula="of:=[.A138]/[.B138]" office:value-type="float" office:value="1482571666.64863" calcext:value-type="float">
            <text:p>1482571666,64863</text:p>
          </table:table-cell>
          <table:table-cell table:formula="of:=[.B138]/[.A138]" office:value-type="float" office:value="0.000000000674503649635036" calcext:value-type="float">
            <text:p>6,74503649635036E-10</text:p>
          </table:table-cell>
          <table:table-cell table:number-columns-repeated="2"/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0.092175" calcext:value-type="float">
            <text:p>0,092175</text:p>
          </table:table-cell>
          <table:table-cell table:formula="of:=[.A139]/[.B139]" office:value-type="float" office:value="1497152156.22457" calcext:value-type="float">
            <text:p>1497152156,22457</text:p>
          </table:table-cell>
          <table:table-cell table:formula="of:=[.B139]/[.A139]" office:value-type="float" office:value="0.000000000667934782608696" calcext:value-type="float">
            <text:p>6,67934782608696E-10</text:p>
          </table:table-cell>
          <table:table-cell table:number-columns-repeated="2"/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0.094049" calcext:value-type="float">
            <text:p>0,094049</text:p>
          </table:table-cell>
          <table:table-cell table:formula="of:=[.A140]/[.B140]" office:value-type="float" office:value="1477952981.95621" calcext:value-type="float">
            <text:p>1477952981,95621</text:p>
          </table:table-cell>
          <table:table-cell table:formula="of:=[.B140]/[.A140]" office:value-type="float" office:value="0.000000000676611510791367" calcext:value-type="float">
            <text:p>6,76611510791367E-10</text:p>
          </table:table-cell>
          <table:table-cell table:number-columns-repeated="2"/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0.089774" calcext:value-type="float">
            <text:p>0,089774</text:p>
          </table:table-cell>
          <table:table-cell table:formula="of:=[.A141]/[.B141]" office:value-type="float" office:value="1559471561.92216" calcext:value-type="float">
            <text:p>1559471561,92216</text:p>
          </table:table-cell>
          <table:table-cell table:formula="of:=[.B141]/[.A141]" office:value-type="float" office:value="0.000000000641242857142857" calcext:value-type="float">
            <text:p>6,41242857142857E-10</text:p>
          </table:table-cell>
          <table:table-cell table:number-columns-repeated="2"/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0.100058" calcext:value-type="float">
            <text:p>0,100058</text:p>
          </table:table-cell>
          <table:table-cell table:formula="of:=[.A142]/[.B142]" office:value-type="float" office:value="1409182674.04905" calcext:value-type="float">
            <text:p>1409182674,04905</text:p>
          </table:table-cell>
          <table:table-cell table:formula="of:=[.B142]/[.A142]" office:value-type="float" office:value="0.000000000709631205673759" calcext:value-type="float">
            <text:p>7,09631205673759E-10</text:p>
          </table:table-cell>
          <table:table-cell table:number-columns-repeated="2"/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0.098823" calcext:value-type="float">
            <text:p>0,098823</text:p>
          </table:table-cell>
          <table:table-cell table:formula="of:=[.A143]/[.B143]" office:value-type="float" office:value="1436912459.65008" calcext:value-type="float">
            <text:p>1436912459,65008</text:p>
          </table:table-cell>
          <table:table-cell table:formula="of:=[.B143]/[.A143]" office:value-type="float" office:value="0.00000000069593661971831" calcext:value-type="float">
            <text:p>6,9593661971831E-10</text:p>
          </table:table-cell>
          <table:table-cell table:number-columns-repeated="2"/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0.107383" calcext:value-type="float">
            <text:p>0,107383</text:p>
          </table:table-cell>
          <table:table-cell table:formula="of:=[.A144]/[.B144]" office:value-type="float" office:value="1331681923.58195" calcext:value-type="float">
            <text:p>1331681923,58195</text:p>
          </table:table-cell>
          <table:table-cell table:formula="of:=[.B144]/[.A144]" office:value-type="float" office:value="0.00000000075093006993007" calcext:value-type="float">
            <text:p>7,5093006993007E-10</text:p>
          </table:table-cell>
          <table:table-cell table:number-columns-repeated="2"/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0.096305" calcext:value-type="float">
            <text:p>0,096305</text:p>
          </table:table-cell>
          <table:table-cell table:formula="of:=[.A145]/[.B145]" office:value-type="float" office:value="1495249467.83656" calcext:value-type="float">
            <text:p>1495249467,83656</text:p>
          </table:table-cell>
          <table:table-cell table:formula="of:=[.B145]/[.A145]" office:value-type="float" office:value="0.000000000668784722222222" calcext:value-type="float">
            <text:p>6,68784722222222E-10</text:p>
          </table:table-cell>
          <table:table-cell table:number-columns-repeated="2"/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0.096977" calcext:value-type="float">
            <text:p>0,096977</text:p>
          </table:table-cell>
          <table:table-cell table:formula="of:=[.A146]/[.B146]" office:value-type="float" office:value="1495199892.75808" calcext:value-type="float">
            <text:p>1495199892,75808</text:p>
          </table:table-cell>
          <table:table-cell table:formula="of:=[.B146]/[.A146]" office:value-type="float" office:value="0.000000000668806896551724" calcext:value-type="float">
            <text:p>6,68806896551724E-10</text:p>
          </table:table-cell>
          <table:table-cell table:number-columns-repeated="2"/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0.116378" calcext:value-type="float">
            <text:p>0,116378</text:p>
          </table:table-cell>
          <table:table-cell table:formula="of:=[.A147]/[.B147]" office:value-type="float" office:value="1254532643.6268" calcext:value-type="float">
            <text:p>1254532643,6268</text:p>
          </table:table-cell>
          <table:table-cell table:formula="of:=[.B147]/[.A147]" office:value-type="float" office:value="0.000000000797109589041096" calcext:value-type="float">
            <text:p>7,97109589041096E-10</text:p>
          </table:table-cell>
          <table:table-cell table:number-columns-repeated="2"/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0.10746" calcext:value-type="float">
            <text:p>0,10746</text:p>
          </table:table-cell>
          <table:table-cell table:formula="of:=[.A148]/[.B148]" office:value-type="float" office:value="1367950865.4383" calcext:value-type="float">
            <text:p>1367950865,4383</text:p>
          </table:table-cell>
          <table:table-cell table:formula="of:=[.B148]/[.A148]" office:value-type="float" office:value="0.000000000731020408163265" calcext:value-type="float">
            <text:p>7,31020408163265E-10</text:p>
          </table:table-cell>
          <table:table-cell table:number-columns-repeated="2"/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0.105445" calcext:value-type="float">
            <text:p>0,105445</text:p>
          </table:table-cell>
          <table:table-cell table:formula="of:=[.A149]/[.B149]" office:value-type="float" office:value="1403575323.62843" calcext:value-type="float">
            <text:p>1403575323,62843</text:p>
          </table:table-cell>
          <table:table-cell table:formula="of:=[.B149]/[.A149]" office:value-type="float" office:value="0.000000000712466216216216" calcext:value-type="float">
            <text:p>7,12466216216216E-10</text:p>
          </table:table-cell>
          <table:table-cell table:number-columns-repeated="2"/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0.131621" calcext:value-type="float">
            <text:p>0,131621</text:p>
          </table:table-cell>
          <table:table-cell table:formula="of:=[.A150]/[.B150]" office:value-type="float" office:value="1132038200.59109" calcext:value-type="float">
            <text:p>1132038200,59109</text:p>
          </table:table-cell>
          <table:table-cell table:formula="of:=[.B150]/[.A150]" office:value-type="float" office:value="0.000000000883362416107383" calcext:value-type="float">
            <text:p>8,83362416107383E-10</text:p>
          </table:table-cell>
          <table:table-cell table:number-columns-repeated="2"/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0.113742" calcext:value-type="float">
            <text:p>0,113742</text:p>
          </table:table-cell>
          <table:table-cell table:formula="of:=[.A151]/[.B151]" office:value-type="float" office:value="1318774067.62673" calcext:value-type="float">
            <text:p>1318774067,62673</text:p>
          </table:table-cell>
          <table:table-cell table:formula="of:=[.B151]/[.A151]" office:value-type="float" office:value="0.00000000075828" calcext:value-type="float">
            <text:p>7,5828E-10</text:p>
          </table:table-cell>
          <table:table-cell table:number-columns-repeated="2"/>
        </table:table-row>
        <table:table-row table:style-name="ro1">
          <table:table-cell office:value-type="float" office:value="151000000" calcext:value-type="float">
            <text:p>151000000</text:p>
          </table:table-cell>
          <table:table-cell office:value-type="float" office:value="0.101379" calcext:value-type="float">
            <text:p>0,101379</text:p>
          </table:table-cell>
          <table:table-cell table:formula="of:=[.A152]/[.B152]" office:value-type="float" office:value="1489460341.8854" calcext:value-type="float">
            <text:p>1489460341,8854</text:p>
          </table:table-cell>
          <table:table-cell table:formula="of:=[.B152]/[.A152]" office:value-type="float" office:value="0.000000000671384105960265" calcext:value-type="float">
            <text:p>6,71384105960265E-10</text:p>
          </table:table-cell>
          <table:table-cell table:number-columns-repeated="2"/>
        </table:table-row>
        <table:table-row table:style-name="ro1">
          <table:table-cell office:value-type="float" office:value="152000000" calcext:value-type="float">
            <text:p>152000000</text:p>
          </table:table-cell>
          <table:table-cell office:value-type="float" office:value="0.100933" calcext:value-type="float">
            <text:p>0,100933</text:p>
          </table:table-cell>
          <table:table-cell table:formula="of:=[.A153]/[.B153]" office:value-type="float" office:value="1505949491.24667" calcext:value-type="float">
            <text:p>1505949491,24667</text:p>
          </table:table-cell>
          <table:table-cell table:formula="of:=[.B153]/[.A153]" office:value-type="float" office:value="0.000000000664032894736842" calcext:value-type="float">
            <text:p>6,64032894736842E-10</text:p>
          </table:table-cell>
          <table:table-cell table:number-columns-repeated="2"/>
        </table:table-row>
        <table:table-row table:style-name="ro1">
          <table:table-cell office:value-type="float" office:value="153000000" calcext:value-type="float">
            <text:p>153000000</text:p>
          </table:table-cell>
          <table:table-cell office:value-type="float" office:value="0.101878" calcext:value-type="float">
            <text:p>0,101878</text:p>
          </table:table-cell>
          <table:table-cell table:formula="of:=[.A154]/[.B154]" office:value-type="float" office:value="1501796266.12222" calcext:value-type="float">
            <text:p>1501796266,12222</text:p>
          </table:table-cell>
          <table:table-cell table:formula="of:=[.B154]/[.A154]" office:value-type="float" office:value="0.000000000665869281045752" calcext:value-type="float">
            <text:p>6,65869281045752E-10</text:p>
          </table:table-cell>
          <table:table-cell table:number-columns-repeated="2"/>
        </table:table-row>
        <table:table-row table:style-name="ro1">
          <table:table-cell office:value-type="float" office:value="154000000" calcext:value-type="float">
            <text:p>154000000</text:p>
          </table:table-cell>
          <table:table-cell office:value-type="float" office:value="0.119661" calcext:value-type="float">
            <text:p>0,119661</text:p>
          </table:table-cell>
          <table:table-cell table:formula="of:=[.A155]/[.B155]" office:value-type="float" office:value="1286969020.81714" calcext:value-type="float">
            <text:p>1286969020,81714</text:p>
          </table:table-cell>
          <table:table-cell table:formula="of:=[.B155]/[.A155]" office:value-type="float" office:value="0.00000000077701948051948" calcext:value-type="float">
            <text:p>7,7701948051948E-10</text:p>
          </table:table-cell>
          <table:table-cell table:number-columns-repeated="2"/>
        </table:table-row>
        <table:table-row table:style-name="ro1">
          <table:table-cell office:value-type="float" office:value="155000000" calcext:value-type="float">
            <text:p>155000000</text:p>
          </table:table-cell>
          <table:table-cell office:value-type="float" office:value="0.108727" calcext:value-type="float">
            <text:p>0,108727</text:p>
          </table:table-cell>
          <table:table-cell table:formula="of:=[.A156]/[.B156]" office:value-type="float" office:value="1425588860.17273" calcext:value-type="float">
            <text:p>1425588860,17273</text:p>
          </table:table-cell>
          <table:table-cell table:formula="of:=[.B156]/[.A156]" office:value-type="float" office:value="0.000000000701464516129032" calcext:value-type="float">
            <text:p>7,01464516129032E-10</text:p>
          </table:table-cell>
          <table:table-cell table:number-columns-repeated="2"/>
        </table:table-row>
        <table:table-row table:style-name="ro1">
          <table:table-cell office:value-type="float" office:value="156000000" calcext:value-type="float">
            <text:p>156000000</text:p>
          </table:table-cell>
          <table:table-cell office:value-type="float" office:value="0.104983" calcext:value-type="float">
            <text:p>0,104983</text:p>
          </table:table-cell>
          <table:table-cell table:formula="of:=[.A157]/[.B157]" office:value-type="float" office:value="1485954868.88353" calcext:value-type="float">
            <text:p>1485954868,88353</text:p>
          </table:table-cell>
          <table:table-cell table:formula="of:=[.B157]/[.A157]" office:value-type="float" office:value="0.000000000672967948717949" calcext:value-type="float">
            <text:p>6,72967948717949E-10</text:p>
          </table:table-cell>
          <table:table-cell table:number-columns-repeated="2"/>
        </table:table-row>
        <table:table-row table:style-name="ro1">
          <table:table-cell office:value-type="float" office:value="157000000" calcext:value-type="float">
            <text:p>157000000</text:p>
          </table:table-cell>
          <table:table-cell office:value-type="float" office:value="0.104093" calcext:value-type="float">
            <text:p>0,104093</text:p>
          </table:table-cell>
          <table:table-cell table:formula="of:=[.A158]/[.B158]" office:value-type="float" office:value="1508266646.17217" calcext:value-type="float">
            <text:p>1508266646,17217</text:p>
          </table:table-cell>
          <table:table-cell table:formula="of:=[.B158]/[.A158]" office:value-type="float" office:value="0.000000000663012738853503" calcext:value-type="float">
            <text:p>6,63012738853503E-10</text:p>
          </table:table-cell>
          <table:table-cell table:number-columns-repeated="2"/>
        </table:table-row>
        <table:table-row table:style-name="ro1">
          <table:table-cell office:value-type="float" office:value="158000000" calcext:value-type="float">
            <text:p>158000000</text:p>
          </table:table-cell>
          <table:table-cell office:value-type="float" office:value="0.114859" calcext:value-type="float">
            <text:p>0,114859</text:p>
          </table:table-cell>
          <table:table-cell table:formula="of:=[.A159]/[.B159]" office:value-type="float" office:value="1375599648.26439" calcext:value-type="float">
            <text:p>1375599648,26439</text:p>
          </table:table-cell>
          <table:table-cell table:formula="of:=[.B159]/[.A159]" office:value-type="float" office:value="0.000000000726955696202532" calcext:value-type="float">
            <text:p>7,26955696202532E-10</text:p>
          </table:table-cell>
          <table:table-cell table:number-columns-repeated="2"/>
        </table:table-row>
        <table:table-row table:style-name="ro1">
          <table:table-cell office:value-type="float" office:value="159000000" calcext:value-type="float">
            <text:p>159000000</text:p>
          </table:table-cell>
          <table:table-cell office:value-type="float" office:value="0.106384" calcext:value-type="float">
            <text:p>0,106384</text:p>
          </table:table-cell>
          <table:table-cell table:formula="of:=[.A160]/[.B160]" office:value-type="float" office:value="1494585651.97774" calcext:value-type="float">
            <text:p>1494585651,97774</text:p>
          </table:table-cell>
          <table:table-cell table:formula="of:=[.B160]/[.A160]" office:value-type="float" office:value="0.000000000669081761006289" calcext:value-type="float">
            <text:p>6,69081761006289E-10</text:p>
          </table:table-cell>
          <table:table-cell table:number-columns-repeated="2"/>
        </table:table-row>
        <table:table-row table:style-name="ro1">
          <table:table-cell office:value-type="float" office:value="160000000" calcext:value-type="float">
            <text:p>160000000</text:p>
          </table:table-cell>
          <table:table-cell office:value-type="float" office:value="0.10646" calcext:value-type="float">
            <text:p>0,10646</text:p>
          </table:table-cell>
          <table:table-cell table:formula="of:=[.A161]/[.B161]" office:value-type="float" office:value="1502911891.79034" calcext:value-type="float">
            <text:p>1502911891,79034</text:p>
          </table:table-cell>
          <table:table-cell table:formula="of:=[.B161]/[.A161]" office:value-type="float" office:value="0.000000000665375" calcext:value-type="float">
            <text:p>6,65375E-10</text:p>
          </table:table-cell>
          <table:table-cell table:number-columns-repeated="2"/>
        </table:table-row>
        <table:table-row table:style-name="ro1">
          <table:table-cell office:value-type="float" office:value="161000000" calcext:value-type="float">
            <text:p>161000000</text:p>
          </table:table-cell>
          <table:table-cell office:value-type="float" office:value="0.144887" calcext:value-type="float">
            <text:p>0,144887</text:p>
          </table:table-cell>
          <table:table-cell table:formula="of:=[.A162]/[.B162]" office:value-type="float" office:value="1111210805.66234" calcext:value-type="float">
            <text:p>1111210805,66234</text:p>
          </table:table-cell>
          <table:table-cell table:formula="of:=[.B162]/[.A162]" office:value-type="float" office:value="0.000000000899919254658385" calcext:value-type="float">
            <text:p>8,99919254658385E-10</text:p>
          </table:table-cell>
          <table:table-cell table:number-columns-repeated="2"/>
        </table:table-row>
        <table:table-row table:style-name="ro1">
          <table:table-cell office:value-type="float" office:value="162000000" calcext:value-type="float">
            <text:p>162000000</text:p>
          </table:table-cell>
          <table:table-cell office:value-type="float" office:value="0.127245" calcext:value-type="float">
            <text:p>0,127245</text:p>
          </table:table-cell>
          <table:table-cell table:formula="of:=[.A163]/[.B163]" office:value-type="float" office:value="1273134504.30272" calcext:value-type="float">
            <text:p>1273134504,30272</text:p>
          </table:table-cell>
          <table:table-cell table:formula="of:=[.B163]/[.A163]" office:value-type="float" office:value="0.000000000785462962962963" calcext:value-type="float">
            <text:p>7,85462962962963E-10</text:p>
          </table:table-cell>
          <table:table-cell table:number-columns-repeated="2"/>
        </table:table-row>
        <table:table-row table:style-name="ro1">
          <table:table-cell office:value-type="float" office:value="163000000" calcext:value-type="float">
            <text:p>163000000</text:p>
          </table:table-cell>
          <table:table-cell office:value-type="float" office:value="0.111602" calcext:value-type="float">
            <text:p>0,111602</text:p>
          </table:table-cell>
          <table:table-cell table:formula="of:=[.A164]/[.B164]" office:value-type="float" office:value="1460547302.01968" calcext:value-type="float">
            <text:p>1460547302,01968</text:p>
          </table:table-cell>
          <table:table-cell table:formula="of:=[.B164]/[.A164]" office:value-type="float" office:value="0.000000000684674846625767" calcext:value-type="float">
            <text:p>6,84674846625767E-10</text:p>
          </table:table-cell>
          <table:table-cell table:number-columns-repeated="2"/>
        </table:table-row>
        <table:table-row table:style-name="ro1">
          <table:table-cell office:value-type="float" office:value="164000000" calcext:value-type="float">
            <text:p>164000000</text:p>
          </table:table-cell>
          <table:table-cell office:value-type="float" office:value="0.113824" calcext:value-type="float">
            <text:p>0,113824</text:p>
          </table:table-cell>
          <table:table-cell table:formula="of:=[.A165]/[.B165]" office:value-type="float" office:value="1440820916.50267" calcext:value-type="float">
            <text:p>1440820916,50267</text:p>
          </table:table-cell>
          <table:table-cell table:formula="of:=[.B165]/[.A165]" office:value-type="float" office:value="0.000000000694048780487805" calcext:value-type="float">
            <text:p>6,94048780487805E-10</text:p>
          </table:table-cell>
          <table:table-cell table:number-columns-repeated="2"/>
        </table:table-row>
        <table:table-row table:style-name="ro1">
          <table:table-cell office:value-type="float" office:value="165000000" calcext:value-type="float">
            <text:p>165000000</text:p>
          </table:table-cell>
          <table:table-cell office:value-type="float" office:value="0.108684" calcext:value-type="float">
            <text:p>0,108684</text:p>
          </table:table-cell>
          <table:table-cell table:formula="of:=[.A166]/[.B166]" office:value-type="float" office:value="1518162747.04648" calcext:value-type="float">
            <text:p>1518162747,04648</text:p>
          </table:table-cell>
          <table:table-cell table:formula="of:=[.B166]/[.A166]" office:value-type="float" office:value="0.000000000658690909090909" calcext:value-type="float">
            <text:p>6,58690909090909E-10</text:p>
          </table:table-cell>
          <table:table-cell table:number-columns-repeated="2"/>
        </table:table-row>
        <table:table-row table:style-name="ro1">
          <table:table-cell office:value-type="float" office:value="166000000" calcext:value-type="float">
            <text:p>166000000</text:p>
          </table:table-cell>
          <table:table-cell office:value-type="float" office:value="0.110859" calcext:value-type="float">
            <text:p>0,110859</text:p>
          </table:table-cell>
          <table:table-cell table:formula="of:=[.A167]/[.B167]" office:value-type="float" office:value="1497397595.14338" calcext:value-type="float">
            <text:p>1497397595,14338</text:p>
          </table:table-cell>
          <table:table-cell table:formula="of:=[.B167]/[.A167]" office:value-type="float" office:value="0.000000000667825301204819" calcext:value-type="float">
            <text:p>6,67825301204819E-10</text:p>
          </table:table-cell>
          <table:table-cell table:number-columns-repeated="2"/>
        </table:table-row>
        <table:table-row table:style-name="ro1">
          <table:table-cell office:value-type="float" office:value="167000000" calcext:value-type="float">
            <text:p>167000000</text:p>
          </table:table-cell>
          <table:table-cell office:value-type="float" office:value="0.11118" calcext:value-type="float">
            <text:p>0,11118</text:p>
          </table:table-cell>
          <table:table-cell table:formula="of:=[.A168]/[.B168]" office:value-type="float" office:value="1502068717.39521" calcext:value-type="float">
            <text:p>1502068717,39521</text:p>
          </table:table-cell>
          <table:table-cell table:formula="of:=[.B168]/[.A168]" office:value-type="float" office:value="0.000000000665748502994012" calcext:value-type="float">
            <text:p>6,65748502994012E-10</text:p>
          </table:table-cell>
          <table:table-cell table:number-columns-repeated="2"/>
        </table:table-row>
        <table:table-row table:style-name="ro1">
          <table:table-cell office:value-type="float" office:value="168000000" calcext:value-type="float">
            <text:p>168000000</text:p>
          </table:table-cell>
          <table:table-cell office:value-type="float" office:value="0.114765" calcext:value-type="float">
            <text:p>0,114765</text:p>
          </table:table-cell>
          <table:table-cell table:formula="of:=[.A169]/[.B169]" office:value-type="float" office:value="1463860933.21135" calcext:value-type="float">
            <text:p>1463860933,21135</text:p>
          </table:table-cell>
          <table:table-cell table:formula="of:=[.B169]/[.A169]" office:value-type="float" office:value="0.000000000683125" calcext:value-type="float">
            <text:p>6,83125E-10</text:p>
          </table:table-cell>
          <table:table-cell table:number-columns-repeated="2"/>
        </table:table-row>
        <table:table-row table:style-name="ro1">
          <table:table-cell office:value-type="float" office:value="169000000" calcext:value-type="float">
            <text:p>169000000</text:p>
          </table:table-cell>
          <table:table-cell office:value-type="float" office:value="0.115396" calcext:value-type="float">
            <text:p>0,115396</text:p>
          </table:table-cell>
          <table:table-cell table:formula="of:=[.A170]/[.B170]" office:value-type="float" office:value="1464522167.14618" calcext:value-type="float">
            <text:p>1464522167,14618</text:p>
          </table:table-cell>
          <table:table-cell table:formula="of:=[.B170]/[.A170]" office:value-type="float" office:value="0.000000000682816568047337" calcext:value-type="float">
            <text:p>6,82816568047337E-10</text:p>
          </table:table-cell>
          <table:table-cell table:number-columns-repeated="2"/>
        </table:table-row>
        <table:table-row table:style-name="ro1">
          <table:table-cell office:value-type="float" office:value="170000000" calcext:value-type="float">
            <text:p>170000000</text:p>
          </table:table-cell>
          <table:table-cell office:value-type="float" office:value="0.138797" calcext:value-type="float">
            <text:p>0,138797</text:p>
          </table:table-cell>
          <table:table-cell table:formula="of:=[.A171]/[.B171]" office:value-type="float" office:value="1224810334.51732" calcext:value-type="float">
            <text:p>1224810334,51732</text:p>
          </table:table-cell>
          <table:table-cell table:formula="of:=[.B171]/[.A171]" office:value-type="float" office:value="0.000000000816452941176471" calcext:value-type="float">
            <text:p>8,16452941176471E-10</text:p>
          </table:table-cell>
          <table:table-cell table:number-columns-repeated="2"/>
        </table:table-row>
        <table:table-row table:style-name="ro1">
          <table:table-cell office:value-type="float" office:value="171000000" calcext:value-type="float">
            <text:p>171000000</text:p>
          </table:table-cell>
          <table:table-cell office:value-type="float" office:value="0.119781" calcext:value-type="float">
            <text:p>0,119781</text:p>
          </table:table-cell>
          <table:table-cell table:formula="of:=[.A172]/[.B172]" office:value-type="float" office:value="1427605379.81817" calcext:value-type="float">
            <text:p>1427605379,81817</text:p>
          </table:table-cell>
          <table:table-cell table:formula="of:=[.B172]/[.A172]" office:value-type="float" office:value="0.000000000700473684210526" calcext:value-type="float">
            <text:p>7,00473684210526E-10</text:p>
          </table:table-cell>
          <table:table-cell table:number-columns-repeated="2"/>
        </table:table-row>
        <table:table-row table:style-name="ro1">
          <table:table-cell office:value-type="float" office:value="172000000" calcext:value-type="float">
            <text:p>172000000</text:p>
          </table:table-cell>
          <table:table-cell office:value-type="float" office:value="0.126284" calcext:value-type="float">
            <text:p>0,126284</text:p>
          </table:table-cell>
          <table:table-cell table:formula="of:=[.A173]/[.B173]" office:value-type="float" office:value="1362009439.04216" calcext:value-type="float">
            <text:p>1362009439,04216</text:p>
          </table:table-cell>
          <table:table-cell table:formula="of:=[.B173]/[.A173]" office:value-type="float" office:value="0.000000000734209302325581" calcext:value-type="float">
            <text:p>7,34209302325581E-10</text:p>
          </table:table-cell>
          <table:table-cell table:number-columns-repeated="2"/>
        </table:table-row>
        <table:table-row table:style-name="ro1">
          <table:table-cell office:value-type="float" office:value="173000000" calcext:value-type="float">
            <text:p>173000000</text:p>
          </table:table-cell>
          <table:table-cell office:value-type="float" office:value="0.116424" calcext:value-type="float">
            <text:p>0,116424</text:p>
          </table:table-cell>
          <table:table-cell table:formula="of:=[.A174]/[.B174]" office:value-type="float" office:value="1485947914.51934" calcext:value-type="float">
            <text:p>1485947914,51934</text:p>
          </table:table-cell>
          <table:table-cell table:formula="of:=[.B174]/[.A174]" office:value-type="float" office:value="0.000000000672971098265896" calcext:value-type="float">
            <text:p>6,72971098265896E-10</text:p>
          </table:table-cell>
          <table:table-cell table:number-columns-repeated="2"/>
        </table:table-row>
        <table:table-row table:style-name="ro1">
          <table:table-cell office:value-type="float" office:value="174000000" calcext:value-type="float">
            <text:p>174000000</text:p>
          </table:table-cell>
          <table:table-cell office:value-type="float" office:value="0.121191" calcext:value-type="float">
            <text:p>0,121191</text:p>
          </table:table-cell>
          <table:table-cell table:formula="of:=[.A175]/[.B175]" office:value-type="float" office:value="1435750179.46877" calcext:value-type="float">
            <text:p>1435750179,46877</text:p>
          </table:table-cell>
          <table:table-cell table:formula="of:=[.B175]/[.A175]" office:value-type="float" office:value="0.0000000006965" calcext:value-type="float">
            <text:p>6,965E-10</text:p>
          </table:table-cell>
          <table:table-cell table:number-columns-repeated="2"/>
        </table:table-row>
        <table:table-row table:style-name="ro1">
          <table:table-cell office:value-type="float" office:value="175000000" calcext:value-type="float">
            <text:p>175000000</text:p>
          </table:table-cell>
          <table:table-cell office:value-type="float" office:value="0.118289" calcext:value-type="float">
            <text:p>0,118289</text:p>
          </table:table-cell>
          <table:table-cell table:formula="of:=[.A176]/[.B176]" office:value-type="float" office:value="1479427503.82538" calcext:value-type="float">
            <text:p>1479427503,82538</text:p>
          </table:table-cell>
          <table:table-cell table:formula="of:=[.B176]/[.A176]" office:value-type="float" office:value="0.000000000675937142857143" calcext:value-type="float">
            <text:p>6,75937142857143E-10</text:p>
          </table:table-cell>
          <table:table-cell table:number-columns-repeated="2"/>
        </table:table-row>
        <table:table-row table:style-name="ro1">
          <table:table-cell office:value-type="float" office:value="176000000" calcext:value-type="float">
            <text:p>176000000</text:p>
          </table:table-cell>
          <table:table-cell office:value-type="float" office:value="0.144576" calcext:value-type="float">
            <text:p>0,144576</text:p>
          </table:table-cell>
          <table:table-cell table:formula="of:=[.A177]/[.B177]" office:value-type="float" office:value="1217352810.97831" calcext:value-type="float">
            <text:p>1217352810,97831</text:p>
          </table:table-cell>
          <table:table-cell table:formula="of:=[.B177]/[.A177]" office:value-type="float" office:value="0.000000000821454545454545" calcext:value-type="float">
            <text:p>8,21454545454545E-10</text:p>
          </table:table-cell>
          <table:table-cell table:number-columns-repeated="2"/>
        </table:table-row>
        <table:table-row table:style-name="ro1">
          <table:table-cell office:value-type="float" office:value="177000000" calcext:value-type="float">
            <text:p>177000000</text:p>
          </table:table-cell>
          <table:table-cell office:value-type="float" office:value="0.150674" calcext:value-type="float">
            <text:p>0,150674</text:p>
          </table:table-cell>
          <table:table-cell table:formula="of:=[.A178]/[.B178]" office:value-type="float" office:value="1174721584.34766" calcext:value-type="float">
            <text:p>1174721584,34766</text:p>
          </table:table-cell>
          <table:table-cell table:formula="of:=[.B178]/[.A178]" office:value-type="float" office:value="0.000000000851265536723164" calcext:value-type="float">
            <text:p>8,51265536723164E-10</text:p>
          </table:table-cell>
          <table:table-cell table:number-columns-repeated="2"/>
        </table:table-row>
        <table:table-row table:style-name="ro1">
          <table:table-cell office:value-type="float" office:value="178000000" calcext:value-type="float">
            <text:p>178000000</text:p>
          </table:table-cell>
          <table:table-cell office:value-type="float" office:value="0.12175" calcext:value-type="float">
            <text:p>0,12175</text:p>
          </table:table-cell>
          <table:table-cell table:formula="of:=[.A179]/[.B179]" office:value-type="float" office:value="1462012320.32854" calcext:value-type="float">
            <text:p>1462012320,32854</text:p>
          </table:table-cell>
          <table:table-cell table:formula="of:=[.B179]/[.A179]" office:value-type="float" office:value="0.000000000683988764044944" calcext:value-type="float">
            <text:p>6,83988764044944E-10</text:p>
          </table:table-cell>
          <table:table-cell table:number-columns-repeated="2"/>
        </table:table-row>
        <table:table-row table:style-name="ro1">
          <table:table-cell office:value-type="float" office:value="179000000" calcext:value-type="float">
            <text:p>179000000</text:p>
          </table:table-cell>
          <table:table-cell office:value-type="float" office:value="0.130063" calcext:value-type="float">
            <text:p>0,130063</text:p>
          </table:table-cell>
          <table:table-cell table:formula="of:=[.A180]/[.B180]" office:value-type="float" office:value="1376256122.03317" calcext:value-type="float">
            <text:p>1376256122,03317</text:p>
          </table:table-cell>
          <table:table-cell table:formula="of:=[.B180]/[.A180]" office:value-type="float" office:value="0.000000000726608938547486" calcext:value-type="float">
            <text:p>7,26608938547486E-10</text:p>
          </table:table-cell>
          <table:table-cell table:number-columns-repeated="2"/>
        </table:table-row>
        <table:table-row table:style-name="ro1">
          <table:table-cell office:value-type="float" office:value="180000000" calcext:value-type="float">
            <text:p>180000000</text:p>
          </table:table-cell>
          <table:table-cell office:value-type="float" office:value="0.168736" calcext:value-type="float">
            <text:p>0,168736</text:p>
          </table:table-cell>
          <table:table-cell table:formula="of:=[.A181]/[.B181]" office:value-type="float" office:value="1066755167.83615" calcext:value-type="float">
            <text:p>1066755167,83615</text:p>
          </table:table-cell>
          <table:table-cell table:formula="of:=[.B181]/[.A181]" office:value-type="float" office:value="0.000000000937422222222222" calcext:value-type="float">
            <text:p>9,37422222222222E-10</text:p>
          </table:table-cell>
          <table:table-cell table:number-columns-repeated="2"/>
        </table:table-row>
        <table:table-row table:style-name="ro1">
          <table:table-cell office:value-type="float" office:value="181000000" calcext:value-type="float">
            <text:p>181000000</text:p>
          </table:table-cell>
          <table:table-cell office:value-type="float" office:value="0.131201" calcext:value-type="float">
            <text:p>0,131201</text:p>
          </table:table-cell>
          <table:table-cell table:formula="of:=[.A182]/[.B182]" office:value-type="float" office:value="1379562655.77244" calcext:value-type="float">
            <text:p>1379562655,77244</text:p>
          </table:table-cell>
          <table:table-cell table:formula="of:=[.B182]/[.A182]" office:value-type="float" office:value="0.000000000724867403314917" calcext:value-type="float">
            <text:p>7,24867403314917E-10</text:p>
          </table:table-cell>
          <table:table-cell table:number-columns-repeated="2"/>
        </table:table-row>
        <table:table-row table:style-name="ro1">
          <table:table-cell office:value-type="float" office:value="182000000" calcext:value-type="float">
            <text:p>182000000</text:p>
          </table:table-cell>
          <table:table-cell office:value-type="float" office:value="0.140901" calcext:value-type="float">
            <text:p>0,140901</text:p>
          </table:table-cell>
          <table:table-cell table:formula="of:=[.A183]/[.B183]" office:value-type="float" office:value="1291687071.06408" calcext:value-type="float">
            <text:p>1291687071,06408</text:p>
          </table:table-cell>
          <table:table-cell table:formula="of:=[.B183]/[.A183]" office:value-type="float" office:value="0.000000000774181318681319" calcext:value-type="float">
            <text:p>7,74181318681319E-10</text:p>
          </table:table-cell>
          <table:table-cell table:number-columns-repeated="2"/>
        </table:table-row>
        <table:table-row table:style-name="ro1">
          <table:table-cell office:value-type="float" office:value="183000000" calcext:value-type="float">
            <text:p>183000000</text:p>
          </table:table-cell>
          <table:table-cell office:value-type="float" office:value="0.123649" calcext:value-type="float">
            <text:p>0,123649</text:p>
          </table:table-cell>
          <table:table-cell table:formula="of:=[.A184]/[.B184]" office:value-type="float" office:value="1479995794.54747" calcext:value-type="float">
            <text:p>1479995794,54747</text:p>
          </table:table-cell>
          <table:table-cell table:formula="of:=[.B184]/[.A184]" office:value-type="float" office:value="0.000000000675677595628415" calcext:value-type="float">
            <text:p>6,75677595628415E-10</text:p>
          </table:table-cell>
          <table:table-cell table:number-columns-repeated="2"/>
        </table:table-row>
        <table:table-row table:style-name="ro1">
          <table:table-cell office:value-type="float" office:value="184000000" calcext:value-type="float">
            <text:p>184000000</text:p>
          </table:table-cell>
          <table:table-cell office:value-type="float" office:value="0.127671" calcext:value-type="float">
            <text:p>0,127671</text:p>
          </table:table-cell>
          <table:table-cell table:formula="of:=[.A185]/[.B185]" office:value-type="float" office:value="1441204345.54441" calcext:value-type="float">
            <text:p>1441204345,54441</text:p>
          </table:table-cell>
          <table:table-cell table:formula="of:=[.B185]/[.A185]" office:value-type="float" office:value="0.000000000693864130434783" calcext:value-type="float">
            <text:p>6,93864130434783E-10</text:p>
          </table:table-cell>
          <table:table-cell table:number-columns-repeated="2"/>
        </table:table-row>
        <table:table-row table:style-name="ro1">
          <table:table-cell office:value-type="float" office:value="185000000" calcext:value-type="float">
            <text:p>185000000</text:p>
          </table:table-cell>
          <table:table-cell office:value-type="float" office:value="0.126968" calcext:value-type="float">
            <text:p>0,126968</text:p>
          </table:table-cell>
          <table:table-cell table:formula="of:=[.A186]/[.B186]" office:value-type="float" office:value="1457060046.62592" calcext:value-type="float">
            <text:p>1457060046,62592</text:p>
          </table:table-cell>
          <table:table-cell table:formula="of:=[.B186]/[.A186]" office:value-type="float" office:value="0.000000000686313513513513" calcext:value-type="float">
            <text:p>6,86313513513513E-10</text:p>
          </table:table-cell>
          <table:table-cell table:number-columns-repeated="2"/>
        </table:table-row>
        <table:table-row table:style-name="ro1">
          <table:table-cell office:value-type="float" office:value="186000000" calcext:value-type="float">
            <text:p>186000000</text:p>
          </table:table-cell>
          <table:table-cell office:value-type="float" office:value="0.127352" calcext:value-type="float">
            <text:p>0,127352</text:p>
          </table:table-cell>
          <table:table-cell table:formula="of:=[.A187]/[.B187]" office:value-type="float" office:value="1460518876.81387" calcext:value-type="float">
            <text:p>1460518876,81387</text:p>
          </table:table-cell>
          <table:table-cell table:formula="of:=[.B187]/[.A187]" office:value-type="float" office:value="0.000000000684688172043011" calcext:value-type="float">
            <text:p>6,84688172043011E-10</text:p>
          </table:table-cell>
          <table:table-cell table:number-columns-repeated="2"/>
        </table:table-row>
        <table:table-row table:style-name="ro1">
          <table:table-cell office:value-type="float" office:value="187000000" calcext:value-type="float">
            <text:p>187000000</text:p>
          </table:table-cell>
          <table:table-cell office:value-type="float" office:value="0.14189" calcext:value-type="float">
            <text:p>0,14189</text:p>
          </table:table-cell>
          <table:table-cell table:formula="of:=[.A188]/[.B188]" office:value-type="float" office:value="1317922334.20255" calcext:value-type="float">
            <text:p>1317922334,20255</text:p>
          </table:table-cell>
          <table:table-cell table:formula="of:=[.B188]/[.A188]" office:value-type="float" office:value="0.000000000758770053475936" calcext:value-type="float">
            <text:p>7,58770053475936E-10</text:p>
          </table:table-cell>
          <table:table-cell table:number-columns-repeated="2"/>
        </table:table-row>
        <table:table-row table:style-name="ro1">
          <table:table-cell office:value-type="float" office:value="188000000" calcext:value-type="float">
            <text:p>188000000</text:p>
          </table:table-cell>
          <table:table-cell office:value-type="float" office:value="0.128391" calcext:value-type="float">
            <text:p>0,128391</text:p>
          </table:table-cell>
          <table:table-cell table:formula="of:=[.A189]/[.B189]" office:value-type="float" office:value="1464277091.07336" calcext:value-type="float">
            <text:p>1464277091,07336</text:p>
          </table:table-cell>
          <table:table-cell table:formula="of:=[.B189]/[.A189]" office:value-type="float" office:value="0.00000000068293085106383" calcext:value-type="float">
            <text:p>6,8293085106383E-10</text:p>
          </table:table-cell>
          <table:table-cell table:number-columns-repeated="2"/>
        </table:table-row>
        <table:table-row table:style-name="ro1">
          <table:table-cell office:value-type="float" office:value="189000000" calcext:value-type="float">
            <text:p>189000000</text:p>
          </table:table-cell>
          <table:table-cell office:value-type="float" office:value="0.176625" calcext:value-type="float">
            <text:p>0,176625</text:p>
          </table:table-cell>
          <table:table-cell table:formula="of:=[.A190]/[.B190]" office:value-type="float" office:value="1070063694.26752" calcext:value-type="float">
            <text:p>1070063694,26752</text:p>
          </table:table-cell>
          <table:table-cell table:formula="of:=[.B190]/[.A190]" office:value-type="float" office:value="0.00000000093452380952381" calcext:value-type="float">
            <text:p>9,3452380952381E-10</text:p>
          </table:table-cell>
          <table:table-cell table:number-columns-repeated="2"/>
        </table:table-row>
        <table:table-row table:style-name="ro1">
          <table:table-cell office:value-type="float" office:value="190000000" calcext:value-type="float">
            <text:p>190000000</text:p>
          </table:table-cell>
          <table:table-cell office:value-type="float" office:value="0.131599" calcext:value-type="float">
            <text:p>0,131599</text:p>
          </table:table-cell>
          <table:table-cell table:formula="of:=[.A191]/[.B191]" office:value-type="float" office:value="1443779967.93289" calcext:value-type="float">
            <text:p>1443779967,93289</text:p>
          </table:table-cell>
          <table:table-cell table:formula="of:=[.B191]/[.A191]" office:value-type="float" office:value="0.000000000692626315789474" calcext:value-type="float">
            <text:p>6,92626315789474E-10</text:p>
          </table:table-cell>
          <table:table-cell table:number-columns-repeated="2"/>
        </table:table-row>
        <table:table-row table:style-name="ro1">
          <table:table-cell office:value-type="float" office:value="191000000" calcext:value-type="float">
            <text:p>191000000</text:p>
          </table:table-cell>
          <table:table-cell office:value-type="float" office:value="0.134784" calcext:value-type="float">
            <text:p>0,134784</text:p>
          </table:table-cell>
          <table:table-cell table:formula="of:=[.A192]/[.B192]" office:value-type="float" office:value="1417082146.24881" calcext:value-type="float">
            <text:p>1417082146,24881</text:p>
          </table:table-cell>
          <table:table-cell table:formula="of:=[.B192]/[.A192]" office:value-type="float" office:value="0.000000000705675392670157" calcext:value-type="float">
            <text:p>7,05675392670157E-10</text:p>
          </table:table-cell>
          <table:table-cell table:number-columns-repeated="2"/>
        </table:table-row>
        <table:table-row table:style-name="ro1">
          <table:table-cell office:value-type="float" office:value="192000000" calcext:value-type="float">
            <text:p>192000000</text:p>
          </table:table-cell>
          <table:table-cell office:value-type="float" office:value="0.130101" calcext:value-type="float">
            <text:p>0,130101</text:p>
          </table:table-cell>
          <table:table-cell table:formula="of:=[.A193]/[.B193]" office:value-type="float" office:value="1475776512.09445" calcext:value-type="float">
            <text:p>1475776512,09445</text:p>
          </table:table-cell>
          <table:table-cell table:formula="of:=[.B193]/[.A193]" office:value-type="float" office:value="0.000000000677609375" calcext:value-type="float">
            <text:p>6,77609375E-10</text:p>
          </table:table-cell>
          <table:table-cell table:number-columns-repeated="2"/>
        </table:table-row>
        <table:table-row table:style-name="ro1">
          <table:table-cell office:value-type="float" office:value="193000000" calcext:value-type="float">
            <text:p>193000000</text:p>
          </table:table-cell>
          <table:table-cell office:value-type="float" office:value="0.135497" calcext:value-type="float">
            <text:p>0,135497</text:p>
          </table:table-cell>
          <table:table-cell table:formula="of:=[.A194]/[.B194]" office:value-type="float" office:value="1424385779.75896" calcext:value-type="float">
            <text:p>1424385779,75896</text:p>
          </table:table-cell>
          <table:table-cell table:formula="of:=[.B194]/[.A194]" office:value-type="float" office:value="0.000000000702056994818653" calcext:value-type="float">
            <text:p>7,02056994818653E-10</text:p>
          </table:table-cell>
          <table:table-cell table:number-columns-repeated="2"/>
        </table:table-row>
        <table:table-row table:style-name="ro1">
          <table:table-cell office:value-type="float" office:value="194000000" calcext:value-type="float">
            <text:p>194000000</text:p>
          </table:table-cell>
          <table:table-cell office:value-type="float" office:value="0.139284" calcext:value-type="float">
            <text:p>0,139284</text:p>
          </table:table-cell>
          <table:table-cell table:formula="of:=[.A195]/[.B195]" office:value-type="float" office:value="1392837655.43781" calcext:value-type="float">
            <text:p>1392837655,43781</text:p>
          </table:table-cell>
          <table:table-cell table:formula="of:=[.B195]/[.A195]" office:value-type="float" office:value="0.000000000717958762886598" calcext:value-type="float">
            <text:p>7,17958762886598E-10</text:p>
          </table:table-cell>
          <table:table-cell table:number-columns-repeated="2"/>
        </table:table-row>
        <table:table-row table:style-name="ro1">
          <table:table-cell office:value-type="float" office:value="195000000" calcext:value-type="float">
            <text:p>195000000</text:p>
          </table:table-cell>
          <table:table-cell office:value-type="float" office:value="0.154313" calcext:value-type="float">
            <text:p>0,154313</text:p>
          </table:table-cell>
          <table:table-cell table:formula="of:=[.A196]/[.B196]" office:value-type="float" office:value="1263665407.32148" calcext:value-type="float">
            <text:p>1263665407,32148</text:p>
          </table:table-cell>
          <table:table-cell table:formula="of:=[.B196]/[.A196]" office:value-type="float" office:value="0.000000000791348717948718" calcext:value-type="float">
            <text:p>7,91348717948718E-10</text:p>
          </table:table-cell>
          <table:table-cell table:number-columns-repeated="2"/>
        </table:table-row>
        <table:table-row table:style-name="ro1">
          <table:table-cell office:value-type="float" office:value="196000000" calcext:value-type="float">
            <text:p>196000000</text:p>
          </table:table-cell>
          <table:table-cell office:value-type="float" office:value="0.146844" calcext:value-type="float">
            <text:p>0,146844</text:p>
          </table:table-cell>
          <table:table-cell table:formula="of:=[.A197]/[.B197]" office:value-type="float" office:value="1334749802.51151" calcext:value-type="float">
            <text:p>1334749802,51151</text:p>
          </table:table-cell>
          <table:table-cell table:formula="of:=[.B197]/[.A197]" office:value-type="float" office:value="0.000000000749204081632653" calcext:value-type="float">
            <text:p>7,49204081632653E-10</text:p>
          </table:table-cell>
          <table:table-cell table:number-columns-repeated="2"/>
        </table:table-row>
        <table:table-row table:style-name="ro1">
          <table:table-cell office:value-type="float" office:value="197000000" calcext:value-type="float">
            <text:p>197000000</text:p>
          </table:table-cell>
          <table:table-cell office:value-type="float" office:value="0.137677" calcext:value-type="float">
            <text:p>0,137677</text:p>
          </table:table-cell>
          <table:table-cell table:formula="of:=[.A198]/[.B198]" office:value-type="float" office:value="1430885333.06217" calcext:value-type="float">
            <text:p>1430885333,06217</text:p>
          </table:table-cell>
          <table:table-cell table:formula="of:=[.B198]/[.A198]" office:value-type="float" office:value="0.000000000698868020304569" calcext:value-type="float">
            <text:p>6,98868020304569E-10</text:p>
          </table:table-cell>
          <table:table-cell table:number-columns-repeated="2"/>
        </table:table-row>
        <table:table-row table:style-name="ro1">
          <table:table-cell office:value-type="float" office:value="198000000" calcext:value-type="float">
            <text:p>198000000</text:p>
          </table:table-cell>
          <table:table-cell office:value-type="float" office:value="0.177572" calcext:value-type="float">
            <text:p>0,177572</text:p>
          </table:table-cell>
          <table:table-cell table:formula="of:=[.A199]/[.B199]" office:value-type="float" office:value="1115040659.56344" calcext:value-type="float">
            <text:p>1115040659,56344</text:p>
          </table:table-cell>
          <table:table-cell table:formula="of:=[.B199]/[.A199]" office:value-type="float" office:value="0.000000000896828282828283" calcext:value-type="float">
            <text:p>8,96828282828283E-10</text:p>
          </table:table-cell>
          <table:table-cell table:number-columns-repeated="2"/>
        </table:table-row>
        <table:table-row table:style-name="ro1">
          <table:table-cell office:value-type="float" office:value="199000000" calcext:value-type="float">
            <text:p>199000000</text:p>
          </table:table-cell>
          <table:table-cell office:value-type="float" office:value="0.152601" calcext:value-type="float">
            <text:p>0,152601</text:p>
          </table:table-cell>
          <table:table-cell table:formula="of:=[.A200]/[.B200]" office:value-type="float" office:value="1304054363.99499" calcext:value-type="float">
            <text:p>1304054363,99499</text:p>
          </table:table-cell>
          <table:table-cell table:formula="of:=[.B200]/[.A200]" office:value-type="float" office:value="0.000000000766839195979899" calcext:value-type="float">
            <text:p>7,66839195979899E-10</text:p>
          </table:table-cell>
          <table:table-cell table:number-columns-repeated="2"/>
        </table:table-row>
        <table:table-row table:style-name="ro1">
          <table:table-cell office:value-type="float" office:value="200000000" calcext:value-type="float">
            <text:p>200000000</text:p>
          </table:table-cell>
          <table:table-cell office:value-type="float" office:value="0.161362" calcext:value-type="float">
            <text:p>0,161362</text:p>
          </table:table-cell>
          <table:table-cell table:formula="of:=[.A201]/[.B201]" office:value-type="float" office:value="1239449188.78051" calcext:value-type="float">
            <text:p>1239449188,78051</text:p>
          </table:table-cell>
          <table:table-cell table:formula="of:=[.B201]/[.A201]" office:value-type="float" office:value="0.00000000080681" calcext:value-type="float">
            <text:p>8,0681E-10</text:p>
          </table:table-cell>
          <table:table-cell table:number-columns-repeated="2"/>
        </table:table-row>
        <table:table-row table:style-name="ro1">
          <table:table-cell office:value-type="float" office:value="201000000" calcext:value-type="float">
            <text:p>201000000</text:p>
          </table:table-cell>
          <table:table-cell office:value-type="float" office:value="0.144706" calcext:value-type="float">
            <text:p>0,144706</text:p>
          </table:table-cell>
          <table:table-cell table:formula="of:=[.A202]/[.B202]" office:value-type="float" office:value="1389023260.9567" calcext:value-type="float">
            <text:p>1389023260,9567</text:p>
          </table:table-cell>
          <table:table-cell table:formula="of:=[.B202]/[.A202]" office:value-type="float" office:value="0.000000000719930348258706" calcext:value-type="float">
            <text:p>7,19930348258706E-10</text:p>
          </table:table-cell>
          <table:table-cell table:number-columns-repeated="2"/>
        </table:table-row>
        <table:table-row table:style-name="ro1">
          <table:table-cell office:value-type="float" office:value="202000000" calcext:value-type="float">
            <text:p>202000000</text:p>
          </table:table-cell>
          <table:table-cell office:value-type="float" office:value="0.169473" calcext:value-type="float">
            <text:p>0,169473</text:p>
          </table:table-cell>
          <table:table-cell table:formula="of:=[.A203]/[.B203]" office:value-type="float" office:value="1191930277.97938" calcext:value-type="float">
            <text:p>1191930277,97938</text:p>
          </table:table-cell>
          <table:table-cell table:formula="of:=[.B203]/[.A203]" office:value-type="float" office:value="0.000000000838975247524752" calcext:value-type="float">
            <text:p>8,38975247524752E-10</text:p>
          </table:table-cell>
          <table:table-cell table:number-columns-repeated="2"/>
        </table:table-row>
        <table:table-row table:style-name="ro1">
          <table:table-cell office:value-type="float" office:value="203000000" calcext:value-type="float">
            <text:p>203000000</text:p>
          </table:table-cell>
          <table:table-cell office:value-type="float" office:value="0.168061" calcext:value-type="float">
            <text:p>0,168061</text:p>
          </table:table-cell>
          <table:table-cell table:formula="of:=[.A204]/[.B204]" office:value-type="float" office:value="1207894752.50058" calcext:value-type="float">
            <text:p>1207894752,50058</text:p>
          </table:table-cell>
          <table:table-cell table:formula="of:=[.B204]/[.A204]" office:value-type="float" office:value="0.000000000827886699507389" calcext:value-type="float">
            <text:p>8,27886699507389E-10</text:p>
          </table:table-cell>
          <table:table-cell table:number-columns-repeated="2"/>
        </table:table-row>
        <table:table-row table:style-name="ro1">
          <table:table-cell office:value-type="float" office:value="204000000" calcext:value-type="float">
            <text:p>204000000</text:p>
          </table:table-cell>
          <table:table-cell office:value-type="float" office:value="0.1412" calcext:value-type="float">
            <text:p>0,1412</text:p>
          </table:table-cell>
          <table:table-cell table:formula="of:=[.A205]/[.B205]" office:value-type="float" office:value="1444759206.79887" calcext:value-type="float">
            <text:p>1444759206,79887</text:p>
          </table:table-cell>
          <table:table-cell table:formula="of:=[.B205]/[.A205]" office:value-type="float" office:value="0.000000000692156862745098" calcext:value-type="float">
            <text:p>6,92156862745098E-10</text:p>
          </table:table-cell>
          <table:table-cell table:number-columns-repeated="2"/>
        </table:table-row>
        <table:table-row table:style-name="ro1">
          <table:table-cell office:value-type="float" office:value="205000000" calcext:value-type="float">
            <text:p>205000000</text:p>
          </table:table-cell>
          <table:table-cell office:value-type="float" office:value="0.142711" calcext:value-type="float">
            <text:p>0,142711</text:p>
          </table:table-cell>
          <table:table-cell table:formula="of:=[.A206]/[.B206]" office:value-type="float" office:value="1436469508.307" calcext:value-type="float">
            <text:p>1436469508,307</text:p>
          </table:table-cell>
          <table:table-cell table:formula="of:=[.B206]/[.A206]" office:value-type="float" office:value="0.000000000696151219512195" calcext:value-type="float">
            <text:p>6,96151219512195E-10</text:p>
          </table:table-cell>
          <table:table-cell table:number-columns-repeated="2"/>
        </table:table-row>
        <table:table-row table:style-name="ro1">
          <table:table-cell office:value-type="float" office:value="206000000" calcext:value-type="float">
            <text:p>206000000</text:p>
          </table:table-cell>
          <table:table-cell office:value-type="float" office:value="0.165854" calcext:value-type="float">
            <text:p>0,165854</text:p>
          </table:table-cell>
          <table:table-cell table:formula="of:=[.A207]/[.B207]" office:value-type="float" office:value="1242056266.35475" calcext:value-type="float">
            <text:p>1242056266,35475</text:p>
          </table:table-cell>
          <table:table-cell table:formula="of:=[.B207]/[.A207]" office:value-type="float" office:value="0.000000000805116504854369" calcext:value-type="float">
            <text:p>8,05116504854369E-10</text:p>
          </table:table-cell>
          <table:table-cell table:number-columns-repeated="2"/>
        </table:table-row>
        <table:table-row table:style-name="ro1">
          <table:table-cell office:value-type="float" office:value="207000000" calcext:value-type="float">
            <text:p>207000000</text:p>
          </table:table-cell>
          <table:table-cell office:value-type="float" office:value="0.168874" calcext:value-type="float">
            <text:p>0,168874</text:p>
          </table:table-cell>
          <table:table-cell table:formula="of:=[.A208]/[.B208]" office:value-type="float" office:value="1225765955.68294" calcext:value-type="float">
            <text:p>1225765955,68294</text:p>
          </table:table-cell>
          <table:table-cell table:formula="of:=[.B208]/[.A208]" office:value-type="float" office:value="0.000000000815816425120773" calcext:value-type="float">
            <text:p>8,15816425120773E-10</text:p>
          </table:table-cell>
          <table:table-cell table:number-columns-repeated="2"/>
        </table:table-row>
        <table:table-row table:style-name="ro1">
          <table:table-cell office:value-type="float" office:value="208000000" calcext:value-type="float">
            <text:p>208000000</text:p>
          </table:table-cell>
          <table:table-cell office:value-type="float" office:value="0.148916" calcext:value-type="float">
            <text:p>0,148916</text:p>
          </table:table-cell>
          <table:table-cell table:formula="of:=[.A209]/[.B209]" office:value-type="float" office:value="1396760589.86274" calcext:value-type="float">
            <text:p>1396760589,86274</text:p>
          </table:table-cell>
          <table:table-cell table:formula="of:=[.B209]/[.A209]" office:value-type="float" office:value="0.000000000715942307692308" calcext:value-type="float">
            <text:p>7,15942307692308E-10</text:p>
          </table:table-cell>
          <table:table-cell table:number-columns-repeated="2"/>
        </table:table-row>
        <table:table-row table:style-name="ro1">
          <table:table-cell office:value-type="float" office:value="209000000" calcext:value-type="float">
            <text:p>209000000</text:p>
          </table:table-cell>
          <table:table-cell office:value-type="float" office:value="0.186496" calcext:value-type="float">
            <text:p>0,186496</text:p>
          </table:table-cell>
          <table:table-cell table:formula="of:=[.A210]/[.B210]" office:value-type="float" office:value="1120667467.39876" calcext:value-type="float">
            <text:p>1120667467,39876</text:p>
          </table:table-cell>
          <table:table-cell table:formula="of:=[.B210]/[.A210]" office:value-type="float" office:value="0.000000000892325358851675" calcext:value-type="float">
            <text:p>8,92325358851675E-10</text:p>
          </table:table-cell>
          <table:table-cell table:number-columns-repeated="2"/>
        </table:table-row>
        <table:table-row table:style-name="ro1">
          <table:table-cell office:value-type="float" office:value="210000000" calcext:value-type="float">
            <text:p>210000000</text:p>
          </table:table-cell>
          <table:table-cell office:value-type="float" office:value="0.144348" calcext:value-type="float">
            <text:p>0,144348</text:p>
          </table:table-cell>
          <table:table-cell table:formula="of:=[.A211]/[.B211]" office:value-type="float" office:value="1454817524.31624" calcext:value-type="float">
            <text:p>1454817524,31624</text:p>
          </table:table-cell>
          <table:table-cell table:formula="of:=[.B211]/[.A211]" office:value-type="float" office:value="0.000000000687371428571429" calcext:value-type="float">
            <text:p>6,87371428571429E-10</text:p>
          </table:table-cell>
          <table:table-cell table:number-columns-repeated="2"/>
        </table:table-row>
        <table:table-row table:style-name="ro1">
          <table:table-cell office:value-type="float" office:value="211000000" calcext:value-type="float">
            <text:p>211000000</text:p>
          </table:table-cell>
          <table:table-cell office:value-type="float" office:value="0.16964" calcext:value-type="float">
            <text:p>0,16964</text:p>
          </table:table-cell>
          <table:table-cell table:formula="of:=[.A212]/[.B212]" office:value-type="float" office:value="1243810422.07027" calcext:value-type="float">
            <text:p>1243810422,07027</text:p>
          </table:table-cell>
          <table:table-cell table:formula="of:=[.B212]/[.A212]" office:value-type="float" office:value="0.000000000803981042654029" calcext:value-type="float">
            <text:p>8,03981042654029E-10</text:p>
          </table:table-cell>
          <table:table-cell table:number-columns-repeated="2"/>
        </table:table-row>
        <table:table-row table:style-name="ro1">
          <table:table-cell office:value-type="float" office:value="212000000" calcext:value-type="float">
            <text:p>212000000</text:p>
          </table:table-cell>
          <table:table-cell office:value-type="float" office:value="0.142156" calcext:value-type="float">
            <text:p>0,142156</text:p>
          </table:table-cell>
          <table:table-cell table:formula="of:=[.A213]/[.B213]" office:value-type="float" office:value="1491319395.59357" calcext:value-type="float">
            <text:p>1491319395,59357</text:p>
          </table:table-cell>
          <table:table-cell table:formula="of:=[.B213]/[.A213]" office:value-type="float" office:value="0.000000000670547169811321" calcext:value-type="float">
            <text:p>6,70547169811321E-10</text:p>
          </table:table-cell>
          <table:table-cell table:number-columns-repeated="2"/>
        </table:table-row>
        <table:table-row table:style-name="ro1">
          <table:table-cell office:value-type="float" office:value="213000000" calcext:value-type="float">
            <text:p>213000000</text:p>
          </table:table-cell>
          <table:table-cell office:value-type="float" office:value="0.178161" calcext:value-type="float">
            <text:p>0,178161</text:p>
          </table:table-cell>
          <table:table-cell table:formula="of:=[.A214]/[.B214]" office:value-type="float" office:value="1195547847.17194" calcext:value-type="float">
            <text:p>1195547847,17194</text:p>
          </table:table-cell>
          <table:table-cell table:formula="of:=[.B214]/[.A214]" office:value-type="float" office:value="0.00000000083643661971831" calcext:value-type="float">
            <text:p>8,3643661971831E-10</text:p>
          </table:table-cell>
          <table:table-cell table:number-columns-repeated="2"/>
        </table:table-row>
        <table:table-row table:style-name="ro1">
          <table:table-cell office:value-type="float" office:value="214000000" calcext:value-type="float">
            <text:p>214000000</text:p>
          </table:table-cell>
          <table:table-cell office:value-type="float" office:value="0.160109" calcext:value-type="float">
            <text:p>0,160109</text:p>
          </table:table-cell>
          <table:table-cell table:formula="of:=[.A215]/[.B215]" office:value-type="float" office:value="1336589448.43825" calcext:value-type="float">
            <text:p>1336589448,43825</text:p>
          </table:table-cell>
          <table:table-cell table:formula="of:=[.B215]/[.A215]" office:value-type="float" office:value="0.000000000748172897196262" calcext:value-type="float">
            <text:p>7,48172897196262E-10</text:p>
          </table:table-cell>
          <table:table-cell table:number-columns-repeated="2"/>
        </table:table-row>
        <table:table-row table:style-name="ro1">
          <table:table-cell office:value-type="float" office:value="215000000" calcext:value-type="float">
            <text:p>215000000</text:p>
          </table:table-cell>
          <table:table-cell office:value-type="float" office:value="0.179306" calcext:value-type="float">
            <text:p>0,179306</text:p>
          </table:table-cell>
          <table:table-cell table:formula="of:=[.A216]/[.B216]" office:value-type="float" office:value="1199067515.86673" calcext:value-type="float">
            <text:p>1199067515,86673</text:p>
          </table:table-cell>
          <table:table-cell table:formula="of:=[.B216]/[.A216]" office:value-type="float" office:value="0.000000000833981395348837" calcext:value-type="float">
            <text:p>8,33981395348837E-10</text:p>
          </table:table-cell>
          <table:table-cell table:number-columns-repeated="2"/>
        </table:table-row>
        <table:table-row table:style-name="ro1">
          <table:table-cell office:value-type="float" office:value="216000000" calcext:value-type="float">
            <text:p>216000000</text:p>
          </table:table-cell>
          <table:table-cell office:value-type="float" office:value="0.1564" calcext:value-type="float">
            <text:p>0,1564</text:p>
          </table:table-cell>
          <table:table-cell table:formula="of:=[.A217]/[.B217]" office:value-type="float" office:value="1381074168.79795" calcext:value-type="float">
            <text:p>1381074168,79795</text:p>
          </table:table-cell>
          <table:table-cell table:formula="of:=[.B217]/[.A217]" office:value-type="float" office:value="0.000000000724074074074074" calcext:value-type="float">
            <text:p>7,24074074074074E-10</text:p>
          </table:table-cell>
          <table:table-cell table:number-columns-repeated="2"/>
        </table:table-row>
        <table:table-row table:style-name="ro1">
          <table:table-cell office:value-type="float" office:value="217000000" calcext:value-type="float">
            <text:p>217000000</text:p>
          </table:table-cell>
          <table:table-cell office:value-type="float" office:value="0.195497" calcext:value-type="float">
            <text:p>0,195497</text:p>
          </table:table-cell>
          <table:table-cell table:formula="of:=[.A218]/[.B218]" office:value-type="float" office:value="1109991457.66943" calcext:value-type="float">
            <text:p>1109991457,66943</text:p>
          </table:table-cell>
          <table:table-cell table:formula="of:=[.B218]/[.A218]" office:value-type="float" office:value="0.000000000900907834101383" calcext:value-type="float">
            <text:p>9,00907834101383E-10</text:p>
          </table:table-cell>
          <table:table-cell table:number-columns-repeated="2"/>
        </table:table-row>
        <table:table-row table:style-name="ro1">
          <table:table-cell office:value-type="float" office:value="218000000" calcext:value-type="float">
            <text:p>218000000</text:p>
          </table:table-cell>
          <table:table-cell office:value-type="float" office:value="0.146771" calcext:value-type="float">
            <text:p>0,146771</text:p>
          </table:table-cell>
          <table:table-cell table:formula="of:=[.A219]/[.B219]" office:value-type="float" office:value="1485307042.94445" calcext:value-type="float">
            <text:p>1485307042,94445</text:p>
          </table:table-cell>
          <table:table-cell table:formula="of:=[.B219]/[.A219]" office:value-type="float" office:value="0.000000000673261467889908" calcext:value-type="float">
            <text:p>6,73261467889908E-10</text:p>
          </table:table-cell>
          <table:table-cell table:number-columns-repeated="2"/>
        </table:table-row>
        <table:table-row table:style-name="ro1">
          <table:table-cell office:value-type="float" office:value="219000000" calcext:value-type="float">
            <text:p>219000000</text:p>
          </table:table-cell>
          <table:table-cell office:value-type="float" office:value="0.167057" calcext:value-type="float">
            <text:p>0,167057</text:p>
          </table:table-cell>
          <table:table-cell table:formula="of:=[.A220]/[.B220]" office:value-type="float" office:value="1310929802.40277" calcext:value-type="float">
            <text:p>1310929802,40277</text:p>
          </table:table-cell>
          <table:table-cell table:formula="of:=[.B220]/[.A220]" office:value-type="float" office:value="0.000000000762817351598173" calcext:value-type="float">
            <text:p>7,62817351598173E-10</text:p>
          </table:table-cell>
          <table:table-cell table:number-columns-repeated="2"/>
        </table:table-row>
        <table:table-row table:style-name="ro1">
          <table:table-cell office:value-type="float" office:value="220000000" calcext:value-type="float">
            <text:p>220000000</text:p>
          </table:table-cell>
          <table:table-cell office:value-type="float" office:value="0.177595" calcext:value-type="float">
            <text:p>0,177595</text:p>
          </table:table-cell>
          <table:table-cell table:formula="of:=[.A221]/[.B221]" office:value-type="float" office:value="1238773614.12202" calcext:value-type="float">
            <text:p>1238773614,12202</text:p>
          </table:table-cell>
          <table:table-cell table:formula="of:=[.B221]/[.A221]" office:value-type="float" office:value="0.00000000080725" calcext:value-type="float">
            <text:p>8,0725E-10</text:p>
          </table:table-cell>
          <table:table-cell table:number-columns-repeated="2"/>
        </table:table-row>
        <table:table-row table:style-name="ro1">
          <table:table-cell office:value-type="float" office:value="221000000" calcext:value-type="float">
            <text:p>221000000</text:p>
          </table:table-cell>
          <table:table-cell office:value-type="float" office:value="0.148703" calcext:value-type="float">
            <text:p>0,148703</text:p>
          </table:table-cell>
          <table:table-cell table:formula="of:=[.A222]/[.B222]" office:value-type="float" office:value="1486183869.8614" calcext:value-type="float">
            <text:p>1486183869,8614</text:p>
          </table:table-cell>
          <table:table-cell table:formula="of:=[.B222]/[.A222]" office:value-type="float" office:value="0.000000000672864253393665" calcext:value-type="float">
            <text:p>6,72864253393665E-10</text:p>
          </table:table-cell>
          <table:table-cell table:number-columns-repeated="2"/>
        </table:table-row>
        <table:table-row table:style-name="ro1">
          <table:table-cell office:value-type="float" office:value="222000000" calcext:value-type="float">
            <text:p>222000000</text:p>
          </table:table-cell>
          <table:table-cell office:value-type="float" office:value="0.191077" calcext:value-type="float">
            <text:p>0,191077</text:p>
          </table:table-cell>
          <table:table-cell table:formula="of:=[.A223]/[.B223]" office:value-type="float" office:value="1161835281.0647" calcext:value-type="float">
            <text:p>1161835281,0647</text:p>
          </table:table-cell>
          <table:table-cell table:formula="of:=[.B223]/[.A223]" office:value-type="float" office:value="0.000000000860707207207207" calcext:value-type="float">
            <text:p>8,60707207207207E-10</text:p>
          </table:table-cell>
          <table:table-cell table:number-columns-repeated="2"/>
        </table:table-row>
        <table:table-row table:style-name="ro1">
          <table:table-cell office:value-type="float" office:value="223000000" calcext:value-type="float">
            <text:p>223000000</text:p>
          </table:table-cell>
          <table:table-cell office:value-type="float" office:value="0.163126" calcext:value-type="float">
            <text:p>0,163126</text:p>
          </table:table-cell>
          <table:table-cell table:formula="of:=[.A224]/[.B224]" office:value-type="float" office:value="1367041428.09853" calcext:value-type="float">
            <text:p>1367041428,09853</text:p>
          </table:table-cell>
          <table:table-cell table:formula="of:=[.B224]/[.A224]" office:value-type="float" office:value="0.000000000731506726457399" calcext:value-type="float">
            <text:p>7,31506726457399E-10</text:p>
          </table:table-cell>
          <table:table-cell table:number-columns-repeated="2"/>
        </table:table-row>
        <table:table-row table:style-name="ro1">
          <table:table-cell office:value-type="float" office:value="224000000" calcext:value-type="float">
            <text:p>224000000</text:p>
          </table:table-cell>
          <table:table-cell office:value-type="float" office:value="0.16033" calcext:value-type="float">
            <text:p>0,16033</text:p>
          </table:table-cell>
          <table:table-cell table:formula="of:=[.A225]/[.B225]" office:value-type="float" office:value="1397118443.21088" calcext:value-type="float">
            <text:p>1397118443,21088</text:p>
          </table:table-cell>
          <table:table-cell table:formula="of:=[.B225]/[.A225]" office:value-type="float" office:value="0.000000000715758928571429" calcext:value-type="float">
            <text:p>7,15758928571429E-10</text:p>
          </table:table-cell>
          <table:table-cell table:number-columns-repeated="2"/>
        </table:table-row>
        <table:table-row table:style-name="ro1">
          <table:table-cell office:value-type="float" office:value="225000000" calcext:value-type="float">
            <text:p>225000000</text:p>
          </table:table-cell>
          <table:table-cell office:value-type="float" office:value="0.161997" calcext:value-type="float">
            <text:p>0,161997</text:p>
          </table:table-cell>
          <table:table-cell table:formula="of:=[.A226]/[.B226]" office:value-type="float" office:value="1388914609.52981" calcext:value-type="float">
            <text:p>1388914609,52981</text:p>
          </table:table-cell>
          <table:table-cell table:formula="of:=[.B226]/[.A226]" office:value-type="float" office:value="0.000000000719986666666667" calcext:value-type="float">
            <text:p>7,19986666666667E-10</text:p>
          </table:table-cell>
          <table:table-cell table:number-columns-repeated="2"/>
        </table:table-row>
        <table:table-row table:style-name="ro1">
          <table:table-cell office:value-type="float" office:value="226000000" calcext:value-type="float">
            <text:p>226000000</text:p>
          </table:table-cell>
          <table:table-cell office:value-type="float" office:value="0.16523" calcext:value-type="float">
            <text:p>0,16523</text:p>
          </table:table-cell>
          <table:table-cell table:formula="of:=[.A227]/[.B227]" office:value-type="float" office:value="1367790352.84149" calcext:value-type="float">
            <text:p>1367790352,84149</text:p>
          </table:table-cell>
          <table:table-cell table:formula="of:=[.B227]/[.A227]" office:value-type="float" office:value="0.000000000731106194690265" calcext:value-type="float">
            <text:p>7,31106194690265E-10</text:p>
          </table:table-cell>
          <table:table-cell table:number-columns-repeated="2"/>
        </table:table-row>
        <table:table-row table:style-name="ro1">
          <table:table-cell office:value-type="float" office:value="227000000" calcext:value-type="float">
            <text:p>227000000</text:p>
          </table:table-cell>
          <table:table-cell office:value-type="float" office:value="0.163864" calcext:value-type="float">
            <text:p>0,163864</text:p>
          </table:table-cell>
          <table:table-cell table:formula="of:=[.A228]/[.B228]" office:value-type="float" office:value="1385295122.78475" calcext:value-type="float">
            <text:p>1385295122,78475</text:p>
          </table:table-cell>
          <table:table-cell table:formula="of:=[.B228]/[.A228]" office:value-type="float" office:value="0.000000000721867841409692" calcext:value-type="float">
            <text:p>7,21867841409692E-10</text:p>
          </table:table-cell>
          <table:table-cell table:number-columns-repeated="2"/>
        </table:table-row>
        <table:table-row table:style-name="ro1">
          <table:table-cell office:value-type="float" office:value="228000000" calcext:value-type="float">
            <text:p>228000000</text:p>
          </table:table-cell>
          <table:table-cell office:value-type="float" office:value="0.181386" calcext:value-type="float">
            <text:p>0,181386</text:p>
          </table:table-cell>
          <table:table-cell table:formula="of:=[.A229]/[.B229]" office:value-type="float" office:value="1256987860.14356" calcext:value-type="float">
            <text:p>1256987860,14356</text:p>
          </table:table-cell>
          <table:table-cell table:formula="of:=[.B229]/[.A229]" office:value-type="float" office:value="0.000000000795552631578947" calcext:value-type="float">
            <text:p>7,95552631578947E-10</text:p>
          </table:table-cell>
          <table:table-cell table:number-columns-repeated="2"/>
        </table:table-row>
        <table:table-row table:style-name="ro1">
          <table:table-cell office:value-type="float" office:value="229000000" calcext:value-type="float">
            <text:p>229000000</text:p>
          </table:table-cell>
          <table:table-cell office:value-type="float" office:value="0.184288" calcext:value-type="float">
            <text:p>0,184288</text:p>
          </table:table-cell>
          <table:table-cell table:formula="of:=[.A230]/[.B230]" office:value-type="float" office:value="1242620246.57059" calcext:value-type="float">
            <text:p>1242620246,57059</text:p>
          </table:table-cell>
          <table:table-cell table:formula="of:=[.B230]/[.A230]" office:value-type="float" office:value="0.000000000804751091703057" calcext:value-type="float">
            <text:p>8,04751091703057E-10</text:p>
          </table:table-cell>
          <table:table-cell table:number-columns-repeated="2"/>
        </table:table-row>
        <table:table-row table:style-name="ro1">
          <table:table-cell office:value-type="float" office:value="230000000" calcext:value-type="float">
            <text:p>230000000</text:p>
          </table:table-cell>
          <table:table-cell office:value-type="float" office:value="0.178922" calcext:value-type="float">
            <text:p>0,178922</text:p>
          </table:table-cell>
          <table:table-cell table:formula="of:=[.A231]/[.B231]" office:value-type="float" office:value="1285476352.82414" calcext:value-type="float">
            <text:p>1285476352,82414</text:p>
          </table:table-cell>
          <table:table-cell table:formula="of:=[.B231]/[.A231]" office:value-type="float" office:value="0.000000000777921739130435" calcext:value-type="float">
            <text:p>7,77921739130435E-10</text:p>
          </table:table-cell>
          <table:table-cell table:number-columns-repeated="2"/>
        </table:table-row>
        <table:table-row table:style-name="ro1">
          <table:table-cell office:value-type="float" office:value="231000000" calcext:value-type="float">
            <text:p>231000000</text:p>
          </table:table-cell>
          <table:table-cell office:value-type="float" office:value="0.19972" calcext:value-type="float">
            <text:p>0,19972</text:p>
          </table:table-cell>
          <table:table-cell table:formula="of:=[.A232]/[.B232]" office:value-type="float" office:value="1156619266.97376" calcext:value-type="float">
            <text:p>1156619266,97376</text:p>
          </table:table-cell>
          <table:table-cell table:formula="of:=[.B232]/[.A232]" office:value-type="float" office:value="0.000000000864588744588745" calcext:value-type="float">
            <text:p>8,64588744588745E-10</text:p>
          </table:table-cell>
          <table:table-cell table:number-columns-repeated="2"/>
        </table:table-row>
        <table:table-row table:style-name="ro1">
          <table:table-cell office:value-type="float" office:value="232000000" calcext:value-type="float">
            <text:p>232000000</text:p>
          </table:table-cell>
          <table:table-cell office:value-type="float" office:value="0.159121" calcext:value-type="float">
            <text:p>0,159121</text:p>
          </table:table-cell>
          <table:table-cell table:formula="of:=[.A233]/[.B233]" office:value-type="float" office:value="1458009942.11952" calcext:value-type="float">
            <text:p>1458009942,11952</text:p>
          </table:table-cell>
          <table:table-cell table:formula="of:=[.B233]/[.A233]" office:value-type="float" office:value="0.000000000685866379310345" calcext:value-type="float">
            <text:p>6,85866379310345E-10</text:p>
          </table:table-cell>
          <table:table-cell table:number-columns-repeated="2"/>
        </table:table-row>
        <table:table-row table:style-name="ro1">
          <table:table-cell office:value-type="float" office:value="233000000" calcext:value-type="float">
            <text:p>233000000</text:p>
          </table:table-cell>
          <table:table-cell office:value-type="float" office:value="0.160789" calcext:value-type="float">
            <text:p>0,160789</text:p>
          </table:table-cell>
          <table:table-cell table:formula="of:=[.A234]/[.B234]" office:value-type="float" office:value="1449104105.38034" calcext:value-type="float">
            <text:p>1449104105,38034</text:p>
          </table:table-cell>
          <table:table-cell table:formula="of:=[.B234]/[.A234]" office:value-type="float" office:value="0.000000000690081545064378" calcext:value-type="float">
            <text:p>6,90081545064378E-10</text:p>
          </table:table-cell>
          <table:table-cell table:number-columns-repeated="2"/>
        </table:table-row>
        <table:table-row table:style-name="ro1">
          <table:table-cell office:value-type="float" office:value="234000000" calcext:value-type="float">
            <text:p>234000000</text:p>
          </table:table-cell>
          <table:table-cell office:value-type="float" office:value="0.160144" calcext:value-type="float">
            <text:p>0,160144</text:p>
          </table:table-cell>
          <table:table-cell table:formula="of:=[.A235]/[.B235]" office:value-type="float" office:value="1461184933.5598" calcext:value-type="float">
            <text:p>1461184933,5598</text:p>
          </table:table-cell>
          <table:table-cell table:formula="of:=[.B235]/[.A235]" office:value-type="float" office:value="0.000000000684376068376068" calcext:value-type="float">
            <text:p>6,84376068376068E-10</text:p>
          </table:table-cell>
          <table:table-cell table:number-columns-repeated="2"/>
        </table:table-row>
        <table:table-row table:style-name="ro1">
          <table:table-cell office:value-type="float" office:value="235000000" calcext:value-type="float">
            <text:p>235000000</text:p>
          </table:table-cell>
          <table:table-cell office:value-type="float" office:value="0.179519" calcext:value-type="float">
            <text:p>0,179519</text:p>
          </table:table-cell>
          <table:table-cell table:formula="of:=[.A236]/[.B236]" office:value-type="float" office:value="1309053637.7765" calcext:value-type="float">
            <text:p>1309053637,7765</text:p>
          </table:table-cell>
          <table:table-cell table:formula="of:=[.B236]/[.A236]" office:value-type="float" office:value="0.000000000763910638297872" calcext:value-type="float">
            <text:p>7,63910638297872E-10</text:p>
          </table:table-cell>
          <table:table-cell table:number-columns-repeated="2"/>
        </table:table-row>
        <table:table-row table:style-name="ro1">
          <table:table-cell office:value-type="float" office:value="236000000" calcext:value-type="float">
            <text:p>236000000</text:p>
          </table:table-cell>
          <table:table-cell office:value-type="float" office:value="0.191542" calcext:value-type="float">
            <text:p>0,191542</text:p>
          </table:table-cell>
          <table:table-cell table:formula="of:=[.A237]/[.B237]" office:value-type="float" office:value="1232105752.26321" calcext:value-type="float">
            <text:p>1232105752,26321</text:p>
          </table:table-cell>
          <table:table-cell table:formula="of:=[.B237]/[.A237]" office:value-type="float" office:value="0.000000000811618644067797" calcext:value-type="float">
            <text:p>8,11618644067797E-10</text:p>
          </table:table-cell>
          <table:table-cell table:number-columns-repeated="2"/>
        </table:table-row>
        <table:table-row table:style-name="ro1">
          <table:table-cell office:value-type="float" office:value="237000000" calcext:value-type="float">
            <text:p>237000000</text:p>
          </table:table-cell>
          <table:table-cell office:value-type="float" office:value="0.160907" calcext:value-type="float">
            <text:p>0,160907</text:p>
          </table:table-cell>
          <table:table-cell table:formula="of:=[.A238]/[.B238]" office:value-type="float" office:value="1472900495.31717" calcext:value-type="float">
            <text:p>1472900495,31717</text:p>
          </table:table-cell>
          <table:table-cell table:formula="of:=[.B238]/[.A238]" office:value-type="float" office:value="0.000000000678932489451477" calcext:value-type="float">
            <text:p>6,78932489451477E-10</text:p>
          </table:table-cell>
          <table:table-cell table:number-columns-repeated="2"/>
        </table:table-row>
        <table:table-row table:style-name="ro1">
          <table:table-cell office:value-type="float" office:value="238000000" calcext:value-type="float">
            <text:p>238000000</text:p>
          </table:table-cell>
          <table:table-cell office:value-type="float" office:value="0.181888" calcext:value-type="float">
            <text:p>0,181888</text:p>
          </table:table-cell>
          <table:table-cell table:formula="of:=[.A239]/[.B239]" office:value-type="float" office:value="1308497536.94581" calcext:value-type="float">
            <text:p>1308497536,94581</text:p>
          </table:table-cell>
          <table:table-cell table:formula="of:=[.B239]/[.A239]" office:value-type="float" office:value="0.000000000764235294117647" calcext:value-type="float">
            <text:p>7,64235294117647E-10</text:p>
          </table:table-cell>
          <table:table-cell table:number-columns-repeated="2"/>
        </table:table-row>
        <table:table-row table:style-name="ro1">
          <table:table-cell office:value-type="float" office:value="239000000" calcext:value-type="float">
            <text:p>239000000</text:p>
          </table:table-cell>
          <table:table-cell office:value-type="float" office:value="0.187796" calcext:value-type="float">
            <text:p>0,187796</text:p>
          </table:table-cell>
          <table:table-cell table:formula="of:=[.A240]/[.B240]" office:value-type="float" office:value="1272657564.59137" calcext:value-type="float">
            <text:p>1272657564,59137</text:p>
          </table:table-cell>
          <table:table-cell table:formula="of:=[.B240]/[.A240]" office:value-type="float" office:value="0.000000000785757322175732" calcext:value-type="float">
            <text:p>7,85757322175732E-10</text:p>
          </table:table-cell>
          <table:table-cell table:number-columns-repeated="2"/>
        </table:table-row>
        <table:table-row table:style-name="ro1">
          <table:table-cell office:value-type="float" office:value="240000000" calcext:value-type="float">
            <text:p>240000000</text:p>
          </table:table-cell>
          <table:table-cell office:value-type="float" office:value="0.180321" calcext:value-type="float">
            <text:p>0,180321</text:p>
          </table:table-cell>
          <table:table-cell table:formula="of:=[.A241]/[.B241]" office:value-type="float" office:value="1330959788.37739" calcext:value-type="float">
            <text:p>1330959788,37739</text:p>
          </table:table-cell>
          <table:table-cell table:formula="of:=[.B241]/[.A241]" office:value-type="float" office:value="0.0000000007513375" calcext:value-type="float">
            <text:p>7,513375E-10</text:p>
          </table:table-cell>
          <table:table-cell table:number-columns-repeated="2"/>
        </table:table-row>
        <table:table-row table:style-name="ro1">
          <table:table-cell office:value-type="float" office:value="241000000" calcext:value-type="float">
            <text:p>241000000</text:p>
          </table:table-cell>
          <table:table-cell office:value-type="float" office:value="0.167281" calcext:value-type="float">
            <text:p>0,167281</text:p>
          </table:table-cell>
          <table:table-cell table:formula="of:=[.A242]/[.B242]" office:value-type="float" office:value="1440689618.0678" calcext:value-type="float">
            <text:p>1440689618,0678</text:p>
          </table:table-cell>
          <table:table-cell table:formula="of:=[.B242]/[.A242]" office:value-type="float" office:value="0.000000000694112033195021" calcext:value-type="float">
            <text:p>6,94112033195021E-10</text:p>
          </table:table-cell>
          <table:table-cell table:number-columns-repeated="2"/>
        </table:table-row>
        <table:table-row table:style-name="ro1">
          <table:table-cell office:value-type="float" office:value="242000000" calcext:value-type="float">
            <text:p>242000000</text:p>
          </table:table-cell>
          <table:table-cell office:value-type="float" office:value="0.187229" calcext:value-type="float">
            <text:p>0,187229</text:p>
          </table:table-cell>
          <table:table-cell table:formula="of:=[.A243]/[.B243]" office:value-type="float" office:value="1292534810.31251" calcext:value-type="float">
            <text:p>1292534810,31251</text:p>
          </table:table-cell>
          <table:table-cell table:formula="of:=[.B243]/[.A243]" office:value-type="float" office:value="0.000000000773673553719008" calcext:value-type="float">
            <text:p>7,73673553719008E-10</text:p>
          </table:table-cell>
          <table:table-cell table:number-columns-repeated="2"/>
        </table:table-row>
        <table:table-row table:style-name="ro1">
          <table:table-cell office:value-type="float" office:value="243000000" calcext:value-type="float">
            <text:p>243000000</text:p>
          </table:table-cell>
          <table:table-cell office:value-type="float" office:value="0.170983" calcext:value-type="float">
            <text:p>0,170983</text:p>
          </table:table-cell>
          <table:table-cell table:formula="of:=[.A244]/[.B244]" office:value-type="float" office:value="1421193919.86338" calcext:value-type="float">
            <text:p>1421193919,86338</text:p>
          </table:table-cell>
          <table:table-cell table:formula="of:=[.B244]/[.A244]" office:value-type="float" office:value="0.000000000703633744855967" calcext:value-type="float">
            <text:p>7,03633744855967E-10</text:p>
          </table:table-cell>
          <table:table-cell table:number-columns-repeated="2"/>
        </table:table-row>
        <table:table-row table:style-name="ro1">
          <table:table-cell office:value-type="float" office:value="244000000" calcext:value-type="float">
            <text:p>244000000</text:p>
          </table:table-cell>
          <table:table-cell office:value-type="float" office:value="0.183501" calcext:value-type="float">
            <text:p>0,183501</text:p>
          </table:table-cell>
          <table:table-cell table:formula="of:=[.A245]/[.B245]" office:value-type="float" office:value="1329693026.19604" calcext:value-type="float">
            <text:p>1329693026,19604</text:p>
          </table:table-cell>
          <table:table-cell table:formula="of:=[.B245]/[.A245]" office:value-type="float" office:value="0.000000000752053278688525" calcext:value-type="float">
            <text:p>7,52053278688525E-10</text:p>
          </table:table-cell>
          <table:table-cell table:number-columns-repeated="2"/>
        </table:table-row>
        <table:table-row table:style-name="ro1">
          <table:table-cell office:value-type="float" office:value="245000000" calcext:value-type="float">
            <text:p>245000000</text:p>
          </table:table-cell>
          <table:table-cell office:value-type="float" office:value="0.18411" calcext:value-type="float">
            <text:p>0,18411</text:p>
          </table:table-cell>
          <table:table-cell table:formula="of:=[.A246]/[.B246]" office:value-type="float" office:value="1330726196.29569" calcext:value-type="float">
            <text:p>1330726196,29569</text:p>
          </table:table-cell>
          <table:table-cell table:formula="of:=[.B246]/[.A246]" office:value-type="float" office:value="0.000000000751469387755102" calcext:value-type="float">
            <text:p>7,51469387755102E-10</text:p>
          </table:table-cell>
          <table:table-cell table:number-columns-repeated="2"/>
        </table:table-row>
        <table:table-row table:style-name="ro1">
          <table:table-cell office:value-type="float" office:value="246000000" calcext:value-type="float">
            <text:p>246000000</text:p>
          </table:table-cell>
          <table:table-cell office:value-type="float" office:value="0.184634" calcext:value-type="float">
            <text:p>0,184634</text:p>
          </table:table-cell>
          <table:table-cell table:formula="of:=[.A247]/[.B247]" office:value-type="float" office:value="1332365653.12998" calcext:value-type="float">
            <text:p>1332365653,12998</text:p>
          </table:table-cell>
          <table:table-cell table:formula="of:=[.B247]/[.A247]" office:value-type="float" office:value="0.000000000750544715447155" calcext:value-type="float">
            <text:p>7,50544715447155E-10</text:p>
          </table:table-cell>
          <table:table-cell table:number-columns-repeated="2"/>
        </table:table-row>
        <table:table-row table:style-name="ro1">
          <table:table-cell office:value-type="float" office:value="247000000" calcext:value-type="float">
            <text:p>247000000</text:p>
          </table:table-cell>
          <table:table-cell office:value-type="float" office:value="0.215185" calcext:value-type="float">
            <text:p>0,215185</text:p>
          </table:table-cell>
          <table:table-cell table:formula="of:=[.A248]/[.B248]" office:value-type="float" office:value="1147849524.82747" calcext:value-type="float">
            <text:p>1147849524,82747</text:p>
          </table:table-cell>
          <table:table-cell table:formula="of:=[.B248]/[.A248]" office:value-type="float" office:value="0.000000000871194331983806" calcext:value-type="float">
            <text:p>8,71194331983806E-10</text:p>
          </table:table-cell>
          <table:table-cell table:number-columns-repeated="2"/>
        </table:table-row>
        <table:table-row table:style-name="ro1">
          <table:table-cell office:value-type="float" office:value="248000000" calcext:value-type="float">
            <text:p>248000000</text:p>
          </table:table-cell>
          <table:table-cell office:value-type="float" office:value="0.180955" calcext:value-type="float">
            <text:p>0,180955</text:p>
          </table:table-cell>
          <table:table-cell table:formula="of:=[.A249]/[.B249]" office:value-type="float" office:value="1370506479.51148" calcext:value-type="float">
            <text:p>1370506479,51148</text:p>
          </table:table-cell>
          <table:table-cell table:formula="of:=[.B249]/[.A249]" office:value-type="float" office:value="0.000000000729657258064516" calcext:value-type="float">
            <text:p>7,29657258064516E-10</text:p>
          </table:table-cell>
          <table:table-cell table:number-columns-repeated="2"/>
        </table:table-row>
        <table:table-row table:style-name="ro1">
          <table:table-cell office:value-type="float" office:value="249000000" calcext:value-type="float">
            <text:p>249000000</text:p>
          </table:table-cell>
          <table:table-cell office:value-type="float" office:value="0.199961" calcext:value-type="float">
            <text:p>0,199961</text:p>
          </table:table-cell>
          <table:table-cell table:formula="of:=[.A250]/[.B250]" office:value-type="float" office:value="1245242822.35036" calcext:value-type="float">
            <text:p>1245242822,35036</text:p>
          </table:table-cell>
          <table:table-cell table:formula="of:=[.B250]/[.A250]" office:value-type="float" office:value="0.000000000803056224899598" calcext:value-type="float">
            <text:p>8,03056224899598E-10</text:p>
          </table:table-cell>
          <table:table-cell table:number-columns-repeated="2"/>
        </table:table-row>
        <table:table-row table:style-name="ro1">
          <table:table-cell office:value-type="float" office:value="250000000" calcext:value-type="float">
            <text:p>250000000</text:p>
          </table:table-cell>
          <table:table-cell office:value-type="float" office:value="0.21867" calcext:value-type="float">
            <text:p>0,21867</text:p>
          </table:table-cell>
          <table:table-cell table:formula="of:=[.A251]/[.B251]" office:value-type="float" office:value="1143275254.95038" calcext:value-type="float">
            <text:p>1143275254,95038</text:p>
          </table:table-cell>
          <table:table-cell table:formula="of:=[.B251]/[.A251]" office:value-type="float" office:value="0.00000000087468" calcext:value-type="float">
            <text:p>8,7468E-10</text:p>
          </table:table-cell>
          <table:table-cell table:number-columns-repeated="2"/>
        </table:table-row>
        <table:table-row table:style-name="ro1">
          <table:table-cell office:value-type="float" office:value="251000000" calcext:value-type="float">
            <text:p>251000000</text:p>
          </table:table-cell>
          <table:table-cell office:value-type="float" office:value="0.203705" calcext:value-type="float">
            <text:p>0,203705</text:p>
          </table:table-cell>
          <table:table-cell table:formula="of:=[.A252]/[.B252]" office:value-type="float" office:value="1232173977.07469" calcext:value-type="float">
            <text:p>1232173977,07469</text:p>
          </table:table-cell>
          <table:table-cell table:formula="of:=[.B252]/[.A252]" office:value-type="float" office:value="0.000000000811573705179283" calcext:value-type="float">
            <text:p>8,11573705179283E-10</text:p>
          </table:table-cell>
          <table:table-cell table:number-columns-repeated="2"/>
        </table:table-row>
        <table:table-row table:style-name="ro1">
          <table:table-cell office:value-type="float" office:value="252000000" calcext:value-type="float">
            <text:p>252000000</text:p>
          </table:table-cell>
          <table:table-cell office:value-type="float" office:value="0.196905" calcext:value-type="float">
            <text:p>0,196905</text:p>
          </table:table-cell>
          <table:table-cell table:formula="of:=[.A253]/[.B253]" office:value-type="float" office:value="1279804982.09797" calcext:value-type="float">
            <text:p>1279804982,09797</text:p>
          </table:table-cell>
          <table:table-cell table:formula="of:=[.B253]/[.A253]" office:value-type="float" office:value="0.000000000781369047619048" calcext:value-type="float">
            <text:p>7,81369047619048E-10</text:p>
          </table:table-cell>
          <table:table-cell table:number-columns-repeated="2"/>
        </table:table-row>
        <table:table-row table:style-name="ro1">
          <table:table-cell office:value-type="float" office:value="253000000" calcext:value-type="float">
            <text:p>253000000</text:p>
          </table:table-cell>
          <table:table-cell office:value-type="float" office:value="0.198857" calcext:value-type="float">
            <text:p>0,198857</text:p>
          </table:table-cell>
          <table:table-cell table:formula="of:=[.A254]/[.B254]" office:value-type="float" office:value="1272271028.93034" calcext:value-type="float">
            <text:p>1272271028,93034</text:p>
          </table:table-cell>
          <table:table-cell table:formula="of:=[.B254]/[.A254]" office:value-type="float" office:value="0.00000000078599604743083" calcext:value-type="float">
            <text:p>7,8599604743083E-10</text:p>
          </table:table-cell>
          <table:table-cell table:number-columns-repeated="2"/>
        </table:table-row>
        <table:table-row table:style-name="ro1">
          <table:table-cell office:value-type="float" office:value="254000000" calcext:value-type="float">
            <text:p>254000000</text:p>
          </table:table-cell>
          <table:table-cell office:value-type="float" office:value="0.179827" calcext:value-type="float">
            <text:p>0,179827</text:p>
          </table:table-cell>
          <table:table-cell table:formula="of:=[.A255]/[.B255]" office:value-type="float" office:value="1412468650.42513" calcext:value-type="float">
            <text:p>1412468650,42513</text:p>
          </table:table-cell>
          <table:table-cell table:formula="of:=[.B255]/[.A255]" office:value-type="float" office:value="0.00000000070798031496063" calcext:value-type="float">
            <text:p>7,0798031496063E-10</text:p>
          </table:table-cell>
          <table:table-cell table:number-columns-repeated="2"/>
        </table:table-row>
        <table:table-row table:style-name="ro1">
          <table:table-cell office:value-type="float" office:value="255000000" calcext:value-type="float">
            <text:p>255000000</text:p>
          </table:table-cell>
          <table:table-cell office:value-type="float" office:value="0.174723" calcext:value-type="float">
            <text:p>0,174723</text:p>
          </table:table-cell>
          <table:table-cell table:formula="of:=[.A256]/[.B256]" office:value-type="float" office:value="1459452962.68951" calcext:value-type="float">
            <text:p>1459452962,68951</text:p>
          </table:table-cell>
          <table:table-cell table:formula="of:=[.B256]/[.A256]" office:value-type="float" office:value="0.000000000685188235294118" calcext:value-type="float">
            <text:p>6,85188235294118E-10</text:p>
          </table:table-cell>
          <table:table-cell table:number-columns-repeated="2"/>
        </table:table-row>
        <table:table-row table:style-name="ro1">
          <table:table-cell office:value-type="float" office:value="256000000" calcext:value-type="float">
            <text:p>256000000</text:p>
          </table:table-cell>
          <table:table-cell office:value-type="float" office:value="0.178242" calcext:value-type="float">
            <text:p>0,178242</text:p>
          </table:table-cell>
          <table:table-cell table:formula="of:=[.A257]/[.B257]" office:value-type="float" office:value="1436249593.24963" calcext:value-type="float">
            <text:p>1436249593,24963</text:p>
          </table:table-cell>
          <table:table-cell table:formula="of:=[.B257]/[.A257]" office:value-type="float" office:value="0.0000000006962578125" calcext:value-type="float">
            <text:p>6,962578125E-10</text:p>
          </table:table-cell>
          <table:table-cell table:number-columns-repeated="2"/>
        </table:table-row>
        <table:table-row table:style-name="ro1">
          <table:table-cell office:value-type="float" office:value="257000000" calcext:value-type="float">
            <text:p>257000000</text:p>
          </table:table-cell>
          <table:table-cell office:value-type="float" office:value="0.216661" calcext:value-type="float">
            <text:p>0,216661</text:p>
          </table:table-cell>
          <table:table-cell table:formula="of:=[.A258]/[.B258]" office:value-type="float" office:value="1186184869.45043" calcext:value-type="float">
            <text:p>1186184869,45043</text:p>
          </table:table-cell>
          <table:table-cell table:formula="of:=[.B258]/[.A258]" office:value-type="float" office:value="0.000000000843038910505837" calcext:value-type="float">
            <text:p>8,43038910505837E-10</text:p>
          </table:table-cell>
          <table:table-cell table:number-columns-repeated="2"/>
        </table:table-row>
        <table:table-row table:style-name="ro1">
          <table:table-cell office:value-type="float" office:value="258000000" calcext:value-type="float">
            <text:p>258000000</text:p>
          </table:table-cell>
          <table:table-cell office:value-type="float" office:value="0.191982" calcext:value-type="float">
            <text:p>0,191982</text:p>
          </table:table-cell>
          <table:table-cell table:formula="of:=[.A259]/[.B259]" office:value-type="float" office:value="1343875988.37391" calcext:value-type="float">
            <text:p>1343875988,37391</text:p>
          </table:table-cell>
          <table:table-cell table:formula="of:=[.B259]/[.A259]" office:value-type="float" office:value="0.000000000744116279069767" calcext:value-type="float">
            <text:p>7,44116279069767E-10</text:p>
          </table:table-cell>
          <table:table-cell table:number-columns-repeated="2"/>
        </table:table-row>
        <table:table-row table:style-name="ro1">
          <table:table-cell office:value-type="float" office:value="259000000" calcext:value-type="float">
            <text:p>259000000</text:p>
          </table:table-cell>
          <table:table-cell office:value-type="float" office:value="0.213464" calcext:value-type="float">
            <text:p>0,213464</text:p>
          </table:table-cell>
          <table:table-cell table:formula="of:=[.A260]/[.B260]" office:value-type="float" office:value="1213319341.90308" calcext:value-type="float">
            <text:p>1213319341,90308</text:p>
          </table:table-cell>
          <table:table-cell table:formula="of:=[.B260]/[.A260]" office:value-type="float" office:value="0.000000000824185328185328" calcext:value-type="float">
            <text:p>8,24185328185328E-10</text:p>
          </table:table-cell>
          <table:table-cell table:number-columns-repeated="2"/>
        </table:table-row>
        <table:table-row table:style-name="ro1">
          <table:table-cell office:value-type="float" office:value="260000000" calcext:value-type="float">
            <text:p>260000000</text:p>
          </table:table-cell>
          <table:table-cell office:value-type="float" office:value="0.176852" calcext:value-type="float">
            <text:p>0,176852</text:p>
          </table:table-cell>
          <table:table-cell table:formula="of:=[.A261]/[.B261]" office:value-type="float" office:value="1470155836.51867" calcext:value-type="float">
            <text:p>1470155836,51867</text:p>
          </table:table-cell>
          <table:table-cell table:formula="of:=[.B261]/[.A261]" office:value-type="float" office:value="0.0000000006802" calcext:value-type="float">
            <text:p>6,802E-10</text:p>
          </table:table-cell>
          <table:table-cell table:number-columns-repeated="2"/>
        </table:table-row>
        <table:table-row table:style-name="ro1">
          <table:table-cell office:value-type="float" office:value="261000000" calcext:value-type="float">
            <text:p>261000000</text:p>
          </table:table-cell>
          <table:table-cell office:value-type="float" office:value="0.176173" calcext:value-type="float">
            <text:p>0,176173</text:p>
          </table:table-cell>
          <table:table-cell table:formula="of:=[.A262]/[.B262]" office:value-type="float" office:value="1481498299.96651" calcext:value-type="float">
            <text:p>1481498299,96651</text:p>
          </table:table-cell>
          <table:table-cell table:formula="of:=[.B262]/[.A262]" office:value-type="float" office:value="0.000000000674992337164751" calcext:value-type="float">
            <text:p>6,74992337164751E-10</text:p>
          </table:table-cell>
          <table:table-cell table:number-columns-repeated="2"/>
        </table:table-row>
        <table:table-row table:style-name="ro1">
          <table:table-cell office:value-type="float" office:value="262000000" calcext:value-type="float">
            <text:p>262000000</text:p>
          </table:table-cell>
          <table:table-cell office:value-type="float" office:value="0.19928" calcext:value-type="float">
            <text:p>0,19928</text:p>
          </table:table-cell>
          <table:table-cell table:formula="of:=[.A263]/[.B263]" office:value-type="float" office:value="1314733038.94018" calcext:value-type="float">
            <text:p>1314733038,94018</text:p>
          </table:table-cell>
          <table:table-cell table:formula="of:=[.B263]/[.A263]" office:value-type="float" office:value="0.000000000760610687022901" calcext:value-type="float">
            <text:p>7,60610687022901E-10</text:p>
          </table:table-cell>
          <table:table-cell table:number-columns-repeated="2"/>
        </table:table-row>
        <table:table-row table:style-name="ro1">
          <table:table-cell office:value-type="float" office:value="263000000" calcext:value-type="float">
            <text:p>263000000</text:p>
          </table:table-cell>
          <table:table-cell office:value-type="float" office:value="0.207273" calcext:value-type="float">
            <text:p>0,207273</text:p>
          </table:table-cell>
          <table:table-cell table:formula="of:=[.A264]/[.B264]" office:value-type="float" office:value="1268857979.57283" calcext:value-type="float">
            <text:p>1268857979,57283</text:p>
          </table:table-cell>
          <table:table-cell table:formula="of:=[.B264]/[.A264]" office:value-type="float" office:value="0.000000000788110266159696" calcext:value-type="float">
            <text:p>7,88110266159696E-10</text:p>
          </table:table-cell>
          <table:table-cell table:number-columns-repeated="2"/>
        </table:table-row>
        <table:table-row table:style-name="ro1">
          <table:table-cell office:value-type="float" office:value="264000000" calcext:value-type="float">
            <text:p>264000000</text:p>
          </table:table-cell>
          <table:table-cell office:value-type="float" office:value="0.18046" calcext:value-type="float">
            <text:p>0,18046</text:p>
          </table:table-cell>
          <table:table-cell table:formula="of:=[.A265]/[.B265]" office:value-type="float" office:value="1462928072.70309" calcext:value-type="float">
            <text:p>1462928072,70309</text:p>
          </table:table-cell>
          <table:table-cell table:formula="of:=[.B265]/[.A265]" office:value-type="float" office:value="0.000000000683560606060606" calcext:value-type="float">
            <text:p>6,83560606060606E-10</text:p>
          </table:table-cell>
          <table:table-cell table:number-columns-repeated="2"/>
        </table:table-row>
        <table:table-row table:style-name="ro1">
          <table:table-cell office:value-type="float" office:value="265000000" calcext:value-type="float">
            <text:p>265000000</text:p>
          </table:table-cell>
          <table:table-cell office:value-type="float" office:value="0.182713" calcext:value-type="float">
            <text:p>0,182713</text:p>
          </table:table-cell>
          <table:table-cell table:formula="of:=[.A266]/[.B266]" office:value-type="float" office:value="1450362043.20437" calcext:value-type="float">
            <text:p>1450362043,20437</text:p>
          </table:table-cell>
          <table:table-cell table:formula="of:=[.B266]/[.A266]" office:value-type="float" office:value="0.000000000689483018867924" calcext:value-type="float">
            <text:p>6,89483018867924E-10</text:p>
          </table:table-cell>
          <table:table-cell table:number-columns-repeated="2"/>
        </table:table-row>
        <table:table-row table:style-name="ro1">
          <table:table-cell office:value-type="float" office:value="266000000" calcext:value-type="float">
            <text:p>266000000</text:p>
          </table:table-cell>
          <table:table-cell office:value-type="float" office:value="0.193031" calcext:value-type="float">
            <text:p>0,193031</text:p>
          </table:table-cell>
          <table:table-cell table:formula="of:=[.A267]/[.B267]" office:value-type="float" office:value="1378017002.45038" calcext:value-type="float">
            <text:p>1378017002,45038</text:p>
          </table:table-cell>
          <table:table-cell table:formula="of:=[.B267]/[.A267]" office:value-type="float" office:value="0.00000000072568045112782" calcext:value-type="float">
            <text:p>7,2568045112782E-10</text:p>
          </table:table-cell>
          <table:table-cell table:number-columns-repeated="2"/>
        </table:table-row>
        <table:table-row table:style-name="ro1">
          <table:table-cell office:value-type="float" office:value="267000000" calcext:value-type="float">
            <text:p>267000000</text:p>
          </table:table-cell>
          <table:table-cell office:value-type="float" office:value="0.182923" calcext:value-type="float">
            <text:p>0,182923</text:p>
          </table:table-cell>
          <table:table-cell table:formula="of:=[.A268]/[.B268]" office:value-type="float" office:value="1459630554.93295" calcext:value-type="float">
            <text:p>1459630554,93295</text:p>
          </table:table-cell>
          <table:table-cell table:formula="of:=[.B268]/[.A268]" office:value-type="float" office:value="0.000000000685104868913858" calcext:value-type="float">
            <text:p>6,85104868913858E-10</text:p>
          </table:table-cell>
          <table:table-cell table:number-columns-repeated="2"/>
        </table:table-row>
        <table:table-row table:style-name="ro1">
          <table:table-cell office:value-type="float" office:value="268000000" calcext:value-type="float">
            <text:p>268000000</text:p>
          </table:table-cell>
          <table:table-cell office:value-type="float" office:value="0.240662" calcext:value-type="float">
            <text:p>0,240662</text:p>
          </table:table-cell>
          <table:table-cell table:formula="of:=[.A269]/[.B269]" office:value-type="float" office:value="1113595000.45707" calcext:value-type="float">
            <text:p>1113595000,45707</text:p>
          </table:table-cell>
          <table:table-cell table:formula="of:=[.B269]/[.A269]" office:value-type="float" office:value="0.000000000897992537313433" calcext:value-type="float">
            <text:p>8,97992537313433E-10</text:p>
          </table:table-cell>
          <table:table-cell table:number-columns-repeated="2"/>
        </table:table-row>
        <table:table-row table:style-name="ro1">
          <table:table-cell office:value-type="float" office:value="269000000" calcext:value-type="float">
            <text:p>269000000</text:p>
          </table:table-cell>
          <table:table-cell office:value-type="float" office:value="0.22276" calcext:value-type="float">
            <text:p>0,22276</text:p>
          </table:table-cell>
          <table:table-cell table:formula="of:=[.A270]/[.B270]" office:value-type="float" office:value="1207577662.05782" calcext:value-type="float">
            <text:p>1207577662,05782</text:p>
          </table:table-cell>
          <table:table-cell table:formula="of:=[.B270]/[.A270]" office:value-type="float" office:value="0.000000000828104089219331" calcext:value-type="float">
            <text:p>8,28104089219331E-10</text:p>
          </table:table-cell>
          <table:table-cell table:number-columns-repeated="2"/>
        </table:table-row>
        <table:table-row table:style-name="ro1">
          <table:table-cell office:value-type="float" office:value="270000000" calcext:value-type="float">
            <text:p>270000000</text:p>
          </table:table-cell>
          <table:table-cell office:value-type="float" office:value="0.200664" calcext:value-type="float">
            <text:p>0,200664</text:p>
          </table:table-cell>
          <table:table-cell table:formula="of:=[.A271]/[.B271]" office:value-type="float" office:value="1345532831.00108" calcext:value-type="float">
            <text:p>1345532831,00108</text:p>
          </table:table-cell>
          <table:table-cell table:formula="of:=[.B271]/[.A271]" office:value-type="float" office:value="0.0000000007432" calcext:value-type="float">
            <text:p>7,432E-10</text:p>
          </table:table-cell>
          <table:table-cell table:number-columns-repeated="2"/>
        </table:table-row>
        <table:table-row table:style-name="ro1">
          <table:table-cell office:value-type="float" office:value="271000000" calcext:value-type="float">
            <text:p>271000000</text:p>
          </table:table-cell>
          <table:table-cell office:value-type="float" office:value="0.20582" calcext:value-type="float">
            <text:p>0,20582</text:p>
          </table:table-cell>
          <table:table-cell table:formula="of:=[.A272]/[.B272]" office:value-type="float" office:value="1316684481.58585" calcext:value-type="float">
            <text:p>1316684481,58585</text:p>
          </table:table-cell>
          <table:table-cell table:formula="of:=[.B272]/[.A272]" office:value-type="float" office:value="0.000000000759483394833948" calcext:value-type="float">
            <text:p>7,59483394833948E-10</text:p>
          </table:table-cell>
          <table:table-cell table:number-columns-repeated="2"/>
        </table:table-row>
        <table:table-row table:style-name="ro1">
          <table:table-cell office:value-type="float" office:value="272000000" calcext:value-type="float">
            <text:p>272000000</text:p>
          </table:table-cell>
          <table:table-cell office:value-type="float" office:value="0.232358" calcext:value-type="float">
            <text:p>0,232358</text:p>
          </table:table-cell>
          <table:table-cell table:formula="of:=[.A273]/[.B273]" office:value-type="float" office:value="1170607424.74974" calcext:value-type="float">
            <text:p>1170607424,74974</text:p>
          </table:table-cell>
          <table:table-cell table:formula="of:=[.B273]/[.A273]" office:value-type="float" office:value="0.000000000854257352941176" calcext:value-type="float">
            <text:p>8,54257352941176E-10</text:p>
          </table:table-cell>
          <table:table-cell table:number-columns-repeated="2"/>
        </table:table-row>
        <table:table-row table:style-name="ro1">
          <table:table-cell office:value-type="float" office:value="273000000" calcext:value-type="float">
            <text:p>273000000</text:p>
          </table:table-cell>
          <table:table-cell office:value-type="float" office:value="0.203668" calcext:value-type="float">
            <text:p>0,203668</text:p>
          </table:table-cell>
          <table:table-cell table:formula="of:=[.A274]/[.B274]" office:value-type="float" office:value="1340416756.68244" calcext:value-type="float">
            <text:p>1340416756,68244</text:p>
          </table:table-cell>
          <table:table-cell table:formula="of:=[.B274]/[.A274]" office:value-type="float" office:value="0.00000000074603663003663" calcext:value-type="float">
            <text:p>7,4603663003663E-10</text:p>
          </table:table-cell>
          <table:table-cell table:number-columns-repeated="2"/>
        </table:table-row>
        <table:table-row table:style-name="ro1">
          <table:table-cell office:value-type="float" office:value="274000000" calcext:value-type="float">
            <text:p>274000000</text:p>
          </table:table-cell>
          <table:table-cell office:value-type="float" office:value="0.222405" calcext:value-type="float">
            <text:p>0,222405</text:p>
          </table:table-cell>
          <table:table-cell table:formula="of:=[.A275]/[.B275]" office:value-type="float" office:value="1231986690.9467" calcext:value-type="float">
            <text:p>1231986690,9467</text:p>
          </table:table-cell>
          <table:table-cell table:formula="of:=[.B275]/[.A275]" office:value-type="float" office:value="0.000000000811697080291971" calcext:value-type="float">
            <text:p>8,11697080291971E-10</text:p>
          </table:table-cell>
          <table:table-cell table:number-columns-repeated="2"/>
        </table:table-row>
        <table:table-row table:style-name="ro1">
          <table:table-cell office:value-type="float" office:value="275000000" calcext:value-type="float">
            <text:p>275000000</text:p>
          </table:table-cell>
          <table:table-cell office:value-type="float" office:value="0.226513" calcext:value-type="float">
            <text:p>0,226513</text:p>
          </table:table-cell>
          <table:table-cell table:formula="of:=[.A276]/[.B276]" office:value-type="float" office:value="1214058354.26664" calcext:value-type="float">
            <text:p>1214058354,26664</text:p>
          </table:table-cell>
          <table:table-cell table:formula="of:=[.B276]/[.A276]" office:value-type="float" office:value="0.000000000823683636363636" calcext:value-type="float">
            <text:p>8,23683636363636E-10</text:p>
          </table:table-cell>
          <table:table-cell table:number-columns-repeated="2"/>
        </table:table-row>
        <table:table-row table:style-name="ro1">
          <table:table-cell office:value-type="float" office:value="276000000" calcext:value-type="float">
            <text:p>276000000</text:p>
          </table:table-cell>
          <table:table-cell office:value-type="float" office:value="0.193039" calcext:value-type="float">
            <text:p>0,193039</text:p>
          </table:table-cell>
          <table:table-cell table:formula="of:=[.A277]/[.B277]" office:value-type="float" office:value="1429762897.65281" calcext:value-type="float">
            <text:p>1429762897,65281</text:p>
          </table:table-cell>
          <table:table-cell table:formula="of:=[.B277]/[.A277]" office:value-type="float" office:value="0.000000000699416666666667" calcext:value-type="float">
            <text:p>6,99416666666667E-10</text:p>
          </table:table-cell>
          <table:table-cell table:number-columns-repeated="2"/>
        </table:table-row>
        <table:table-row table:style-name="ro1">
          <table:table-cell office:value-type="float" office:value="277000000" calcext:value-type="float">
            <text:p>277000000</text:p>
          </table:table-cell>
          <table:table-cell office:value-type="float" office:value="0.203568" calcext:value-type="float">
            <text:p>0,203568</text:p>
          </table:table-cell>
          <table:table-cell table:formula="of:=[.A278]/[.B278]" office:value-type="float" office:value="1360724671.85412" calcext:value-type="float">
            <text:p>1360724671,85412</text:p>
          </table:table-cell>
          <table:table-cell table:formula="of:=[.B278]/[.A278]" office:value-type="float" office:value="0.000000000734902527075812" calcext:value-type="float">
            <text:p>7,34902527075812E-10</text:p>
          </table:table-cell>
          <table:table-cell table:number-columns-repeated="2"/>
        </table:table-row>
        <table:table-row table:style-name="ro1">
          <table:table-cell office:value-type="float" office:value="278000000" calcext:value-type="float">
            <text:p>278000000</text:p>
          </table:table-cell>
          <table:table-cell office:value-type="float" office:value="0.205515" calcext:value-type="float">
            <text:p>0,205515</text:p>
          </table:table-cell>
          <table:table-cell table:formula="of:=[.A279]/[.B279]" office:value-type="float" office:value="1352699316.3516" calcext:value-type="float">
            <text:p>1352699316,3516</text:p>
          </table:table-cell>
          <table:table-cell table:formula="of:=[.B279]/[.A279]" office:value-type="float" office:value="0.000000000739262589928058" calcext:value-type="float">
            <text:p>7,39262589928058E-10</text:p>
          </table:table-cell>
          <table:table-cell table:number-columns-repeated="2"/>
        </table:table-row>
        <table:table-row table:style-name="ro1">
          <table:table-cell office:value-type="float" office:value="279000000" calcext:value-type="float">
            <text:p>279000000</text:p>
          </table:table-cell>
          <table:table-cell office:value-type="float" office:value="0.193214" calcext:value-type="float">
            <text:p>0,193214</text:p>
          </table:table-cell>
          <table:table-cell table:formula="of:=[.A280]/[.B280]" office:value-type="float" office:value="1443994741.58187" calcext:value-type="float">
            <text:p>1443994741,58187</text:p>
          </table:table-cell>
          <table:table-cell table:formula="of:=[.B280]/[.A280]" office:value-type="float" office:value="0.000000000692523297491039" calcext:value-type="float">
            <text:p>6,92523297491039E-10</text:p>
          </table:table-cell>
          <table:table-cell table:number-columns-repeated="2"/>
        </table:table-row>
        <table:table-row table:style-name="ro1">
          <table:table-cell office:value-type="float" office:value="280000000" calcext:value-type="float">
            <text:p>280000000</text:p>
          </table:table-cell>
          <table:table-cell office:value-type="float" office:value="0.219537" calcext:value-type="float">
            <text:p>0,219537</text:p>
          </table:table-cell>
          <table:table-cell table:formula="of:=[.A281]/[.B281]" office:value-type="float" office:value="1275411434.06351" calcext:value-type="float">
            <text:p>1275411434,06351</text:p>
          </table:table-cell>
          <table:table-cell table:formula="of:=[.B281]/[.A281]" office:value-type="float" office:value="0.000000000784060714285714" calcext:value-type="float">
            <text:p>7,84060714285714E-10</text:p>
          </table:table-cell>
          <table:table-cell table:number-columns-repeated="2"/>
        </table:table-row>
        <table:table-row table:style-name="ro1">
          <table:table-cell office:value-type="float" office:value="281000000" calcext:value-type="float">
            <text:p>281000000</text:p>
          </table:table-cell>
          <table:table-cell office:value-type="float" office:value="0.220291" calcext:value-type="float">
            <text:p>0,220291</text:p>
          </table:table-cell>
          <table:table-cell table:formula="of:=[.A282]/[.B282]" office:value-type="float" office:value="1275585475.57549" calcext:value-type="float">
            <text:p>1275585475,57549</text:p>
          </table:table-cell>
          <table:table-cell table:formula="of:=[.B282]/[.A282]" office:value-type="float" office:value="0.000000000783953736654804" calcext:value-type="float">
            <text:p>7,83953736654804E-10</text:p>
          </table:table-cell>
          <table:table-cell table:number-columns-repeated="2"/>
        </table:table-row>
        <table:table-row table:style-name="ro1">
          <table:table-cell office:value-type="float" office:value="282000000" calcext:value-type="float">
            <text:p>282000000</text:p>
          </table:table-cell>
          <table:table-cell office:value-type="float" office:value="0.195604" calcext:value-type="float">
            <text:p>0,195604</text:p>
          </table:table-cell>
          <table:table-cell table:formula="of:=[.A283]/[.B283]" office:value-type="float" office:value="1441688309.03254" calcext:value-type="float">
            <text:p>1441688309,03254</text:p>
          </table:table-cell>
          <table:table-cell table:formula="of:=[.B283]/[.A283]" office:value-type="float" office:value="0.000000000693631205673759" calcext:value-type="float">
            <text:p>6,93631205673759E-10</text:p>
          </table:table-cell>
          <table:table-cell table:number-columns-repeated="2"/>
        </table:table-row>
        <table:table-row table:style-name="ro1">
          <table:table-cell office:value-type="float" office:value="283000000" calcext:value-type="float">
            <text:p>283000000</text:p>
          </table:table-cell>
          <table:table-cell office:value-type="float" office:value="0.231523" calcext:value-type="float">
            <text:p>0,231523</text:p>
          </table:table-cell>
          <table:table-cell table:formula="of:=[.A284]/[.B284]" office:value-type="float" office:value="1222340760.96111" calcext:value-type="float">
            <text:p>1222340760,96111</text:p>
          </table:table-cell>
          <table:table-cell table:formula="of:=[.B284]/[.A284]" office:value-type="float" office:value="0.000000000818102473498233" calcext:value-type="float">
            <text:p>8,18102473498233E-10</text:p>
          </table:table-cell>
          <table:table-cell table:number-columns-repeated="2"/>
        </table:table-row>
        <table:table-row table:style-name="ro1">
          <table:table-cell office:value-type="float" office:value="284000000" calcext:value-type="float">
            <text:p>284000000</text:p>
          </table:table-cell>
          <table:table-cell office:value-type="float" office:value="0.22207" calcext:value-type="float">
            <text:p>0,22207</text:p>
          </table:table-cell>
          <table:table-cell table:formula="of:=[.A285]/[.B285]" office:value-type="float" office:value="1278876030.08061" calcext:value-type="float">
            <text:p>1278876030,08061</text:p>
          </table:table-cell>
          <table:table-cell table:formula="of:=[.B285]/[.A285]" office:value-type="float" office:value="0.00000000078193661971831" calcext:value-type="float">
            <text:p>7,8193661971831E-10</text:p>
          </table:table-cell>
          <table:table-cell table:number-columns-repeated="2"/>
        </table:table-row>
        <table:table-row table:style-name="ro1">
          <table:table-cell office:value-type="float" office:value="285000000" calcext:value-type="float">
            <text:p>285000000</text:p>
          </table:table-cell>
          <table:table-cell office:value-type="float" office:value="0.200125" calcext:value-type="float">
            <text:p>0,200125</text:p>
          </table:table-cell>
          <table:table-cell table:formula="of:=[.A286]/[.B286]" office:value-type="float" office:value="1424109931.29294" calcext:value-type="float">
            <text:p>1424109931,29294</text:p>
          </table:table-cell>
          <table:table-cell table:formula="of:=[.B286]/[.A286]" office:value-type="float" office:value="0.00000000070219298245614" calcext:value-type="float">
            <text:p>7,0219298245614E-10</text:p>
          </table:table-cell>
          <table:table-cell table:number-columns-repeated="2"/>
        </table:table-row>
        <table:table-row table:style-name="ro1">
          <table:table-cell office:value-type="float" office:value="286000000" calcext:value-type="float">
            <text:p>286000000</text:p>
          </table:table-cell>
          <table:table-cell office:value-type="float" office:value="0.20195" calcext:value-type="float">
            <text:p>0,20195</text:p>
          </table:table-cell>
          <table:table-cell table:formula="of:=[.A287]/[.B287]" office:value-type="float" office:value="1416192126.76405" calcext:value-type="float">
            <text:p>1416192126,76405</text:p>
          </table:table-cell>
          <table:table-cell table:formula="of:=[.B287]/[.A287]" office:value-type="float" office:value="0.000000000706118881118881" calcext:value-type="float">
            <text:p>7,06118881118881E-10</text:p>
          </table:table-cell>
          <table:table-cell table:number-columns-repeated="2"/>
        </table:table-row>
        <table:table-row table:style-name="ro1">
          <table:table-cell office:value-type="float" office:value="287000000" calcext:value-type="float">
            <text:p>287000000</text:p>
          </table:table-cell>
          <table:table-cell office:value-type="float" office:value="0.239944" calcext:value-type="float">
            <text:p>0,239944</text:p>
          </table:table-cell>
          <table:table-cell table:formula="of:=[.A288]/[.B288]" office:value-type="float" office:value="1196112426.23279" calcext:value-type="float">
            <text:p>1196112426,23279</text:p>
          </table:table-cell>
          <table:table-cell table:formula="of:=[.B288]/[.A288]" office:value-type="float" office:value="0.00000000083604181184669" calcext:value-type="float">
            <text:p>8,3604181184669E-10</text:p>
          </table:table-cell>
          <table:table-cell table:number-columns-repeated="2"/>
        </table:table-row>
        <table:table-row table:style-name="ro1">
          <table:table-cell office:value-type="float" office:value="288000000" calcext:value-type="float">
            <text:p>288000000</text:p>
          </table:table-cell>
          <table:table-cell office:value-type="float" office:value="0.197065" calcext:value-type="float">
            <text:p>0,197065</text:p>
          </table:table-cell>
          <table:table-cell table:formula="of:=[.A289]/[.B289]" office:value-type="float" office:value="1461446730.77411" calcext:value-type="float">
            <text:p>1461446730,77411</text:p>
          </table:table-cell>
          <table:table-cell table:formula="of:=[.B289]/[.A289]" office:value-type="float" office:value="0.000000000684253472222222" calcext:value-type="float">
            <text:p>6,84253472222222E-10</text:p>
          </table:table-cell>
          <table:table-cell table:number-columns-repeated="2"/>
        </table:table-row>
        <table:table-row table:style-name="ro1">
          <table:table-cell office:value-type="float" office:value="289000000" calcext:value-type="float">
            <text:p>289000000</text:p>
          </table:table-cell>
          <table:table-cell office:value-type="float" office:value="0.215478" calcext:value-type="float">
            <text:p>0,215478</text:p>
          </table:table-cell>
          <table:table-cell table:formula="of:=[.A290]/[.B290]" office:value-type="float" office:value="1341204206.46191" calcext:value-type="float">
            <text:p>1341204206,46191</text:p>
          </table:table-cell>
          <table:table-cell table:formula="of:=[.B290]/[.A290]" office:value-type="float" office:value="0.000000000745598615916955" calcext:value-type="float">
            <text:p>7,45598615916955E-10</text:p>
          </table:table-cell>
          <table:table-cell table:number-columns-repeated="2"/>
        </table:table-row>
        <table:table-row table:style-name="ro1">
          <table:table-cell office:value-type="float" office:value="290000000" calcext:value-type="float">
            <text:p>290000000</text:p>
          </table:table-cell>
          <table:table-cell office:value-type="float" office:value="0.212141" calcext:value-type="float">
            <text:p>0,212141</text:p>
          </table:table-cell>
          <table:table-cell table:formula="of:=[.A291]/[.B291]" office:value-type="float" office:value="1367015334.14097" calcext:value-type="float">
            <text:p>1367015334,14097</text:p>
          </table:table-cell>
          <table:table-cell table:formula="of:=[.B291]/[.A291]" office:value-type="float" office:value="0.000000000731520689655172" calcext:value-type="float">
            <text:p>7,31520689655172E-10</text:p>
          </table:table-cell>
          <table:table-cell table:number-columns-repeated="2"/>
        </table:table-row>
        <table:table-row table:style-name="ro1">
          <table:table-cell office:value-type="float" office:value="291000000" calcext:value-type="float">
            <text:p>291000000</text:p>
          </table:table-cell>
          <table:table-cell office:value-type="float" office:value="0.221821" calcext:value-type="float">
            <text:p>0,221821</text:p>
          </table:table-cell>
          <table:table-cell table:formula="of:=[.A292]/[.B292]" office:value-type="float" office:value="1311868578.71888" calcext:value-type="float">
            <text:p>1311868578,71888</text:p>
          </table:table-cell>
          <table:table-cell table:formula="of:=[.B292]/[.A292]" office:value-type="float" office:value="0.00000000076227147766323" calcext:value-type="float">
            <text:p>7,6227147766323E-10</text:p>
          </table:table-cell>
          <table:table-cell table:number-columns-repeated="2"/>
        </table:table-row>
        <table:table-row table:style-name="ro1">
          <table:table-cell office:value-type="float" office:value="292000000" calcext:value-type="float">
            <text:p>292000000</text:p>
          </table:table-cell>
          <table:table-cell office:value-type="float" office:value="0.228143" calcext:value-type="float">
            <text:p>0,228143</text:p>
          </table:table-cell>
          <table:table-cell table:formula="of:=[.A293]/[.B293]" office:value-type="float" office:value="1279899010.7082" calcext:value-type="float">
            <text:p>1279899010,7082</text:p>
          </table:table-cell>
          <table:table-cell table:formula="of:=[.B293]/[.A293]" office:value-type="float" office:value="0.000000000781311643835616" calcext:value-type="float">
            <text:p>7,81311643835616E-10</text:p>
          </table:table-cell>
          <table:table-cell table:number-columns-repeated="2"/>
        </table:table-row>
        <table:table-row table:style-name="ro1">
          <table:table-cell office:value-type="float" office:value="293000000" calcext:value-type="float">
            <text:p>293000000</text:p>
          </table:table-cell>
          <table:table-cell office:value-type="float" office:value="0.231108" calcext:value-type="float">
            <text:p>0,231108</text:p>
          </table:table-cell>
          <table:table-cell table:formula="of:=[.A294]/[.B294]" office:value-type="float" office:value="1267805528.15134" calcext:value-type="float">
            <text:p>1267805528,15134</text:p>
          </table:table-cell>
          <table:table-cell table:formula="of:=[.B294]/[.A294]" office:value-type="float" office:value="0.000000000788764505119454" calcext:value-type="float">
            <text:p>7,88764505119454E-10</text:p>
          </table:table-cell>
          <table:table-cell table:number-columns-repeated="2"/>
        </table:table-row>
        <table:table-row table:style-name="ro1">
          <table:table-cell office:value-type="float" office:value="294000000" calcext:value-type="float">
            <text:p>294000000</text:p>
          </table:table-cell>
          <table:table-cell office:value-type="float" office:value="0.239465" calcext:value-type="float">
            <text:p>0,239465</text:p>
          </table:table-cell>
          <table:table-cell table:formula="of:=[.A295]/[.B295]" office:value-type="float" office:value="1227736830.01691" calcext:value-type="float">
            <text:p>1227736830,01691</text:p>
          </table:table-cell>
          <table:table-cell table:formula="of:=[.B295]/[.A295]" office:value-type="float" office:value="0.000000000814506802721088" calcext:value-type="float">
            <text:p>8,14506802721088E-10</text:p>
          </table:table-cell>
          <table:table-cell table:number-columns-repeated="2"/>
        </table:table-row>
        <table:table-row table:style-name="ro1">
          <table:table-cell office:value-type="float" office:value="295000000" calcext:value-type="float">
            <text:p>295000000</text:p>
          </table:table-cell>
          <table:table-cell office:value-type="float" office:value="0.218952" calcext:value-type="float">
            <text:p>0,218952</text:p>
          </table:table-cell>
          <table:table-cell table:formula="of:=[.A296]/[.B296]" office:value-type="float" office:value="1347327268.07702" calcext:value-type="float">
            <text:p>1347327268,07702</text:p>
          </table:table-cell>
          <table:table-cell table:formula="of:=[.B296]/[.A296]" office:value-type="float" office:value="0.000000000742210169491525" calcext:value-type="float">
            <text:p>7,42210169491525E-10</text:p>
          </table:table-cell>
          <table:table-cell table:number-columns-repeated="2"/>
        </table:table-row>
        <table:table-row table:style-name="ro1">
          <table:table-cell office:value-type="float" office:value="296000000" calcext:value-type="float">
            <text:p>296000000</text:p>
          </table:table-cell>
          <table:table-cell office:value-type="float" office:value="0.218947" calcext:value-type="float">
            <text:p>0,218947</text:p>
          </table:table-cell>
          <table:table-cell table:formula="of:=[.A297]/[.B297]" office:value-type="float" office:value="1351925351.79747" calcext:value-type="float">
            <text:p>1351925351,79747</text:p>
          </table:table-cell>
          <table:table-cell table:formula="of:=[.B297]/[.A297]" office:value-type="float" office:value="0.000000000739685810810811" calcext:value-type="float">
            <text:p>7,39685810810811E-10</text:p>
          </table:table-cell>
          <table:table-cell table:number-columns-repeated="2"/>
        </table:table-row>
        <table:table-row table:style-name="ro1">
          <table:table-cell office:value-type="float" office:value="297000000" calcext:value-type="float">
            <text:p>297000000</text:p>
          </table:table-cell>
          <table:table-cell office:value-type="float" office:value="0.227959" calcext:value-type="float">
            <text:p>0,227959</text:p>
          </table:table-cell>
          <table:table-cell table:formula="of:=[.A298]/[.B298]" office:value-type="float" office:value="1302865866.23033" calcext:value-type="float">
            <text:p>1302865866,23033</text:p>
          </table:table-cell>
          <table:table-cell table:formula="of:=[.B298]/[.A298]" office:value-type="float" office:value="0.000000000767538720538721" calcext:value-type="float">
            <text:p>7,67538720538721E-10</text:p>
          </table:table-cell>
          <table:table-cell table:number-columns-repeated="2"/>
        </table:table-row>
        <table:table-row table:style-name="ro1">
          <table:table-cell office:value-type="float" office:value="298000000" calcext:value-type="float">
            <text:p>298000000</text:p>
          </table:table-cell>
          <table:table-cell office:value-type="float" office:value="0.205738" calcext:value-type="float">
            <text:p>0,205738</text:p>
          </table:table-cell>
          <table:table-cell table:formula="of:=[.A299]/[.B299]" office:value-type="float" office:value="1448444137.68968" calcext:value-type="float">
            <text:p>1448444137,68968</text:p>
          </table:table-cell>
          <table:table-cell table:formula="of:=[.B299]/[.A299]" office:value-type="float" office:value="0.000000000690395973154362" calcext:value-type="float">
            <text:p>6,90395973154362E-10</text:p>
          </table:table-cell>
          <table:table-cell table:number-columns-repeated="2"/>
        </table:table-row>
        <table:table-row table:style-name="ro1">
          <table:table-cell office:value-type="float" office:value="299000000" calcext:value-type="float">
            <text:p>299000000</text:p>
          </table:table-cell>
          <table:table-cell office:value-type="float" office:value="0.227326" calcext:value-type="float">
            <text:p>0,227326</text:p>
          </table:table-cell>
          <table:table-cell table:formula="of:=[.A300]/[.B300]" office:value-type="float" office:value="1315291695.62655" calcext:value-type="float">
            <text:p>1315291695,62655</text:p>
          </table:table-cell>
          <table:table-cell table:formula="of:=[.B300]/[.A300]" office:value-type="float" office:value="0.00000000076028762541806" calcext:value-type="float">
            <text:p>7,6028762541806E-10</text:p>
          </table:table-cell>
          <table:table-cell table:number-columns-repeated="2"/>
        </table:table-row>
        <table:table-row table:style-name="ro1">
          <table:table-cell office:value-type="float" office:value="300000000" calcext:value-type="float">
            <text:p>300000000</text:p>
          </table:table-cell>
          <table:table-cell office:value-type="float" office:value="0.243013" calcext:value-type="float">
            <text:p>0,243013</text:p>
          </table:table-cell>
          <table:table-cell table:formula="of:=[.A301]/[.B301]" office:value-type="float" office:value="1234501857.9253" calcext:value-type="float">
            <text:p>1234501857,9253</text:p>
          </table:table-cell>
          <table:table-cell table:formula="of:=[.B301]/[.A301]" office:value-type="float" office:value="0.000000000810043333333333" calcext:value-type="float">
            <text:p>8,10043333333333E-10</text:p>
          </table:table-cell>
          <table:table-cell table:number-columns-repeated="2"/>
        </table:table-row>
        <table:table-row table:style-name="ro1">
          <table:table-cell office:value-type="float" office:value="301000000" calcext:value-type="float">
            <text:p>301000000</text:p>
          </table:table-cell>
          <table:table-cell office:value-type="float" office:value="0.210407" calcext:value-type="float">
            <text:p>0,210407</text:p>
          </table:table-cell>
          <table:table-cell table:formula="of:=[.A302]/[.B302]" office:value-type="float" office:value="1430560770.31658" calcext:value-type="float">
            <text:p>1430560770,31658</text:p>
          </table:table-cell>
          <table:table-cell table:formula="of:=[.B302]/[.A302]" office:value-type="float" office:value="0.00000000069902657807309" calcext:value-type="float">
            <text:p>6,9902657807309E-10</text:p>
          </table:table-cell>
          <table:table-cell table:number-columns-repeated="2"/>
        </table:table-row>
        <table:table-row table:style-name="ro1">
          <table:table-cell office:value-type="float" office:value="302000000" calcext:value-type="float">
            <text:p>302000000</text:p>
          </table:table-cell>
          <table:table-cell office:value-type="float" office:value="0.210444" calcext:value-type="float">
            <text:p>0,210444</text:p>
          </table:table-cell>
          <table:table-cell table:formula="of:=[.A303]/[.B303]" office:value-type="float" office:value="1435061108.89358" calcext:value-type="float">
            <text:p>1435061108,89358</text:p>
          </table:table-cell>
          <table:table-cell table:formula="of:=[.B303]/[.A303]" office:value-type="float" office:value="0.000000000696834437086093" calcext:value-type="float">
            <text:p>6,96834437086093E-10</text:p>
          </table:table-cell>
          <table:table-cell table:number-columns-repeated="2"/>
        </table:table-row>
        <table:table-row table:style-name="ro1">
          <table:table-cell office:value-type="float" office:value="303000000" calcext:value-type="float">
            <text:p>303000000</text:p>
          </table:table-cell>
          <table:table-cell office:value-type="float" office:value="0.24458" calcext:value-type="float">
            <text:p>0,24458</text:p>
          </table:table-cell>
          <table:table-cell table:formula="of:=[.A304]/[.B304]" office:value-type="float" office:value="1238858451.2225" calcext:value-type="float">
            <text:p>1238858451,2225</text:p>
          </table:table-cell>
          <table:table-cell table:formula="of:=[.B304]/[.A304]" office:value-type="float" office:value="0.000000000807194719471947" calcext:value-type="float">
            <text:p>8,07194719471947E-10</text:p>
          </table:table-cell>
          <table:table-cell table:number-columns-repeated="2"/>
        </table:table-row>
        <table:table-row table:style-name="ro1">
          <table:table-cell office:value-type="float" office:value="304000000" calcext:value-type="float">
            <text:p>304000000</text:p>
          </table:table-cell>
          <table:table-cell office:value-type="float" office:value="0.25218" calcext:value-type="float">
            <text:p>0,25218</text:p>
          </table:table-cell>
          <table:table-cell table:formula="of:=[.A305]/[.B305]" office:value-type="float" office:value="1205488143.38964" calcext:value-type="float">
            <text:p>1205488143,38964</text:p>
          </table:table-cell>
          <table:table-cell table:formula="of:=[.B305]/[.A305]" office:value-type="float" office:value="0.000000000829539473684211" calcext:value-type="float">
            <text:p>8,29539473684211E-10</text:p>
          </table:table-cell>
          <table:table-cell table:number-columns-repeated="2"/>
        </table:table-row>
        <table:table-row table:style-name="ro1">
          <table:table-cell office:value-type="float" office:value="305000000" calcext:value-type="float">
            <text:p>305000000</text:p>
          </table:table-cell>
          <table:table-cell office:value-type="float" office:value="0.218525" calcext:value-type="float">
            <text:p>0,218525</text:p>
          </table:table-cell>
          <table:table-cell table:formula="of:=[.A306]/[.B306]" office:value-type="float" office:value="1395721313.35088" calcext:value-type="float">
            <text:p>1395721313,35088</text:p>
          </table:table-cell>
          <table:table-cell table:formula="of:=[.B306]/[.A306]" office:value-type="float" office:value="0.000000000716475409836066" calcext:value-type="float">
            <text:p>7,16475409836066E-10</text:p>
          </table:table-cell>
          <table:table-cell table:number-columns-repeated="2"/>
        </table:table-row>
        <table:table-row table:style-name="ro1">
          <table:table-cell office:value-type="float" office:value="306000000" calcext:value-type="float">
            <text:p>306000000</text:p>
          </table:table-cell>
          <table:table-cell office:value-type="float" office:value="0.223627" calcext:value-type="float">
            <text:p>0,223627</text:p>
          </table:table-cell>
          <table:table-cell table:formula="of:=[.A307]/[.B307]" office:value-type="float" office:value="1368349975.62906" calcext:value-type="float">
            <text:p>1368349975,62906</text:p>
          </table:table-cell>
          <table:table-cell table:formula="of:=[.B307]/[.A307]" office:value-type="float" office:value="0.000000000730807189542484" calcext:value-type="float">
            <text:p>7,30807189542484E-10</text:p>
          </table:table-cell>
          <table:table-cell table:number-columns-repeated="2"/>
        </table:table-row>
        <table:table-row table:style-name="ro1">
          <table:table-cell office:value-type="float" office:value="307000000" calcext:value-type="float">
            <text:p>307000000</text:p>
          </table:table-cell>
          <table:table-cell office:value-type="float" office:value="0.248881" calcext:value-type="float">
            <text:p>0,248881</text:p>
          </table:table-cell>
          <table:table-cell table:formula="of:=[.A308]/[.B308]" office:value-type="float" office:value="1233521241.07505" calcext:value-type="float">
            <text:p>1233521241,07505</text:p>
          </table:table-cell>
          <table:table-cell table:formula="of:=[.B308]/[.A308]" office:value-type="float" office:value="0.000000000810687296416938" calcext:value-type="float">
            <text:p>8,10687296416938E-10</text:p>
          </table:table-cell>
          <table:table-cell table:number-columns-repeated="2"/>
        </table:table-row>
        <table:table-row table:style-name="ro1">
          <table:table-cell office:value-type="float" office:value="308000000" calcext:value-type="float">
            <text:p>308000000</text:p>
          </table:table-cell>
          <table:table-cell office:value-type="float" office:value="0.233905" calcext:value-type="float">
            <text:p>0,233905</text:p>
          </table:table-cell>
          <table:table-cell table:formula="of:=[.A309]/[.B309]" office:value-type="float" office:value="1316773903.93536" calcext:value-type="float">
            <text:p>1316773903,93536</text:p>
          </table:table-cell>
          <table:table-cell table:formula="of:=[.B309]/[.A309]" office:value-type="float" office:value="0.000000000759431818181818" calcext:value-type="float">
            <text:p>7,59431818181818E-10</text:p>
          </table:table-cell>
          <table:table-cell table:number-columns-repeated="2"/>
        </table:table-row>
        <table:table-row table:style-name="ro1">
          <table:table-cell office:value-type="float" office:value="309000000" calcext:value-type="float">
            <text:p>309000000</text:p>
          </table:table-cell>
          <table:table-cell office:value-type="float" office:value="0.235685" calcext:value-type="float">
            <text:p>0,235685</text:p>
          </table:table-cell>
          <table:table-cell table:formula="of:=[.A310]/[.B310]" office:value-type="float" office:value="1311071981.67045" calcext:value-type="float">
            <text:p>1311071981,67045</text:p>
          </table:table-cell>
          <table:table-cell table:formula="of:=[.B310]/[.A310]" office:value-type="float" office:value="0.000000000762734627831715" calcext:value-type="float">
            <text:p>7,62734627831715E-10</text:p>
          </table:table-cell>
          <table:table-cell table:number-columns-repeated="2"/>
        </table:table-row>
        <table:table-row table:style-name="ro1">
          <table:table-cell office:value-type="float" office:value="310000000" calcext:value-type="float">
            <text:p>310000000</text:p>
          </table:table-cell>
          <table:table-cell office:value-type="float" office:value="0.223484" calcext:value-type="float">
            <text:p>0,223484</text:p>
          </table:table-cell>
          <table:table-cell table:formula="of:=[.A311]/[.B311]" office:value-type="float" office:value="1387123910.43654" calcext:value-type="float">
            <text:p>1387123910,43654</text:p>
          </table:table-cell>
          <table:table-cell table:formula="of:=[.B311]/[.A311]" office:value-type="float" office:value="0.000000000720916129032258" calcext:value-type="float">
            <text:p>7,20916129032258E-10</text:p>
          </table:table-cell>
          <table:table-cell table:number-columns-repeated="2"/>
        </table:table-row>
        <table:table-row table:style-name="ro1">
          <table:table-cell office:value-type="float" office:value="311000000" calcext:value-type="float">
            <text:p>311000000</text:p>
          </table:table-cell>
          <table:table-cell office:value-type="float" office:value="0.224409" calcext:value-type="float">
            <text:p>0,224409</text:p>
          </table:table-cell>
          <table:table-cell table:formula="of:=[.A312]/[.B312]" office:value-type="float" office:value="1385862420.84765" calcext:value-type="float">
            <text:p>1385862420,84765</text:p>
          </table:table-cell>
          <table:table-cell table:formula="of:=[.B312]/[.A312]" office:value-type="float" office:value="0.000000000721572347266881" calcext:value-type="float">
            <text:p>7,21572347266881E-10</text:p>
          </table:table-cell>
          <table:table-cell table:number-columns-repeated="2"/>
        </table:table-row>
        <table:table-row table:style-name="ro1">
          <table:table-cell office:value-type="float" office:value="312000000" calcext:value-type="float">
            <text:p>312000000</text:p>
          </table:table-cell>
          <table:table-cell office:value-type="float" office:value="0.25199" calcext:value-type="float">
            <text:p>0,25199</text:p>
          </table:table-cell>
          <table:table-cell table:formula="of:=[.A313]/[.B313]" office:value-type="float" office:value="1238144370.80837" calcext:value-type="float">
            <text:p>1238144370,80837</text:p>
          </table:table-cell>
          <table:table-cell table:formula="of:=[.B313]/[.A313]" office:value-type="float" office:value="0.000000000807660256410257" calcext:value-type="float">
            <text:p>8,07660256410257E-10</text:p>
          </table:table-cell>
          <table:table-cell table:number-columns-repeated="2"/>
        </table:table-row>
        <table:table-row table:style-name="ro1">
          <table:table-cell office:value-type="float" office:value="313000000" calcext:value-type="float">
            <text:p>313000000</text:p>
          </table:table-cell>
          <table:table-cell office:value-type="float" office:value="0.237552" calcext:value-type="float">
            <text:p>0,237552</text:p>
          </table:table-cell>
          <table:table-cell table:formula="of:=[.A314]/[.B314]" office:value-type="float" office:value="1317606250.42096" calcext:value-type="float">
            <text:p>1317606250,42096</text:p>
          </table:table-cell>
          <table:table-cell table:formula="of:=[.B314]/[.A314]" office:value-type="float" office:value="0.000000000758952076677316" calcext:value-type="float">
            <text:p>7,58952076677316E-10</text:p>
          </table:table-cell>
          <table:table-cell table:number-columns-repeated="2"/>
        </table:table-row>
        <table:table-row table:style-name="ro1">
          <table:table-cell office:value-type="float" office:value="314000000" calcext:value-type="float">
            <text:p>314000000</text:p>
          </table:table-cell>
          <table:table-cell office:value-type="float" office:value="0.235581" calcext:value-type="float">
            <text:p>0,235581</text:p>
          </table:table-cell>
          <table:table-cell table:formula="of:=[.A315]/[.B315]" office:value-type="float" office:value="1332874892.28758" calcext:value-type="float">
            <text:p>1332874892,28758</text:p>
          </table:table-cell>
          <table:table-cell table:formula="of:=[.B315]/[.A315]" office:value-type="float" office:value="0.000000000750257961783439" calcext:value-type="float">
            <text:p>7,50257961783439E-10</text:p>
          </table:table-cell>
          <table:table-cell table:number-columns-repeated="2"/>
        </table:table-row>
        <table:table-row table:style-name="ro1">
          <table:table-cell office:value-type="float" office:value="315000000" calcext:value-type="float">
            <text:p>315000000</text:p>
          </table:table-cell>
          <table:table-cell office:value-type="float" office:value="0.266808" calcext:value-type="float">
            <text:p>0,266808</text:p>
          </table:table-cell>
          <table:table-cell table:formula="of:=[.A316]/[.B316]" office:value-type="float" office:value="1180624269.13736" calcext:value-type="float">
            <text:p>1180624269,13736</text:p>
          </table:table-cell>
          <table:table-cell table:formula="of:=[.B316]/[.A316]" office:value-type="float" office:value="0.000000000847009523809524" calcext:value-type="float">
            <text:p>8,47009523809524E-10</text:p>
          </table:table-cell>
          <table:table-cell table:number-columns-repeated="2"/>
        </table:table-row>
        <table:table-row table:style-name="ro1">
          <table:table-cell office:value-type="float" office:value="316000000" calcext:value-type="float">
            <text:p>316000000</text:p>
          </table:table-cell>
          <table:table-cell office:value-type="float" office:value="0.277794" calcext:value-type="float">
            <text:p>0,277794</text:p>
          </table:table-cell>
          <table:table-cell table:formula="of:=[.A317]/[.B317]" office:value-type="float" office:value="1137533568.03963" calcext:value-type="float">
            <text:p>1137533568,03963</text:p>
          </table:table-cell>
          <table:table-cell table:formula="of:=[.B317]/[.A317]" office:value-type="float" office:value="0.000000000879094936708861" calcext:value-type="float">
            <text:p>8,79094936708861E-10</text:p>
          </table:table-cell>
          <table:table-cell table:number-columns-repeated="2"/>
        </table:table-row>
        <table:table-row table:style-name="ro1">
          <table:table-cell office:value-type="float" office:value="317000000" calcext:value-type="float">
            <text:p>317000000</text:p>
          </table:table-cell>
          <table:table-cell office:value-type="float" office:value="0.216046" calcext:value-type="float">
            <text:p>0,216046</text:p>
          </table:table-cell>
          <table:table-cell table:formula="of:=[.A318]/[.B318]" office:value-type="float" office:value="1467280116.27154" calcext:value-type="float">
            <text:p>1467280116,27154</text:p>
          </table:table-cell>
          <table:table-cell table:formula="of:=[.B318]/[.A318]" office:value-type="float" office:value="0.000000000681533123028391" calcext:value-type="float">
            <text:p>6,81533123028391E-10</text:p>
          </table:table-cell>
          <table:table-cell table:number-columns-repeated="2"/>
        </table:table-row>
        <table:table-row table:style-name="ro1">
          <table:table-cell office:value-type="float" office:value="318000000" calcext:value-type="float">
            <text:p>318000000</text:p>
          </table:table-cell>
          <table:table-cell office:value-type="float" office:value="0.223925" calcext:value-type="float">
            <text:p>0,223925</text:p>
          </table:table-cell>
          <table:table-cell table:formula="of:=[.A319]/[.B319]" office:value-type="float" office:value="1420118343.19527" calcext:value-type="float">
            <text:p>1420118343,19527</text:p>
          </table:table-cell>
          <table:table-cell table:formula="of:=[.B319]/[.A319]" office:value-type="float" office:value="0.000000000704166666666667" calcext:value-type="float">
            <text:p>7,04166666666667E-10</text:p>
          </table:table-cell>
          <table:table-cell table:number-columns-repeated="2"/>
        </table:table-row>
        <table:table-row table:style-name="ro1">
          <table:table-cell office:value-type="float" office:value="319000000" calcext:value-type="float">
            <text:p>319000000</text:p>
          </table:table-cell>
          <table:table-cell office:value-type="float" office:value="0.220349" calcext:value-type="float">
            <text:p>0,220349</text:p>
          </table:table-cell>
          <table:table-cell table:formula="of:=[.A320]/[.B320]" office:value-type="float" office:value="1447703415.94471" calcext:value-type="float">
            <text:p>1447703415,94471</text:p>
          </table:table-cell>
          <table:table-cell table:formula="of:=[.B320]/[.A320]" office:value-type="float" office:value="0.00000000069074921630094" calcext:value-type="float">
            <text:p>6,9074921630094E-10</text:p>
          </table:table-cell>
          <table:table-cell table:number-columns-repeated="2"/>
        </table:table-row>
        <table:table-row table:style-name="ro1">
          <table:table-cell office:value-type="float" office:value="320000000" calcext:value-type="float">
            <text:p>320000000</text:p>
          </table:table-cell>
          <table:table-cell office:value-type="float" office:value="0.237531" calcext:value-type="float">
            <text:p>0,237531</text:p>
          </table:table-cell>
          <table:table-cell table:formula="of:=[.A321]/[.B321]" office:value-type="float" office:value="1347192576.9689" calcext:value-type="float">
            <text:p>1347192576,9689</text:p>
          </table:table-cell>
          <table:table-cell table:formula="of:=[.B321]/[.A321]" office:value-type="float" office:value="0.000000000742284375" calcext:value-type="float">
            <text:p>7,42284375E-10</text:p>
          </table:table-cell>
          <table:table-cell table:number-columns-repeated="2"/>
        </table:table-row>
        <table:table-row table:style-name="ro1">
          <table:table-cell office:value-type="float" office:value="321000000" calcext:value-type="float">
            <text:p>321000000</text:p>
          </table:table-cell>
          <table:table-cell office:value-type="float" office:value="0.274314" calcext:value-type="float">
            <text:p>0,274314</text:p>
          </table:table-cell>
          <table:table-cell table:formula="of:=[.A322]/[.B322]" office:value-type="float" office:value="1170191823.96815" calcext:value-type="float">
            <text:p>1170191823,96815</text:p>
          </table:table-cell>
          <table:table-cell table:formula="of:=[.B322]/[.A322]" office:value-type="float" office:value="0.000000000854560747663551" calcext:value-type="float">
            <text:p>8,54560747663551E-10</text:p>
          </table:table-cell>
          <table:table-cell table:number-columns-repeated="2"/>
        </table:table-row>
        <table:table-row table:style-name="ro1">
          <table:table-cell office:value-type="float" office:value="322000000" calcext:value-type="float">
            <text:p>322000000</text:p>
          </table:table-cell>
          <table:table-cell office:value-type="float" office:value="0.224288" calcext:value-type="float">
            <text:p>0,224288</text:p>
          </table:table-cell>
          <table:table-cell table:formula="of:=[.A323]/[.B323]" office:value-type="float" office:value="1435654158.93851" calcext:value-type="float">
            <text:p>1435654158,93851</text:p>
          </table:table-cell>
          <table:table-cell table:formula="of:=[.B323]/[.A323]" office:value-type="float" office:value="0.000000000696546583850932" calcext:value-type="float">
            <text:p>6,96546583850932E-10</text:p>
          </table:table-cell>
          <table:table-cell table:number-columns-repeated="2"/>
        </table:table-row>
        <table:table-row table:style-name="ro1">
          <table:table-cell office:value-type="float" office:value="323000000" calcext:value-type="float">
            <text:p>323000000</text:p>
          </table:table-cell>
          <table:table-cell office:value-type="float" office:value="0.233958" calcext:value-type="float">
            <text:p>0,233958</text:p>
          </table:table-cell>
          <table:table-cell table:formula="of:=[.A324]/[.B324]" office:value-type="float" office:value="1380589678.4893" calcext:value-type="float">
            <text:p>1380589678,4893</text:p>
          </table:table-cell>
          <table:table-cell table:formula="of:=[.B324]/[.A324]" office:value-type="float" office:value="0.000000000724328173374613" calcext:value-type="float">
            <text:p>7,24328173374613E-10</text:p>
          </table:table-cell>
          <table:table-cell table:number-columns-repeated="2"/>
        </table:table-row>
        <table:table-row table:style-name="ro1">
          <table:table-cell office:value-type="float" office:value="324000000" calcext:value-type="float">
            <text:p>324000000</text:p>
          </table:table-cell>
          <table:table-cell office:value-type="float" office:value="0.238392" calcext:value-type="float">
            <text:p>0,238392</text:p>
          </table:table-cell>
          <table:table-cell table:formula="of:=[.A325]/[.B325]" office:value-type="float" office:value="1359106010.2688" calcext:value-type="float">
            <text:p>1359106010,2688</text:p>
          </table:table-cell>
          <table:table-cell table:formula="of:=[.B325]/[.A325]" office:value-type="float" office:value="0.000000000735777777777778" calcext:value-type="float">
            <text:p>7,35777777777778E-10</text:p>
          </table:table-cell>
          <table:table-cell table:number-columns-repeated="2"/>
        </table:table-row>
        <table:table-row table:style-name="ro1">
          <table:table-cell office:value-type="float" office:value="325000000" calcext:value-type="float">
            <text:p>325000000</text:p>
          </table:table-cell>
          <table:table-cell office:value-type="float" office:value="0.22623" calcext:value-type="float">
            <text:p>0,22623</text:p>
          </table:table-cell>
          <table:table-cell table:formula="of:=[.A326]/[.B326]" office:value-type="float" office:value="1436591079.87446" calcext:value-type="float">
            <text:p>1436591079,87446</text:p>
          </table:table-cell>
          <table:table-cell table:formula="of:=[.B326]/[.A326]" office:value-type="float" office:value="0.000000000696092307692308" calcext:value-type="float">
            <text:p>6,96092307692308E-10</text:p>
          </table:table-cell>
          <table:table-cell table:number-columns-repeated="2"/>
        </table:table-row>
        <table:table-row table:style-name="ro1">
          <table:table-cell office:value-type="float" office:value="326000000" calcext:value-type="float">
            <text:p>326000000</text:p>
          </table:table-cell>
          <table:table-cell office:value-type="float" office:value="0.223733" calcext:value-type="float">
            <text:p>0,223733</text:p>
          </table:table-cell>
          <table:table-cell table:formula="of:=[.A327]/[.B327]" office:value-type="float" office:value="1457093946.80266" calcext:value-type="float">
            <text:p>1457093946,80266</text:p>
          </table:table-cell>
          <table:table-cell table:formula="of:=[.B327]/[.A327]" office:value-type="float" office:value="0.00000000068629754601227" calcext:value-type="float">
            <text:p>6,8629754601227E-10</text:p>
          </table:table-cell>
          <table:table-cell table:number-columns-repeated="2"/>
        </table:table-row>
        <table:table-row table:style-name="ro1">
          <table:table-cell office:value-type="float" office:value="327000000" calcext:value-type="float">
            <text:p>327000000</text:p>
          </table:table-cell>
          <table:table-cell office:value-type="float" office:value="0.231266" calcext:value-type="float">
            <text:p>0,231266</text:p>
          </table:table-cell>
          <table:table-cell table:formula="of:=[.A328]/[.B328]" office:value-type="float" office:value="1413956223.5694" calcext:value-type="float">
            <text:p>1413956223,5694</text:p>
          </table:table-cell>
          <table:table-cell table:formula="of:=[.B328]/[.A328]" office:value-type="float" office:value="0.000000000707235474006116" calcext:value-type="float">
            <text:p>7,07235474006116E-10</text:p>
          </table:table-cell>
          <table:table-cell table:number-columns-repeated="2"/>
        </table:table-row>
        <table:table-row table:style-name="ro1">
          <table:table-cell office:value-type="float" office:value="328000000" calcext:value-type="float">
            <text:p>328000000</text:p>
          </table:table-cell>
          <table:table-cell office:value-type="float" office:value="0.232036" calcext:value-type="float">
            <text:p>0,232036</text:p>
          </table:table-cell>
          <table:table-cell table:formula="of:=[.A329]/[.B329]" office:value-type="float" office:value="1413573755.79651" calcext:value-type="float">
            <text:p>1413573755,79651</text:p>
          </table:table-cell>
          <table:table-cell table:formula="of:=[.B329]/[.A329]" office:value-type="float" office:value="0.000000000707426829268293" calcext:value-type="float">
            <text:p>7,07426829268293E-10</text:p>
          </table:table-cell>
          <table:table-cell table:number-columns-repeated="2"/>
        </table:table-row>
        <table:table-row table:style-name="ro1">
          <table:table-cell office:value-type="float" office:value="329000000" calcext:value-type="float">
            <text:p>329000000</text:p>
          </table:table-cell>
          <table:table-cell office:value-type="float" office:value="0.262355" calcext:value-type="float">
            <text:p>0,262355</text:p>
          </table:table-cell>
          <table:table-cell table:formula="of:=[.A330]/[.B330]" office:value-type="float" office:value="1254026033.42799" calcext:value-type="float">
            <text:p>1254026033,42799</text:p>
          </table:table-cell>
          <table:table-cell table:formula="of:=[.B330]/[.A330]" office:value-type="float" office:value="0.000000000797431610942249" calcext:value-type="float">
            <text:p>7,97431610942249E-10</text:p>
          </table:table-cell>
          <table:table-cell table:number-columns-repeated="2"/>
        </table:table-row>
        <table:table-row table:style-name="ro1">
          <table:table-cell office:value-type="float" office:value="330000000" calcext:value-type="float">
            <text:p>330000000</text:p>
          </table:table-cell>
          <table:table-cell office:value-type="float" office:value="0.231359" calcext:value-type="float">
            <text:p>0,231359</text:p>
          </table:table-cell>
          <table:table-cell table:formula="of:=[.A331]/[.B331]" office:value-type="float" office:value="1426354712.80564" calcext:value-type="float">
            <text:p>1426354712,80564</text:p>
          </table:table-cell>
          <table:table-cell table:formula="of:=[.B331]/[.A331]" office:value-type="float" office:value="0.000000000701087878787879" calcext:value-type="float">
            <text:p>7,01087878787879E-10</text:p>
          </table:table-cell>
          <table:table-cell table:number-columns-repeated="2"/>
        </table:table-row>
        <table:table-row table:style-name="ro1">
          <table:table-cell office:value-type="float" office:value="331000000" calcext:value-type="float">
            <text:p>331000000</text:p>
          </table:table-cell>
          <table:table-cell office:value-type="float" office:value="0.238799" calcext:value-type="float">
            <text:p>0,238799</text:p>
          </table:table-cell>
          <table:table-cell table:formula="of:=[.A332]/[.B332]" office:value-type="float" office:value="1386102956.88005" calcext:value-type="float">
            <text:p>1386102956,88005</text:p>
          </table:table-cell>
          <table:table-cell table:formula="of:=[.B332]/[.A332]" office:value-type="float" office:value="0.000000000721447129909365" calcext:value-type="float">
            <text:p>7,21447129909365E-10</text:p>
          </table:table-cell>
          <table:table-cell table:number-columns-repeated="2"/>
        </table:table-row>
        <table:table-row table:style-name="ro1">
          <table:table-cell office:value-type="float" office:value="332000000" calcext:value-type="float">
            <text:p>332000000</text:p>
          </table:table-cell>
          <table:table-cell office:value-type="float" office:value="0.274339" calcext:value-type="float">
            <text:p>0,274339</text:p>
          </table:table-cell>
          <table:table-cell table:formula="of:=[.A333]/[.B333]" office:value-type="float" office:value="1210181563.6858" calcext:value-type="float">
            <text:p>1210181563,6858</text:p>
          </table:table-cell>
          <table:table-cell table:formula="of:=[.B333]/[.A333]" office:value-type="float" office:value="0.000000000826322289156627" calcext:value-type="float">
            <text:p>8,26322289156627E-10</text:p>
          </table:table-cell>
          <table:table-cell table:number-columns-repeated="2"/>
        </table:table-row>
        <table:table-row table:style-name="ro1">
          <table:table-cell office:value-type="float" office:value="333000000" calcext:value-type="float">
            <text:p>333000000</text:p>
          </table:table-cell>
          <table:table-cell office:value-type="float" office:value="0.238351" calcext:value-type="float">
            <text:p>0,238351</text:p>
          </table:table-cell>
          <table:table-cell table:formula="of:=[.A334]/[.B334]" office:value-type="float" office:value="1397099236.00069" calcext:value-type="float">
            <text:p>1397099236,00069</text:p>
          </table:table-cell>
          <table:table-cell table:formula="of:=[.B334]/[.A334]" office:value-type="float" office:value="0.000000000715768768768769" calcext:value-type="float">
            <text:p>7,15768768768769E-10</text:p>
          </table:table-cell>
          <table:table-cell table:number-columns-repeated="2"/>
        </table:table-row>
        <table:table-row table:style-name="ro1">
          <table:table-cell office:value-type="float" office:value="334000000" calcext:value-type="float">
            <text:p>334000000</text:p>
          </table:table-cell>
          <table:table-cell office:value-type="float" office:value="0.229041" calcext:value-type="float">
            <text:p>0,229041</text:p>
          </table:table-cell>
          <table:table-cell table:formula="of:=[.A335]/[.B335]" office:value-type="float" office:value="1458254199.02987" calcext:value-type="float">
            <text:p>1458254199,02987</text:p>
          </table:table-cell>
          <table:table-cell table:formula="of:=[.B335]/[.A335]" office:value-type="float" office:value="0.000000000685751497005988" calcext:value-type="float">
            <text:p>6,85751497005988E-10</text:p>
          </table:table-cell>
          <table:table-cell table:number-columns-repeated="2"/>
        </table:table-row>
        <table:table-row table:style-name="ro1">
          <table:table-cell office:value-type="float" office:value="335000000" calcext:value-type="float">
            <text:p>335000000</text:p>
          </table:table-cell>
          <table:table-cell office:value-type="float" office:value="0.231134" calcext:value-type="float">
            <text:p>0,231134</text:p>
          </table:table-cell>
          <table:table-cell table:formula="of:=[.A336]/[.B336]" office:value-type="float" office:value="1449375686.83102" calcext:value-type="float">
            <text:p>1449375686,83102</text:p>
          </table:table-cell>
          <table:table-cell table:formula="of:=[.B336]/[.A336]" office:value-type="float" office:value="0.00000000068995223880597" calcext:value-type="float">
            <text:p>6,8995223880597E-10</text:p>
          </table:table-cell>
          <table:table-cell table:number-columns-repeated="2"/>
        </table:table-row>
        <table:table-row table:style-name="ro1">
          <table:table-cell office:value-type="float" office:value="336000000" calcext:value-type="float">
            <text:p>336000000</text:p>
          </table:table-cell>
          <table:table-cell office:value-type="float" office:value="0.278707" calcext:value-type="float">
            <text:p>0,278707</text:p>
          </table:table-cell>
          <table:table-cell table:formula="of:=[.A337]/[.B337]" office:value-type="float" office:value="1205567136.81393" calcext:value-type="float">
            <text:p>1205567136,81393</text:p>
          </table:table-cell>
          <table:table-cell table:formula="of:=[.B337]/[.A337]" office:value-type="float" office:value="0.000000000829485119047619" calcext:value-type="float">
            <text:p>8,29485119047619E-10</text:p>
          </table:table-cell>
          <table:table-cell table:number-columns-repeated="2"/>
        </table:table-row>
        <table:table-row table:style-name="ro1">
          <table:table-cell office:value-type="float" office:value="337000000" calcext:value-type="float">
            <text:p>337000000</text:p>
          </table:table-cell>
          <table:table-cell office:value-type="float" office:value="0.273947" calcext:value-type="float">
            <text:p>0,273947</text:p>
          </table:table-cell>
          <table:table-cell table:formula="of:=[.A338]/[.B338]" office:value-type="float" office:value="1230164958.91541" calcext:value-type="float">
            <text:p>1230164958,91541</text:p>
          </table:table-cell>
          <table:table-cell table:formula="of:=[.B338]/[.A338]" office:value-type="float" office:value="0.000000000812899109792285" calcext:value-type="float">
            <text:p>8,12899109792285E-10</text:p>
          </table:table-cell>
          <table:table-cell table:number-columns-repeated="2"/>
        </table:table-row>
        <table:table-row table:style-name="ro1">
          <table:table-cell office:value-type="float" office:value="338000000" calcext:value-type="float">
            <text:p>338000000</text:p>
          </table:table-cell>
          <table:table-cell office:value-type="float" office:value="0.232946" calcext:value-type="float">
            <text:p>0,232946</text:p>
          </table:table-cell>
          <table:table-cell table:formula="of:=[.A339]/[.B339]" office:value-type="float" office:value="1450980055.4635" calcext:value-type="float">
            <text:p>1450980055,4635</text:p>
          </table:table-cell>
          <table:table-cell table:formula="of:=[.B339]/[.A339]" office:value-type="float" office:value="0.000000000689189349112426" calcext:value-type="float">
            <text:p>6,89189349112426E-10</text:p>
          </table:table-cell>
          <table:table-cell table:number-columns-repeated="2"/>
        </table:table-row>
        <table:table-row table:style-name="ro1">
          <table:table-cell office:value-type="float" office:value="339000000" calcext:value-type="float">
            <text:p>339000000</text:p>
          </table:table-cell>
          <table:table-cell office:value-type="float" office:value="0.25935" calcext:value-type="float">
            <text:p>0,25935</text:p>
          </table:table-cell>
          <table:table-cell table:formula="of:=[.A340]/[.B340]" office:value-type="float" office:value="1307113938.69289" calcext:value-type="float">
            <text:p>1307113938,69289</text:p>
          </table:table-cell>
          <table:table-cell table:formula="of:=[.B340]/[.A340]" office:value-type="float" office:value="0.000000000765044247787611" calcext:value-type="float">
            <text:p>7,65044247787611E-10</text:p>
          </table:table-cell>
          <table:table-cell table:number-columns-repeated="2"/>
        </table:table-row>
        <table:table-row table:style-name="ro1">
          <table:table-cell office:value-type="float" office:value="340000000" calcext:value-type="float">
            <text:p>340000000</text:p>
          </table:table-cell>
          <table:table-cell office:value-type="float" office:value="0.241904" calcext:value-type="float">
            <text:p>0,241904</text:p>
          </table:table-cell>
          <table:table-cell table:formula="of:=[.A341]/[.B341]" office:value-type="float" office:value="1405516237.84642" calcext:value-type="float">
            <text:p>1405516237,84642</text:p>
          </table:table-cell>
          <table:table-cell table:formula="of:=[.B341]/[.A341]" office:value-type="float" office:value="0.000000000711482352941176" calcext:value-type="float">
            <text:p>7,11482352941176E-10</text:p>
          </table:table-cell>
          <table:table-cell table:number-columns-repeated="2"/>
        </table:table-row>
        <table:table-row table:style-name="ro1">
          <table:table-cell office:value-type="float" office:value="341000000" calcext:value-type="float">
            <text:p>341000000</text:p>
          </table:table-cell>
          <table:table-cell office:value-type="float" office:value="0.253768" calcext:value-type="float">
            <text:p>0,253768</text:p>
          </table:table-cell>
          <table:table-cell table:formula="of:=[.A342]/[.B342]" office:value-type="float" office:value="1343747044.54462" calcext:value-type="float">
            <text:p>1343747044,54462</text:p>
          </table:table-cell>
          <table:table-cell table:formula="of:=[.B342]/[.A342]" office:value-type="float" office:value="0.000000000744187683284457" calcext:value-type="float">
            <text:p>7,44187683284457E-10</text:p>
          </table:table-cell>
          <table:table-cell table:number-columns-repeated="2"/>
        </table:table-row>
        <table:table-row table:style-name="ro1">
          <table:table-cell office:value-type="float" office:value="342000000" calcext:value-type="float">
            <text:p>342000000</text:p>
          </table:table-cell>
          <table:table-cell office:value-type="float" office:value="0.241773" calcext:value-type="float">
            <text:p>0,241773</text:p>
          </table:table-cell>
          <table:table-cell table:formula="of:=[.A343]/[.B343]" office:value-type="float" office:value="1414550011.78792" calcext:value-type="float">
            <text:p>1414550011,78792</text:p>
          </table:table-cell>
          <table:table-cell table:formula="of:=[.B343]/[.A343]" office:value-type="float" office:value="0.000000000706938596491228" calcext:value-type="float">
            <text:p>7,06938596491228E-10</text:p>
          </table:table-cell>
          <table:table-cell table:number-columns-repeated="2"/>
        </table:table-row>
        <table:table-row table:style-name="ro1">
          <table:table-cell office:value-type="float" office:value="343000000" calcext:value-type="float">
            <text:p>343000000</text:p>
          </table:table-cell>
          <table:table-cell office:value-type="float" office:value="0.247309" calcext:value-type="float">
            <text:p>0,247309</text:p>
          </table:table-cell>
          <table:table-cell table:formula="of:=[.A344]/[.B344]" office:value-type="float" office:value="1386928902.70876" calcext:value-type="float">
            <text:p>1386928902,70876</text:p>
          </table:table-cell>
          <table:table-cell table:formula="of:=[.B344]/[.A344]" office:value-type="float" office:value="0.00000000072101749271137" calcext:value-type="float">
            <text:p>7,2101749271137E-10</text:p>
          </table:table-cell>
          <table:table-cell table:number-columns-repeated="2"/>
        </table:table-row>
        <table:table-row table:style-name="ro1">
          <table:table-cell office:value-type="float" office:value="344000000" calcext:value-type="float">
            <text:p>344000000</text:p>
          </table:table-cell>
          <table:table-cell office:value-type="float" office:value="0.240665" calcext:value-type="float">
            <text:p>0,240665</text:p>
          </table:table-cell>
          <table:table-cell table:formula="of:=[.A345]/[.B345]" office:value-type="float" office:value="1429372779.58989" calcext:value-type="float">
            <text:p>1429372779,58989</text:p>
          </table:table-cell>
          <table:table-cell table:formula="of:=[.B345]/[.A345]" office:value-type="float" office:value="0.000000000699607558139535" calcext:value-type="float">
            <text:p>6,99607558139535E-10</text:p>
          </table:table-cell>
          <table:table-cell table:number-columns-repeated="2"/>
        </table:table-row>
        <table:table-row table:style-name="ro1">
          <table:table-cell office:value-type="float" office:value="345000000" calcext:value-type="float">
            <text:p>345000000</text:p>
          </table:table-cell>
          <table:table-cell office:value-type="float" office:value="0.256915" calcext:value-type="float">
            <text:p>0,256915</text:p>
          </table:table-cell>
          <table:table-cell table:formula="of:=[.A346]/[.B346]" office:value-type="float" office:value="1342856586.80887" calcext:value-type="float">
            <text:p>1342856586,80887</text:p>
          </table:table-cell>
          <table:table-cell table:formula="of:=[.B346]/[.A346]" office:value-type="float" office:value="0.00000000074468115942029" calcext:value-type="float">
            <text:p>7,4468115942029E-10</text:p>
          </table:table-cell>
          <table:table-cell table:number-columns-repeated="2"/>
        </table:table-row>
        <table:table-row table:style-name="ro1">
          <table:table-cell office:value-type="float" office:value="346000000" calcext:value-type="float">
            <text:p>346000000</text:p>
          </table:table-cell>
          <table:table-cell office:value-type="float" office:value="0.291689" calcext:value-type="float">
            <text:p>0,291689</text:p>
          </table:table-cell>
          <table:table-cell table:formula="of:=[.A347]/[.B347]" office:value-type="float" office:value="1186194885.64876" calcext:value-type="float">
            <text:p>1186194885,64876</text:p>
          </table:table-cell>
          <table:table-cell table:formula="of:=[.B347]/[.A347]" office:value-type="float" office:value="0.000000000843031791907514" calcext:value-type="float">
            <text:p>8,43031791907514E-10</text:p>
          </table:table-cell>
          <table:table-cell table:number-columns-repeated="2"/>
        </table:table-row>
        <table:table-row table:style-name="ro1">
          <table:table-cell office:value-type="float" office:value="347000000" calcext:value-type="float">
            <text:p>347000000</text:p>
          </table:table-cell>
          <table:table-cell office:value-type="float" office:value="0.24618" calcext:value-type="float">
            <text:p>0,24618</text:p>
          </table:table-cell>
          <table:table-cell table:formula="of:=[.A348]/[.B348]" office:value-type="float" office:value="1409537736.61548" calcext:value-type="float">
            <text:p>1409537736,61548</text:p>
          </table:table-cell>
          <table:table-cell table:formula="of:=[.B348]/[.A348]" office:value-type="float" office:value="0.000000000709452449567723" calcext:value-type="float">
            <text:p>7,09452449567723E-10</text:p>
          </table:table-cell>
          <table:table-cell table:number-columns-repeated="2"/>
        </table:table-row>
        <table:table-row table:style-name="ro1">
          <table:table-cell office:value-type="float" office:value="348000000" calcext:value-type="float">
            <text:p>348000000</text:p>
          </table:table-cell>
          <table:table-cell office:value-type="float" office:value="0.271569" calcext:value-type="float">
            <text:p>0,271569</text:p>
          </table:table-cell>
          <table:table-cell table:formula="of:=[.A349]/[.B349]" office:value-type="float" office:value="1281442285.38603" calcext:value-type="float">
            <text:p>1281442285,38603</text:p>
          </table:table-cell>
          <table:table-cell table:formula="of:=[.B349]/[.A349]" office:value-type="float" office:value="0.000000000780370689655172" calcext:value-type="float">
            <text:p>7,80370689655172E-10</text:p>
          </table:table-cell>
          <table:table-cell table:number-columns-repeated="2"/>
        </table:table-row>
        <table:table-row table:style-name="ro1">
          <table:table-cell office:value-type="float" office:value="349000000" calcext:value-type="float">
            <text:p>349000000</text:p>
          </table:table-cell>
          <table:table-cell office:value-type="float" office:value="0.241855" calcext:value-type="float">
            <text:p>0,241855</text:p>
          </table:table-cell>
          <table:table-cell table:formula="of:=[.A350]/[.B350]" office:value-type="float" office:value="1443013375.78301" calcext:value-type="float">
            <text:p>1443013375,78301</text:p>
          </table:table-cell>
          <table:table-cell table:formula="of:=[.B350]/[.A350]" office:value-type="float" office:value="0.000000000692994269340974" calcext:value-type="float">
            <text:p>6,92994269340974E-10</text:p>
          </table:table-cell>
          <table:table-cell table:number-columns-repeated="2"/>
        </table:table-row>
        <table:table-row table:style-name="ro1">
          <table:table-cell office:value-type="float" office:value="350000000" calcext:value-type="float">
            <text:p>350000000</text:p>
          </table:table-cell>
          <table:table-cell office:value-type="float" office:value="0.268462" calcext:value-type="float">
            <text:p>0,268462</text:p>
          </table:table-cell>
          <table:table-cell table:formula="of:=[.A351]/[.B351]" office:value-type="float" office:value="1303722687.00971" calcext:value-type="float">
            <text:p>1303722687,00971</text:p>
          </table:table-cell>
          <table:table-cell table:formula="of:=[.B351]/[.A351]" office:value-type="float" office:value="0.000000000767034285714286" calcext:value-type="float">
            <text:p>7,67034285714286E-10</text:p>
          </table:table-cell>
          <table:table-cell table:number-columns-repeated="2"/>
        </table:table-row>
        <table:table-row table:style-name="ro1">
          <table:table-cell office:value-type="float" office:value="351000000" calcext:value-type="float">
            <text:p>351000000</text:p>
          </table:table-cell>
          <table:table-cell office:value-type="float" office:value="0.248017" calcext:value-type="float">
            <text:p>0,248017</text:p>
          </table:table-cell>
          <table:table-cell table:formula="of:=[.A352]/[.B352]" office:value-type="float" office:value="1415225569.21501" calcext:value-type="float">
            <text:p>1415225569,21501</text:p>
          </table:table-cell>
          <table:table-cell table:formula="of:=[.B352]/[.A352]" office:value-type="float" office:value="0.00000000070660113960114" calcext:value-type="float">
            <text:p>7,0660113960114E-10</text:p>
          </table:table-cell>
          <table:table-cell table:number-columns-repeated="2"/>
        </table:table-row>
        <table:table-row table:style-name="ro1">
          <table:table-cell office:value-type="float" office:value="352000000" calcext:value-type="float">
            <text:p>352000000</text:p>
          </table:table-cell>
          <table:table-cell office:value-type="float" office:value="0.29812" calcext:value-type="float">
            <text:p>0,29812</text:p>
          </table:table-cell>
          <table:table-cell table:formula="of:=[.A353]/[.B353]" office:value-type="float" office:value="1180732590.90299" calcext:value-type="float">
            <text:p>1180732590,90299</text:p>
          </table:table-cell>
          <table:table-cell table:formula="of:=[.B353]/[.A353]" office:value-type="float" office:value="0.000000000846931818181818" calcext:value-type="float">
            <text:p>8,46931818181818E-10</text:p>
          </table:table-cell>
          <table:table-cell table:number-columns-repeated="2"/>
        </table:table-row>
        <table:table-row table:style-name="ro1">
          <table:table-cell office:value-type="float" office:value="353000000" calcext:value-type="float">
            <text:p>353000000</text:p>
          </table:table-cell>
          <table:table-cell office:value-type="float" office:value="0.267135" calcext:value-type="float">
            <text:p>0,267135</text:p>
          </table:table-cell>
          <table:table-cell table:formula="of:=[.A354]/[.B354]" office:value-type="float" office:value="1321429239.89743" calcext:value-type="float">
            <text:p>1321429239,89743</text:p>
          </table:table-cell>
          <table:table-cell table:formula="of:=[.B354]/[.A354]" office:value-type="float" office:value="0.000000000756756373937677" calcext:value-type="float">
            <text:p>7,56756373937677E-10</text:p>
          </table:table-cell>
          <table:table-cell table:number-columns-repeated="2"/>
        </table:table-row>
        <table:table-row table:style-name="ro1">
          <table:table-cell office:value-type="float" office:value="354000000" calcext:value-type="float">
            <text:p>354000000</text:p>
          </table:table-cell>
          <table:table-cell office:value-type="float" office:value="0.256355" calcext:value-type="float">
            <text:p>0,256355</text:p>
          </table:table-cell>
          <table:table-cell table:formula="of:=[.A355]/[.B355]" office:value-type="float" office:value="1380897583.42923" calcext:value-type="float">
            <text:p>1380897583,42923</text:p>
          </table:table-cell>
          <table:table-cell table:formula="of:=[.B355]/[.A355]" office:value-type="float" office:value="0.000000000724166666666667" calcext:value-type="float">
            <text:p>7,24166666666667E-10</text:p>
          </table:table-cell>
          <table:table-cell table:number-columns-repeated="2"/>
        </table:table-row>
        <table:table-row table:style-name="ro1">
          <table:table-cell office:value-type="float" office:value="355000000" calcext:value-type="float">
            <text:p>355000000</text:p>
          </table:table-cell>
          <table:table-cell office:value-type="float" office:value="0.283373" calcext:value-type="float">
            <text:p>0,283373</text:p>
          </table:table-cell>
          <table:table-cell table:formula="of:=[.A356]/[.B356]" office:value-type="float" office:value="1252765789.26009" calcext:value-type="float">
            <text:p>1252765789,26009</text:p>
          </table:table-cell>
          <table:table-cell table:formula="of:=[.B356]/[.A356]" office:value-type="float" office:value="0.000000000798233802816901" calcext:value-type="float">
            <text:p>7,98233802816901E-10</text:p>
          </table:table-cell>
          <table:table-cell table:number-columns-repeated="2"/>
        </table:table-row>
        <table:table-row table:style-name="ro1">
          <table:table-cell office:value-type="float" office:value="356000000" calcext:value-type="float">
            <text:p>356000000</text:p>
          </table:table-cell>
          <table:table-cell office:value-type="float" office:value="0.249283" calcext:value-type="float">
            <text:p>0,249283</text:p>
          </table:table-cell>
          <table:table-cell table:formula="of:=[.A357]/[.B357]" office:value-type="float" office:value="1428095778.69329" calcext:value-type="float">
            <text:p>1428095778,69329</text:p>
          </table:table-cell>
          <table:table-cell table:formula="of:=[.B357]/[.A357]" office:value-type="float" office:value="0.000000000700233146067416" calcext:value-type="float">
            <text:p>7,00233146067416E-10</text:p>
          </table:table-cell>
          <table:table-cell table:number-columns-repeated="2"/>
        </table:table-row>
        <table:table-row table:style-name="ro1">
          <table:table-cell office:value-type="float" office:value="357000000" calcext:value-type="float">
            <text:p>357000000</text:p>
          </table:table-cell>
          <table:table-cell office:value-type="float" office:value="0.249338" calcext:value-type="float">
            <text:p>0,249338</text:p>
          </table:table-cell>
          <table:table-cell table:formula="of:=[.A358]/[.B358]" office:value-type="float" office:value="1431791383.58373" calcext:value-type="float">
            <text:p>1431791383,58373</text:p>
          </table:table-cell>
          <table:table-cell table:formula="of:=[.B358]/[.A358]" office:value-type="float" office:value="0.000000000698425770308123" calcext:value-type="float">
            <text:p>6,98425770308123E-10</text:p>
          </table:table-cell>
          <table:table-cell table:number-columns-repeated="2"/>
        </table:table-row>
        <table:table-row table:style-name="ro1">
          <table:table-cell office:value-type="float" office:value="358000000" calcext:value-type="float">
            <text:p>358000000</text:p>
          </table:table-cell>
          <table:table-cell office:value-type="float" office:value="0.283867" calcext:value-type="float">
            <text:p>0,283867</text:p>
          </table:table-cell>
          <table:table-cell table:formula="of:=[.A359]/[.B359]" office:value-type="float" office:value="1261153991.12965" calcext:value-type="float">
            <text:p>1261153991,12965</text:p>
          </table:table-cell>
          <table:table-cell table:formula="of:=[.B359]/[.A359]" office:value-type="float" office:value="0.000000000792924581005587" calcext:value-type="float">
            <text:p>7,92924581005587E-10</text:p>
          </table:table-cell>
          <table:table-cell table:number-columns-repeated="2"/>
        </table:table-row>
        <table:table-row table:style-name="ro1">
          <table:table-cell office:value-type="float" office:value="359000000" calcext:value-type="float">
            <text:p>359000000</text:p>
          </table:table-cell>
          <table:table-cell office:value-type="float" office:value="0.245359" calcext:value-type="float">
            <text:p>0,245359</text:p>
          </table:table-cell>
          <table:table-cell table:formula="of:=[.A360]/[.B360]" office:value-type="float" office:value="1463162142.00417" calcext:value-type="float">
            <text:p>1463162142,00417</text:p>
          </table:table-cell>
          <table:table-cell table:formula="of:=[.B360]/[.A360]" office:value-type="float" office:value="0.000000000683451253481894" calcext:value-type="float">
            <text:p>6,83451253481894E-10</text:p>
          </table:table-cell>
          <table:table-cell table:number-columns-repeated="2"/>
        </table:table-row>
        <table:table-row table:style-name="ro1">
          <table:table-cell office:value-type="float" office:value="360000000" calcext:value-type="float">
            <text:p>360000000</text:p>
          </table:table-cell>
          <table:table-cell office:value-type="float" office:value="0.248298" calcext:value-type="float">
            <text:p>0,248298</text:p>
          </table:table-cell>
          <table:table-cell table:formula="of:=[.A361]/[.B361]" office:value-type="float" office:value="1449870719.86081" calcext:value-type="float">
            <text:p>1449870719,86081</text:p>
          </table:table-cell>
          <table:table-cell table:formula="of:=[.B361]/[.A361]" office:value-type="float" office:value="0.000000000689716666666667" calcext:value-type="float">
            <text:p>6,89716666666667E-10</text:p>
          </table:table-cell>
          <table:table-cell table:number-columns-repeated="2"/>
        </table:table-row>
        <table:table-row table:style-name="ro1">
          <table:table-cell office:value-type="float" office:value="361000000" calcext:value-type="float">
            <text:p>361000000</text:p>
          </table:table-cell>
          <table:table-cell office:value-type="float" office:value="0.301278" calcext:value-type="float">
            <text:p>0,301278</text:p>
          </table:table-cell>
          <table:table-cell table:formula="of:=[.A362]/[.B362]" office:value-type="float" office:value="1198228878.31173" calcext:value-type="float">
            <text:p>1198228878,31173</text:p>
          </table:table-cell>
          <table:table-cell table:formula="of:=[.B362]/[.A362]" office:value-type="float" office:value="0.000000000834565096952909" calcext:value-type="float">
            <text:p>8,34565096952909E-10</text:p>
          </table:table-cell>
          <table:table-cell table:number-columns-repeated="2"/>
        </table:table-row>
        <table:table-row table:style-name="ro1">
          <table:table-cell office:value-type="float" office:value="362000000" calcext:value-type="float">
            <text:p>362000000</text:p>
          </table:table-cell>
          <table:table-cell office:value-type="float" office:value="0.300281" calcext:value-type="float">
            <text:p>0,300281</text:p>
          </table:table-cell>
          <table:table-cell table:formula="of:=[.A363]/[.B363]" office:value-type="float" office:value="1205537479.89383" calcext:value-type="float">
            <text:p>1205537479,89383</text:p>
          </table:table-cell>
          <table:table-cell table:formula="of:=[.B363]/[.A363]" office:value-type="float" office:value="0.000000000829505524861878" calcext:value-type="float">
            <text:p>8,29505524861878E-10</text:p>
          </table:table-cell>
          <table:table-cell table:number-columns-repeated="2"/>
        </table:table-row>
        <table:table-row table:style-name="ro1">
          <table:table-cell office:value-type="float" office:value="363000000" calcext:value-type="float">
            <text:p>363000000</text:p>
          </table:table-cell>
          <table:table-cell office:value-type="float" office:value="0.278407" calcext:value-type="float">
            <text:p>0,278407</text:p>
          </table:table-cell>
          <table:table-cell table:formula="of:=[.A364]/[.B364]" office:value-type="float" office:value="1303846526.84739" calcext:value-type="float">
            <text:p>1303846526,84739</text:p>
          </table:table-cell>
          <table:table-cell table:formula="of:=[.B364]/[.A364]" office:value-type="float" office:value="0.000000000766961432506887" calcext:value-type="float">
            <text:p>7,66961432506887E-10</text:p>
          </table:table-cell>
          <table:table-cell table:number-columns-repeated="2"/>
        </table:table-row>
        <table:table-row table:style-name="ro1">
          <table:table-cell office:value-type="float" office:value="364000000" calcext:value-type="float">
            <text:p>364000000</text:p>
          </table:table-cell>
          <table:table-cell office:value-type="float" office:value="0.274637" calcext:value-type="float">
            <text:p>0,274637</text:p>
          </table:table-cell>
          <table:table-cell table:formula="of:=[.A365]/[.B365]" office:value-type="float" office:value="1325385872.98871" calcext:value-type="float">
            <text:p>1325385872,98871</text:p>
          </table:table-cell>
          <table:table-cell table:formula="of:=[.B365]/[.A365]" office:value-type="float" office:value="0.000000000754497252747253" calcext:value-type="float">
            <text:p>7,54497252747253E-10</text:p>
          </table:table-cell>
          <table:table-cell table:number-columns-repeated="2"/>
        </table:table-row>
        <table:table-row table:style-name="ro1">
          <table:table-cell office:value-type="float" office:value="365000000" calcext:value-type="float">
            <text:p>365000000</text:p>
          </table:table-cell>
          <table:table-cell office:value-type="float" office:value="0.252469" calcext:value-type="float">
            <text:p>0,252469</text:p>
          </table:table-cell>
          <table:table-cell table:formula="of:=[.A366]/[.B366]" office:value-type="float" office:value="1445722049.04364" calcext:value-type="float">
            <text:p>1445722049,04364</text:p>
          </table:table-cell>
          <table:table-cell table:formula="of:=[.B366]/[.A366]" office:value-type="float" office:value="0.000000000691695890410959" calcext:value-type="float">
            <text:p>6,91695890410959E-10</text:p>
          </table:table-cell>
          <table:table-cell table:number-columns-repeated="2"/>
        </table:table-row>
        <table:table-row table:style-name="ro1">
          <table:table-cell office:value-type="float" office:value="366000000" calcext:value-type="float">
            <text:p>366000000</text:p>
          </table:table-cell>
          <table:table-cell office:value-type="float" office:value="0.256443" calcext:value-type="float">
            <text:p>0,256443</text:p>
          </table:table-cell>
          <table:table-cell table:formula="of:=[.A367]/[.B367]" office:value-type="float" office:value="1427217744.29405" calcext:value-type="float">
            <text:p>1427217744,29405</text:p>
          </table:table-cell>
          <table:table-cell table:formula="of:=[.B367]/[.A367]" office:value-type="float" office:value="0.000000000700663934426229" calcext:value-type="float">
            <text:p>7,00663934426229E-10</text:p>
          </table:table-cell>
          <table:table-cell table:number-columns-repeated="2"/>
        </table:table-row>
        <table:table-row table:style-name="ro1">
          <table:table-cell office:value-type="float" office:value="367000000" calcext:value-type="float">
            <text:p>367000000</text:p>
          </table:table-cell>
          <table:table-cell office:value-type="float" office:value="0.253351" calcext:value-type="float">
            <text:p>0,253351</text:p>
          </table:table-cell>
          <table:table-cell table:formula="of:=[.A368]/[.B368]" office:value-type="float" office:value="1448583190.90906" calcext:value-type="float">
            <text:p>1448583190,90906</text:p>
          </table:table-cell>
          <table:table-cell table:formula="of:=[.B368]/[.A368]" office:value-type="float" office:value="0.00000000069032970027248" calcext:value-type="float">
            <text:p>6,9032970027248E-10</text:p>
          </table:table-cell>
          <table:table-cell table:number-columns-repeated="2"/>
        </table:table-row>
        <table:table-row table:style-name="ro1">
          <table:table-cell office:value-type="float" office:value="368000000" calcext:value-type="float">
            <text:p>368000000</text:p>
          </table:table-cell>
          <table:table-cell office:value-type="float" office:value="0.256003" calcext:value-type="float">
            <text:p>0,256003</text:p>
          </table:table-cell>
          <table:table-cell table:formula="of:=[.A369]/[.B369]" office:value-type="float" office:value="1437483154.49428" calcext:value-type="float">
            <text:p>1437483154,49428</text:p>
          </table:table-cell>
          <table:table-cell table:formula="of:=[.B369]/[.A369]" office:value-type="float" office:value="0.000000000695660326086956" calcext:value-type="float">
            <text:p>6,95660326086956E-10</text:p>
          </table:table-cell>
          <table:table-cell table:number-columns-repeated="2"/>
        </table:table-row>
        <table:table-row table:style-name="ro1">
          <table:table-cell office:value-type="float" office:value="369000000" calcext:value-type="float">
            <text:p>369000000</text:p>
          </table:table-cell>
          <table:table-cell office:value-type="float" office:value="0.259502" calcext:value-type="float">
            <text:p>0,259502</text:p>
          </table:table-cell>
          <table:table-cell table:formula="of:=[.A370]/[.B370]" office:value-type="float" office:value="1421954358.73327" calcext:value-type="float">
            <text:p>1421954358,73327</text:p>
          </table:table-cell>
          <table:table-cell table:formula="of:=[.B370]/[.A370]" office:value-type="float" office:value="0.000000000703257452574526" calcext:value-type="float">
            <text:p>7,03257452574526E-10</text:p>
          </table:table-cell>
          <table:table-cell table:number-columns-repeated="2"/>
        </table:table-row>
        <table:table-row table:style-name="ro1">
          <table:table-cell office:value-type="float" office:value="370000000" calcext:value-type="float">
            <text:p>370000000</text:p>
          </table:table-cell>
          <table:table-cell office:value-type="float" office:value="0.252899" calcext:value-type="float">
            <text:p>0,252899</text:p>
          </table:table-cell>
          <table:table-cell table:formula="of:=[.A371]/[.B371]" office:value-type="float" office:value="1463034650.19632" calcext:value-type="float">
            <text:p>1463034650,19632</text:p>
          </table:table-cell>
          <table:table-cell table:formula="of:=[.B371]/[.A371]" office:value-type="float" office:value="0.000000000683510810810811" calcext:value-type="float">
            <text:p>6,83510810810811E-10</text:p>
          </table:table-cell>
          <table:table-cell table:number-columns-repeated="2"/>
        </table:table-row>
        <table:table-row table:style-name="ro1">
          <table:table-cell office:value-type="float" office:value="371000000" calcext:value-type="float">
            <text:p>371000000</text:p>
          </table:table-cell>
          <table:table-cell office:value-type="float" office:value="0.258757" calcext:value-type="float">
            <text:p>0,258757</text:p>
          </table:table-cell>
          <table:table-cell table:formula="of:=[.A372]/[.B372]" office:value-type="float" office:value="1433777636.93349" calcext:value-type="float">
            <text:p>1433777636,93349</text:p>
          </table:table-cell>
          <table:table-cell table:formula="of:=[.B372]/[.A372]" office:value-type="float" office:value="0.000000000697458221024259" calcext:value-type="float">
            <text:p>6,97458221024259E-10</text:p>
          </table:table-cell>
          <table:table-cell table:number-columns-repeated="2"/>
        </table:table-row>
        <table:table-row table:style-name="ro1">
          <table:table-cell office:value-type="float" office:value="372000000" calcext:value-type="float">
            <text:p>372000000</text:p>
          </table:table-cell>
          <table:table-cell office:value-type="float" office:value="0.260074" calcext:value-type="float">
            <text:p>0,260074</text:p>
          </table:table-cell>
          <table:table-cell table:formula="of:=[.A373]/[.B373]" office:value-type="float" office:value="1430362127.70212" calcext:value-type="float">
            <text:p>1430362127,70212</text:p>
          </table:table-cell>
          <table:table-cell table:formula="of:=[.B373]/[.A373]" office:value-type="float" office:value="0.000000000699123655913978" calcext:value-type="float">
            <text:p>6,99123655913978E-10</text:p>
          </table:table-cell>
          <table:table-cell table:number-columns-repeated="2"/>
        </table:table-row>
        <table:table-row table:style-name="ro1">
          <table:table-cell office:value-type="float" office:value="373000000" calcext:value-type="float">
            <text:p>373000000</text:p>
          </table:table-cell>
          <table:table-cell office:value-type="float" office:value="0.254509" calcext:value-type="float">
            <text:p>0,254509</text:p>
          </table:table-cell>
          <table:table-cell table:formula="of:=[.A374]/[.B374]" office:value-type="float" office:value="1465567032.99294" calcext:value-type="float">
            <text:p>1465567032,99294</text:p>
          </table:table-cell>
          <table:table-cell table:formula="of:=[.B374]/[.A374]" office:value-type="float" office:value="0.000000000682329758713137" calcext:value-type="float">
            <text:p>6,82329758713137E-10</text:p>
          </table:table-cell>
          <table:table-cell table:number-columns-repeated="2"/>
        </table:table-row>
        <table:table-row table:style-name="ro1">
          <table:table-cell office:value-type="float" office:value="374000000" calcext:value-type="float">
            <text:p>374000000</text:p>
          </table:table-cell>
          <table:table-cell office:value-type="float" office:value="0.312912" calcext:value-type="float">
            <text:p>0,312912</text:p>
          </table:table-cell>
          <table:table-cell table:formula="of:=[.A375]/[.B375]" office:value-type="float" office:value="1195224216.39311" calcext:value-type="float">
            <text:p>1195224216,39311</text:p>
          </table:table-cell>
          <table:table-cell table:formula="of:=[.B375]/[.A375]" office:value-type="float" office:value="0.000000000836663101604278" calcext:value-type="float">
            <text:p>8,36663101604278E-10</text:p>
          </table:table-cell>
          <table:table-cell table:number-columns-repeated="2"/>
        </table:table-row>
        <table:table-row table:style-name="ro1">
          <table:table-cell office:value-type="float" office:value="375000000" calcext:value-type="float">
            <text:p>375000000</text:p>
          </table:table-cell>
          <table:table-cell office:value-type="float" office:value="0.278757" calcext:value-type="float">
            <text:p>0,278757</text:p>
          </table:table-cell>
          <table:table-cell table:formula="of:=[.A376]/[.B376]" office:value-type="float" office:value="1345257697.56455" calcext:value-type="float">
            <text:p>1345257697,56455</text:p>
          </table:table-cell>
          <table:table-cell table:formula="of:=[.B376]/[.A376]" office:value-type="float" office:value="0.000000000743352" calcext:value-type="float">
            <text:p>7,43352E-10</text:p>
          </table:table-cell>
          <table:table-cell table:number-columns-repeated="2"/>
        </table:table-row>
        <table:table-row table:style-name="ro1">
          <table:table-cell office:value-type="float" office:value="376000000" calcext:value-type="float">
            <text:p>376000000</text:p>
          </table:table-cell>
          <table:table-cell office:value-type="float" office:value="0.279554" calcext:value-type="float">
            <text:p>0,279554</text:p>
          </table:table-cell>
          <table:table-cell table:formula="of:=[.A377]/[.B377]" office:value-type="float" office:value="1344999534.97357" calcext:value-type="float">
            <text:p>1344999534,97357</text:p>
          </table:table-cell>
          <table:table-cell table:formula="of:=[.B377]/[.A377]" office:value-type="float" office:value="0.000000000743494680851064" calcext:value-type="float">
            <text:p>7,43494680851064E-10</text:p>
          </table:table-cell>
          <table:table-cell table:number-columns-repeated="2"/>
        </table:table-row>
        <table:table-row table:style-name="ro1">
          <table:table-cell office:value-type="float" office:value="377000000" calcext:value-type="float">
            <text:p>377000000</text:p>
          </table:table-cell>
          <table:table-cell office:value-type="float" office:value="0.279862" calcext:value-type="float">
            <text:p>0,279862</text:p>
          </table:table-cell>
          <table:table-cell table:formula="of:=[.A378]/[.B378]" office:value-type="float" office:value="1347092495.58711" calcext:value-type="float">
            <text:p>1347092495,58711</text:p>
          </table:table-cell>
          <table:table-cell table:formula="of:=[.B378]/[.A378]" office:value-type="float" office:value="0.000000000742339522546419" calcext:value-type="float">
            <text:p>7,42339522546419E-10</text:p>
          </table:table-cell>
          <table:table-cell table:number-columns-repeated="2"/>
        </table:table-row>
        <table:table-row table:style-name="ro1">
          <table:table-cell office:value-type="float" office:value="378000000" calcext:value-type="float">
            <text:p>378000000</text:p>
          </table:table-cell>
          <table:table-cell office:value-type="float" office:value="0.276117" calcext:value-type="float">
            <text:p>0,276117</text:p>
          </table:table-cell>
          <table:table-cell table:formula="of:=[.A379]/[.B379]" office:value-type="float" office:value="1368984886.84145" calcext:value-type="float">
            <text:p>1368984886,84145</text:p>
          </table:table-cell>
          <table:table-cell table:formula="of:=[.B379]/[.A379]" office:value-type="float" office:value="0.000000000730468253968254" calcext:value-type="float">
            <text:p>7,30468253968254E-10</text:p>
          </table:table-cell>
          <table:table-cell table:number-columns-repeated="2"/>
        </table:table-row>
        <table:table-row table:style-name="ro1">
          <table:table-cell office:value-type="float" office:value="379000000" calcext:value-type="float">
            <text:p>379000000</text:p>
          </table:table-cell>
          <table:table-cell office:value-type="float" office:value="0.263618" calcext:value-type="float">
            <text:p>0,263618</text:p>
          </table:table-cell>
          <table:table-cell table:formula="of:=[.A380]/[.B380]" office:value-type="float" office:value="1437686349.18708" calcext:value-type="float">
            <text:p>1437686349,18708</text:p>
          </table:table-cell>
          <table:table-cell table:formula="of:=[.B380]/[.A380]" office:value-type="float" office:value="0.000000000695562005277045" calcext:value-type="float">
            <text:p>6,95562005277045E-10</text:p>
          </table:table-cell>
          <table:table-cell table:number-columns-repeated="2"/>
        </table:table-row>
        <table:table-row table:style-name="ro1">
          <table:table-cell office:value-type="float" office:value="380000000" calcext:value-type="float">
            <text:p>380000000</text:p>
          </table:table-cell>
          <table:table-cell office:value-type="float" office:value="0.300501" calcext:value-type="float">
            <text:p>0,300501</text:p>
          </table:table-cell>
          <table:table-cell table:formula="of:=[.A381]/[.B381]" office:value-type="float" office:value="1264554860.05038" calcext:value-type="float">
            <text:p>1264554860,05038</text:p>
          </table:table-cell>
          <table:table-cell table:formula="of:=[.B381]/[.A381]" office:value-type="float" office:value="0.000000000790792105263158" calcext:value-type="float">
            <text:p>7,90792105263158E-10</text:p>
          </table:table-cell>
          <table:table-cell table:number-columns-repeated="2"/>
        </table:table-row>
        <table:table-row table:style-name="ro1">
          <table:table-cell office:value-type="float" office:value="381000000" calcext:value-type="float">
            <text:p>381000000</text:p>
          </table:table-cell>
          <table:table-cell office:value-type="float" office:value="0.271076" calcext:value-type="float">
            <text:p>0,271076</text:p>
          </table:table-cell>
          <table:table-cell table:formula="of:=[.A382]/[.B382]" office:value-type="float" office:value="1405509893.90429" calcext:value-type="float">
            <text:p>1405509893,90429</text:p>
          </table:table-cell>
          <table:table-cell table:formula="of:=[.B382]/[.A382]" office:value-type="float" office:value="0.000000000711485564304462" calcext:value-type="float">
            <text:p>7,11485564304462E-10</text:p>
          </table:table-cell>
          <table:table-cell table:number-columns-repeated="2"/>
        </table:table-row>
        <table:table-row table:style-name="ro1">
          <table:table-cell office:value-type="float" office:value="382000000" calcext:value-type="float">
            <text:p>382000000</text:p>
          </table:table-cell>
          <table:table-cell office:value-type="float" office:value="0.293568" calcext:value-type="float">
            <text:p>0,293568</text:p>
          </table:table-cell>
          <table:table-cell table:formula="of:=[.A383]/[.B383]" office:value-type="float" office:value="1301231741.87922" calcext:value-type="float">
            <text:p>1301231741,87922</text:p>
          </table:table-cell>
          <table:table-cell table:formula="of:=[.B383]/[.A383]" office:value-type="float" office:value="0.000000000768502617801047" calcext:value-type="float">
            <text:p>7,68502617801047E-10</text:p>
          </table:table-cell>
          <table:table-cell table:number-columns-repeated="2"/>
        </table:table-row>
        <table:table-row table:style-name="ro1">
          <table:table-cell office:value-type="float" office:value="383000000" calcext:value-type="float">
            <text:p>383000000</text:p>
          </table:table-cell>
          <table:table-cell office:value-type="float" office:value="0.267841" calcext:value-type="float">
            <text:p>0,267841</text:p>
          </table:table-cell>
          <table:table-cell table:formula="of:=[.A384]/[.B384]" office:value-type="float" office:value="1429952845.15814" calcext:value-type="float">
            <text:p>1429952845,15814</text:p>
          </table:table-cell>
          <table:table-cell table:formula="of:=[.B384]/[.A384]" office:value-type="float" office:value="0.000000000699323759791123" calcext:value-type="float">
            <text:p>6,99323759791123E-10</text:p>
          </table:table-cell>
          <table:table-cell table:number-columns-repeated="2"/>
        </table:table-row>
        <table:table-row table:style-name="ro1">
          <table:table-cell office:value-type="float" office:value="384000000" calcext:value-type="float">
            <text:p>384000000</text:p>
          </table:table-cell>
          <table:table-cell office:value-type="float" office:value="0.276035" calcext:value-type="float">
            <text:p>0,276035</text:p>
          </table:table-cell>
          <table:table-cell table:formula="of:=[.A385]/[.B385]" office:value-type="float" office:value="1391127936.6747" calcext:value-type="float">
            <text:p>1391127936,6747</text:p>
          </table:table-cell>
          <table:table-cell table:formula="of:=[.B385]/[.A385]" office:value-type="float" office:value="0.000000000718841145833333" calcext:value-type="float">
            <text:p>7,18841145833333E-10</text:p>
          </table:table-cell>
          <table:table-cell table:number-columns-repeated="2"/>
        </table:table-row>
        <table:table-row table:style-name="ro1">
          <table:table-cell office:value-type="float" office:value="385000000" calcext:value-type="float">
            <text:p>385000000</text:p>
          </table:table-cell>
          <table:table-cell office:value-type="float" office:value="0.283841" calcext:value-type="float">
            <text:p>0,283841</text:p>
          </table:table-cell>
          <table:table-cell table:formula="of:=[.A386]/[.B386]" office:value-type="float" office:value="1356393191.96311" calcext:value-type="float">
            <text:p>1356393191,96311</text:p>
          </table:table-cell>
          <table:table-cell table:formula="of:=[.B386]/[.A386]" office:value-type="float" office:value="0.000000000737249350649351" calcext:value-type="float">
            <text:p>7,37249350649351E-10</text:p>
          </table:table-cell>
          <table:table-cell table:number-columns-repeated="2"/>
        </table:table-row>
        <table:table-row table:style-name="ro1">
          <table:table-cell office:value-type="float" office:value="386000000" calcext:value-type="float">
            <text:p>386000000</text:p>
          </table:table-cell>
          <table:table-cell office:value-type="float" office:value="0.283525" calcext:value-type="float">
            <text:p>0,283525</text:p>
          </table:table-cell>
          <table:table-cell table:formula="of:=[.A387]/[.B387]" office:value-type="float" office:value="1361431972.4892" calcext:value-type="float">
            <text:p>1361431972,4892</text:p>
          </table:table-cell>
          <table:table-cell table:formula="of:=[.B387]/[.A387]" office:value-type="float" office:value="0.000000000734520725388601" calcext:value-type="float">
            <text:p>7,34520725388601E-10</text:p>
          </table:table-cell>
          <table:table-cell table:number-columns-repeated="2"/>
        </table:table-row>
        <table:table-row table:style-name="ro1">
          <table:table-cell office:value-type="float" office:value="387000000" calcext:value-type="float">
            <text:p>387000000</text:p>
          </table:table-cell>
          <table:table-cell office:value-type="float" office:value="0.279425" calcext:value-type="float">
            <text:p>0,279425</text:p>
          </table:table-cell>
          <table:table-cell table:formula="of:=[.A388]/[.B388]" office:value-type="float" office:value="1384987026.9303" calcext:value-type="float">
            <text:p>1384987026,9303</text:p>
          </table:table-cell>
          <table:table-cell table:formula="of:=[.B388]/[.A388]" office:value-type="float" office:value="0.00000000072202842377261" calcext:value-type="float">
            <text:p>7,2202842377261E-10</text:p>
          </table:table-cell>
          <table:table-cell table:number-columns-repeated="2"/>
        </table:table-row>
        <table:table-row table:style-name="ro1">
          <table:table-cell office:value-type="float" office:value="388000000" calcext:value-type="float">
            <text:p>388000000</text:p>
          </table:table-cell>
          <table:table-cell office:value-type="float" office:value="0.280215" calcext:value-type="float">
            <text:p>0,280215</text:p>
          </table:table-cell>
          <table:table-cell table:formula="of:=[.A389]/[.B389]" office:value-type="float" office:value="1384651071.49867" calcext:value-type="float">
            <text:p>1384651071,49867</text:p>
          </table:table-cell>
          <table:table-cell table:formula="of:=[.B389]/[.A389]" office:value-type="float" office:value="0.000000000722203608247423" calcext:value-type="float">
            <text:p>7,22203608247423E-10</text:p>
          </table:table-cell>
          <table:table-cell table:number-columns-repeated="2"/>
        </table:table-row>
        <table:table-row table:style-name="ro1">
          <table:table-cell office:value-type="float" office:value="389000000" calcext:value-type="float">
            <text:p>389000000</text:p>
          </table:table-cell>
          <table:table-cell office:value-type="float" office:value="0.300407" calcext:value-type="float">
            <text:p>0,300407</text:p>
          </table:table-cell>
          <table:table-cell table:formula="of:=[.A390]/[.B390]" office:value-type="float" office:value="1294909905.56146" calcext:value-type="float">
            <text:p>1294909905,56146</text:p>
          </table:table-cell>
          <table:table-cell table:formula="of:=[.B390]/[.A390]" office:value-type="float" office:value="0.000000000772254498714653" calcext:value-type="float">
            <text:p>7,72254498714653E-10</text:p>
          </table:table-cell>
          <table:table-cell table:number-columns-repeated="2"/>
        </table:table-row>
        <table:table-row table:style-name="ro1">
          <table:table-cell office:value-type="float" office:value="390000000" calcext:value-type="float">
            <text:p>390000000</text:p>
          </table:table-cell>
          <table:table-cell office:value-type="float" office:value="0.286118" calcext:value-type="float">
            <text:p>0,286118</text:p>
          </table:table-cell>
          <table:table-cell table:formula="of:=[.A391]/[.B391]" office:value-type="float" office:value="1363073976.47125" calcext:value-type="float">
            <text:p>1363073976,47125</text:p>
          </table:table-cell>
          <table:table-cell table:formula="of:=[.B391]/[.A391]" office:value-type="float" office:value="0.000000000733635897435897" calcext:value-type="float">
            <text:p>7,33635897435897E-10</text:p>
          </table:table-cell>
          <table:table-cell table:number-columns-repeated="2"/>
        </table:table-row>
        <table:table-row table:style-name="ro1">
          <table:table-cell office:value-type="float" office:value="391000000" calcext:value-type="float">
            <text:p>391000000</text:p>
          </table:table-cell>
          <table:table-cell office:value-type="float" office:value="0.284565" calcext:value-type="float">
            <text:p>0,284565</text:p>
          </table:table-cell>
          <table:table-cell table:formula="of:=[.A392]/[.B392]" office:value-type="float" office:value="1374027023.70284" calcext:value-type="float">
            <text:p>1374027023,70284</text:p>
          </table:table-cell>
          <table:table-cell table:formula="of:=[.B392]/[.A392]" office:value-type="float" office:value="0.000000000727787723785166" calcext:value-type="float">
            <text:p>7,27787723785166E-10</text:p>
          </table:table-cell>
          <table:table-cell table:number-columns-repeated="2"/>
        </table:table-row>
        <table:table-row table:style-name="ro1">
          <table:table-cell office:value-type="float" office:value="392000000" calcext:value-type="float">
            <text:p>392000000</text:p>
          </table:table-cell>
          <table:table-cell office:value-type="float" office:value="0.277089" calcext:value-type="float">
            <text:p>0,277089</text:p>
          </table:table-cell>
          <table:table-cell table:formula="of:=[.A393]/[.B393]" office:value-type="float" office:value="1414707909.73297" calcext:value-type="float">
            <text:p>1414707909,73297</text:p>
          </table:table-cell>
          <table:table-cell table:formula="of:=[.B393]/[.A393]" office:value-type="float" office:value="0.000000000706859693877551" calcext:value-type="float">
            <text:p>7,06859693877551E-10</text:p>
          </table:table-cell>
          <table:table-cell table:number-columns-repeated="2"/>
        </table:table-row>
        <table:table-row table:style-name="ro1">
          <table:table-cell office:value-type="float" office:value="393000000" calcext:value-type="float">
            <text:p>393000000</text:p>
          </table:table-cell>
          <table:table-cell office:value-type="float" office:value="0.32451" calcext:value-type="float">
            <text:p>0,32451</text:p>
          </table:table-cell>
          <table:table-cell table:formula="of:=[.A394]/[.B394]" office:value-type="float" office:value="1211056670.05639" calcext:value-type="float">
            <text:p>1211056670,05639</text:p>
          </table:table-cell>
          <table:table-cell table:formula="of:=[.B394]/[.A394]" office:value-type="float" office:value="0.000000000825725190839695" calcext:value-type="float">
            <text:p>8,25725190839695E-10</text:p>
          </table:table-cell>
          <table:table-cell table:number-columns-repeated="2"/>
        </table:table-row>
        <table:table-row table:style-name="ro1">
          <table:table-cell office:value-type="float" office:value="394000000" calcext:value-type="float">
            <text:p>394000000</text:p>
          </table:table-cell>
          <table:table-cell office:value-type="float" office:value="0.290614" calcext:value-type="float">
            <text:p>0,290614</text:p>
          </table:table-cell>
          <table:table-cell table:formula="of:=[.A395]/[.B395]" office:value-type="float" office:value="1355750239.14884" calcext:value-type="float">
            <text:p>1355750239,14884</text:p>
          </table:table-cell>
          <table:table-cell table:formula="of:=[.B395]/[.A395]" office:value-type="float" office:value="0.000000000737598984771574" calcext:value-type="float">
            <text:p>7,37598984771574E-10</text:p>
          </table:table-cell>
          <table:table-cell table:number-columns-repeated="2"/>
        </table:table-row>
        <table:table-row table:style-name="ro1">
          <table:table-cell office:value-type="float" office:value="395000000" calcext:value-type="float">
            <text:p>395000000</text:p>
          </table:table-cell>
          <table:table-cell office:value-type="float" office:value="0.284707" calcext:value-type="float">
            <text:p>0,284707</text:p>
          </table:table-cell>
          <table:table-cell table:formula="of:=[.A396]/[.B396]" office:value-type="float" office:value="1387391247.84428" calcext:value-type="float">
            <text:p>1387391247,84428</text:p>
          </table:table-cell>
          <table:table-cell table:formula="of:=[.B396]/[.A396]" office:value-type="float" office:value="0.000000000720777215189873" calcext:value-type="float">
            <text:p>7,20777215189873E-10</text:p>
          </table:table-cell>
          <table:table-cell table:number-columns-repeated="2"/>
        </table:table-row>
        <table:table-row table:style-name="ro1">
          <table:table-cell office:value-type="float" office:value="396000000" calcext:value-type="float">
            <text:p>396000000</text:p>
          </table:table-cell>
          <table:table-cell office:value-type="float" office:value="0.290695" calcext:value-type="float">
            <text:p>0,290695</text:p>
          </table:table-cell>
          <table:table-cell table:formula="of:=[.A397]/[.B397]" office:value-type="float" office:value="1362252532.7233" calcext:value-type="float">
            <text:p>1362252532,7233</text:p>
          </table:table-cell>
          <table:table-cell table:formula="of:=[.B397]/[.A397]" office:value-type="float" office:value="0.000000000734078282828283" calcext:value-type="float">
            <text:p>7,34078282828283E-10</text:p>
          </table:table-cell>
          <table:table-cell table:number-columns-repeated="2"/>
        </table:table-row>
        <table:table-row table:style-name="ro1">
          <table:table-cell office:value-type="float" office:value="397000000" calcext:value-type="float">
            <text:p>397000000</text:p>
          </table:table-cell>
          <table:table-cell office:value-type="float" office:value="0.304018" calcext:value-type="float">
            <text:p>0,304018</text:p>
          </table:table-cell>
          <table:table-cell table:formula="of:=[.A398]/[.B398]" office:value-type="float" office:value="1305843732.93687" calcext:value-type="float">
            <text:p>1305843732,93687</text:p>
          </table:table-cell>
          <table:table-cell table:formula="of:=[.B398]/[.A398]" office:value-type="float" office:value="0.000000000765788413098237" calcext:value-type="float">
            <text:p>7,65788413098237E-10</text:p>
          </table:table-cell>
          <table:table-cell table:number-columns-repeated="2"/>
        </table:table-row>
        <table:table-row table:style-name="ro1">
          <table:table-cell office:value-type="float" office:value="398000000" calcext:value-type="float">
            <text:p>398000000</text:p>
          </table:table-cell>
          <table:table-cell office:value-type="float" office:value="0.315997" calcext:value-type="float">
            <text:p>0,315997</text:p>
          </table:table-cell>
          <table:table-cell table:formula="of:=[.A399]/[.B399]" office:value-type="float" office:value="1259505628.21799" calcext:value-type="float">
            <text:p>1259505628,21799</text:p>
          </table:table-cell>
          <table:table-cell table:formula="of:=[.B399]/[.A399]" office:value-type="float" office:value="0.000000000793962311557789" calcext:value-type="float">
            <text:p>7,93962311557789E-10</text:p>
          </table:table-cell>
          <table:table-cell table:number-columns-repeated="2"/>
        </table:table-row>
        <table:table-row table:style-name="ro1">
          <table:table-cell office:value-type="float" office:value="399000000" calcext:value-type="float">
            <text:p>399000000</text:p>
          </table:table-cell>
          <table:table-cell office:value-type="float" office:value="0.32983" calcext:value-type="float">
            <text:p>0,32983</text:p>
          </table:table-cell>
          <table:table-cell table:formula="of:=[.A400]/[.B400]" office:value-type="float" office:value="1209714095.13992" calcext:value-type="float">
            <text:p>1209714095,13992</text:p>
          </table:table-cell>
          <table:table-cell table:formula="of:=[.B400]/[.A400]" office:value-type="float" office:value="0.000000000826641604010025" calcext:value-type="float">
            <text:p>8,26641604010025E-10</text:p>
          </table:table-cell>
          <table:table-cell table:number-columns-repeated="2"/>
        </table:table-row>
        <table:table-row table:style-name="ro1">
          <table:table-cell office:value-type="float" office:value="400000000" calcext:value-type="float">
            <text:p>400000000</text:p>
          </table:table-cell>
          <table:table-cell office:value-type="float" office:value="0.299091" calcext:value-type="float">
            <text:p>0,299091</text:p>
          </table:table-cell>
          <table:table-cell table:formula="of:=[.A401]/[.B401]" office:value-type="float" office:value="1337385611.7369" calcext:value-type="float">
            <text:p>1337385611,7369</text:p>
          </table:table-cell>
          <table:table-cell table:formula="of:=[.B401]/[.A401]" office:value-type="float" office:value="0.0000000007477275" calcext:value-type="float">
            <text:p>7,477275E-10</text:p>
          </table:table-cell>
          <table:table-cell table:number-columns-repeated="2"/>
        </table:table-row>
        <table:table-row table:style-name="ro1">
          <table:table-cell office:value-type="float" office:value="401000000" calcext:value-type="float">
            <text:p>401000000</text:p>
          </table:table-cell>
          <table:table-cell office:value-type="float" office:value="0.292148" calcext:value-type="float">
            <text:p>0,292148</text:p>
          </table:table-cell>
          <table:table-cell table:formula="of:=[.A402]/[.B402]" office:value-type="float" office:value="1372591973.93102" calcext:value-type="float">
            <text:p>1372591973,93102</text:p>
          </table:table-cell>
          <table:table-cell table:formula="of:=[.B402]/[.A402]" office:value-type="float" office:value="0.000000000728548628428928" calcext:value-type="float">
            <text:p>7,28548628428928E-10</text:p>
          </table:table-cell>
          <table:table-cell table:number-columns-repeated="2"/>
        </table:table-row>
        <table:table-row table:style-name="ro1">
          <table:table-cell office:value-type="float" office:value="402000000" calcext:value-type="float">
            <text:p>402000000</text:p>
          </table:table-cell>
          <table:table-cell office:value-type="float" office:value="0.329266" calcext:value-type="float">
            <text:p>0,329266</text:p>
          </table:table-cell>
          <table:table-cell table:formula="of:=[.A403]/[.B403]" office:value-type="float" office:value="1220897389.9522" calcext:value-type="float">
            <text:p>1220897389,9522</text:p>
          </table:table-cell>
          <table:table-cell table:formula="of:=[.B403]/[.A403]" office:value-type="float" office:value="0.000000000819069651741294" calcext:value-type="float">
            <text:p>8,19069651741294E-10</text:p>
          </table:table-cell>
          <table:table-cell table:number-columns-repeated="2"/>
        </table:table-row>
        <table:table-row table:style-name="ro1">
          <table:table-cell office:value-type="float" office:value="403000000" calcext:value-type="float">
            <text:p>403000000</text:p>
          </table:table-cell>
          <table:table-cell office:value-type="float" office:value="0.282666" calcext:value-type="float">
            <text:p>0,282666</text:p>
          </table:table-cell>
          <table:table-cell table:formula="of:=[.A404]/[.B404]" office:value-type="float" office:value="1425710909.69554" calcext:value-type="float">
            <text:p>1425710909,69554</text:p>
          </table:table-cell>
          <table:table-cell table:formula="of:=[.B404]/[.A404]" office:value-type="float" office:value="0.000000000701404466501241" calcext:value-type="float">
            <text:p>7,01404466501241E-10</text:p>
          </table:table-cell>
          <table:table-cell table:number-columns-repeated="2"/>
        </table:table-row>
        <table:table-row table:style-name="ro1">
          <table:table-cell office:value-type="float" office:value="404000000" calcext:value-type="float">
            <text:p>404000000</text:p>
          </table:table-cell>
          <table:table-cell office:value-type="float" office:value="0.274981" calcext:value-type="float">
            <text:p>0,274981</text:p>
          </table:table-cell>
          <table:table-cell table:formula="of:=[.A405]/[.B405]" office:value-type="float" office:value="1469192416.93062" calcext:value-type="float">
            <text:p>1469192416,93062</text:p>
          </table:table-cell>
          <table:table-cell table:formula="of:=[.B405]/[.A405]" office:value-type="float" office:value="0.00000000068064603960396" calcext:value-type="float">
            <text:p>6,8064603960396E-10</text:p>
          </table:table-cell>
          <table:table-cell table:number-columns-repeated="2"/>
        </table:table-row>
        <table:table-row table:style-name="ro1">
          <table:table-cell office:value-type="float" office:value="405000000" calcext:value-type="float">
            <text:p>405000000</text:p>
          </table:table-cell>
          <table:table-cell office:value-type="float" office:value="0.277091" calcext:value-type="float">
            <text:p>0,277091</text:p>
          </table:table-cell>
          <table:table-cell table:formula="of:=[.A406]/[.B406]" office:value-type="float" office:value="1461613693.69629" calcext:value-type="float">
            <text:p>1461613693,69629</text:p>
          </table:table-cell>
          <table:table-cell table:formula="of:=[.B406]/[.A406]" office:value-type="float" office:value="0.000000000684175308641975" calcext:value-type="float">
            <text:p>6,84175308641975E-10</text:p>
          </table:table-cell>
          <table:table-cell table:number-columns-repeated="2"/>
        </table:table-row>
        <table:table-row table:style-name="ro1">
          <table:table-cell office:value-type="float" office:value="406000000" calcext:value-type="float">
            <text:p>406000000</text:p>
          </table:table-cell>
          <table:table-cell office:value-type="float" office:value="0.325636" calcext:value-type="float">
            <text:p>0,325636</text:p>
          </table:table-cell>
          <table:table-cell table:formula="of:=[.A407]/[.B407]" office:value-type="float" office:value="1246790895.35555" calcext:value-type="float">
            <text:p>1246790895,35555</text:p>
          </table:table-cell>
          <table:table-cell table:formula="of:=[.B407]/[.A407]" office:value-type="float" office:value="0.000000000802059113300493" calcext:value-type="float">
            <text:p>8,02059113300493E-10</text:p>
          </table:table-cell>
          <table:table-cell table:number-columns-repeated="2"/>
        </table:table-row>
        <table:table-row table:style-name="ro1">
          <table:table-cell office:value-type="float" office:value="407000000" calcext:value-type="float">
            <text:p>407000000</text:p>
          </table:table-cell>
          <table:table-cell office:value-type="float" office:value="0.286912" calcext:value-type="float">
            <text:p>0,286912</text:p>
          </table:table-cell>
          <table:table-cell table:formula="of:=[.A408]/[.B408]" office:value-type="float" office:value="1418553424.0464" calcext:value-type="float">
            <text:p>1418553424,0464</text:p>
          </table:table-cell>
          <table:table-cell table:formula="of:=[.B408]/[.A408]" office:value-type="float" office:value="0.000000000704943488943489" calcext:value-type="float">
            <text:p>7,04943488943489E-10</text:p>
          </table:table-cell>
          <table:table-cell table:number-columns-repeated="2"/>
        </table:table-row>
        <table:table-row table:style-name="ro1">
          <table:table-cell office:value-type="float" office:value="408000000" calcext:value-type="float">
            <text:p>408000000</text:p>
          </table:table-cell>
          <table:table-cell office:value-type="float" office:value="0.295862" calcext:value-type="float">
            <text:p>0,295862</text:p>
          </table:table-cell>
          <table:table-cell table:formula="of:=[.A409]/[.B409]" office:value-type="float" office:value="1379021300.47117" calcext:value-type="float">
            <text:p>1379021300,47117</text:p>
          </table:table-cell>
          <table:table-cell table:formula="of:=[.B409]/[.A409]" office:value-type="float" office:value="0.000000000725151960784314" calcext:value-type="float">
            <text:p>7,25151960784314E-10</text:p>
          </table:table-cell>
          <table:table-cell table:number-columns-repeated="2"/>
        </table:table-row>
        <table:table-row table:style-name="ro1">
          <table:table-cell office:value-type="float" office:value="409000000" calcext:value-type="float">
            <text:p>409000000</text:p>
          </table:table-cell>
          <table:table-cell office:value-type="float" office:value="0.300882" calcext:value-type="float">
            <text:p>0,300882</text:p>
          </table:table-cell>
          <table:table-cell table:formula="of:=[.A410]/[.B410]" office:value-type="float" office:value="1359336882.89761" calcext:value-type="float">
            <text:p>1359336882,89761</text:p>
          </table:table-cell>
          <table:table-cell table:formula="of:=[.B410]/[.A410]" office:value-type="float" office:value="0.000000000735652811735941" calcext:value-type="float">
            <text:p>7,35652811735941E-10</text:p>
          </table:table-cell>
          <table:table-cell table:number-columns-repeated="2"/>
        </table:table-row>
        <table:table-row table:style-name="ro1">
          <table:table-cell office:value-type="float" office:value="410000000" calcext:value-type="float">
            <text:p>410000000</text:p>
          </table:table-cell>
          <table:table-cell office:value-type="float" office:value="0.300573" calcext:value-type="float">
            <text:p>0,300573</text:p>
          </table:table-cell>
          <table:table-cell table:formula="of:=[.A411]/[.B411]" office:value-type="float" office:value="1364061309.5654" calcext:value-type="float">
            <text:p>1364061309,5654</text:p>
          </table:table-cell>
          <table:table-cell table:formula="of:=[.B411]/[.A411]" office:value-type="float" office:value="0.00000000073310487804878" calcext:value-type="float">
            <text:p>7,3310487804878E-10</text:p>
          </table:table-cell>
          <table:table-cell table:number-columns-repeated="2"/>
        </table:table-row>
        <table:table-row table:style-name="ro1">
          <table:table-cell office:value-type="float" office:value="411000000" calcext:value-type="float">
            <text:p>411000000</text:p>
          </table:table-cell>
          <table:table-cell office:value-type="float" office:value="0.284991" calcext:value-type="float">
            <text:p>0,284991</text:p>
          </table:table-cell>
          <table:table-cell table:formula="of:=[.A412]/[.B412]" office:value-type="float" office:value="1442150804.76226" calcext:value-type="float">
            <text:p>1442150804,76226</text:p>
          </table:table-cell>
          <table:table-cell table:formula="of:=[.B412]/[.A412]" office:value-type="float" office:value="0.000000000693408759124088" calcext:value-type="float">
            <text:p>6,93408759124088E-10</text:p>
          </table:table-cell>
          <table:table-cell table:number-columns-repeated="2"/>
        </table:table-row>
        <table:table-row table:style-name="ro1">
          <table:table-cell office:value-type="float" office:value="412000000" calcext:value-type="float">
            <text:p>412000000</text:p>
          </table:table-cell>
          <table:table-cell office:value-type="float" office:value="0.335926" calcext:value-type="float">
            <text:p>0,335926</text:p>
          </table:table-cell>
          <table:table-cell table:formula="of:=[.A413]/[.B413]" office:value-type="float" office:value="1226460589.5346" calcext:value-type="float">
            <text:p>1226460589,5346</text:p>
          </table:table-cell>
          <table:table-cell table:formula="of:=[.B413]/[.A413]" office:value-type="float" office:value="0.000000000815354368932039" calcext:value-type="float">
            <text:p>8,15354368932039E-10</text:p>
          </table:table-cell>
          <table:table-cell table:number-columns-repeated="2"/>
        </table:table-row>
        <table:table-row table:style-name="ro1">
          <table:table-cell office:value-type="float" office:value="413000000" calcext:value-type="float">
            <text:p>413000000</text:p>
          </table:table-cell>
          <table:table-cell office:value-type="float" office:value="0.322553" calcext:value-type="float">
            <text:p>0,322553</text:p>
          </table:table-cell>
          <table:table-cell table:formula="of:=[.A414]/[.B414]" office:value-type="float" office:value="1280409731.11396" calcext:value-type="float">
            <text:p>1280409731,11396</text:p>
          </table:table-cell>
          <table:table-cell table:formula="of:=[.B414]/[.A414]" office:value-type="float" office:value="0.000000000781" calcext:value-type="float">
            <text:p>7,81E-10</text:p>
          </table:table-cell>
          <table:table-cell table:number-columns-repeated="2"/>
        </table:table-row>
        <table:table-row table:style-name="ro1">
          <table:table-cell office:value-type="float" office:value="414000000" calcext:value-type="float">
            <text:p>414000000</text:p>
          </table:table-cell>
          <table:table-cell office:value-type="float" office:value="0.306684" calcext:value-type="float">
            <text:p>0,306684</text:p>
          </table:table-cell>
          <table:table-cell table:formula="of:=[.A415]/[.B415]" office:value-type="float" office:value="1349923699.96478" calcext:value-type="float">
            <text:p>1349923699,96478</text:p>
          </table:table-cell>
          <table:table-cell table:formula="of:=[.B415]/[.A415]" office:value-type="float" office:value="0.000000000740782608695652" calcext:value-type="float">
            <text:p>7,40782608695652E-10</text:p>
          </table:table-cell>
          <table:table-cell table:number-columns-repeated="2"/>
        </table:table-row>
        <table:table-row table:style-name="ro1">
          <table:table-cell office:value-type="float" office:value="415000000" calcext:value-type="float">
            <text:p>415000000</text:p>
          </table:table-cell>
          <table:table-cell office:value-type="float" office:value="0.287851" calcext:value-type="float">
            <text:p>0,287851</text:p>
          </table:table-cell>
          <table:table-cell table:formula="of:=[.A416]/[.B416]" office:value-type="float" office:value="1441718111.10609" calcext:value-type="float">
            <text:p>1441718111,10609</text:p>
          </table:table-cell>
          <table:table-cell table:formula="of:=[.B416]/[.A416]" office:value-type="float" office:value="0.000000000693616867469879" calcext:value-type="float">
            <text:p>6,93616867469879E-10</text:p>
          </table:table-cell>
          <table:table-cell table:number-columns-repeated="2"/>
        </table:table-row>
        <table:table-row table:style-name="ro1">
          <table:table-cell office:value-type="float" office:value="416000000" calcext:value-type="float">
            <text:p>416000000</text:p>
          </table:table-cell>
          <table:table-cell office:value-type="float" office:value="0.291445" calcext:value-type="float">
            <text:p>0,291445</text:p>
          </table:table-cell>
          <table:table-cell table:formula="of:=[.A417]/[.B417]" office:value-type="float" office:value="1427370515.87778" calcext:value-type="float">
            <text:p>1427370515,87778</text:p>
          </table:table-cell>
          <table:table-cell table:formula="of:=[.B417]/[.A417]" office:value-type="float" office:value="0.000000000700588942307692" calcext:value-type="float">
            <text:p>7,00588942307692E-10</text:p>
          </table:table-cell>
          <table:table-cell table:number-columns-repeated="2"/>
        </table:table-row>
        <table:table-row table:style-name="ro1">
          <table:table-cell office:value-type="float" office:value="417000000" calcext:value-type="float">
            <text:p>417000000</text:p>
          </table:table-cell>
          <table:table-cell office:value-type="float" office:value="0.290382" calcext:value-type="float">
            <text:p>0,290382</text:p>
          </table:table-cell>
          <table:table-cell table:formula="of:=[.A418]/[.B418]" office:value-type="float" office:value="1436039423.93124" calcext:value-type="float">
            <text:p>1436039423,93124</text:p>
          </table:table-cell>
          <table:table-cell table:formula="of:=[.B418]/[.A418]" office:value-type="float" office:value="0.000000000696359712230216" calcext:value-type="float">
            <text:p>6,96359712230216E-10</text:p>
          </table:table-cell>
          <table:table-cell table:number-columns-repeated="2"/>
        </table:table-row>
        <table:table-row table:style-name="ro1">
          <table:table-cell office:value-type="float" office:value="418000000" calcext:value-type="float">
            <text:p>418000000</text:p>
          </table:table-cell>
          <table:table-cell office:value-type="float" office:value="0.312112" calcext:value-type="float">
            <text:p>0,312112</text:p>
          </table:table-cell>
          <table:table-cell table:formula="of:=[.A419]/[.B419]" office:value-type="float" office:value="1339262828.72815" calcext:value-type="float">
            <text:p>1339262828,72815</text:p>
          </table:table-cell>
          <table:table-cell table:formula="of:=[.B419]/[.A419]" office:value-type="float" office:value="0.000000000746679425837321" calcext:value-type="float">
            <text:p>7,46679425837321E-10</text:p>
          </table:table-cell>
          <table:table-cell table:number-columns-repeated="2"/>
        </table:table-row>
        <table:table-row table:style-name="ro1">
          <table:table-cell office:value-type="float" office:value="419000000" calcext:value-type="float">
            <text:p>419000000</text:p>
          </table:table-cell>
          <table:table-cell office:value-type="float" office:value="0.341821" calcext:value-type="float">
            <text:p>0,341821</text:p>
          </table:table-cell>
          <table:table-cell table:formula="of:=[.A420]/[.B420]" office:value-type="float" office:value="1225787766.1115" calcext:value-type="float">
            <text:p>1225787766,1115</text:p>
          </table:table-cell>
          <table:table-cell table:formula="of:=[.B420]/[.A420]" office:value-type="float" office:value="0.000000000815801909307876" calcext:value-type="float">
            <text:p>8,15801909307876E-10</text:p>
          </table:table-cell>
          <table:table-cell table:number-columns-repeated="2"/>
        </table:table-row>
        <table:table-row table:style-name="ro1">
          <table:table-cell office:value-type="float" office:value="420000000" calcext:value-type="float">
            <text:p>420000000</text:p>
          </table:table-cell>
          <table:table-cell office:value-type="float" office:value="0.291809" calcext:value-type="float">
            <text:p>0,291809</text:p>
          </table:table-cell>
          <table:table-cell table:formula="of:=[.A421]/[.B421]" office:value-type="float" office:value="1439297622.76009" calcext:value-type="float">
            <text:p>1439297622,76009</text:p>
          </table:table-cell>
          <table:table-cell table:formula="of:=[.B421]/[.A421]" office:value-type="float" office:value="0.000000000694783333333333" calcext:value-type="float">
            <text:p>6,94783333333333E-10</text:p>
          </table:table-cell>
          <table:table-cell table:number-columns-repeated="2"/>
        </table:table-row>
        <table:table-row table:style-name="ro1">
          <table:table-cell office:value-type="float" office:value="421000000" calcext:value-type="float">
            <text:p>421000000</text:p>
          </table:table-cell>
          <table:table-cell office:value-type="float" office:value="0.330123" calcext:value-type="float">
            <text:p>0,330123</text:p>
          </table:table-cell>
          <table:table-cell table:formula="of:=[.A422]/[.B422]" office:value-type="float" office:value="1275282243.28508" calcext:value-type="float">
            <text:p>1275282243,28508</text:p>
          </table:table-cell>
          <table:table-cell table:formula="of:=[.B422]/[.A422]" office:value-type="float" office:value="0.000000000784140142517815" calcext:value-type="float">
            <text:p>7,84140142517815E-10</text:p>
          </table:table-cell>
          <table:table-cell table:number-columns-repeated="2"/>
        </table:table-row>
        <table:table-row table:style-name="ro1">
          <table:table-cell office:value-type="float" office:value="422000000" calcext:value-type="float">
            <text:p>422000000</text:p>
          </table:table-cell>
          <table:table-cell office:value-type="float" office:value="0.308908" calcext:value-type="float">
            <text:p>0,308908</text:p>
          </table:table-cell>
          <table:table-cell table:formula="of:=[.A423]/[.B423]" office:value-type="float" office:value="1366102528.90828" calcext:value-type="float">
            <text:p>1366102528,90828</text:p>
          </table:table-cell>
          <table:table-cell table:formula="of:=[.B423]/[.A423]" office:value-type="float" office:value="0.000000000732009478672986" calcext:value-type="float">
            <text:p>7,32009478672986E-10</text:p>
          </table:table-cell>
          <table:table-cell table:number-columns-repeated="2"/>
        </table:table-row>
        <table:table-row table:style-name="ro1">
          <table:table-cell office:value-type="float" office:value="423000000" calcext:value-type="float">
            <text:p>423000000</text:p>
          </table:table-cell>
          <table:table-cell office:value-type="float" office:value="0.297656" calcext:value-type="float">
            <text:p>0,297656</text:p>
          </table:table-cell>
          <table:table-cell table:formula="of:=[.A424]/[.B424]" office:value-type="float" office:value="1421103555.78251" calcext:value-type="float">
            <text:p>1421103555,78251</text:p>
          </table:table-cell>
          <table:table-cell table:formula="of:=[.B424]/[.A424]" office:value-type="float" office:value="0.000000000703678486997636" calcext:value-type="float">
            <text:p>7,03678486997636E-10</text:p>
          </table:table-cell>
          <table:table-cell table:number-columns-repeated="2"/>
        </table:table-row>
        <table:table-row table:style-name="ro1">
          <table:table-cell office:value-type="float" office:value="424000000" calcext:value-type="float">
            <text:p>424000000</text:p>
          </table:table-cell>
          <table:table-cell office:value-type="float" office:value="0.307865" calcext:value-type="float">
            <text:p>0,307865</text:p>
          </table:table-cell>
          <table:table-cell table:formula="of:=[.A425]/[.B425]" office:value-type="float" office:value="1377227031.32867" calcext:value-type="float">
            <text:p>1377227031,32867</text:p>
          </table:table-cell>
          <table:table-cell table:formula="of:=[.B425]/[.A425]" office:value-type="float" office:value="0.000000000726096698113208" calcext:value-type="float">
            <text:p>7,26096698113208E-10</text:p>
          </table:table-cell>
          <table:table-cell table:number-columns-repeated="2"/>
        </table:table-row>
        <table:table-row table:style-name="ro1">
          <table:table-cell office:value-type="float" office:value="425000000" calcext:value-type="float">
            <text:p>425000000</text:p>
          </table:table-cell>
          <table:table-cell office:value-type="float" office:value="0.297127" calcext:value-type="float">
            <text:p>0,297127</text:p>
          </table:table-cell>
          <table:table-cell table:formula="of:=[.A426]/[.B426]" office:value-type="float" office:value="1430364793.50581" calcext:value-type="float">
            <text:p>1430364793,50581</text:p>
          </table:table-cell>
          <table:table-cell table:formula="of:=[.B426]/[.A426]" office:value-type="float" office:value="0.000000000699122352941176" calcext:value-type="float">
            <text:p>6,99122352941176E-10</text:p>
          </table:table-cell>
          <table:table-cell table:number-columns-repeated="2"/>
        </table:table-row>
        <table:table-row table:style-name="ro1">
          <table:table-cell office:value-type="float" office:value="426000000" calcext:value-type="float">
            <text:p>426000000</text:p>
          </table:table-cell>
          <table:table-cell office:value-type="float" office:value="0.326081" calcext:value-type="float">
            <text:p>0,326081</text:p>
          </table:table-cell>
          <table:table-cell table:formula="of:=[.A427]/[.B427]" office:value-type="float" office:value="1306423864.00925" calcext:value-type="float">
            <text:p>1306423864,00925</text:p>
          </table:table-cell>
          <table:table-cell table:formula="of:=[.B427]/[.A427]" office:value-type="float" office:value="0.000000000765448356807512" calcext:value-type="float">
            <text:p>7,65448356807512E-10</text:p>
          </table:table-cell>
          <table:table-cell table:number-columns-repeated="2"/>
        </table:table-row>
        <table:table-row table:style-name="ro1">
          <table:table-cell office:value-type="float" office:value="427000000" calcext:value-type="float">
            <text:p>427000000</text:p>
          </table:table-cell>
          <table:table-cell office:value-type="float" office:value="0.327495" calcext:value-type="float">
            <text:p>0,327495</text:p>
          </table:table-cell>
          <table:table-cell table:formula="of:=[.A428]/[.B428]" office:value-type="float" office:value="1303836699.79694" calcext:value-type="float">
            <text:p>1303836699,79694</text:p>
          </table:table-cell>
          <table:table-cell table:formula="of:=[.B428]/[.A428]" office:value-type="float" office:value="0.000000000766967213114754" calcext:value-type="float">
            <text:p>7,66967213114754E-10</text:p>
          </table:table-cell>
          <table:table-cell table:number-columns-repeated="2"/>
        </table:table-row>
        <table:table-row table:style-name="ro1">
          <table:table-cell office:value-type="float" office:value="428000000" calcext:value-type="float">
            <text:p>428000000</text:p>
          </table:table-cell>
          <table:table-cell office:value-type="float" office:value="0.294093" calcext:value-type="float">
            <text:p>0,294093</text:p>
          </table:table-cell>
          <table:table-cell table:formula="of:=[.A429]/[.B429]" office:value-type="float" office:value="1455321955.97991" calcext:value-type="float">
            <text:p>1455321955,97991</text:p>
          </table:table-cell>
          <table:table-cell table:formula="of:=[.B429]/[.A429]" office:value-type="float" office:value="0.000000000687133177570093" calcext:value-type="float">
            <text:p>6,87133177570093E-10</text:p>
          </table:table-cell>
          <table:table-cell table:number-columns-repeated="2"/>
        </table:table-row>
        <table:table-row table:style-name="ro1">
          <table:table-cell office:value-type="float" office:value="429000000" calcext:value-type="float">
            <text:p>429000000</text:p>
          </table:table-cell>
          <table:table-cell office:value-type="float" office:value="0.352183" calcext:value-type="float">
            <text:p>0,352183</text:p>
          </table:table-cell>
          <table:table-cell table:formula="of:=[.A430]/[.B430]" office:value-type="float" office:value="1218116717.72914" calcext:value-type="float">
            <text:p>1218116717,72914</text:p>
          </table:table-cell>
          <table:table-cell table:formula="of:=[.B430]/[.A430]" office:value-type="float" office:value="0.000000000820939393939394" calcext:value-type="float">
            <text:p>8,20939393939394E-10</text:p>
          </table:table-cell>
          <table:table-cell table:number-columns-repeated="2"/>
        </table:table-row>
        <table:table-row table:style-name="ro1">
          <table:table-cell office:value-type="float" office:value="430000000" calcext:value-type="float">
            <text:p>430000000</text:p>
          </table:table-cell>
          <table:table-cell office:value-type="float" office:value="0.313065" calcext:value-type="float">
            <text:p>0,313065</text:p>
          </table:table-cell>
          <table:table-cell table:formula="of:=[.A431]/[.B431]" office:value-type="float" office:value="1373516681.83923" calcext:value-type="float">
            <text:p>1373516681,83923</text:p>
          </table:table-cell>
          <table:table-cell table:formula="of:=[.B431]/[.A431]" office:value-type="float" office:value="0.000000000728058139534884" calcext:value-type="float">
            <text:p>7,28058139534884E-10</text:p>
          </table:table-cell>
          <table:table-cell table:number-columns-repeated="2"/>
        </table:table-row>
        <table:table-row table:style-name="ro1">
          <table:table-cell office:value-type="float" office:value="431000000" calcext:value-type="float">
            <text:p>431000000</text:p>
          </table:table-cell>
          <table:table-cell office:value-type="float" office:value="0.300367" calcext:value-type="float">
            <text:p>0,300367</text:p>
          </table:table-cell>
          <table:table-cell table:formula="of:=[.A432]/[.B432]" office:value-type="float" office:value="1434911291.85297" calcext:value-type="float">
            <text:p>1434911291,85297</text:p>
          </table:table-cell>
          <table:table-cell table:formula="of:=[.B432]/[.A432]" office:value-type="float" office:value="0.000000000696907192575406" calcext:value-type="float">
            <text:p>6,96907192575406E-10</text:p>
          </table:table-cell>
          <table:table-cell table:number-columns-repeated="2"/>
        </table:table-row>
        <table:table-row table:style-name="ro1">
          <table:table-cell office:value-type="float" office:value="432000000" calcext:value-type="float">
            <text:p>432000000</text:p>
          </table:table-cell>
          <table:table-cell office:value-type="float" office:value="0.296112" calcext:value-type="float">
            <text:p>0,296112</text:p>
          </table:table-cell>
          <table:table-cell table:formula="of:=[.A433]/[.B433]" office:value-type="float" office:value="1458907440.42795" calcext:value-type="float">
            <text:p>1458907440,42795</text:p>
          </table:table-cell>
          <table:table-cell table:formula="of:=[.B433]/[.A433]" office:value-type="float" office:value="0.000000000685444444444444" calcext:value-type="float">
            <text:p>6,85444444444444E-10</text:p>
          </table:table-cell>
          <table:table-cell table:number-columns-repeated="2"/>
        </table:table-row>
        <table:table-row table:style-name="ro1">
          <table:table-cell office:value-type="float" office:value="433000000" calcext:value-type="float">
            <text:p>433000000</text:p>
          </table:table-cell>
          <table:table-cell office:value-type="float" office:value="0.338837" calcext:value-type="float">
            <text:p>0,338837</text:p>
          </table:table-cell>
          <table:table-cell table:formula="of:=[.A434]/[.B434]" office:value-type="float" office:value="1277900583.46639" calcext:value-type="float">
            <text:p>1277900583,46639</text:p>
          </table:table-cell>
          <table:table-cell table:formula="of:=[.B434]/[.A434]" office:value-type="float" office:value="0.000000000782533487297922" calcext:value-type="float">
            <text:p>7,82533487297922E-10</text:p>
          </table:table-cell>
          <table:table-cell table:number-columns-repeated="2"/>
        </table:table-row>
        <table:table-row table:style-name="ro1">
          <table:table-cell office:value-type="float" office:value="434000000" calcext:value-type="float">
            <text:p>434000000</text:p>
          </table:table-cell>
          <table:table-cell office:value-type="float" office:value="0.373724" calcext:value-type="float">
            <text:p>0,373724</text:p>
          </table:table-cell>
          <table:table-cell table:formula="of:=[.A435]/[.B435]" office:value-type="float" office:value="1161284798.40738" calcext:value-type="float">
            <text:p>1161284798,40738</text:p>
          </table:table-cell>
          <table:table-cell table:formula="of:=[.B435]/[.A435]" office:value-type="float" office:value="0.000000000861115207373272" calcext:value-type="float">
            <text:p>8,61115207373272E-10</text:p>
          </table:table-cell>
          <table:table-cell table:number-columns-repeated="2"/>
        </table:table-row>
        <table:table-row table:style-name="ro1">
          <table:table-cell office:value-type="float" office:value="435000000" calcext:value-type="float">
            <text:p>435000000</text:p>
          </table:table-cell>
          <table:table-cell office:value-type="float" office:value="0.30244" calcext:value-type="float">
            <text:p>0,30244</text:p>
          </table:table-cell>
          <table:table-cell table:formula="of:=[.A436]/[.B436]" office:value-type="float" office:value="1438301811.92964" calcext:value-type="float">
            <text:p>1438301811,92964</text:p>
          </table:table-cell>
          <table:table-cell table:formula="of:=[.B436]/[.A436]" office:value-type="float" office:value="0.000000000695264367816092" calcext:value-type="float">
            <text:p>6,95264367816092E-10</text:p>
          </table:table-cell>
          <table:table-cell table:number-columns-repeated="2"/>
        </table:table-row>
        <table:table-row table:style-name="ro1">
          <table:table-cell office:value-type="float" office:value="436000000" calcext:value-type="float">
            <text:p>436000000</text:p>
          </table:table-cell>
          <table:table-cell office:value-type="float" office:value="0.299217" calcext:value-type="float">
            <text:p>0,299217</text:p>
          </table:table-cell>
          <table:table-cell table:formula="of:=[.A437]/[.B437]" office:value-type="float" office:value="1457136459.49261" calcext:value-type="float">
            <text:p>1457136459,49261</text:p>
          </table:table-cell>
          <table:table-cell table:formula="of:=[.B437]/[.A437]" office:value-type="float" office:value="0.00000000068627752293578" calcext:value-type="float">
            <text:p>6,8627752293578E-10</text:p>
          </table:table-cell>
          <table:table-cell table:number-columns-repeated="2"/>
        </table:table-row>
        <table:table-row table:style-name="ro1">
          <table:table-cell office:value-type="float" office:value="437000000" calcext:value-type="float">
            <text:p>437000000</text:p>
          </table:table-cell>
          <table:table-cell office:value-type="float" office:value="0.33901" calcext:value-type="float">
            <text:p>0,33901</text:p>
          </table:table-cell>
          <table:table-cell table:formula="of:=[.A438]/[.B438]" office:value-type="float" office:value="1289047520.7221" calcext:value-type="float">
            <text:p>1289047520,7221</text:p>
          </table:table-cell>
          <table:table-cell table:formula="of:=[.B438]/[.A438]" office:value-type="float" office:value="0.000000000775766590389016" calcext:value-type="float">
            <text:p>7,75766590389016E-10</text:p>
          </table:table-cell>
          <table:table-cell table:number-columns-repeated="2"/>
        </table:table-row>
        <table:table-row table:style-name="ro1">
          <table:table-cell office:value-type="float" office:value="438000000" calcext:value-type="float">
            <text:p>438000000</text:p>
          </table:table-cell>
          <table:table-cell office:value-type="float" office:value="0.330228" calcext:value-type="float">
            <text:p>0,330228</text:p>
          </table:table-cell>
          <table:table-cell table:formula="of:=[.A439]/[.B439]" office:value-type="float" office:value="1326356335.62266" calcext:value-type="float">
            <text:p>1326356335,62266</text:p>
          </table:table-cell>
          <table:table-cell table:formula="of:=[.B439]/[.A439]" office:value-type="float" office:value="0.000000000753945205479452" calcext:value-type="float">
            <text:p>7,53945205479452E-10</text:p>
          </table:table-cell>
          <table:table-cell table:number-columns-repeated="2"/>
        </table:table-row>
        <table:table-row table:style-name="ro1">
          <table:table-cell office:value-type="float" office:value="439000000" calcext:value-type="float">
            <text:p>439000000</text:p>
          </table:table-cell>
          <table:table-cell office:value-type="float" office:value="0.329593" calcext:value-type="float">
            <text:p>0,329593</text:p>
          </table:table-cell>
          <table:table-cell table:formula="of:=[.A440]/[.B440]" office:value-type="float" office:value="1331945763.41124" calcext:value-type="float">
            <text:p>1331945763,41124</text:p>
          </table:table-cell>
          <table:table-cell table:formula="of:=[.B440]/[.A440]" office:value-type="float" office:value="0.00000000075078132118451" calcext:value-type="float">
            <text:p>7,5078132118451E-10</text:p>
          </table:table-cell>
          <table:table-cell table:number-columns-repeated="2"/>
        </table:table-row>
        <table:table-row table:style-name="ro1">
          <table:table-cell office:value-type="float" office:value="440000000" calcext:value-type="float">
            <text:p>440000000</text:p>
          </table:table-cell>
          <table:table-cell office:value-type="float" office:value="0.365595" calcext:value-type="float">
            <text:p>0,365595</text:p>
          </table:table-cell>
          <table:table-cell table:formula="of:=[.A441]/[.B441]" office:value-type="float" office:value="1203517553.57705" calcext:value-type="float">
            <text:p>1203517553,57705</text:p>
          </table:table-cell>
          <table:table-cell table:formula="of:=[.B441]/[.A441]" office:value-type="float" office:value="0.000000000830897727272727" calcext:value-type="float">
            <text:p>8,30897727272727E-10</text:p>
          </table:table-cell>
          <table:table-cell table:number-columns-repeated="2"/>
        </table:table-row>
        <table:table-row table:style-name="ro1">
          <table:table-cell office:value-type="float" office:value="441000000" calcext:value-type="float">
            <text:p>441000000</text:p>
          </table:table-cell>
          <table:table-cell office:value-type="float" office:value="0.337196" calcext:value-type="float">
            <text:p>0,337196</text:p>
          </table:table-cell>
          <table:table-cell table:formula="of:=[.A442]/[.B442]" office:value-type="float" office:value="1307844695.66662" calcext:value-type="float">
            <text:p>1307844695,66662</text:p>
          </table:table-cell>
          <table:table-cell table:formula="of:=[.B442]/[.A442]" office:value-type="float" office:value="0.000000000764616780045351" calcext:value-type="float">
            <text:p>7,64616780045351E-10</text:p>
          </table:table-cell>
          <table:table-cell table:number-columns-repeated="2"/>
        </table:table-row>
        <table:table-row table:style-name="ro1">
          <table:table-cell office:value-type="float" office:value="442000000" calcext:value-type="float">
            <text:p>442000000</text:p>
          </table:table-cell>
          <table:table-cell office:value-type="float" office:value="0.309779" calcext:value-type="float">
            <text:p>0,309779</text:p>
          </table:table-cell>
          <table:table-cell table:formula="of:=[.A443]/[.B443]" office:value-type="float" office:value="1426823638.78765" calcext:value-type="float">
            <text:p>1426823638,78765</text:p>
          </table:table-cell>
          <table:table-cell table:formula="of:=[.B443]/[.A443]" office:value-type="float" office:value="0.000000000700857466063348" calcext:value-type="float">
            <text:p>7,00857466063348E-10</text:p>
          </table:table-cell>
          <table:table-cell table:number-columns-repeated="2"/>
        </table:table-row>
        <table:table-row table:style-name="ro1">
          <table:table-cell office:value-type="float" office:value="443000000" calcext:value-type="float">
            <text:p>443000000</text:p>
          </table:table-cell>
          <table:table-cell office:value-type="float" office:value="0.307515" calcext:value-type="float">
            <text:p>0,307515</text:p>
          </table:table-cell>
          <table:table-cell table:formula="of:=[.A444]/[.B444]" office:value-type="float" office:value="1440580134.30239" calcext:value-type="float">
            <text:p>1440580134,30239</text:p>
          </table:table-cell>
          <table:table-cell table:formula="of:=[.B444]/[.A444]" office:value-type="float" office:value="0.000000000694164785553047" calcext:value-type="float">
            <text:p>6,94164785553047E-10</text:p>
          </table:table-cell>
          <table:table-cell table:number-columns-repeated="2"/>
        </table:table-row>
        <table:table-row table:style-name="ro1">
          <table:table-cell office:value-type="float" office:value="444000000" calcext:value-type="float">
            <text:p>444000000</text:p>
          </table:table-cell>
          <table:table-cell office:value-type="float" office:value="0.320662" calcext:value-type="float">
            <text:p>0,320662</text:p>
          </table:table-cell>
          <table:table-cell table:formula="of:=[.A445]/[.B445]" office:value-type="float" office:value="1384635535.23648" calcext:value-type="float">
            <text:p>1384635535,23648</text:p>
          </table:table-cell>
          <table:table-cell table:formula="of:=[.B445]/[.A445]" office:value-type="float" office:value="0.000000000722211711711712" calcext:value-type="float">
            <text:p>7,22211711711712E-10</text:p>
          </table:table-cell>
          <table:table-cell table:number-columns-repeated="2"/>
        </table:table-row>
        <table:table-row table:style-name="ro1">
          <table:table-cell office:value-type="float" office:value="445000000" calcext:value-type="float">
            <text:p>445000000</text:p>
          </table:table-cell>
          <table:table-cell office:value-type="float" office:value="0.3368" calcext:value-type="float">
            <text:p>0,3368</text:p>
          </table:table-cell>
          <table:table-cell table:formula="of:=[.A446]/[.B446]" office:value-type="float" office:value="1321258907.36342" calcext:value-type="float">
            <text:p>1321258907,36342</text:p>
          </table:table-cell>
          <table:table-cell table:formula="of:=[.B446]/[.A446]" office:value-type="float" office:value="0.00000000075685393258427" calcext:value-type="float">
            <text:p>7,5685393258427E-10</text:p>
          </table:table-cell>
          <table:table-cell table:number-columns-repeated="2"/>
        </table:table-row>
        <table:table-row table:style-name="ro1">
          <table:table-cell office:value-type="float" office:value="446000000" calcext:value-type="float">
            <text:p>446000000</text:p>
          </table:table-cell>
          <table:table-cell office:value-type="float" office:value="0.309838" calcext:value-type="float">
            <text:p>0,309838</text:p>
          </table:table-cell>
          <table:table-cell table:formula="of:=[.A447]/[.B447]" office:value-type="float" office:value="1439461912.3542" calcext:value-type="float">
            <text:p>1439461912,3542</text:p>
          </table:table-cell>
          <table:table-cell table:formula="of:=[.B447]/[.A447]" office:value-type="float" office:value="0.000000000694704035874439" calcext:value-type="float">
            <text:p>6,94704035874439E-10</text:p>
          </table:table-cell>
          <table:table-cell table:number-columns-repeated="2"/>
        </table:table-row>
        <table:table-row table:style-name="ro1">
          <table:table-cell office:value-type="float" office:value="447000000" calcext:value-type="float">
            <text:p>447000000</text:p>
          </table:table-cell>
          <table:table-cell office:value-type="float" office:value="0.359316" calcext:value-type="float">
            <text:p>0,359316</text:p>
          </table:table-cell>
          <table:table-cell table:formula="of:=[.A448]/[.B448]" office:value-type="float" office:value="1244030324.2828" calcext:value-type="float">
            <text:p>1244030324,2828</text:p>
          </table:table-cell>
          <table:table-cell table:formula="of:=[.B448]/[.A448]" office:value-type="float" office:value="0.000000000803838926174497" calcext:value-type="float">
            <text:p>8,03838926174497E-10</text:p>
          </table:table-cell>
          <table:table-cell table:number-columns-repeated="2"/>
        </table:table-row>
        <table:table-row table:style-name="ro1">
          <table:table-cell office:value-type="float" office:value="448000000" calcext:value-type="float">
            <text:p>448000000</text:p>
          </table:table-cell>
          <table:table-cell office:value-type="float" office:value="0.371885" calcext:value-type="float">
            <text:p>0,371885</text:p>
          </table:table-cell>
          <table:table-cell table:formula="of:=[.A449]/[.B449]" office:value-type="float" office:value="1204673487.77176" calcext:value-type="float">
            <text:p>1204673487,77176</text:p>
          </table:table-cell>
          <table:table-cell table:formula="of:=[.B449]/[.A449]" office:value-type="float" office:value="0.000000000830100446428571" calcext:value-type="float">
            <text:p>8,30100446428571E-10</text:p>
          </table:table-cell>
          <table:table-cell table:number-columns-repeated="2"/>
        </table:table-row>
        <table:table-row table:style-name="ro1">
          <table:table-cell office:value-type="float" office:value="449000000" calcext:value-type="float">
            <text:p>449000000</text:p>
          </table:table-cell>
          <table:table-cell office:value-type="float" office:value="0.354238" calcext:value-type="float">
            <text:p>0,354238</text:p>
          </table:table-cell>
          <table:table-cell table:formula="of:=[.A450]/[.B450]" office:value-type="float" office:value="1267509414.57438" calcext:value-type="float">
            <text:p>1267509414,57438</text:p>
          </table:table-cell>
          <table:table-cell table:formula="of:=[.B450]/[.A450]" office:value-type="float" office:value="0.000000000788948775055679" calcext:value-type="float">
            <text:p>7,88948775055679E-10</text:p>
          </table:table-cell>
          <table:table-cell table:number-columns-repeated="2"/>
        </table:table-row>
        <table:table-row table:style-name="ro1">
          <table:table-cell office:value-type="float" office:value="450000000" calcext:value-type="float">
            <text:p>450000000</text:p>
          </table:table-cell>
          <table:table-cell office:value-type="float" office:value="0.329724" calcext:value-type="float">
            <text:p>0,329724</text:p>
          </table:table-cell>
          <table:table-cell table:formula="of:=[.A451]/[.B451]" office:value-type="float" office:value="1364777814.17185" calcext:value-type="float">
            <text:p>1364777814,17185</text:p>
          </table:table-cell>
          <table:table-cell table:formula="of:=[.B451]/[.A451]" office:value-type="float" office:value="0.00000000073272" calcext:value-type="float">
            <text:p>7,3272E-10</text:p>
          </table:table-cell>
          <table:table-cell table:number-columns-repeated="2"/>
        </table:table-row>
        <table:table-row table:style-name="ro1">
          <table:table-cell office:value-type="float" office:value="451000000" calcext:value-type="float">
            <text:p>451000000</text:p>
          </table:table-cell>
          <table:table-cell office:value-type="float" office:value="0.313077" calcext:value-type="float">
            <text:p>0,313077</text:p>
          </table:table-cell>
          <table:table-cell table:formula="of:=[.A452]/[.B452]" office:value-type="float" office:value="1440540186.59946" calcext:value-type="float">
            <text:p>1440540186,59946</text:p>
          </table:table-cell>
          <table:table-cell table:formula="of:=[.B452]/[.A452]" office:value-type="float" office:value="0.000000000694184035476718" calcext:value-type="float">
            <text:p>6,94184035476718E-10</text:p>
          </table:table-cell>
          <table:table-cell table:number-columns-repeated="2"/>
        </table:table-row>
        <table:table-row table:style-name="ro1">
          <table:table-cell office:value-type="float" office:value="452000000" calcext:value-type="float">
            <text:p>452000000</text:p>
          </table:table-cell>
          <table:table-cell office:value-type="float" office:value="0.313222" calcext:value-type="float">
            <text:p>0,313222</text:p>
          </table:table-cell>
          <table:table-cell table:formula="of:=[.A453]/[.B453]" office:value-type="float" office:value="1443065940.45118" calcext:value-type="float">
            <text:p>1443065940,45118</text:p>
          </table:table-cell>
          <table:table-cell table:formula="of:=[.B453]/[.A453]" office:value-type="float" office:value="0.000000000692969026548673" calcext:value-type="float">
            <text:p>6,92969026548673E-10</text:p>
          </table:table-cell>
          <table:table-cell table:number-columns-repeated="2"/>
        </table:table-row>
        <table:table-row table:style-name="ro1">
          <table:table-cell office:value-type="float" office:value="453000000" calcext:value-type="float">
            <text:p>453000000</text:p>
          </table:table-cell>
          <table:table-cell office:value-type="float" office:value="0.342259" calcext:value-type="float">
            <text:p>0,342259</text:p>
          </table:table-cell>
          <table:table-cell table:formula="of:=[.A454]/[.B454]" office:value-type="float" office:value="1323559059.07515" calcext:value-type="float">
            <text:p>1323559059,07515</text:p>
          </table:table-cell>
          <table:table-cell table:formula="of:=[.B454]/[.A454]" office:value-type="float" office:value="0.000000000755538631346578" calcext:value-type="float">
            <text:p>7,55538631346578E-10</text:p>
          </table:table-cell>
          <table:table-cell table:number-columns-repeated="2"/>
        </table:table-row>
        <table:table-row table:style-name="ro1">
          <table:table-cell office:value-type="float" office:value="454000000" calcext:value-type="float">
            <text:p>454000000</text:p>
          </table:table-cell>
          <table:table-cell office:value-type="float" office:value="0.331083" calcext:value-type="float">
            <text:p>0,331083</text:p>
          </table:table-cell>
          <table:table-cell table:formula="of:=[.A455]/[.B455]" office:value-type="float" office:value="1371257358.42674" calcext:value-type="float">
            <text:p>1371257358,42674</text:p>
          </table:table-cell>
          <table:table-cell table:formula="of:=[.B455]/[.A455]" office:value-type="float" office:value="0.000000000729257709251101" calcext:value-type="float">
            <text:p>7,29257709251101E-10</text:p>
          </table:table-cell>
          <table:table-cell table:number-columns-repeated="2"/>
        </table:table-row>
        <table:table-row table:style-name="ro1">
          <table:table-cell office:value-type="float" office:value="455000000" calcext:value-type="float">
            <text:p>455000000</text:p>
          </table:table-cell>
          <table:table-cell office:value-type="float" office:value="0.305546" calcext:value-type="float">
            <text:p>0,305546</text:p>
          </table:table-cell>
          <table:table-cell table:formula="of:=[.A456]/[.B456]" office:value-type="float" office:value="1489137478.48115" calcext:value-type="float">
            <text:p>1489137478,48115</text:p>
          </table:table-cell>
          <table:table-cell table:formula="of:=[.B456]/[.A456]" office:value-type="float" office:value="0.00000000067152967032967" calcext:value-type="float">
            <text:p>6,7152967032967E-10</text:p>
          </table:table-cell>
          <table:table-cell table:number-columns-repeated="2"/>
        </table:table-row>
        <table:table-row table:style-name="ro1">
          <table:table-cell office:value-type="float" office:value="456000000" calcext:value-type="float">
            <text:p>456000000</text:p>
          </table:table-cell>
          <table:table-cell office:value-type="float" office:value="0.315306" calcext:value-type="float">
            <text:p>0,315306</text:p>
          </table:table-cell>
          <table:table-cell table:formula="of:=[.A457]/[.B457]" office:value-type="float" office:value="1446214153.86957" calcext:value-type="float">
            <text:p>1446214153,86957</text:p>
          </table:table-cell>
          <table:table-cell table:formula="of:=[.B457]/[.A457]" office:value-type="float" office:value="0.000000000691460526315789" calcext:value-type="float">
            <text:p>6,91460526315789E-10</text:p>
          </table:table-cell>
          <table:table-cell table:number-columns-repeated="2"/>
        </table:table-row>
        <table:table-row table:style-name="ro1">
          <table:table-cell office:value-type="float" office:value="457000000" calcext:value-type="float">
            <text:p>457000000</text:p>
          </table:table-cell>
          <table:table-cell office:value-type="float" office:value="0.325927" calcext:value-type="float">
            <text:p>0,325927</text:p>
          </table:table-cell>
          <table:table-cell table:formula="of:=[.A458]/[.B458]" office:value-type="float" office:value="1402154470.17277" calcext:value-type="float">
            <text:p>1402154470,17277</text:p>
          </table:table-cell>
          <table:table-cell table:formula="of:=[.B458]/[.A458]" office:value-type="float" office:value="0.00000000071318818380744" calcext:value-type="float">
            <text:p>7,1318818380744E-10</text:p>
          </table:table-cell>
          <table:table-cell table:number-columns-repeated="2"/>
        </table:table-row>
        <table:table-row table:style-name="ro1">
          <table:table-cell office:value-type="float" office:value="458000000" calcext:value-type="float">
            <text:p>458000000</text:p>
          </table:table-cell>
          <table:table-cell office:value-type="float" office:value="0.342177" calcext:value-type="float">
            <text:p>0,342177</text:p>
          </table:table-cell>
          <table:table-cell table:formula="of:=[.A459]/[.B459]" office:value-type="float" office:value="1338488560.01426" calcext:value-type="float">
            <text:p>1338488560,01426</text:p>
          </table:table-cell>
          <table:table-cell table:formula="of:=[.B459]/[.A459]" office:value-type="float" office:value="0.00000000074711135371179" calcext:value-type="float">
            <text:p>7,4711135371179E-10</text:p>
          </table:table-cell>
          <table:table-cell table:number-columns-repeated="2"/>
        </table:table-row>
        <table:table-row table:style-name="ro1">
          <table:table-cell office:value-type="float" office:value="459000000" calcext:value-type="float">
            <text:p>459000000</text:p>
          </table:table-cell>
          <table:table-cell office:value-type="float" office:value="0.326995" calcext:value-type="float">
            <text:p>0,326995</text:p>
          </table:table-cell>
          <table:table-cell table:formula="of:=[.A460]/[.B460]" office:value-type="float" office:value="1403691187.93865" calcext:value-type="float">
            <text:p>1403691187,93865</text:p>
          </table:table-cell>
          <table:table-cell table:formula="of:=[.B460]/[.A460]" office:value-type="float" office:value="0.000000000712407407407407" calcext:value-type="float">
            <text:p>7,12407407407407E-10</text:p>
          </table:table-cell>
          <table:table-cell table:number-columns-repeated="2"/>
        </table:table-row>
        <table:table-row table:style-name="ro1">
          <table:table-cell office:value-type="float" office:value="460000000" calcext:value-type="float">
            <text:p>460000000</text:p>
          </table:table-cell>
          <table:table-cell office:value-type="float" office:value="0.335643" calcext:value-type="float">
            <text:p>0,335643</text:p>
          </table:table-cell>
          <table:table-cell table:formula="of:=[.A461]/[.B461]" office:value-type="float" office:value="1370503779.31314" calcext:value-type="float">
            <text:p>1370503779,31314</text:p>
          </table:table-cell>
          <table:table-cell table:formula="of:=[.B461]/[.A461]" office:value-type="float" office:value="0.000000000729658695652174" calcext:value-type="float">
            <text:p>7,29658695652174E-10</text:p>
          </table:table-cell>
          <table:table-cell table:number-columns-repeated="2"/>
        </table:table-row>
        <table:table-row table:style-name="ro1">
          <table:table-cell office:value-type="float" office:value="461000000" calcext:value-type="float">
            <text:p>461000000</text:p>
          </table:table-cell>
          <table:table-cell office:value-type="float" office:value="0.331129" calcext:value-type="float">
            <text:p>0,331129</text:p>
          </table:table-cell>
          <table:table-cell table:formula="of:=[.A462]/[.B462]" office:value-type="float" office:value="1392206662.66017" calcext:value-type="float">
            <text:p>1392206662,66017</text:p>
          </table:table-cell>
          <table:table-cell table:formula="of:=[.B462]/[.A462]" office:value-type="float" office:value="0.000000000718284164859002" calcext:value-type="float">
            <text:p>7,18284164859002E-10</text:p>
          </table:table-cell>
          <table:table-cell table:number-columns-repeated="2"/>
        </table:table-row>
        <table:table-row table:style-name="ro1">
          <table:table-cell office:value-type="float" office:value="462000000" calcext:value-type="float">
            <text:p>462000000</text:p>
          </table:table-cell>
          <table:table-cell office:value-type="float" office:value="0.307453" calcext:value-type="float">
            <text:p>0,307453</text:p>
          </table:table-cell>
          <table:table-cell table:formula="of:=[.A463]/[.B463]" office:value-type="float" office:value="1502668700.58188" calcext:value-type="float">
            <text:p>1502668700,58188</text:p>
          </table:table-cell>
          <table:table-cell table:formula="of:=[.B463]/[.A463]" office:value-type="float" office:value="0.000000000665482683982684" calcext:value-type="float">
            <text:p>6,65482683982684E-10</text:p>
          </table:table-cell>
          <table:table-cell table:number-columns-repeated="2"/>
        </table:table-row>
        <table:table-row table:style-name="ro1">
          <table:table-cell office:value-type="float" office:value="463000000" calcext:value-type="float">
            <text:p>463000000</text:p>
          </table:table-cell>
          <table:table-cell office:value-type="float" office:value="0.333683" calcext:value-type="float">
            <text:p>0,333683</text:p>
          </table:table-cell>
          <table:table-cell table:formula="of:=[.A464]/[.B464]" office:value-type="float" office:value="1387544465.85532" calcext:value-type="float">
            <text:p>1387544465,85532</text:p>
          </table:table-cell>
          <table:table-cell table:formula="of:=[.B464]/[.A464]" office:value-type="float" office:value="0.000000000720697624190065" calcext:value-type="float">
            <text:p>7,20697624190065E-10</text:p>
          </table:table-cell>
          <table:table-cell table:number-columns-repeated="2"/>
        </table:table-row>
        <table:table-row table:style-name="ro1">
          <table:table-cell office:value-type="float" office:value="464000000" calcext:value-type="float">
            <text:p>464000000</text:p>
          </table:table-cell>
          <table:table-cell office:value-type="float" office:value="0.332113" calcext:value-type="float">
            <text:p>0,332113</text:p>
          </table:table-cell>
          <table:table-cell table:formula="of:=[.A465]/[.B465]" office:value-type="float" office:value="1397114837.41979" calcext:value-type="float">
            <text:p>1397114837,41979</text:p>
          </table:table-cell>
          <table:table-cell table:formula="of:=[.B465]/[.A465]" office:value-type="float" office:value="0.000000000715760775862069" calcext:value-type="float">
            <text:p>7,15760775862069E-10</text:p>
          </table:table-cell>
          <table:table-cell table:number-columns-repeated="2"/>
        </table:table-row>
        <table:table-row table:style-name="ro1">
          <table:table-cell office:value-type="float" office:value="465000000" calcext:value-type="float">
            <text:p>465000000</text:p>
          </table:table-cell>
          <table:table-cell office:value-type="float" office:value="0.329285" calcext:value-type="float">
            <text:p>0,329285</text:p>
          </table:table-cell>
          <table:table-cell table:formula="of:=[.A466]/[.B466]" office:value-type="float" office:value="1412150568.65633" calcext:value-type="float">
            <text:p>1412150568,65633</text:p>
          </table:table-cell>
          <table:table-cell table:formula="of:=[.B466]/[.A466]" office:value-type="float" office:value="0.000000000708139784946237" calcext:value-type="float">
            <text:p>7,08139784946237E-10</text:p>
          </table:table-cell>
          <table:table-cell table:number-columns-repeated="2"/>
        </table:table-row>
        <table:table-row table:style-name="ro1">
          <table:table-cell office:value-type="float" office:value="466000000" calcext:value-type="float">
            <text:p>466000000</text:p>
          </table:table-cell>
          <table:table-cell office:value-type="float" office:value="0.332784" calcext:value-type="float">
            <text:p>0,332784</text:p>
          </table:table-cell>
          <table:table-cell table:formula="of:=[.A467]/[.B467]" office:value-type="float" office:value="1400307707.1013" calcext:value-type="float">
            <text:p>1400307707,1013</text:p>
          </table:table-cell>
          <table:table-cell table:formula="of:=[.B467]/[.A467]" office:value-type="float" office:value="0.000000000714128755364807" calcext:value-type="float">
            <text:p>7,14128755364807E-10</text:p>
          </table:table-cell>
          <table:table-cell table:number-columns-repeated="2"/>
        </table:table-row>
        <table:table-row table:style-name="ro1">
          <table:table-cell office:value-type="float" office:value="467000000" calcext:value-type="float">
            <text:p>467000000</text:p>
          </table:table-cell>
          <table:table-cell office:value-type="float" office:value="0.308618" calcext:value-type="float">
            <text:p>0,308618</text:p>
          </table:table-cell>
          <table:table-cell table:formula="of:=[.A468]/[.B468]" office:value-type="float" office:value="1513197545.18531" calcext:value-type="float">
            <text:p>1513197545,18531</text:p>
          </table:table-cell>
          <table:table-cell table:formula="of:=[.B468]/[.A468]" office:value-type="float" office:value="0.000000000660852248394004" calcext:value-type="float">
            <text:p>6,60852248394004E-10</text:p>
          </table:table-cell>
          <table:table-cell table:number-columns-repeated="2"/>
        </table:table-row>
        <table:table-row table:style-name="ro1">
          <table:table-cell office:value-type="float" office:value="468000000" calcext:value-type="float">
            <text:p>468000000</text:p>
          </table:table-cell>
          <table:table-cell office:value-type="float" office:value="0.3685" calcext:value-type="float">
            <text:p>0,3685</text:p>
          </table:table-cell>
          <table:table-cell table:formula="of:=[.A469]/[.B469]" office:value-type="float" office:value="1270013568.52103" calcext:value-type="float">
            <text:p>1270013568,52103</text:p>
          </table:table-cell>
          <table:table-cell table:formula="of:=[.B469]/[.A469]" office:value-type="float" office:value="0.000000000787393162393162" calcext:value-type="float">
            <text:p>7,87393162393162E-10</text:p>
          </table:table-cell>
          <table:table-cell table:number-columns-repeated="2"/>
        </table:table-row>
        <table:table-row table:style-name="ro1">
          <table:table-cell office:value-type="float" office:value="469000000" calcext:value-type="float">
            <text:p>469000000</text:p>
          </table:table-cell>
          <table:table-cell office:value-type="float" office:value="0.366481" calcext:value-type="float">
            <text:p>0,366481</text:p>
          </table:table-cell>
          <table:table-cell table:formula="of:=[.A470]/[.B470]" office:value-type="float" office:value="1279738922.34522" calcext:value-type="float">
            <text:p>1279738922,34522</text:p>
          </table:table-cell>
          <table:table-cell table:formula="of:=[.B470]/[.A470]" office:value-type="float" office:value="0.000000000781409381663113" calcext:value-type="float">
            <text:p>7,81409381663113E-10</text:p>
          </table:table-cell>
          <table:table-cell table:number-columns-repeated="2"/>
        </table:table-row>
        <table:table-row table:style-name="ro1">
          <table:table-cell office:value-type="float" office:value="470000000" calcext:value-type="float">
            <text:p>470000000</text:p>
          </table:table-cell>
          <table:table-cell office:value-type="float" office:value="0.345691" calcext:value-type="float">
            <text:p>0,345691</text:p>
          </table:table-cell>
          <table:table-cell table:formula="of:=[.A471]/[.B471]" office:value-type="float" office:value="1359595708.30597" calcext:value-type="float">
            <text:p>1359595708,30597</text:p>
          </table:table-cell>
          <table:table-cell table:formula="of:=[.B471]/[.A471]" office:value-type="float" office:value="0.000000000735512765957447" calcext:value-type="float">
            <text:p>7,35512765957447E-10</text:p>
          </table:table-cell>
          <table:table-cell table:number-columns-repeated="2"/>
        </table:table-row>
        <table:table-row table:style-name="ro1">
          <table:table-cell office:value-type="float" office:value="471000000" calcext:value-type="float">
            <text:p>471000000</text:p>
          </table:table-cell>
          <table:table-cell office:value-type="float" office:value="0.341716" calcext:value-type="float">
            <text:p>0,341716</text:p>
          </table:table-cell>
          <table:table-cell table:formula="of:=[.A472]/[.B472]" office:value-type="float" office:value="1378337566.86839" calcext:value-type="float">
            <text:p>1378337566,86839</text:p>
          </table:table-cell>
          <table:table-cell table:formula="of:=[.B472]/[.A472]" office:value-type="float" office:value="0.000000000725511677282378" calcext:value-type="float">
            <text:p>7,25511677282378E-10</text:p>
          </table:table-cell>
          <table:table-cell table:number-columns-repeated="2"/>
        </table:table-row>
        <table:table-row table:style-name="ro1">
          <table:table-cell office:value-type="float" office:value="472000000" calcext:value-type="float">
            <text:p>472000000</text:p>
          </table:table-cell>
          <table:table-cell office:value-type="float" office:value="0.328279" calcext:value-type="float">
            <text:p>0,328279</text:p>
          </table:table-cell>
          <table:table-cell table:formula="of:=[.A473]/[.B473]" office:value-type="float" office:value="1437801382.36074" calcext:value-type="float">
            <text:p>1437801382,36074</text:p>
          </table:table-cell>
          <table:table-cell table:formula="of:=[.B473]/[.A473]" office:value-type="float" office:value="0.000000000695506355932203" calcext:value-type="float">
            <text:p>6,95506355932203E-10</text:p>
          </table:table-cell>
          <table:table-cell table:number-columns-repeated="2"/>
        </table:table-row>
        <table:table-row table:style-name="ro1">
          <table:table-cell office:value-type="float" office:value="473000000" calcext:value-type="float">
            <text:p>473000000</text:p>
          </table:table-cell>
          <table:table-cell office:value-type="float" office:value="0.353162" calcext:value-type="float">
            <text:p>0,353162</text:p>
          </table:table-cell>
          <table:table-cell table:formula="of:=[.A474]/[.B474]" office:value-type="float" office:value="1339328693.34753" calcext:value-type="float">
            <text:p>1339328693,34753</text:p>
          </table:table-cell>
          <table:table-cell table:formula="of:=[.B474]/[.A474]" office:value-type="float" office:value="0.000000000746642706131078" calcext:value-type="float">
            <text:p>7,46642706131078E-10</text:p>
          </table:table-cell>
          <table:table-cell table:number-columns-repeated="2"/>
        </table:table-row>
        <table:table-row table:style-name="ro1">
          <table:table-cell office:value-type="float" office:value="474000000" calcext:value-type="float">
            <text:p>474000000</text:p>
          </table:table-cell>
          <table:table-cell office:value-type="float" office:value="0.340892" calcext:value-type="float">
            <text:p>0,340892</text:p>
          </table:table-cell>
          <table:table-cell table:formula="of:=[.A475]/[.B475]" office:value-type="float" office:value="1390469708.88141" calcext:value-type="float">
            <text:p>1390469708,88141</text:p>
          </table:table-cell>
          <table:table-cell table:formula="of:=[.B475]/[.A475]" office:value-type="float" office:value="0.000000000719181434599156" calcext:value-type="float">
            <text:p>7,19181434599156E-10</text:p>
          </table:table-cell>
          <table:table-cell table:number-columns-repeated="2"/>
        </table:table-row>
        <table:table-row table:style-name="ro1">
          <table:table-cell office:value-type="float" office:value="475000000" calcext:value-type="float">
            <text:p>475000000</text:p>
          </table:table-cell>
          <table:table-cell office:value-type="float" office:value="0.343092" calcext:value-type="float">
            <text:p>0,343092</text:p>
          </table:table-cell>
          <table:table-cell table:formula="of:=[.A476]/[.B476]" office:value-type="float" office:value="1384468305.87714" calcext:value-type="float">
            <text:p>1384468305,87714</text:p>
          </table:table-cell>
          <table:table-cell table:formula="of:=[.B476]/[.A476]" office:value-type="float" office:value="0.000000000722298947368421" calcext:value-type="float">
            <text:p>7,22298947368421E-10</text:p>
          </table:table-cell>
          <table:table-cell table:number-columns-repeated="2"/>
        </table:table-row>
        <table:table-row table:style-name="ro1">
          <table:table-cell office:value-type="float" office:value="476000000" calcext:value-type="float">
            <text:p>476000000</text:p>
          </table:table-cell>
          <table:table-cell office:value-type="float" office:value="0.319498" calcext:value-type="float">
            <text:p>0,319498</text:p>
          </table:table-cell>
          <table:table-cell table:formula="of:=[.A477]/[.B477]" office:value-type="float" office:value="1489837182.07939" calcext:value-type="float">
            <text:p>1489837182,07939</text:p>
          </table:table-cell>
          <table:table-cell table:formula="of:=[.B477]/[.A477]" office:value-type="float" office:value="0.000000000671214285714286" calcext:value-type="float">
            <text:p>6,71214285714286E-10</text:p>
          </table:table-cell>
          <table:table-cell table:number-columns-repeated="2"/>
        </table:table-row>
        <table:table-row table:style-name="ro1">
          <table:table-cell office:value-type="float" office:value="477000000" calcext:value-type="float">
            <text:p>477000000</text:p>
          </table:table-cell>
          <table:table-cell office:value-type="float" office:value="0.348641" calcext:value-type="float">
            <text:p>0,348641</text:p>
          </table:table-cell>
          <table:table-cell table:formula="of:=[.A478]/[.B478]" office:value-type="float" office:value="1368169549.76609" calcext:value-type="float">
            <text:p>1368169549,76609</text:p>
          </table:table-cell>
          <table:table-cell table:formula="of:=[.B478]/[.A478]" office:value-type="float" office:value="0.0000000007309035639413" calcext:value-type="float">
            <text:p>7,309035639413E-10</text:p>
          </table:table-cell>
          <table:table-cell table:number-columns-repeated="2"/>
        </table:table-row>
        <table:table-row table:style-name="ro1">
          <table:table-cell office:value-type="float" office:value="478000000" calcext:value-type="float">
            <text:p>478000000</text:p>
          </table:table-cell>
          <table:table-cell office:value-type="float" office:value="0.378055" calcext:value-type="float">
            <text:p>0,378055</text:p>
          </table:table-cell>
          <table:table-cell table:formula="of:=[.A479]/[.B479]" office:value-type="float" office:value="1264366295.90933" calcext:value-type="float">
            <text:p>1264366295,90933</text:p>
          </table:table-cell>
          <table:table-cell table:formula="of:=[.B479]/[.A479]" office:value-type="float" office:value="0.000000000790910041841004" calcext:value-type="float">
            <text:p>7,90910041841004E-10</text:p>
          </table:table-cell>
          <table:table-cell table:number-columns-repeated="2"/>
        </table:table-row>
        <table:table-row table:style-name="ro1">
          <table:table-cell office:value-type="float" office:value="479000000" calcext:value-type="float">
            <text:p>479000000</text:p>
          </table:table-cell>
          <table:table-cell office:value-type="float" office:value="0.336009" calcext:value-type="float">
            <text:p>0,336009</text:p>
          </table:table-cell>
          <table:table-cell table:formula="of:=[.A480]/[.B480]" office:value-type="float" office:value="1425557053.5313" calcext:value-type="float">
            <text:p>1425557053,5313</text:p>
          </table:table-cell>
          <table:table-cell table:formula="of:=[.B480]/[.A480]" office:value-type="float" office:value="0.000000000701480167014614" calcext:value-type="float">
            <text:p>7,01480167014614E-10</text:p>
          </table:table-cell>
          <table:table-cell table:number-columns-repeated="2"/>
        </table:table-row>
        <table:table-row table:style-name="ro1">
          <table:table-cell office:value-type="float" office:value="480000000" calcext:value-type="float">
            <text:p>480000000</text:p>
          </table:table-cell>
          <table:table-cell office:value-type="float" office:value="0.335128" calcext:value-type="float">
            <text:p>0,335128</text:p>
          </table:table-cell>
          <table:table-cell table:formula="of:=[.A481]/[.B481]" office:value-type="float" office:value="1432288558.40157" calcext:value-type="float">
            <text:p>1432288558,40157</text:p>
          </table:table-cell>
          <table:table-cell table:formula="of:=[.B481]/[.A481]" office:value-type="float" office:value="0.000000000698183333333333" calcext:value-type="float">
            <text:p>6,98183333333333E-10</text:p>
          </table:table-cell>
          <table:table-cell table:number-columns-repeated="2"/>
        </table:table-row>
        <table:table-row table:style-name="ro1">
          <table:table-cell office:value-type="float" office:value="481000000" calcext:value-type="float">
            <text:p>481000000</text:p>
          </table:table-cell>
          <table:table-cell office:value-type="float" office:value="0.324532" calcext:value-type="float">
            <text:p>0,324532</text:p>
          </table:table-cell>
          <table:table-cell table:formula="of:=[.A482]/[.B482]" office:value-type="float" office:value="1482134273.35363" calcext:value-type="float">
            <text:p>1482134273,35363</text:p>
          </table:table-cell>
          <table:table-cell table:formula="of:=[.B482]/[.A482]" office:value-type="float" office:value="0.000000000674702702702703" calcext:value-type="float">
            <text:p>6,74702702702703E-10</text:p>
          </table:table-cell>
          <table:table-cell table:number-columns-repeated="2"/>
        </table:table-row>
        <table:table-row table:style-name="ro1">
          <table:table-cell office:value-type="float" office:value="482000000" calcext:value-type="float">
            <text:p>482000000</text:p>
          </table:table-cell>
          <table:table-cell office:value-type="float" office:value="0.348667" calcext:value-type="float">
            <text:p>0,348667</text:p>
          </table:table-cell>
          <table:table-cell table:formula="of:=[.A483]/[.B483]" office:value-type="float" office:value="1382407856.20664" calcext:value-type="float">
            <text:p>1382407856,20664</text:p>
          </table:table-cell>
          <table:table-cell table:formula="of:=[.B483]/[.A483]" office:value-type="float" office:value="0.000000000723375518672199" calcext:value-type="float">
            <text:p>7,23375518672199E-10</text:p>
          </table:table-cell>
          <table:table-cell table:number-columns-repeated="2"/>
        </table:table-row>
        <table:table-row table:style-name="ro1">
          <table:table-cell office:value-type="float" office:value="483000000" calcext:value-type="float">
            <text:p>483000000</text:p>
          </table:table-cell>
          <table:table-cell office:value-type="float" office:value="0.349264" calcext:value-type="float">
            <text:p>0,349264</text:p>
          </table:table-cell>
          <table:table-cell table:formula="of:=[.A484]/[.B484]" office:value-type="float" office:value="1382908058.08786" calcext:value-type="float">
            <text:p>1382908058,08786</text:p>
          </table:table-cell>
          <table:table-cell table:formula="of:=[.B484]/[.A484]" office:value-type="float" office:value="0.000000000723113871635611" calcext:value-type="float">
            <text:p>7,23113871635611E-10</text:p>
          </table:table-cell>
          <table:table-cell table:number-columns-repeated="2"/>
        </table:table-row>
        <table:table-row table:style-name="ro1">
          <table:table-cell office:value-type="float" office:value="484000000" calcext:value-type="float">
            <text:p>484000000</text:p>
          </table:table-cell>
          <table:table-cell office:value-type="float" office:value="0.350449" calcext:value-type="float">
            <text:p>0,350449</text:p>
          </table:table-cell>
          <table:table-cell table:formula="of:=[.A485]/[.B485]" office:value-type="float" office:value="1381085407.57714" calcext:value-type="float">
            <text:p>1381085407,57714</text:p>
          </table:table-cell>
          <table:table-cell table:formula="of:=[.B485]/[.A485]" office:value-type="float" office:value="0.000000000724068181818182" calcext:value-type="float">
            <text:p>7,24068181818182E-10</text:p>
          </table:table-cell>
          <table:table-cell table:number-columns-repeated="2"/>
        </table:table-row>
        <table:table-row table:style-name="ro1">
          <table:table-cell office:value-type="float" office:value="485000000" calcext:value-type="float">
            <text:p>485000000</text:p>
          </table:table-cell>
          <table:table-cell office:value-type="float" office:value="0.343925" calcext:value-type="float">
            <text:p>0,343925</text:p>
          </table:table-cell>
          <table:table-cell table:formula="of:=[.A486]/[.B486]" office:value-type="float" office:value="1410191175.40161" calcext:value-type="float">
            <text:p>1410191175,40161</text:p>
          </table:table-cell>
          <table:table-cell table:formula="of:=[.B486]/[.A486]" office:value-type="float" office:value="0.000000000709123711340206" calcext:value-type="float">
            <text:p>7,09123711340206E-10</text:p>
          </table:table-cell>
          <table:table-cell table:number-columns-repeated="2"/>
        </table:table-row>
        <table:table-row table:style-name="ro1">
          <table:table-cell office:value-type="float" office:value="486000000" calcext:value-type="float">
            <text:p>486000000</text:p>
          </table:table-cell>
          <table:table-cell office:value-type="float" office:value="0.369316" calcext:value-type="float">
            <text:p>0,369316</text:p>
          </table:table-cell>
          <table:table-cell table:formula="of:=[.A487]/[.B487]" office:value-type="float" office:value="1315946235.74392" calcext:value-type="float">
            <text:p>1315946235,74392</text:p>
          </table:table-cell>
          <table:table-cell table:formula="of:=[.B487]/[.A487]" office:value-type="float" office:value="0.000000000759909465020576" calcext:value-type="float">
            <text:p>7,59909465020576E-10</text:p>
          </table:table-cell>
          <table:table-cell table:number-columns-repeated="2"/>
        </table:table-row>
        <table:table-row table:style-name="ro1">
          <table:table-cell office:value-type="float" office:value="487000000" calcext:value-type="float">
            <text:p>487000000</text:p>
          </table:table-cell>
          <table:table-cell office:value-type="float" office:value="0.337872" calcext:value-type="float">
            <text:p>0,337872</text:p>
          </table:table-cell>
          <table:table-cell table:formula="of:=[.A488]/[.B488]" office:value-type="float" office:value="1441374248.23602" calcext:value-type="float">
            <text:p>1441374248,23602</text:p>
          </table:table-cell>
          <table:table-cell table:formula="of:=[.B488]/[.A488]" office:value-type="float" office:value="0.000000000693782340862423" calcext:value-type="float">
            <text:p>6,93782340862423E-10</text:p>
          </table:table-cell>
          <table:table-cell table:number-columns-repeated="2"/>
        </table:table-row>
        <table:table-row table:style-name="ro1">
          <table:table-cell office:value-type="float" office:value="488000000" calcext:value-type="float">
            <text:p>488000000</text:p>
          </table:table-cell>
          <table:table-cell office:value-type="float" office:value="0.366961" calcext:value-type="float">
            <text:p>0,366961</text:p>
          </table:table-cell>
          <table:table-cell table:formula="of:=[.A489]/[.B489]" office:value-type="float" office:value="1329841590.79575" calcext:value-type="float">
            <text:p>1329841590,79575</text:p>
          </table:table-cell>
          <table:table-cell table:formula="of:=[.B489]/[.A489]" office:value-type="float" office:value="0.000000000751969262295082" calcext:value-type="float">
            <text:p>7,51969262295082E-10</text:p>
          </table:table-cell>
          <table:table-cell table:number-columns-repeated="2"/>
        </table:table-row>
        <table:table-row table:style-name="ro1">
          <table:table-cell office:value-type="float" office:value="489000000" calcext:value-type="float">
            <text:p>489000000</text:p>
          </table:table-cell>
          <table:table-cell office:value-type="float" office:value="0.331885" calcext:value-type="float">
            <text:p>0,331885</text:p>
          </table:table-cell>
          <table:table-cell table:formula="of:=[.A490]/[.B490]" office:value-type="float" office:value="1473401931.3919" calcext:value-type="float">
            <text:p>1473401931,3919</text:p>
          </table:table-cell>
          <table:table-cell table:formula="of:=[.B490]/[.A490]" office:value-type="float" office:value="0.000000000678701431492843" calcext:value-type="float">
            <text:p>6,78701431492843E-10</text:p>
          </table:table-cell>
          <table:table-cell table:number-columns-repeated="2"/>
        </table:table-row>
        <table:table-row table:style-name="ro1">
          <table:table-cell office:value-type="float" office:value="490000000" calcext:value-type="float">
            <text:p>490000000</text:p>
          </table:table-cell>
          <table:table-cell office:value-type="float" office:value="0.393574" calcext:value-type="float">
            <text:p>0,393574</text:p>
          </table:table-cell>
          <table:table-cell table:formula="of:=[.A491]/[.B491]" office:value-type="float" office:value="1245000940.10275" calcext:value-type="float">
            <text:p>1245000940,10275</text:p>
          </table:table-cell>
          <table:table-cell table:formula="of:=[.B491]/[.A491]" office:value-type="float" office:value="0.000000000803212244897959" calcext:value-type="float">
            <text:p>8,03212244897959E-10</text:p>
          </table:table-cell>
          <table:table-cell table:number-columns-repeated="2"/>
        </table:table-row>
        <table:table-row table:style-name="ro1">
          <table:table-cell office:value-type="float" office:value="491000000" calcext:value-type="float">
            <text:p>491000000</text:p>
          </table:table-cell>
          <table:table-cell office:value-type="float" office:value="0.372406" calcext:value-type="float">
            <text:p>0,372406</text:p>
          </table:table-cell>
          <table:table-cell table:formula="of:=[.A492]/[.B492]" office:value-type="float" office:value="1318453515.78653" calcext:value-type="float">
            <text:p>1318453515,78653</text:p>
          </table:table-cell>
          <table:table-cell table:formula="of:=[.B492]/[.A492]" office:value-type="float" office:value="0.000000000758464358452138" calcext:value-type="float">
            <text:p>7,58464358452138E-10</text:p>
          </table:table-cell>
          <table:table-cell table:number-columns-repeated="2"/>
        </table:table-row>
        <table:table-row table:style-name="ro1">
          <table:table-cell office:value-type="float" office:value="492000000" calcext:value-type="float">
            <text:p>492000000</text:p>
          </table:table-cell>
          <table:table-cell office:value-type="float" office:value="0.342023" calcext:value-type="float">
            <text:p>0,342023</text:p>
          </table:table-cell>
          <table:table-cell table:formula="of:=[.A493]/[.B493]" office:value-type="float" office:value="1438499750.01681" calcext:value-type="float">
            <text:p>1438499750,01681</text:p>
          </table:table-cell>
          <table:table-cell table:formula="of:=[.B493]/[.A493]" office:value-type="float" office:value="0.000000000695168699186992" calcext:value-type="float">
            <text:p>6,95168699186992E-10</text:p>
          </table:table-cell>
          <table:table-cell table:number-columns-repeated="2"/>
        </table:table-row>
        <table:table-row table:style-name="ro1">
          <table:table-cell office:value-type="float" office:value="493000000" calcext:value-type="float">
            <text:p>493000000</text:p>
          </table:table-cell>
          <table:table-cell office:value-type="float" office:value="0.348003" calcext:value-type="float">
            <text:p>0,348003</text:p>
          </table:table-cell>
          <table:table-cell table:formula="of:=[.A494]/[.B494]" office:value-type="float" office:value="1416654454.12827" calcext:value-type="float">
            <text:p>1416654454,12827</text:p>
          </table:table-cell>
          <table:table-cell table:formula="of:=[.B494]/[.A494]" office:value-type="float" office:value="0.000000000705888438133874" calcext:value-type="float">
            <text:p>7,05888438133874E-10</text:p>
          </table:table-cell>
          <table:table-cell table:number-columns-repeated="2"/>
        </table:table-row>
        <table:table-row table:style-name="ro1">
          <table:table-cell office:value-type="float" office:value="494000000" calcext:value-type="float">
            <text:p>494000000</text:p>
          </table:table-cell>
          <table:table-cell office:value-type="float" office:value="0.355293" calcext:value-type="float">
            <text:p>0,355293</text:p>
          </table:table-cell>
          <table:table-cell table:formula="of:=[.A495]/[.B495]" office:value-type="float" office:value="1390401724.77364" calcext:value-type="float">
            <text:p>1390401724,77364</text:p>
          </table:table-cell>
          <table:table-cell table:formula="of:=[.B495]/[.A495]" office:value-type="float" office:value="0.000000000719216599190283" calcext:value-type="float">
            <text:p>7,19216599190283E-10</text:p>
          </table:table-cell>
          <table:table-cell table:number-columns-repeated="2"/>
        </table:table-row>
        <table:table-row table:style-name="ro1">
          <table:table-cell office:value-type="float" office:value="495000000" calcext:value-type="float">
            <text:p>495000000</text:p>
          </table:table-cell>
          <table:table-cell office:value-type="float" office:value="0.367096" calcext:value-type="float">
            <text:p>0,367096</text:p>
          </table:table-cell>
          <table:table-cell table:formula="of:=[.A496]/[.B496]" office:value-type="float" office:value="1348421121.45052" calcext:value-type="float">
            <text:p>1348421121,45052</text:p>
          </table:table-cell>
          <table:table-cell table:formula="of:=[.B496]/[.A496]" office:value-type="float" office:value="0.000000000741608080808081" calcext:value-type="float">
            <text:p>7,41608080808081E-10</text:p>
          </table:table-cell>
          <table:table-cell table:number-columns-repeated="2"/>
        </table:table-row>
        <table:table-row table:style-name="ro1">
          <table:table-cell office:value-type="float" office:value="496000000" calcext:value-type="float">
            <text:p>496000000</text:p>
          </table:table-cell>
          <table:table-cell office:value-type="float" office:value="0.358905" calcext:value-type="float">
            <text:p>0,358905</text:p>
          </table:table-cell>
          <table:table-cell table:formula="of:=[.A497]/[.B497]" office:value-type="float" office:value="1381981304.24486" calcext:value-type="float">
            <text:p>1381981304,24486</text:p>
          </table:table-cell>
          <table:table-cell table:formula="of:=[.B497]/[.A497]" office:value-type="float" office:value="0.000000000723598790322581" calcext:value-type="float">
            <text:p>7,23598790322581E-10</text:p>
          </table:table-cell>
          <table:table-cell table:number-columns-repeated="2"/>
        </table:table-row>
        <table:table-row table:style-name="ro1">
          <table:table-cell office:value-type="float" office:value="497000000" calcext:value-type="float">
            <text:p>497000000</text:p>
          </table:table-cell>
          <table:table-cell office:value-type="float" office:value="0.341999" calcext:value-type="float">
            <text:p>0,341999</text:p>
          </table:table-cell>
          <table:table-cell table:formula="of:=[.A498]/[.B498]" office:value-type="float" office:value="1453220623.45212" calcext:value-type="float">
            <text:p>1453220623,45212</text:p>
          </table:table-cell>
          <table:table-cell table:formula="of:=[.B498]/[.A498]" office:value-type="float" office:value="0.00000000068812676056338" calcext:value-type="float">
            <text:p>6,8812676056338E-10</text:p>
          </table:table-cell>
          <table:table-cell table:number-columns-repeated="2"/>
        </table:table-row>
        <table:table-row table:style-name="ro1">
          <table:table-cell office:value-type="float" office:value="498000000" calcext:value-type="float">
            <text:p>498000000</text:p>
          </table:table-cell>
          <table:table-cell office:value-type="float" office:value="0.341897" calcext:value-type="float">
            <text:p>0,341897</text:p>
          </table:table-cell>
          <table:table-cell table:formula="of:=[.A499]/[.B499]" office:value-type="float" office:value="1456579028.18685" calcext:value-type="float">
            <text:p>1456579028,18685</text:p>
          </table:table-cell>
          <table:table-cell table:formula="of:=[.B499]/[.A499]" office:value-type="float" office:value="0.00000000068654016064257" calcext:value-type="float">
            <text:p>6,8654016064257E-10</text:p>
          </table:table-cell>
          <table:table-cell table:number-columns-repeated="2"/>
        </table:table-row>
        <table:table-row table:style-name="ro1">
          <table:table-cell office:value-type="float" office:value="499000000" calcext:value-type="float">
            <text:p>499000000</text:p>
          </table:table-cell>
          <table:table-cell office:value-type="float" office:value="0.358563" calcext:value-type="float">
            <text:p>0,358563</text:p>
          </table:table-cell>
          <table:table-cell table:formula="of:=[.A500]/[.B500]" office:value-type="float" office:value="1391666178.60739" calcext:value-type="float">
            <text:p>1391666178,60739</text:p>
          </table:table-cell>
          <table:table-cell table:formula="of:=[.B500]/[.A500]" office:value-type="float" office:value="0.000000000718563126252505" calcext:value-type="float">
            <text:p>7,18563126252505E-10</text:p>
          </table:table-cell>
          <table:table-cell table:number-columns-repeated="2"/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float" office:value="0.339056" calcext:value-type="float">
            <text:p>0,339056</text:p>
          </table:table-cell>
          <table:table-cell table:formula="of:=[.A501]/[.B501]" office:value-type="float" office:value="1474682648.29409" calcext:value-type="float">
            <text:p>1474682648,29409</text:p>
          </table:table-cell>
          <table:table-cell table:formula="of:=[.B501]/[.A501]" office:value-type="float" office:value="0.000000000678112" calcext:value-type="float">
            <text:p>6,78112E-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7:02:54.6367346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17:03:35.555931562</dc:date>
    <meta:editing-duration>PT6M4S</meta:editing-duration>
    <meta:editing-cycles>3</meta:editing-cycles>
    <meta:generator>LibreOffice/5.1.4.2$Linux_X86_64 LibreOffice_project/10m0$Build-2</meta:generator>
    <meta:document-statistic meta:table-count="1" meta:cell-count="20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815cm" svg:height="15.015cm" xlink:href=".." xlink:type="simple" chart:class="chart:scatter" chart:style-name="ch1">
        <chart:title svg:x="10.871cm" svg:y="0.436cm" chart:style-name="ch2">
          <text:p>Time to alloc, commit and set once</text:p>
        </chart:title>
        <chart:legend chart:legend-position="end" svg:x="26.016cm" svg:y="7.208cm" style:legend-expansion="high" chart:style-name="ch3"/>
        <chart:plot-area chart:style-name="ch4" table:cell-range-address="'sbench_mem_spec.03'.A2:'sbench_mem_spec.03'.A501 'sbench_mem_spec.03'.D1:'sbench_mem_spec.03'.D501" chart:data-source-has-labels="row" svg:x="0.576cm" svg:y="1.515cm" svg:width="24.864cm" svg:height="12.219cm">
          <chartooo:coordinate-region svg:x="1.727cm" svg:y="1.714cm" svg:width="21.82cm" svg:height="11.373cm"/>
          <chart:axis chart:dimension="x" chart:name="primary-x" chart:style-name="ch5">
            <chart:title svg:x="11.125cm" svg:y="14.034cm" chart:style-name="ch6">
              <text:p>Allocated memory (byte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sbench_mem_spec.03'.D2:'sbench_mem_spec.03'.D501" chart:label-cell-address="'sbench_mem_spec.03'.D1:'sbench_mem_spec.03'.D1" chart:class="chart:scatter">
            <chart:domain table:cell-range-address="'sbench_mem_spec.03'.A2:'sbench_mem_spec.03'.A501"/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ratio (s/b)</text:p>
                <draw:g>
                  <svg:desc>'sbench_mem_spec.03'.D1:'sbench_mem_spec.03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'sbench_mem_spec.03'.A2:'sbench_mem_spec.03'.A501</svg:desc>
                </draw:g>
              </table:table-cell>
              <table:table-cell office:value-type="float" office:value="0.000000000882">
                <text:p>0.000000000882</text:p>
                <draw:g>
                  <svg:desc>'sbench_mem_spec.03'.D2:'sbench_mem_spec.03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">
                <text:p>2000000</text:p>
              </table:table-cell>
              <table:table-cell office:value-type="float" office:value="0.0000000008525">
                <text:p>0.0000000008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0">
                <text:p>3000000</text:p>
              </table:table-cell>
              <table:table-cell office:value-type="float" office:value="0.000000000414333333333333">
                <text:p>0.000000000414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0">
                <text:p>4000000</text:p>
              </table:table-cell>
              <table:table-cell office:value-type="float" office:value="0.000000000334">
                <text:p>0.000000000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0003616">
                <text:p>0.0000000003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0">
                <text:p>6000000</text:p>
              </table:table-cell>
              <table:table-cell office:value-type="float" office:value="0.000000000271166666666667">
                <text:p>0.000000000271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0">
                <text:p>7000000</text:p>
              </table:table-cell>
              <table:table-cell office:value-type="float" office:value="0.000000000214142857142857">
                <text:p>0.000000000214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0">
                <text:p>8000000</text:p>
              </table:table-cell>
              <table:table-cell office:value-type="float" office:value="0.000000000313375">
                <text:p>0.000000000313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0">
                <text:p>9000000</text:p>
              </table:table-cell>
              <table:table-cell office:value-type="float" office:value="0.000000000204444444444444">
                <text:p>0.00000000020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">
                <text:p>10000000</text:p>
              </table:table-cell>
              <table:table-cell office:value-type="float" office:value="0.0000000002272">
                <text:p>0.0000000002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0">
                <text:p>11000000</text:p>
              </table:table-cell>
              <table:table-cell office:value-type="float" office:value="0.000000000244454545454545">
                <text:p>0.000000000244454545454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0">
                <text:p>12000000</text:p>
              </table:table-cell>
              <table:table-cell office:value-type="float" office:value="0.00000000020875">
                <text:p>0.00000000020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0">
                <text:p>13000000</text:p>
              </table:table-cell>
              <table:table-cell office:value-type="float" office:value="0.000000000225538461538461">
                <text:p>0.000000000225538461538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0">
                <text:p>14000000</text:p>
              </table:table-cell>
              <table:table-cell office:value-type="float" office:value="0.000000000206285714285714">
                <text:p>0.000000000206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0">
                <text:p>15000000</text:p>
              </table:table-cell>
              <table:table-cell office:value-type="float" office:value="0.0000000002254">
                <text:p>0.0000000002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0">
                <text:p>16000000</text:p>
              </table:table-cell>
              <table:table-cell office:value-type="float" office:value="0.0000000002039375">
                <text:p>0.000000000203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0">
                <text:p>17000000</text:p>
              </table:table-cell>
              <table:table-cell office:value-type="float" office:value="0.000000000217764705882353">
                <text:p>0.000000000217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0">
                <text:p>18000000</text:p>
              </table:table-cell>
              <table:table-cell office:value-type="float" office:value="0.000000000239888888888889">
                <text:p>0.0000000002398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0">
                <text:p>19000000</text:p>
              </table:table-cell>
              <table:table-cell office:value-type="float" office:value="0.000000000208105263157895">
                <text:p>0.000000000208105263157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0">
                <text:p>20000000</text:p>
              </table:table-cell>
              <table:table-cell office:value-type="float" office:value="0.0000000002245">
                <text:p>0.0000000002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00">
                <text:p>21000000</text:p>
              </table:table-cell>
              <table:table-cell office:value-type="float" office:value="0.000000000378857142857143">
                <text:p>0.000000000378857142857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00">
                <text:p>22000000</text:p>
              </table:table-cell>
              <table:table-cell office:value-type="float" office:value="0.000000000270363636363636">
                <text:p>0.000000000270363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00">
                <text:p>23000000</text:p>
              </table:table-cell>
              <table:table-cell office:value-type="float" office:value="0.000000000355">
                <text:p>0.000000000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00">
                <text:p>24000000</text:p>
              </table:table-cell>
              <table:table-cell office:value-type="float" office:value="0.0000000002905">
                <text:p>0.00000000029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00">
                <text:p>25000000</text:p>
              </table:table-cell>
              <table:table-cell office:value-type="float" office:value="0.000000000299">
                <text:p>0.000000000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00">
                <text:p>26000000</text:p>
              </table:table-cell>
              <table:table-cell office:value-type="float" office:value="0.000000000294346153846154">
                <text:p>0.000000000294346153846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00">
                <text:p>27000000</text:p>
              </table:table-cell>
              <table:table-cell office:value-type="float" office:value="0.000000000311962962962963">
                <text:p>0.0000000003119629629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00">
                <text:p>28000000</text:p>
              </table:table-cell>
              <table:table-cell office:value-type="float" office:value="0.000000000336142857142857">
                <text:p>0.00000000033614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00">
                <text:p>29000000</text:p>
              </table:table-cell>
              <table:table-cell office:value-type="float" office:value="0.000000000321310344827586">
                <text:p>0.000000000321310344827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00">
                <text:p>30000000</text:p>
              </table:table-cell>
              <table:table-cell office:value-type="float" office:value="0.000000000378266666666667">
                <text:p>0.0000000003782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00">
                <text:p>31000000</text:p>
              </table:table-cell>
              <table:table-cell office:value-type="float" office:value="0.000000000462193548387097">
                <text:p>0.0000000004621935483870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00">
                <text:p>32000000</text:p>
              </table:table-cell>
              <table:table-cell office:value-type="float" office:value="0.00000000038759375">
                <text:p>0.0000000003875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00">
                <text:p>33000000</text:p>
              </table:table-cell>
              <table:table-cell office:value-type="float" office:value="0.000000000407818181818182">
                <text:p>0.0000000004078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00">
                <text:p>34000000</text:p>
              </table:table-cell>
              <table:table-cell office:value-type="float" office:value="0.000000000409058823529412">
                <text:p>0.000000000409058823529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00">
                <text:p>35000000</text:p>
              </table:table-cell>
              <table:table-cell office:value-type="float" office:value="0.000000000462057142857143">
                <text:p>0.00000000046205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00">
                <text:p>36000000</text:p>
              </table:table-cell>
              <table:table-cell office:value-type="float" office:value="0.000000000431527777777778">
                <text:p>0.00000000043152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00">
                <text:p>37000000</text:p>
              </table:table-cell>
              <table:table-cell office:value-type="float" office:value="0.000000000534594594594595">
                <text:p>0.000000000534594594594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00">
                <text:p>38000000</text:p>
              </table:table-cell>
              <table:table-cell office:value-type="float" office:value="0.000000000460289473684211">
                <text:p>0.0000000004602894736842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00">
                <text:p>39000000</text:p>
              </table:table-cell>
              <table:table-cell office:value-type="float" office:value="0.000000000705589743589744">
                <text:p>0.000000000705589743589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00">
                <text:p>40000000</text:p>
              </table:table-cell>
              <table:table-cell office:value-type="float" office:value="0.0000000005454">
                <text:p>0.00000000054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00">
                <text:p>41000000</text:p>
              </table:table-cell>
              <table:table-cell office:value-type="float" office:value="0.000000000720853658536585">
                <text:p>0.0000000007208536585365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00">
                <text:p>42000000</text:p>
              </table:table-cell>
              <table:table-cell office:value-type="float" office:value="0.000000000562833333333333">
                <text:p>0.0000000005628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00">
                <text:p>43000000</text:p>
              </table:table-cell>
              <table:table-cell office:value-type="float" office:value="0.000000000469674418604651">
                <text:p>0.0000000004696744186046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00">
                <text:p>44000000</text:p>
              </table:table-cell>
              <table:table-cell office:value-type="float" office:value="0.000000000476522727272727">
                <text:p>0.00000000047652272727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00">
                <text:p>45000000</text:p>
              </table:table-cell>
              <table:table-cell office:value-type="float" office:value="0.000000000555777777777778">
                <text:p>0.0000000005557777777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00">
                <text:p>46000000</text:p>
              </table:table-cell>
              <table:table-cell office:value-type="float" office:value="0.000000000500521739130435">
                <text:p>0.000000000500521739130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00">
                <text:p>47000000</text:p>
              </table:table-cell>
              <table:table-cell office:value-type="float" office:value="0.000000000545234042553192">
                <text:p>0.0000000005452340425531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00">
                <text:p>48000000</text:p>
              </table:table-cell>
              <table:table-cell office:value-type="float" office:value="0.000000000541">
                <text:p>0.0000000005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00">
                <text:p>49000000</text:p>
              </table:table-cell>
              <table:table-cell office:value-type="float" office:value="0.000000000562">
                <text:p>0.0000000005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00049672">
                <text:p>0.000000000496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00">
                <text:p>51000000</text:p>
              </table:table-cell>
              <table:table-cell office:value-type="float" office:value="0.000000000530843137254902">
                <text:p>0.000000000530843137254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00">
                <text:p>52000000</text:p>
              </table:table-cell>
              <table:table-cell office:value-type="float" office:value="0.000000000527192307692308">
                <text:p>0.000000000527192307692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00">
                <text:p>53000000</text:p>
              </table:table-cell>
              <table:table-cell office:value-type="float" office:value="0.00000000055011320754717">
                <text:p>0.000000000550113207547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00">
                <text:p>54000000</text:p>
              </table:table-cell>
              <table:table-cell office:value-type="float" office:value="0.000000000588555555555556">
                <text:p>0.000000000588555555555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00">
                <text:p>55000000</text:p>
              </table:table-cell>
              <table:table-cell office:value-type="float" office:value="0.000000000553272727272727">
                <text:p>0.0000000005532727272727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00">
                <text:p>56000000</text:p>
              </table:table-cell>
              <table:table-cell office:value-type="float" office:value="0.000000000566">
                <text:p>0.0000000005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00">
                <text:p>57000000</text:p>
              </table:table-cell>
              <table:table-cell office:value-type="float" office:value="0.000000000542754385964912">
                <text:p>0.0000000005427543859649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00">
                <text:p>58000000</text:p>
              </table:table-cell>
              <table:table-cell office:value-type="float" office:value="0.000000000555172413793103">
                <text:p>0.0000000005551724137931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00">
                <text:p>59000000</text:p>
              </table:table-cell>
              <table:table-cell office:value-type="float" office:value="0.000000000586813559322034">
                <text:p>0.0000000005868135593220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00">
                <text:p>60000000</text:p>
              </table:table-cell>
              <table:table-cell office:value-type="float" office:value="0.000000000543866666666667">
                <text:p>0.0000000005438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00">
                <text:p>61000000</text:p>
              </table:table-cell>
              <table:table-cell office:value-type="float" office:value="0.000000000530016393442623">
                <text:p>0.0000000005300163934426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00">
                <text:p>62000000</text:p>
              </table:table-cell>
              <table:table-cell office:value-type="float" office:value="0.00000000067941935483871">
                <text:p>0.00000000067941935483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00">
                <text:p>63000000</text:p>
              </table:table-cell>
              <table:table-cell office:value-type="float" office:value="0.000000000563206349206349">
                <text:p>0.0000000005632063492063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00">
                <text:p>64000000</text:p>
              </table:table-cell>
              <table:table-cell office:value-type="float" office:value="0.00000000055534375">
                <text:p>0.0000000005553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00">
                <text:p>65000000</text:p>
              </table:table-cell>
              <table:table-cell office:value-type="float" office:value="0.000000000636215384615385">
                <text:p>0.000000000636215384615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00">
                <text:p>66000000</text:p>
              </table:table-cell>
              <table:table-cell office:value-type="float" office:value="0.000000000570833333333333">
                <text:p>0.0000000005708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00">
                <text:p>67000000</text:p>
              </table:table-cell>
              <table:table-cell office:value-type="float" office:value="0.000000000560059701492537">
                <text:p>0.0000000005600597014925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00">
                <text:p>68000000</text:p>
              </table:table-cell>
              <table:table-cell office:value-type="float" office:value="0.000000000579573529411765">
                <text:p>0.0000000005795735294117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00">
                <text:p>69000000</text:p>
              </table:table-cell>
              <table:table-cell office:value-type="float" office:value="0.000000000576652173913043">
                <text:p>0.0000000005766521739130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00">
                <text:p>70000000</text:p>
              </table:table-cell>
              <table:table-cell office:value-type="float" office:value="0.000000000556857142857143">
                <text:p>0.000000000556857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00">
                <text:p>71000000</text:p>
              </table:table-cell>
              <table:table-cell office:value-type="float" office:value="0.000000000897338028169014">
                <text:p>0.0000000008973380281690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00">
                <text:p>72000000</text:p>
              </table:table-cell>
              <table:table-cell office:value-type="float" office:value="0.000000000683388888888889">
                <text:p>0.000000000683388888888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00">
                <text:p>73000000</text:p>
              </table:table-cell>
              <table:table-cell office:value-type="float" office:value="0.000000000640342465753425">
                <text:p>0.0000000006403424657534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00">
                <text:p>74000000</text:p>
              </table:table-cell>
              <table:table-cell office:value-type="float" office:value="0.000000000610472972972973">
                <text:p>0.0000000006104729729729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00">
                <text:p>75000000</text:p>
              </table:table-cell>
              <table:table-cell office:value-type="float" office:value="0.000000000602506666666667">
                <text:p>0.00000000060250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00">
                <text:p>76000000</text:p>
              </table:table-cell>
              <table:table-cell office:value-type="float" office:value="0.000000000593842105263158">
                <text:p>0.0000000005938421052631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00">
                <text:p>77000000</text:p>
              </table:table-cell>
              <table:table-cell office:value-type="float" office:value="0.000000000599363636363636">
                <text:p>0.0000000005993636363636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00">
                <text:p>78000000</text:p>
              </table:table-cell>
              <table:table-cell office:value-type="float" office:value="0.000000000599589743589744">
                <text:p>0.0000000005995897435897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00">
                <text:p>79000000</text:p>
              </table:table-cell>
              <table:table-cell office:value-type="float" office:value="0.000000000761949367088608">
                <text:p>0.000000000761949367088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00">
                <text:p>80000000</text:p>
              </table:table-cell>
              <table:table-cell office:value-type="float" office:value="0.0000000006248625">
                <text:p>0.0000000006248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00">
                <text:p>81000000</text:p>
              </table:table-cell>
              <table:table-cell office:value-type="float" office:value="0.000000000586432098765432">
                <text:p>0.0000000005864320987654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00">
                <text:p>82000000</text:p>
              </table:table-cell>
              <table:table-cell office:value-type="float" office:value="0.000000000606036585365854">
                <text:p>0.0000000006060365853658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00">
                <text:p>83000000</text:p>
              </table:table-cell>
              <table:table-cell office:value-type="float" office:value="0.000000000757">
                <text:p>0.0000000007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00">
                <text:p>84000000</text:p>
              </table:table-cell>
              <table:table-cell office:value-type="float" office:value="0.000000000935202380952381">
                <text:p>0.0000000009352023809523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00">
                <text:p>85000000</text:p>
              </table:table-cell>
              <table:table-cell office:value-type="float" office:value="0.000000000699623529411765">
                <text:p>0.0000000006996235294117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00">
                <text:p>86000000</text:p>
              </table:table-cell>
              <table:table-cell office:value-type="float" office:value="0.000000000666953488372093">
                <text:p>0.0000000006669534883720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00">
                <text:p>87000000</text:p>
              </table:table-cell>
              <table:table-cell office:value-type="float" office:value="0.00000000080883908045977">
                <text:p>0.000000000808839080459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00">
                <text:p>88000000</text:p>
              </table:table-cell>
              <table:table-cell office:value-type="float" office:value="0.000000000687704545454545">
                <text:p>0.000000000687704545454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00">
                <text:p>89000000</text:p>
              </table:table-cell>
              <table:table-cell office:value-type="float" office:value="0.000000000752876404494382">
                <text:p>0.0000000007528764044943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00">
                <text:p>90000000</text:p>
              </table:table-cell>
              <table:table-cell office:value-type="float" office:value="0.000000000683666666666667">
                <text:p>0.0000000006836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00">
                <text:p>91000000</text:p>
              </table:table-cell>
              <table:table-cell office:value-type="float" office:value="0.000000000654571428571428">
                <text:p>0.0000000006545714285714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00">
                <text:p>92000000</text:p>
              </table:table-cell>
              <table:table-cell office:value-type="float" office:value="0.000000000605554347826087">
                <text:p>0.0000000006055543478260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00">
                <text:p>93000000</text:p>
              </table:table-cell>
              <table:table-cell office:value-type="float" office:value="0.000000000634215053763441">
                <text:p>0.0000000006342150537634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00">
                <text:p>94000000</text:p>
              </table:table-cell>
              <table:table-cell office:value-type="float" office:value="0.000000000633563829787234">
                <text:p>0.0000000006335638297872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00">
                <text:p>95000000</text:p>
              </table:table-cell>
              <table:table-cell office:value-type="float" office:value="0.000000000634126315789474">
                <text:p>0.0000000006341263157894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00">
                <text:p>96000000</text:p>
              </table:table-cell>
              <table:table-cell office:value-type="float" office:value="0.000000000639333333333333">
                <text:p>0.0000000006393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00">
                <text:p>97000000</text:p>
              </table:table-cell>
              <table:table-cell office:value-type="float" office:value="0.000000000634340206185567">
                <text:p>0.0000000006343402061855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000">
                <text:p>98000000</text:p>
              </table:table-cell>
              <table:table-cell office:value-type="float" office:value="0.000000000612489795918367">
                <text:p>0.0000000006124897959183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000">
                <text:p>99000000</text:p>
              </table:table-cell>
              <table:table-cell office:value-type="float" office:value="0.000000000617868686868687">
                <text:p>0.0000000006178686868686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00">
                <text:p>100000000</text:p>
              </table:table-cell>
              <table:table-cell office:value-type="float" office:value="0.00000000069163">
                <text:p>0.000000000691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0000">
                <text:p>101000000</text:p>
              </table:table-cell>
              <table:table-cell office:value-type="float" office:value="0.000000000623366336633663">
                <text:p>0.0000000006233663366336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0000">
                <text:p>102000000</text:p>
              </table:table-cell>
              <table:table-cell office:value-type="float" office:value="0.000000000730676470588235">
                <text:p>0.0000000007306764705882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0000">
                <text:p>103000000</text:p>
              </table:table-cell>
              <table:table-cell office:value-type="float" office:value="0.00000000064047572815534">
                <text:p>0.000000000640475728155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0000">
                <text:p>104000000</text:p>
              </table:table-cell>
              <table:table-cell office:value-type="float" office:value="0.000000000616423076923077">
                <text:p>0.0000000006164230769230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0000">
                <text:p>105000000</text:p>
              </table:table-cell>
              <table:table-cell office:value-type="float" office:value="0.000000000712495238095238">
                <text:p>0.0000000007124952380952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0000">
                <text:p>106000000</text:p>
              </table:table-cell>
              <table:table-cell office:value-type="float" office:value="0.000000000651933962264151">
                <text:p>0.0000000006519339622641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0000">
                <text:p>107000000</text:p>
              </table:table-cell>
              <table:table-cell office:value-type="float" office:value="0.000000000645093457943925">
                <text:p>0.0000000006450934579439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0000">
                <text:p>108000000</text:p>
              </table:table-cell>
              <table:table-cell office:value-type="float" office:value="0.000000000637666666666667">
                <text:p>0.0000000006376666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0000">
                <text:p>109000000</text:p>
              </table:table-cell>
              <table:table-cell office:value-type="float" office:value="0.000000000643302752293578">
                <text:p>0.0000000006433027522935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0000">
                <text:p>110000000</text:p>
              </table:table-cell>
              <table:table-cell office:value-type="float" office:value="0.000000000641045454545455">
                <text:p>0.000000000641045454545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0000">
                <text:p>111000000</text:p>
              </table:table-cell>
              <table:table-cell office:value-type="float" office:value="0.000000000794927927927928">
                <text:p>0.0000000007949279279279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0000">
                <text:p>112000000</text:p>
              </table:table-cell>
              <table:table-cell office:value-type="float" office:value="0.000000000695607142857143">
                <text:p>0.0000000006956071428571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0000">
                <text:p>113000000</text:p>
              </table:table-cell>
              <table:table-cell office:value-type="float" office:value="0.000000000855761061946903">
                <text:p>0.0000000008557610619469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0000">
                <text:p>114000000</text:p>
              </table:table-cell>
              <table:table-cell office:value-type="float" office:value="0.000000000753035087719298">
                <text:p>0.0000000007530350877192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0000">
                <text:p>115000000</text:p>
              </table:table-cell>
              <table:table-cell office:value-type="float" office:value="0.000000000630121739130435">
                <text:p>0.000000000630121739130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0000">
                <text:p>116000000</text:p>
              </table:table-cell>
              <table:table-cell office:value-type="float" office:value="0.000000000621844827586207">
                <text:p>0.0000000006218448275862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0000">
                <text:p>117000000</text:p>
              </table:table-cell>
              <table:table-cell office:value-type="float" office:value="0.000000000657316239316239">
                <text:p>0.0000000006573162393162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0000">
                <text:p>118000000</text:p>
              </table:table-cell>
              <table:table-cell office:value-type="float" office:value="0.000000000641974576271186">
                <text:p>0.0000000006419745762711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0000">
                <text:p>119000000</text:p>
              </table:table-cell>
              <table:table-cell office:value-type="float" office:value="0.000000000646084033613445">
                <text:p>0.0000000006460840336134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0000">
                <text:p>120000000</text:p>
              </table:table-cell>
              <table:table-cell office:value-type="float" office:value="0.0000000006142">
                <text:p>0.00000000061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0000">
                <text:p>121000000</text:p>
              </table:table-cell>
              <table:table-cell office:value-type="float" office:value="0.000000000684421487603306">
                <text:p>0.0000000006844214876033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0000">
                <text:p>122000000</text:p>
              </table:table-cell>
              <table:table-cell office:value-type="float" office:value="0.000000000851409836065574">
                <text:p>0.0000000008514098360655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0000">
                <text:p>123000000</text:p>
              </table:table-cell>
              <table:table-cell office:value-type="float" office:value="0.000000000846813008130081">
                <text:p>0.0000000008468130081300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0000">
                <text:p>124000000</text:p>
              </table:table-cell>
              <table:table-cell office:value-type="float" office:value="0.000000000698967741935484">
                <text:p>0.0000000006989677419354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0000">
                <text:p>125000000</text:p>
              </table:table-cell>
              <table:table-cell office:value-type="float" office:value="0.00000000070508">
                <text:p>0.000000000705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0000">
                <text:p>126000000</text:p>
              </table:table-cell>
              <table:table-cell office:value-type="float" office:value="0.000000000708134920634921">
                <text:p>0.0000000007081349206349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0000">
                <text:p>127000000</text:p>
              </table:table-cell>
              <table:table-cell office:value-type="float" office:value="0.000000000644314960629921">
                <text:p>0.0000000006443149606299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0000">
                <text:p>128000000</text:p>
              </table:table-cell>
              <table:table-cell office:value-type="float" office:value="0.000000000653734375">
                <text:p>0.000000000653734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0000">
                <text:p>129000000</text:p>
              </table:table-cell>
              <table:table-cell office:value-type="float" office:value="0.000000000659302325581395">
                <text:p>0.0000000006593023255813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0000">
                <text:p>130000000</text:p>
              </table:table-cell>
              <table:table-cell office:value-type="float" office:value="0.000000000699061538461538">
                <text:p>0.0000000006990615384615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0000">
                <text:p>131000000</text:p>
              </table:table-cell>
              <table:table-cell office:value-type="float" office:value="0.00000000065524427480916">
                <text:p>0.000000000655244274809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0000">
                <text:p>132000000</text:p>
              </table:table-cell>
              <table:table-cell office:value-type="float" office:value="0.00000000069180303030303">
                <text:p>0.000000000691803030303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0000">
                <text:p>133000000</text:p>
              </table:table-cell>
              <table:table-cell office:value-type="float" office:value="0.000000000718947368421053">
                <text:p>0.0000000007189473684210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0000">
                <text:p>134000000</text:p>
              </table:table-cell>
              <table:table-cell office:value-type="float" office:value="0.000000000689149253731343">
                <text:p>0.0000000006891492537313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0000">
                <text:p>135000000</text:p>
              </table:table-cell>
              <table:table-cell office:value-type="float" office:value="0.000000000675503703703704">
                <text:p>0.0000000006755037037037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0000">
                <text:p>136000000</text:p>
              </table:table-cell>
              <table:table-cell office:value-type="float" office:value="0.000000000684095588235294">
                <text:p>0.0000000006840955882352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0000">
                <text:p>137000000</text:p>
              </table:table-cell>
              <table:table-cell office:value-type="float" office:value="0.000000000674503649635036">
                <text:p>0.0000000006745036496350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0000">
                <text:p>138000000</text:p>
              </table:table-cell>
              <table:table-cell office:value-type="float" office:value="0.000000000667934782608696">
                <text:p>0.0000000006679347826086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0000">
                <text:p>139000000</text:p>
              </table:table-cell>
              <table:table-cell office:value-type="float" office:value="0.000000000676611510791367">
                <text:p>0.0000000006766115107913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0000">
                <text:p>140000000</text:p>
              </table:table-cell>
              <table:table-cell office:value-type="float" office:value="0.000000000641242857142857">
                <text:p>0.0000000006412428571428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0000">
                <text:p>141000000</text:p>
              </table:table-cell>
              <table:table-cell office:value-type="float" office:value="0.000000000709631205673759">
                <text:p>0.0000000007096312056737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0000">
                <text:p>142000000</text:p>
              </table:table-cell>
              <table:table-cell office:value-type="float" office:value="0.00000000069593661971831">
                <text:p>0.000000000695936619718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0000">
                <text:p>143000000</text:p>
              </table:table-cell>
              <table:table-cell office:value-type="float" office:value="0.00000000075093006993007">
                <text:p>0.000000000750930069930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0000">
                <text:p>144000000</text:p>
              </table:table-cell>
              <table:table-cell office:value-type="float" office:value="0.000000000668784722222222">
                <text:p>0.0000000006687847222222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0000">
                <text:p>145000000</text:p>
              </table:table-cell>
              <table:table-cell office:value-type="float" office:value="0.000000000668806896551724">
                <text:p>0.000000000668806896551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0000">
                <text:p>146000000</text:p>
              </table:table-cell>
              <table:table-cell office:value-type="float" office:value="0.000000000797109589041096">
                <text:p>0.0000000007971095890410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0000">
                <text:p>147000000</text:p>
              </table:table-cell>
              <table:table-cell office:value-type="float" office:value="0.000000000731020408163265">
                <text:p>0.0000000007310204081632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0000">
                <text:p>148000000</text:p>
              </table:table-cell>
              <table:table-cell office:value-type="float" office:value="0.000000000712466216216216">
                <text:p>0.0000000007124662162162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0000">
                <text:p>149000000</text:p>
              </table:table-cell>
              <table:table-cell office:value-type="float" office:value="0.000000000883362416107383">
                <text:p>0.0000000008833624161073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0000">
                <text:p>150000000</text:p>
              </table:table-cell>
              <table:table-cell office:value-type="float" office:value="0.00000000075828">
                <text:p>0.000000000758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0000">
                <text:p>151000000</text:p>
              </table:table-cell>
              <table:table-cell office:value-type="float" office:value="0.000000000671384105960265">
                <text:p>0.0000000006713841059602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0000">
                <text:p>152000000</text:p>
              </table:table-cell>
              <table:table-cell office:value-type="float" office:value="0.000000000664032894736842">
                <text:p>0.0000000006640328947368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0000">
                <text:p>153000000</text:p>
              </table:table-cell>
              <table:table-cell office:value-type="float" office:value="0.000000000665869281045752">
                <text:p>0.0000000006658692810457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0000">
                <text:p>154000000</text:p>
              </table:table-cell>
              <table:table-cell office:value-type="float" office:value="0.00000000077701948051948">
                <text:p>0.000000000777019480519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0000">
                <text:p>155000000</text:p>
              </table:table-cell>
              <table:table-cell office:value-type="float" office:value="0.000000000701464516129032">
                <text:p>0.000000000701464516129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0000">
                <text:p>156000000</text:p>
              </table:table-cell>
              <table:table-cell office:value-type="float" office:value="0.000000000672967948717949">
                <text:p>0.0000000006729679487179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0000">
                <text:p>157000000</text:p>
              </table:table-cell>
              <table:table-cell office:value-type="float" office:value="0.000000000663012738853503">
                <text:p>0.0000000006630127388535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0000">
                <text:p>158000000</text:p>
              </table:table-cell>
              <table:table-cell office:value-type="float" office:value="0.000000000726955696202532">
                <text:p>0.0000000007269556962025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0000">
                <text:p>159000000</text:p>
              </table:table-cell>
              <table:table-cell office:value-type="float" office:value="0.000000000669081761006289">
                <text:p>0.0000000006690817610062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0000">
                <text:p>160000000</text:p>
              </table:table-cell>
              <table:table-cell office:value-type="float" office:value="0.000000000665375">
                <text:p>0.000000000665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0000">
                <text:p>161000000</text:p>
              </table:table-cell>
              <table:table-cell office:value-type="float" office:value="0.000000000899919254658385">
                <text:p>0.0000000008999192546583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0000">
                <text:p>162000000</text:p>
              </table:table-cell>
              <table:table-cell office:value-type="float" office:value="0.000000000785462962962963">
                <text:p>0.0000000007854629629629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0000">
                <text:p>163000000</text:p>
              </table:table-cell>
              <table:table-cell office:value-type="float" office:value="0.000000000684674846625767">
                <text:p>0.0000000006846748466257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0000">
                <text:p>164000000</text:p>
              </table:table-cell>
              <table:table-cell office:value-type="float" office:value="0.000000000694048780487805">
                <text:p>0.0000000006940487804878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0000">
                <text:p>165000000</text:p>
              </table:table-cell>
              <table:table-cell office:value-type="float" office:value="0.000000000658690909090909">
                <text:p>0.0000000006586909090909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0000">
                <text:p>166000000</text:p>
              </table:table-cell>
              <table:table-cell office:value-type="float" office:value="0.000000000667825301204819">
                <text:p>0.0000000006678253012048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0000">
                <text:p>167000000</text:p>
              </table:table-cell>
              <table:table-cell office:value-type="float" office:value="0.000000000665748502994012">
                <text:p>0.0000000006657485029940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0000">
                <text:p>168000000</text:p>
              </table:table-cell>
              <table:table-cell office:value-type="float" office:value="0.000000000683125">
                <text:p>0.000000000683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0000">
                <text:p>169000000</text:p>
              </table:table-cell>
              <table:table-cell office:value-type="float" office:value="0.000000000682816568047337">
                <text:p>0.0000000006828165680473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0000">
                <text:p>170000000</text:p>
              </table:table-cell>
              <table:table-cell office:value-type="float" office:value="0.000000000816452941176471">
                <text:p>0.0000000008164529411764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0000">
                <text:p>171000000</text:p>
              </table:table-cell>
              <table:table-cell office:value-type="float" office:value="0.000000000700473684210526">
                <text:p>0.0000000007004736842105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0000">
                <text:p>172000000</text:p>
              </table:table-cell>
              <table:table-cell office:value-type="float" office:value="0.000000000734209302325581">
                <text:p>0.0000000007342093023255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0000">
                <text:p>173000000</text:p>
              </table:table-cell>
              <table:table-cell office:value-type="float" office:value="0.000000000672971098265896">
                <text:p>0.0000000006729710982658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0000">
                <text:p>174000000</text:p>
              </table:table-cell>
              <table:table-cell office:value-type="float" office:value="0.0000000006965">
                <text:p>0.00000000069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0000">
                <text:p>175000000</text:p>
              </table:table-cell>
              <table:table-cell office:value-type="float" office:value="0.000000000675937142857143">
                <text:p>0.0000000006759371428571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0000">
                <text:p>176000000</text:p>
              </table:table-cell>
              <table:table-cell office:value-type="float" office:value="0.000000000821454545454545">
                <text:p>0.0000000008214545454545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0000">
                <text:p>177000000</text:p>
              </table:table-cell>
              <table:table-cell office:value-type="float" office:value="0.000000000851265536723164">
                <text:p>0.0000000008512655367231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0000">
                <text:p>178000000</text:p>
              </table:table-cell>
              <table:table-cell office:value-type="float" office:value="0.000000000683988764044944">
                <text:p>0.0000000006839887640449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0000">
                <text:p>179000000</text:p>
              </table:table-cell>
              <table:table-cell office:value-type="float" office:value="0.000000000726608938547486">
                <text:p>0.0000000007266089385474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0000">
                <text:p>180000000</text:p>
              </table:table-cell>
              <table:table-cell office:value-type="float" office:value="0.000000000937422222222222">
                <text:p>0.0000000009374222222222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0000">
                <text:p>181000000</text:p>
              </table:table-cell>
              <table:table-cell office:value-type="float" office:value="0.000000000724867403314917">
                <text:p>0.0000000007248674033149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0000">
                <text:p>182000000</text:p>
              </table:table-cell>
              <table:table-cell office:value-type="float" office:value="0.000000000774181318681319">
                <text:p>0.0000000007741813186813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0000">
                <text:p>183000000</text:p>
              </table:table-cell>
              <table:table-cell office:value-type="float" office:value="0.000000000675677595628415">
                <text:p>0.0000000006756775956284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0000">
                <text:p>184000000</text:p>
              </table:table-cell>
              <table:table-cell office:value-type="float" office:value="0.000000000693864130434783">
                <text:p>0.0000000006938641304347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0000">
                <text:p>185000000</text:p>
              </table:table-cell>
              <table:table-cell office:value-type="float" office:value="0.000000000686313513513513">
                <text:p>0.0000000006863135135135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0000">
                <text:p>186000000</text:p>
              </table:table-cell>
              <table:table-cell office:value-type="float" office:value="0.000000000684688172043011">
                <text:p>0.0000000006846881720430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0000">
                <text:p>187000000</text:p>
              </table:table-cell>
              <table:table-cell office:value-type="float" office:value="0.000000000758770053475936">
                <text:p>0.0000000007587700534759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0000">
                <text:p>188000000</text:p>
              </table:table-cell>
              <table:table-cell office:value-type="float" office:value="0.00000000068293085106383">
                <text:p>0.000000000682930851063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0000">
                <text:p>189000000</text:p>
              </table:table-cell>
              <table:table-cell office:value-type="float" office:value="0.00000000093452380952381">
                <text:p>0.000000000934523809523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0000">
                <text:p>190000000</text:p>
              </table:table-cell>
              <table:table-cell office:value-type="float" office:value="0.000000000692626315789474">
                <text:p>0.0000000006926263157894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0000">
                <text:p>191000000</text:p>
              </table:table-cell>
              <table:table-cell office:value-type="float" office:value="0.000000000705675392670157">
                <text:p>0.0000000007056753926701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0000">
                <text:p>192000000</text:p>
              </table:table-cell>
              <table:table-cell office:value-type="float" office:value="0.000000000677609375">
                <text:p>0.000000000677609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0000">
                <text:p>193000000</text:p>
              </table:table-cell>
              <table:table-cell office:value-type="float" office:value="0.000000000702056994818653">
                <text:p>0.0000000007020569948186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0000">
                <text:p>194000000</text:p>
              </table:table-cell>
              <table:table-cell office:value-type="float" office:value="0.000000000717958762886598">
                <text:p>0.0000000007179587628865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0000">
                <text:p>195000000</text:p>
              </table:table-cell>
              <table:table-cell office:value-type="float" office:value="0.000000000791348717948718">
                <text:p>0.0000000007913487179487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0000">
                <text:p>196000000</text:p>
              </table:table-cell>
              <table:table-cell office:value-type="float" office:value="0.000000000749204081632653">
                <text:p>0.0000000007492040816326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0000">
                <text:p>197000000</text:p>
              </table:table-cell>
              <table:table-cell office:value-type="float" office:value="0.000000000698868020304569">
                <text:p>0.0000000006988680203045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0000">
                <text:p>198000000</text:p>
              </table:table-cell>
              <table:table-cell office:value-type="float" office:value="0.000000000896828282828283">
                <text:p>0.0000000008968282828282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0000">
                <text:p>199000000</text:p>
              </table:table-cell>
              <table:table-cell office:value-type="float" office:value="0.000000000766839195979899">
                <text:p>0.0000000007668391959798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0000">
                <text:p>200000000</text:p>
              </table:table-cell>
              <table:table-cell office:value-type="float" office:value="0.00000000080681">
                <text:p>0.000000000806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00000">
                <text:p>201000000</text:p>
              </table:table-cell>
              <table:table-cell office:value-type="float" office:value="0.000000000719930348258706">
                <text:p>0.0000000007199303482587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00000">
                <text:p>202000000</text:p>
              </table:table-cell>
              <table:table-cell office:value-type="float" office:value="0.000000000838975247524752">
                <text:p>0.0000000008389752475247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00000">
                <text:p>203000000</text:p>
              </table:table-cell>
              <table:table-cell office:value-type="float" office:value="0.000000000827886699507389">
                <text:p>0.0000000008278866995073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00000">
                <text:p>204000000</text:p>
              </table:table-cell>
              <table:table-cell office:value-type="float" office:value="0.000000000692156862745098">
                <text:p>0.0000000006921568627450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00000">
                <text:p>205000000</text:p>
              </table:table-cell>
              <table:table-cell office:value-type="float" office:value="0.000000000696151219512195">
                <text:p>0.0000000006961512195121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00000">
                <text:p>206000000</text:p>
              </table:table-cell>
              <table:table-cell office:value-type="float" office:value="0.000000000805116504854369">
                <text:p>0.0000000008051165048543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00000">
                <text:p>207000000</text:p>
              </table:table-cell>
              <table:table-cell office:value-type="float" office:value="0.000000000815816425120773">
                <text:p>0.0000000008158164251207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00000">
                <text:p>208000000</text:p>
              </table:table-cell>
              <table:table-cell office:value-type="float" office:value="0.000000000715942307692308">
                <text:p>0.0000000007159423076923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00000">
                <text:p>209000000</text:p>
              </table:table-cell>
              <table:table-cell office:value-type="float" office:value="0.000000000892325358851675">
                <text:p>0.0000000008923253588516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00000">
                <text:p>210000000</text:p>
              </table:table-cell>
              <table:table-cell office:value-type="float" office:value="0.000000000687371428571429">
                <text:p>0.0000000006873714285714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00000">
                <text:p>211000000</text:p>
              </table:table-cell>
              <table:table-cell office:value-type="float" office:value="0.000000000803981042654029">
                <text:p>0.0000000008039810426540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00000">
                <text:p>212000000</text:p>
              </table:table-cell>
              <table:table-cell office:value-type="float" office:value="0.000000000670547169811321">
                <text:p>0.0000000006705471698113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00000">
                <text:p>213000000</text:p>
              </table:table-cell>
              <table:table-cell office:value-type="float" office:value="0.00000000083643661971831">
                <text:p>0.000000000836436619718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00000">
                <text:p>214000000</text:p>
              </table:table-cell>
              <table:table-cell office:value-type="float" office:value="0.000000000748172897196262">
                <text:p>0.0000000007481728971962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00000">
                <text:p>215000000</text:p>
              </table:table-cell>
              <table:table-cell office:value-type="float" office:value="0.000000000833981395348837">
                <text:p>0.0000000008339813953488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00000">
                <text:p>216000000</text:p>
              </table:table-cell>
              <table:table-cell office:value-type="float" office:value="0.000000000724074074074074">
                <text:p>0.0000000007240740740740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00000">
                <text:p>217000000</text:p>
              </table:table-cell>
              <table:table-cell office:value-type="float" office:value="0.000000000900907834101383">
                <text:p>0.0000000009009078341013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00000">
                <text:p>218000000</text:p>
              </table:table-cell>
              <table:table-cell office:value-type="float" office:value="0.000000000673261467889908">
                <text:p>0.0000000006732614678899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00000">
                <text:p>219000000</text:p>
              </table:table-cell>
              <table:table-cell office:value-type="float" office:value="0.000000000762817351598173">
                <text:p>0.0000000007628173515981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00000">
                <text:p>220000000</text:p>
              </table:table-cell>
              <table:table-cell office:value-type="float" office:value="0.00000000080725">
                <text:p>0.000000000807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00000">
                <text:p>221000000</text:p>
              </table:table-cell>
              <table:table-cell office:value-type="float" office:value="0.000000000672864253393665">
                <text:p>0.0000000006728642533936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00000">
                <text:p>222000000</text:p>
              </table:table-cell>
              <table:table-cell office:value-type="float" office:value="0.000000000860707207207207">
                <text:p>0.0000000008607072072072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00000">
                <text:p>223000000</text:p>
              </table:table-cell>
              <table:table-cell office:value-type="float" office:value="0.000000000731506726457399">
                <text:p>0.0000000007315067264573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00000">
                <text:p>224000000</text:p>
              </table:table-cell>
              <table:table-cell office:value-type="float" office:value="0.000000000715758928571429">
                <text:p>0.0000000007157589285714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00000">
                <text:p>225000000</text:p>
              </table:table-cell>
              <table:table-cell office:value-type="float" office:value="0.000000000719986666666667">
                <text:p>0.0000000007199866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00000">
                <text:p>226000000</text:p>
              </table:table-cell>
              <table:table-cell office:value-type="float" office:value="0.000000000731106194690265">
                <text:p>0.0000000007311061946902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00000">
                <text:p>227000000</text:p>
              </table:table-cell>
              <table:table-cell office:value-type="float" office:value="0.000000000721867841409692">
                <text:p>0.0000000007218678414096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00000">
                <text:p>228000000</text:p>
              </table:table-cell>
              <table:table-cell office:value-type="float" office:value="0.000000000795552631578947">
                <text:p>0.0000000007955526315789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00000">
                <text:p>229000000</text:p>
              </table:table-cell>
              <table:table-cell office:value-type="float" office:value="0.000000000804751091703057">
                <text:p>0.0000000008047510917030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00000">
                <text:p>230000000</text:p>
              </table:table-cell>
              <table:table-cell office:value-type="float" office:value="0.000000000777921739130435">
                <text:p>0.0000000007779217391304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00000">
                <text:p>231000000</text:p>
              </table:table-cell>
              <table:table-cell office:value-type="float" office:value="0.000000000864588744588745">
                <text:p>0.0000000008645887445887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00000">
                <text:p>232000000</text:p>
              </table:table-cell>
              <table:table-cell office:value-type="float" office:value="0.000000000685866379310345">
                <text:p>0.0000000006858663793103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00000">
                <text:p>233000000</text:p>
              </table:table-cell>
              <table:table-cell office:value-type="float" office:value="0.000000000690081545064378">
                <text:p>0.0000000006900815450643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00000">
                <text:p>234000000</text:p>
              </table:table-cell>
              <table:table-cell office:value-type="float" office:value="0.000000000684376068376068">
                <text:p>0.0000000006843760683760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00000">
                <text:p>235000000</text:p>
              </table:table-cell>
              <table:table-cell office:value-type="float" office:value="0.000000000763910638297872">
                <text:p>0.0000000007639106382978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00000">
                <text:p>236000000</text:p>
              </table:table-cell>
              <table:table-cell office:value-type="float" office:value="0.000000000811618644067797">
                <text:p>0.0000000008116186440677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00000">
                <text:p>237000000</text:p>
              </table:table-cell>
              <table:table-cell office:value-type="float" office:value="0.000000000678932489451477">
                <text:p>0.0000000006789324894514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00000">
                <text:p>238000000</text:p>
              </table:table-cell>
              <table:table-cell office:value-type="float" office:value="0.000000000764235294117647">
                <text:p>0.0000000007642352941176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00000">
                <text:p>239000000</text:p>
              </table:table-cell>
              <table:table-cell office:value-type="float" office:value="0.000000000785757322175732">
                <text:p>0.0000000007857573221757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00000">
                <text:p>240000000</text:p>
              </table:table-cell>
              <table:table-cell office:value-type="float" office:value="0.0000000007513375">
                <text:p>0.00000000075133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00000">
                <text:p>241000000</text:p>
              </table:table-cell>
              <table:table-cell office:value-type="float" office:value="0.000000000694112033195021">
                <text:p>0.0000000006941120331950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00000">
                <text:p>242000000</text:p>
              </table:table-cell>
              <table:table-cell office:value-type="float" office:value="0.000000000773673553719008">
                <text:p>0.0000000007736735537190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00000">
                <text:p>243000000</text:p>
              </table:table-cell>
              <table:table-cell office:value-type="float" office:value="0.000000000703633744855967">
                <text:p>0.0000000007036337448559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00000">
                <text:p>244000000</text:p>
              </table:table-cell>
              <table:table-cell office:value-type="float" office:value="0.000000000752053278688525">
                <text:p>0.0000000007520532786885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00000">
                <text:p>245000000</text:p>
              </table:table-cell>
              <table:table-cell office:value-type="float" office:value="0.000000000751469387755102">
                <text:p>0.0000000007514693877551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00000">
                <text:p>246000000</text:p>
              </table:table-cell>
              <table:table-cell office:value-type="float" office:value="0.000000000750544715447155">
                <text:p>0.0000000007505447154471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00000">
                <text:p>247000000</text:p>
              </table:table-cell>
              <table:table-cell office:value-type="float" office:value="0.000000000871194331983806">
                <text:p>0.0000000008711943319838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00000">
                <text:p>248000000</text:p>
              </table:table-cell>
              <table:table-cell office:value-type="float" office:value="0.000000000729657258064516">
                <text:p>0.0000000007296572580645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00000">
                <text:p>249000000</text:p>
              </table:table-cell>
              <table:table-cell office:value-type="float" office:value="0.000000000803056224899598">
                <text:p>0.0000000008030562248995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0000">
                <text:p>250000000</text:p>
              </table:table-cell>
              <table:table-cell office:value-type="float" office:value="0.00000000087468">
                <text:p>0.000000000874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00000">
                <text:p>251000000</text:p>
              </table:table-cell>
              <table:table-cell office:value-type="float" office:value="0.000000000811573705179283">
                <text:p>0.0000000008115737051792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00000">
                <text:p>252000000</text:p>
              </table:table-cell>
              <table:table-cell office:value-type="float" office:value="0.000000000781369047619048">
                <text:p>0.0000000007813690476190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00000">
                <text:p>253000000</text:p>
              </table:table-cell>
              <table:table-cell office:value-type="float" office:value="0.00000000078599604743083">
                <text:p>0.000000000785996047430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00000">
                <text:p>254000000</text:p>
              </table:table-cell>
              <table:table-cell office:value-type="float" office:value="0.00000000070798031496063">
                <text:p>0.000000000707980314960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00000">
                <text:p>255000000</text:p>
              </table:table-cell>
              <table:table-cell office:value-type="float" office:value="0.000000000685188235294118">
                <text:p>0.0000000006851882352941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00000">
                <text:p>256000000</text:p>
              </table:table-cell>
              <table:table-cell office:value-type="float" office:value="0.0000000006962578125">
                <text:p>0.00000000069625781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00000">
                <text:p>257000000</text:p>
              </table:table-cell>
              <table:table-cell office:value-type="float" office:value="0.000000000843038910505837">
                <text:p>0.0000000008430389105058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00000">
                <text:p>258000000</text:p>
              </table:table-cell>
              <table:table-cell office:value-type="float" office:value="0.000000000744116279069767">
                <text:p>0.0000000007441162790697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00000">
                <text:p>259000000</text:p>
              </table:table-cell>
              <table:table-cell office:value-type="float" office:value="0.000000000824185328185328">
                <text:p>0.0000000008241853281853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00000">
                <text:p>260000000</text:p>
              </table:table-cell>
              <table:table-cell office:value-type="float" office:value="0.0000000006802">
                <text:p>0.00000000068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00000">
                <text:p>261000000</text:p>
              </table:table-cell>
              <table:table-cell office:value-type="float" office:value="0.000000000674992337164751">
                <text:p>0.0000000006749923371647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00000">
                <text:p>262000000</text:p>
              </table:table-cell>
              <table:table-cell office:value-type="float" office:value="0.000000000760610687022901">
                <text:p>0.0000000007606106870229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00000">
                <text:p>263000000</text:p>
              </table:table-cell>
              <table:table-cell office:value-type="float" office:value="0.000000000788110266159696">
                <text:p>0.0000000007881102661596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00000">
                <text:p>264000000</text:p>
              </table:table-cell>
              <table:table-cell office:value-type="float" office:value="0.000000000683560606060606">
                <text:p>0.0000000006835606060606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0000">
                <text:p>265000000</text:p>
              </table:table-cell>
              <table:table-cell office:value-type="float" office:value="0.000000000689483018867924">
                <text:p>0.0000000006894830188679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00000">
                <text:p>266000000</text:p>
              </table:table-cell>
              <table:table-cell office:value-type="float" office:value="0.00000000072568045112782">
                <text:p>0.000000000725680451127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00000">
                <text:p>267000000</text:p>
              </table:table-cell>
              <table:table-cell office:value-type="float" office:value="0.000000000685104868913858">
                <text:p>0.0000000006851048689138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00000">
                <text:p>268000000</text:p>
              </table:table-cell>
              <table:table-cell office:value-type="float" office:value="0.000000000897992537313433">
                <text:p>0.0000000008979925373134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00000">
                <text:p>269000000</text:p>
              </table:table-cell>
              <table:table-cell office:value-type="float" office:value="0.000000000828104089219331">
                <text:p>0.0000000008281040892193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00000">
                <text:p>270000000</text:p>
              </table:table-cell>
              <table:table-cell office:value-type="float" office:value="0.0000000007432">
                <text:p>0.00000000074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00000">
                <text:p>271000000</text:p>
              </table:table-cell>
              <table:table-cell office:value-type="float" office:value="0.000000000759483394833948">
                <text:p>0.0000000007594833948339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00000">
                <text:p>272000000</text:p>
              </table:table-cell>
              <table:table-cell office:value-type="float" office:value="0.000000000854257352941176">
                <text:p>0.0000000008542573529411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00000">
                <text:p>273000000</text:p>
              </table:table-cell>
              <table:table-cell office:value-type="float" office:value="0.00000000074603663003663">
                <text:p>0.000000000746036630036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00000">
                <text:p>274000000</text:p>
              </table:table-cell>
              <table:table-cell office:value-type="float" office:value="0.000000000811697080291971">
                <text:p>0.0000000008116970802919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00000">
                <text:p>275000000</text:p>
              </table:table-cell>
              <table:table-cell office:value-type="float" office:value="0.000000000823683636363636">
                <text:p>0.0000000008236836363636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00000">
                <text:p>276000000</text:p>
              </table:table-cell>
              <table:table-cell office:value-type="float" office:value="0.000000000699416666666667">
                <text:p>0.00000000069941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00000">
                <text:p>277000000</text:p>
              </table:table-cell>
              <table:table-cell office:value-type="float" office:value="0.000000000734902527075812">
                <text:p>0.0000000007349025270758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00000">
                <text:p>278000000</text:p>
              </table:table-cell>
              <table:table-cell office:value-type="float" office:value="0.000000000739262589928058">
                <text:p>0.0000000007392625899280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00000">
                <text:p>279000000</text:p>
              </table:table-cell>
              <table:table-cell office:value-type="float" office:value="0.000000000692523297491039">
                <text:p>0.0000000006925232974910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00000">
                <text:p>280000000</text:p>
              </table:table-cell>
              <table:table-cell office:value-type="float" office:value="0.000000000784060714285714">
                <text:p>0.0000000007840607142857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00000">
                <text:p>281000000</text:p>
              </table:table-cell>
              <table:table-cell office:value-type="float" office:value="0.000000000783953736654804">
                <text:p>0.0000000007839537366548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00000">
                <text:p>282000000</text:p>
              </table:table-cell>
              <table:table-cell office:value-type="float" office:value="0.000000000693631205673759">
                <text:p>0.0000000006936312056737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00000">
                <text:p>283000000</text:p>
              </table:table-cell>
              <table:table-cell office:value-type="float" office:value="0.000000000818102473498233">
                <text:p>0.0000000008181024734982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00000">
                <text:p>284000000</text:p>
              </table:table-cell>
              <table:table-cell office:value-type="float" office:value="0.00000000078193661971831">
                <text:p>0.000000000781936619718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00000">
                <text:p>285000000</text:p>
              </table:table-cell>
              <table:table-cell office:value-type="float" office:value="0.00000000070219298245614">
                <text:p>0.000000000702192982456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00000">
                <text:p>286000000</text:p>
              </table:table-cell>
              <table:table-cell office:value-type="float" office:value="0.000000000706118881118881">
                <text:p>0.0000000007061188811188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00000">
                <text:p>287000000</text:p>
              </table:table-cell>
              <table:table-cell office:value-type="float" office:value="0.00000000083604181184669">
                <text:p>0.000000000836041811846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00000">
                <text:p>288000000</text:p>
              </table:table-cell>
              <table:table-cell office:value-type="float" office:value="0.000000000684253472222222">
                <text:p>0.0000000006842534722222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00000">
                <text:p>289000000</text:p>
              </table:table-cell>
              <table:table-cell office:value-type="float" office:value="0.000000000745598615916955">
                <text:p>0.0000000007455986159169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00000">
                <text:p>290000000</text:p>
              </table:table-cell>
              <table:table-cell office:value-type="float" office:value="0.000000000731520689655172">
                <text:p>0.0000000007315206896551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00000">
                <text:p>291000000</text:p>
              </table:table-cell>
              <table:table-cell office:value-type="float" office:value="0.00000000076227147766323">
                <text:p>0.000000000762271477663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00000">
                <text:p>292000000</text:p>
              </table:table-cell>
              <table:table-cell office:value-type="float" office:value="0.000000000781311643835616">
                <text:p>0.0000000007813116438356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00000">
                <text:p>293000000</text:p>
              </table:table-cell>
              <table:table-cell office:value-type="float" office:value="0.000000000788764505119454">
                <text:p>0.0000000007887645051194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00000">
                <text:p>294000000</text:p>
              </table:table-cell>
              <table:table-cell office:value-type="float" office:value="0.000000000814506802721088">
                <text:p>0.0000000008145068027210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00000">
                <text:p>295000000</text:p>
              </table:table-cell>
              <table:table-cell office:value-type="float" office:value="0.000000000742210169491525">
                <text:p>0.0000000007422101694915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00000">
                <text:p>296000000</text:p>
              </table:table-cell>
              <table:table-cell office:value-type="float" office:value="0.000000000739685810810811">
                <text:p>0.0000000007396858108108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00000">
                <text:p>297000000</text:p>
              </table:table-cell>
              <table:table-cell office:value-type="float" office:value="0.000000000767538720538721">
                <text:p>0.0000000007675387205387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00000">
                <text:p>298000000</text:p>
              </table:table-cell>
              <table:table-cell office:value-type="float" office:value="0.000000000690395973154362">
                <text:p>0.0000000006903959731543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00000">
                <text:p>299000000</text:p>
              </table:table-cell>
              <table:table-cell office:value-type="float" office:value="0.00000000076028762541806">
                <text:p>0.000000000760287625418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00000">
                <text:p>300000000</text:p>
              </table:table-cell>
              <table:table-cell office:value-type="float" office:value="0.000000000810043333333333">
                <text:p>0.000000000810043333333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00000">
                <text:p>301000000</text:p>
              </table:table-cell>
              <table:table-cell office:value-type="float" office:value="0.00000000069902657807309">
                <text:p>0.000000000699026578073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00000">
                <text:p>302000000</text:p>
              </table:table-cell>
              <table:table-cell office:value-type="float" office:value="0.000000000696834437086093">
                <text:p>0.0000000006968344370860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00000">
                <text:p>303000000</text:p>
              </table:table-cell>
              <table:table-cell office:value-type="float" office:value="0.000000000807194719471947">
                <text:p>0.0000000008071947194719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00000">
                <text:p>304000000</text:p>
              </table:table-cell>
              <table:table-cell office:value-type="float" office:value="0.000000000829539473684211">
                <text:p>0.0000000008295394736842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00000">
                <text:p>305000000</text:p>
              </table:table-cell>
              <table:table-cell office:value-type="float" office:value="0.000000000716475409836066">
                <text:p>0.0000000007164754098360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00000">
                <text:p>306000000</text:p>
              </table:table-cell>
              <table:table-cell office:value-type="float" office:value="0.000000000730807189542484">
                <text:p>0.0000000007308071895424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00000">
                <text:p>307000000</text:p>
              </table:table-cell>
              <table:table-cell office:value-type="float" office:value="0.000000000810687296416938">
                <text:p>0.0000000008106872964169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00000">
                <text:p>308000000</text:p>
              </table:table-cell>
              <table:table-cell office:value-type="float" office:value="0.000000000759431818181818">
                <text:p>0.0000000007594318181818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00000">
                <text:p>309000000</text:p>
              </table:table-cell>
              <table:table-cell office:value-type="float" office:value="0.000000000762734627831715">
                <text:p>0.0000000007627346278317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00000">
                <text:p>310000000</text:p>
              </table:table-cell>
              <table:table-cell office:value-type="float" office:value="0.000000000720916129032258">
                <text:p>0.0000000007209161290322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00000">
                <text:p>311000000</text:p>
              </table:table-cell>
              <table:table-cell office:value-type="float" office:value="0.000000000721572347266881">
                <text:p>0.0000000007215723472668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00000">
                <text:p>312000000</text:p>
              </table:table-cell>
              <table:table-cell office:value-type="float" office:value="0.000000000807660256410257">
                <text:p>0.0000000008076602564102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00000">
                <text:p>313000000</text:p>
              </table:table-cell>
              <table:table-cell office:value-type="float" office:value="0.000000000758952076677316">
                <text:p>0.0000000007589520766773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00000">
                <text:p>314000000</text:p>
              </table:table-cell>
              <table:table-cell office:value-type="float" office:value="0.000000000750257961783439">
                <text:p>0.0000000007502579617834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00000">
                <text:p>315000000</text:p>
              </table:table-cell>
              <table:table-cell office:value-type="float" office:value="0.000000000847009523809524">
                <text:p>0.0000000008470095238095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00000">
                <text:p>316000000</text:p>
              </table:table-cell>
              <table:table-cell office:value-type="float" office:value="0.000000000879094936708861">
                <text:p>0.0000000008790949367088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00000">
                <text:p>317000000</text:p>
              </table:table-cell>
              <table:table-cell office:value-type="float" office:value="0.000000000681533123028391">
                <text:p>0.0000000006815331230283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00000">
                <text:p>318000000</text:p>
              </table:table-cell>
              <table:table-cell office:value-type="float" office:value="0.000000000704166666666667">
                <text:p>0.000000000704166666666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00000">
                <text:p>319000000</text:p>
              </table:table-cell>
              <table:table-cell office:value-type="float" office:value="0.00000000069074921630094">
                <text:p>0.000000000690749216300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00000">
                <text:p>320000000</text:p>
              </table:table-cell>
              <table:table-cell office:value-type="float" office:value="0.000000000742284375">
                <text:p>0.0000000007422843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00000">
                <text:p>321000000</text:p>
              </table:table-cell>
              <table:table-cell office:value-type="float" office:value="0.000000000854560747663551">
                <text:p>0.0000000008545607476635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00000">
                <text:p>322000000</text:p>
              </table:table-cell>
              <table:table-cell office:value-type="float" office:value="0.000000000696546583850932">
                <text:p>0.0000000006965465838509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00000">
                <text:p>323000000</text:p>
              </table:table-cell>
              <table:table-cell office:value-type="float" office:value="0.000000000724328173374613">
                <text:p>0.0000000007243281733746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00000">
                <text:p>324000000</text:p>
              </table:table-cell>
              <table:table-cell office:value-type="float" office:value="0.000000000735777777777778">
                <text:p>0.0000000007357777777777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00000">
                <text:p>325000000</text:p>
              </table:table-cell>
              <table:table-cell office:value-type="float" office:value="0.000000000696092307692308">
                <text:p>0.0000000006960923076923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00000">
                <text:p>326000000</text:p>
              </table:table-cell>
              <table:table-cell office:value-type="float" office:value="0.00000000068629754601227">
                <text:p>0.000000000686297546012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00000">
                <text:p>327000000</text:p>
              </table:table-cell>
              <table:table-cell office:value-type="float" office:value="0.000000000707235474006116">
                <text:p>0.0000000007072354740061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00000">
                <text:p>328000000</text:p>
              </table:table-cell>
              <table:table-cell office:value-type="float" office:value="0.000000000707426829268293">
                <text:p>0.0000000007074268292682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00000">
                <text:p>329000000</text:p>
              </table:table-cell>
              <table:table-cell office:value-type="float" office:value="0.000000000797431610942249">
                <text:p>0.0000000007974316109422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00000">
                <text:p>330000000</text:p>
              </table:table-cell>
              <table:table-cell office:value-type="float" office:value="0.000000000701087878787879">
                <text:p>0.0000000007010878787878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00000">
                <text:p>331000000</text:p>
              </table:table-cell>
              <table:table-cell office:value-type="float" office:value="0.000000000721447129909365">
                <text:p>0.0000000007214471299093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00000">
                <text:p>332000000</text:p>
              </table:table-cell>
              <table:table-cell office:value-type="float" office:value="0.000000000826322289156627">
                <text:p>0.0000000008263222891566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00000">
                <text:p>333000000</text:p>
              </table:table-cell>
              <table:table-cell office:value-type="float" office:value="0.000000000715768768768769">
                <text:p>0.0000000007157687687687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00000">
                <text:p>334000000</text:p>
              </table:table-cell>
              <table:table-cell office:value-type="float" office:value="0.000000000685751497005988">
                <text:p>0.0000000006857514970059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00000">
                <text:p>335000000</text:p>
              </table:table-cell>
              <table:table-cell office:value-type="float" office:value="0.00000000068995223880597">
                <text:p>0.000000000689952238805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00000">
                <text:p>336000000</text:p>
              </table:table-cell>
              <table:table-cell office:value-type="float" office:value="0.000000000829485119047619">
                <text:p>0.0000000008294851190476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00000">
                <text:p>337000000</text:p>
              </table:table-cell>
              <table:table-cell office:value-type="float" office:value="0.000000000812899109792285">
                <text:p>0.00000000081289910979228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00000">
                <text:p>338000000</text:p>
              </table:table-cell>
              <table:table-cell office:value-type="float" office:value="0.000000000689189349112426">
                <text:p>0.0000000006891893491124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00000">
                <text:p>339000000</text:p>
              </table:table-cell>
              <table:table-cell office:value-type="float" office:value="0.000000000765044247787611">
                <text:p>0.0000000007650442477876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00000">
                <text:p>340000000</text:p>
              </table:table-cell>
              <table:table-cell office:value-type="float" office:value="0.000000000711482352941176">
                <text:p>0.0000000007114823529411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00000">
                <text:p>341000000</text:p>
              </table:table-cell>
              <table:table-cell office:value-type="float" office:value="0.000000000744187683284457">
                <text:p>0.0000000007441876832844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00000">
                <text:p>342000000</text:p>
              </table:table-cell>
              <table:table-cell office:value-type="float" office:value="0.000000000706938596491228">
                <text:p>0.0000000007069385964912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00000">
                <text:p>343000000</text:p>
              </table:table-cell>
              <table:table-cell office:value-type="float" office:value="0.00000000072101749271137">
                <text:p>0.000000000721017492711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00000">
                <text:p>344000000</text:p>
              </table:table-cell>
              <table:table-cell office:value-type="float" office:value="0.000000000699607558139535">
                <text:p>0.0000000006996075581395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00000">
                <text:p>345000000</text:p>
              </table:table-cell>
              <table:table-cell office:value-type="float" office:value="0.00000000074468115942029">
                <text:p>0.000000000744681159420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00000">
                <text:p>346000000</text:p>
              </table:table-cell>
              <table:table-cell office:value-type="float" office:value="0.000000000843031791907514">
                <text:p>0.0000000008430317919075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00000">
                <text:p>347000000</text:p>
              </table:table-cell>
              <table:table-cell office:value-type="float" office:value="0.000000000709452449567723">
                <text:p>0.0000000007094524495677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00000">
                <text:p>348000000</text:p>
              </table:table-cell>
              <table:table-cell office:value-type="float" office:value="0.000000000780370689655172">
                <text:p>0.0000000007803706896551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00000">
                <text:p>349000000</text:p>
              </table:table-cell>
              <table:table-cell office:value-type="float" office:value="0.000000000692994269340974">
                <text:p>0.0000000006929942693409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00000">
                <text:p>350000000</text:p>
              </table:table-cell>
              <table:table-cell office:value-type="float" office:value="0.000000000767034285714286">
                <text:p>0.0000000007670342857142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00000">
                <text:p>351000000</text:p>
              </table:table-cell>
              <table:table-cell office:value-type="float" office:value="0.00000000070660113960114">
                <text:p>0.000000000706601139601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00000">
                <text:p>352000000</text:p>
              </table:table-cell>
              <table:table-cell office:value-type="float" office:value="0.000000000846931818181818">
                <text:p>0.0000000008469318181818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00000">
                <text:p>353000000</text:p>
              </table:table-cell>
              <table:table-cell office:value-type="float" office:value="0.000000000756756373937677">
                <text:p>0.0000000007567563739376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00000">
                <text:p>354000000</text:p>
              </table:table-cell>
              <table:table-cell office:value-type="float" office:value="0.000000000724166666666667">
                <text:p>0.0000000007241666666666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00000">
                <text:p>355000000</text:p>
              </table:table-cell>
              <table:table-cell office:value-type="float" office:value="0.000000000798233802816901">
                <text:p>0.0000000007982338028169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00000">
                <text:p>356000000</text:p>
              </table:table-cell>
              <table:table-cell office:value-type="float" office:value="0.000000000700233146067416">
                <text:p>0.0000000007002331460674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00000">
                <text:p>357000000</text:p>
              </table:table-cell>
              <table:table-cell office:value-type="float" office:value="0.000000000698425770308123">
                <text:p>0.0000000006984257703081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00000">
                <text:p>358000000</text:p>
              </table:table-cell>
              <table:table-cell office:value-type="float" office:value="0.000000000792924581005587">
                <text:p>0.0000000007929245810055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00000">
                <text:p>359000000</text:p>
              </table:table-cell>
              <table:table-cell office:value-type="float" office:value="0.000000000683451253481894">
                <text:p>0.0000000006834512534818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00000">
                <text:p>360000000</text:p>
              </table:table-cell>
              <table:table-cell office:value-type="float" office:value="0.000000000689716666666667">
                <text:p>0.0000000006897166666666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00000">
                <text:p>361000000</text:p>
              </table:table-cell>
              <table:table-cell office:value-type="float" office:value="0.000000000834565096952909">
                <text:p>0.0000000008345650969529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00000">
                <text:p>362000000</text:p>
              </table:table-cell>
              <table:table-cell office:value-type="float" office:value="0.000000000829505524861878">
                <text:p>0.0000000008295055248618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00000">
                <text:p>363000000</text:p>
              </table:table-cell>
              <table:table-cell office:value-type="float" office:value="0.000000000766961432506887">
                <text:p>0.0000000007669614325068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00000">
                <text:p>364000000</text:p>
              </table:table-cell>
              <table:table-cell office:value-type="float" office:value="0.000000000754497252747253">
                <text:p>0.0000000007544972527472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00000">
                <text:p>365000000</text:p>
              </table:table-cell>
              <table:table-cell office:value-type="float" office:value="0.000000000691695890410959">
                <text:p>0.0000000006916958904109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00000">
                <text:p>366000000</text:p>
              </table:table-cell>
              <table:table-cell office:value-type="float" office:value="0.000000000700663934426229">
                <text:p>0.0000000007006639344262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00000">
                <text:p>367000000</text:p>
              </table:table-cell>
              <table:table-cell office:value-type="float" office:value="0.00000000069032970027248">
                <text:p>0.000000000690329700272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00000">
                <text:p>368000000</text:p>
              </table:table-cell>
              <table:table-cell office:value-type="float" office:value="0.000000000695660326086956">
                <text:p>0.0000000006956603260869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00000">
                <text:p>369000000</text:p>
              </table:table-cell>
              <table:table-cell office:value-type="float" office:value="0.000000000703257452574526">
                <text:p>0.0000000007032574525745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00000">
                <text:p>370000000</text:p>
              </table:table-cell>
              <table:table-cell office:value-type="float" office:value="0.000000000683510810810811">
                <text:p>0.0000000006835108108108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00000">
                <text:p>371000000</text:p>
              </table:table-cell>
              <table:table-cell office:value-type="float" office:value="0.000000000697458221024259">
                <text:p>0.0000000006974582210242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00000">
                <text:p>372000000</text:p>
              </table:table-cell>
              <table:table-cell office:value-type="float" office:value="0.000000000699123655913978">
                <text:p>0.00000000069912365591397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00000">
                <text:p>373000000</text:p>
              </table:table-cell>
              <table:table-cell office:value-type="float" office:value="0.000000000682329758713137">
                <text:p>0.0000000006823297587131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00000">
                <text:p>374000000</text:p>
              </table:table-cell>
              <table:table-cell office:value-type="float" office:value="0.000000000836663101604278">
                <text:p>0.0000000008366631016042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00000">
                <text:p>375000000</text:p>
              </table:table-cell>
              <table:table-cell office:value-type="float" office:value="0.000000000743352">
                <text:p>0.0000000007433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00000">
                <text:p>376000000</text:p>
              </table:table-cell>
              <table:table-cell office:value-type="float" office:value="0.000000000743494680851064">
                <text:p>0.0000000007434946808510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00000">
                <text:p>377000000</text:p>
              </table:table-cell>
              <table:table-cell office:value-type="float" office:value="0.000000000742339522546419">
                <text:p>0.0000000007423395225464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00000">
                <text:p>378000000</text:p>
              </table:table-cell>
              <table:table-cell office:value-type="float" office:value="0.000000000730468253968254">
                <text:p>0.0000000007304682539682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00000">
                <text:p>379000000</text:p>
              </table:table-cell>
              <table:table-cell office:value-type="float" office:value="0.000000000695562005277045">
                <text:p>0.0000000006955620052770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00000">
                <text:p>380000000</text:p>
              </table:table-cell>
              <table:table-cell office:value-type="float" office:value="0.000000000790792105263158">
                <text:p>0.0000000007907921052631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00000">
                <text:p>381000000</text:p>
              </table:table-cell>
              <table:table-cell office:value-type="float" office:value="0.000000000711485564304462">
                <text:p>0.0000000007114855643044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00000">
                <text:p>382000000</text:p>
              </table:table-cell>
              <table:table-cell office:value-type="float" office:value="0.000000000768502617801047">
                <text:p>0.0000000007685026178010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00000">
                <text:p>383000000</text:p>
              </table:table-cell>
              <table:table-cell office:value-type="float" office:value="0.000000000699323759791123">
                <text:p>0.0000000006993237597911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00000">
                <text:p>384000000</text:p>
              </table:table-cell>
              <table:table-cell office:value-type="float" office:value="0.000000000718841145833333">
                <text:p>0.0000000007188411458333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00000">
                <text:p>385000000</text:p>
              </table:table-cell>
              <table:table-cell office:value-type="float" office:value="0.000000000737249350649351">
                <text:p>0.00000000073724935064935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00000">
                <text:p>386000000</text:p>
              </table:table-cell>
              <table:table-cell office:value-type="float" office:value="0.000000000734520725388601">
                <text:p>0.0000000007345207253886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00000">
                <text:p>387000000</text:p>
              </table:table-cell>
              <table:table-cell office:value-type="float" office:value="0.00000000072202842377261">
                <text:p>0.000000000722028423772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00000">
                <text:p>388000000</text:p>
              </table:table-cell>
              <table:table-cell office:value-type="float" office:value="0.000000000722203608247423">
                <text:p>0.0000000007222036082474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00000">
                <text:p>389000000</text:p>
              </table:table-cell>
              <table:table-cell office:value-type="float" office:value="0.000000000772254498714653">
                <text:p>0.0000000007722544987146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00000">
                <text:p>390000000</text:p>
              </table:table-cell>
              <table:table-cell office:value-type="float" office:value="0.000000000733635897435897">
                <text:p>0.0000000007336358974358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00000">
                <text:p>391000000</text:p>
              </table:table-cell>
              <table:table-cell office:value-type="float" office:value="0.000000000727787723785166">
                <text:p>0.00000000072778772378516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00000">
                <text:p>392000000</text:p>
              </table:table-cell>
              <table:table-cell office:value-type="float" office:value="0.000000000706859693877551">
                <text:p>0.0000000007068596938775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00000">
                <text:p>393000000</text:p>
              </table:table-cell>
              <table:table-cell office:value-type="float" office:value="0.000000000825725190839695">
                <text:p>0.0000000008257251908396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00000">
                <text:p>394000000</text:p>
              </table:table-cell>
              <table:table-cell office:value-type="float" office:value="0.000000000737598984771574">
                <text:p>0.0000000007375989847715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00000">
                <text:p>395000000</text:p>
              </table:table-cell>
              <table:table-cell office:value-type="float" office:value="0.000000000720777215189873">
                <text:p>0.00000000072077721518987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00000">
                <text:p>396000000</text:p>
              </table:table-cell>
              <table:table-cell office:value-type="float" office:value="0.000000000734078282828283">
                <text:p>0.0000000007340782828282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00000">
                <text:p>397000000</text:p>
              </table:table-cell>
              <table:table-cell office:value-type="float" office:value="0.000000000765788413098237">
                <text:p>0.0000000007657884130982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00000">
                <text:p>398000000</text:p>
              </table:table-cell>
              <table:table-cell office:value-type="float" office:value="0.000000000793962311557789">
                <text:p>0.0000000007939623115577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00000">
                <text:p>399000000</text:p>
              </table:table-cell>
              <table:table-cell office:value-type="float" office:value="0.000000000826641604010025">
                <text:p>0.0000000008266416040100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00000">
                <text:p>400000000</text:p>
              </table:table-cell>
              <table:table-cell office:value-type="float" office:value="0.0000000007477275">
                <text:p>0.00000000074772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00000">
                <text:p>401000000</text:p>
              </table:table-cell>
              <table:table-cell office:value-type="float" office:value="0.000000000728548628428928">
                <text:p>0.0000000007285486284289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00000">
                <text:p>402000000</text:p>
              </table:table-cell>
              <table:table-cell office:value-type="float" office:value="0.000000000819069651741294">
                <text:p>0.0000000008190696517412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00000">
                <text:p>403000000</text:p>
              </table:table-cell>
              <table:table-cell office:value-type="float" office:value="0.000000000701404466501241">
                <text:p>0.00000000070140446650124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00000">
                <text:p>404000000</text:p>
              </table:table-cell>
              <table:table-cell office:value-type="float" office:value="0.00000000068064603960396">
                <text:p>0.000000000680646039603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00000">
                <text:p>405000000</text:p>
              </table:table-cell>
              <table:table-cell office:value-type="float" office:value="0.000000000684175308641975">
                <text:p>0.0000000006841753086419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00000">
                <text:p>406000000</text:p>
              </table:table-cell>
              <table:table-cell office:value-type="float" office:value="0.000000000802059113300493">
                <text:p>0.0000000008020591133004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00000">
                <text:p>407000000</text:p>
              </table:table-cell>
              <table:table-cell office:value-type="float" office:value="0.000000000704943488943489">
                <text:p>0.0000000007049434889434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00000">
                <text:p>408000000</text:p>
              </table:table-cell>
              <table:table-cell office:value-type="float" office:value="0.000000000725151960784314">
                <text:p>0.0000000007251519607843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00000">
                <text:p>409000000</text:p>
              </table:table-cell>
              <table:table-cell office:value-type="float" office:value="0.000000000735652811735941">
                <text:p>0.0000000007356528117359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00000">
                <text:p>410000000</text:p>
              </table:table-cell>
              <table:table-cell office:value-type="float" office:value="0.00000000073310487804878">
                <text:p>0.000000000733104878048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00000">
                <text:p>411000000</text:p>
              </table:table-cell>
              <table:table-cell office:value-type="float" office:value="0.000000000693408759124088">
                <text:p>0.0000000006934087591240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00000">
                <text:p>412000000</text:p>
              </table:table-cell>
              <table:table-cell office:value-type="float" office:value="0.000000000815354368932039">
                <text:p>0.0000000008153543689320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00000">
                <text:p>413000000</text:p>
              </table:table-cell>
              <table:table-cell office:value-type="float" office:value="0.000000000781">
                <text:p>0.00000000078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00000">
                <text:p>414000000</text:p>
              </table:table-cell>
              <table:table-cell office:value-type="float" office:value="0.000000000740782608695652">
                <text:p>0.0000000007407826086956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00000">
                <text:p>415000000</text:p>
              </table:table-cell>
              <table:table-cell office:value-type="float" office:value="0.000000000693616867469879">
                <text:p>0.00000000069361686746987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00000">
                <text:p>416000000</text:p>
              </table:table-cell>
              <table:table-cell office:value-type="float" office:value="0.000000000700588942307692">
                <text:p>0.0000000007005889423076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00000">
                <text:p>417000000</text:p>
              </table:table-cell>
              <table:table-cell office:value-type="float" office:value="0.000000000696359712230216">
                <text:p>0.0000000006963597122302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00000">
                <text:p>418000000</text:p>
              </table:table-cell>
              <table:table-cell office:value-type="float" office:value="0.000000000746679425837321">
                <text:p>0.0000000007466794258373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00000">
                <text:p>419000000</text:p>
              </table:table-cell>
              <table:table-cell office:value-type="float" office:value="0.000000000815801909307876">
                <text:p>0.0000000008158019093078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00000">
                <text:p>420000000</text:p>
              </table:table-cell>
              <table:table-cell office:value-type="float" office:value="0.000000000694783333333333">
                <text:p>0.0000000006947833333333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00000">
                <text:p>421000000</text:p>
              </table:table-cell>
              <table:table-cell office:value-type="float" office:value="0.000000000784140142517815">
                <text:p>0.0000000007841401425178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00000">
                <text:p>422000000</text:p>
              </table:table-cell>
              <table:table-cell office:value-type="float" office:value="0.000000000732009478672986">
                <text:p>0.0000000007320094786729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00000">
                <text:p>423000000</text:p>
              </table:table-cell>
              <table:table-cell office:value-type="float" office:value="0.000000000703678486997636">
                <text:p>0.0000000007036784869976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00000">
                <text:p>424000000</text:p>
              </table:table-cell>
              <table:table-cell office:value-type="float" office:value="0.000000000726096698113208">
                <text:p>0.0000000007260966981132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00000">
                <text:p>425000000</text:p>
              </table:table-cell>
              <table:table-cell office:value-type="float" office:value="0.000000000699122352941176">
                <text:p>0.0000000006991223529411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00000">
                <text:p>426000000</text:p>
              </table:table-cell>
              <table:table-cell office:value-type="float" office:value="0.000000000765448356807512">
                <text:p>0.0000000007654483568075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00000">
                <text:p>427000000</text:p>
              </table:table-cell>
              <table:table-cell office:value-type="float" office:value="0.000000000766967213114754">
                <text:p>0.0000000007669672131147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00000">
                <text:p>428000000</text:p>
              </table:table-cell>
              <table:table-cell office:value-type="float" office:value="0.000000000687133177570093">
                <text:p>0.0000000006871331775700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00000">
                <text:p>429000000</text:p>
              </table:table-cell>
              <table:table-cell office:value-type="float" office:value="0.000000000820939393939394">
                <text:p>0.00000000082093939393939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00000">
                <text:p>430000000</text:p>
              </table:table-cell>
              <table:table-cell office:value-type="float" office:value="0.000000000728058139534884">
                <text:p>0.0000000007280581395348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00000">
                <text:p>431000000</text:p>
              </table:table-cell>
              <table:table-cell office:value-type="float" office:value="0.000000000696907192575406">
                <text:p>0.0000000006969071925754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00000">
                <text:p>432000000</text:p>
              </table:table-cell>
              <table:table-cell office:value-type="float" office:value="0.000000000685444444444444">
                <text:p>0.0000000006854444444444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00000">
                <text:p>433000000</text:p>
              </table:table-cell>
              <table:table-cell office:value-type="float" office:value="0.000000000782533487297922">
                <text:p>0.0000000007825334872979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00000">
                <text:p>434000000</text:p>
              </table:table-cell>
              <table:table-cell office:value-type="float" office:value="0.000000000861115207373272">
                <text:p>0.0000000008611152073732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00000">
                <text:p>435000000</text:p>
              </table:table-cell>
              <table:table-cell office:value-type="float" office:value="0.000000000695264367816092">
                <text:p>0.0000000006952643678160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00000">
                <text:p>436000000</text:p>
              </table:table-cell>
              <table:table-cell office:value-type="float" office:value="0.00000000068627752293578">
                <text:p>0.000000000686277522935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00000">
                <text:p>437000000</text:p>
              </table:table-cell>
              <table:table-cell office:value-type="float" office:value="0.000000000775766590389016">
                <text:p>0.0000000007757665903890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00000">
                <text:p>438000000</text:p>
              </table:table-cell>
              <table:table-cell office:value-type="float" office:value="0.000000000753945205479452">
                <text:p>0.0000000007539452054794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00000">
                <text:p>439000000</text:p>
              </table:table-cell>
              <table:table-cell office:value-type="float" office:value="0.00000000075078132118451">
                <text:p>0.0000000007507813211845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00000">
                <text:p>440000000</text:p>
              </table:table-cell>
              <table:table-cell office:value-type="float" office:value="0.000000000830897727272727">
                <text:p>0.0000000008308977272727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00000">
                <text:p>441000000</text:p>
              </table:table-cell>
              <table:table-cell office:value-type="float" office:value="0.000000000764616780045351">
                <text:p>0.0000000007646167800453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00000">
                <text:p>442000000</text:p>
              </table:table-cell>
              <table:table-cell office:value-type="float" office:value="0.000000000700857466063348">
                <text:p>0.0000000007008574660633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00000">
                <text:p>443000000</text:p>
              </table:table-cell>
              <table:table-cell office:value-type="float" office:value="0.000000000694164785553047">
                <text:p>0.0000000006941647855530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00000">
                <text:p>444000000</text:p>
              </table:table-cell>
              <table:table-cell office:value-type="float" office:value="0.000000000722211711711712">
                <text:p>0.0000000007222117117117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00000">
                <text:p>445000000</text:p>
              </table:table-cell>
              <table:table-cell office:value-type="float" office:value="0.00000000075685393258427">
                <text:p>0.000000000756853932584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00000">
                <text:p>446000000</text:p>
              </table:table-cell>
              <table:table-cell office:value-type="float" office:value="0.000000000694704035874439">
                <text:p>0.0000000006947040358744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00000">
                <text:p>447000000</text:p>
              </table:table-cell>
              <table:table-cell office:value-type="float" office:value="0.000000000803838926174497">
                <text:p>0.0000000008038389261744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00000">
                <text:p>448000000</text:p>
              </table:table-cell>
              <table:table-cell office:value-type="float" office:value="0.000000000830100446428571">
                <text:p>0.0000000008301004464285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00000">
                <text:p>449000000</text:p>
              </table:table-cell>
              <table:table-cell office:value-type="float" office:value="0.000000000788948775055679">
                <text:p>0.00000000078894877505567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00000">
                <text:p>450000000</text:p>
              </table:table-cell>
              <table:table-cell office:value-type="float" office:value="0.00000000073272">
                <text:p>0.000000000732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00000">
                <text:p>451000000</text:p>
              </table:table-cell>
              <table:table-cell office:value-type="float" office:value="0.000000000694184035476718">
                <text:p>0.0000000006941840354767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00000">
                <text:p>452000000</text:p>
              </table:table-cell>
              <table:table-cell office:value-type="float" office:value="0.000000000692969026548673">
                <text:p>0.0000000006929690265486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00000">
                <text:p>453000000</text:p>
              </table:table-cell>
              <table:table-cell office:value-type="float" office:value="0.000000000755538631346578">
                <text:p>0.00000000075553863134657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00000">
                <text:p>454000000</text:p>
              </table:table-cell>
              <table:table-cell office:value-type="float" office:value="0.000000000729257709251101">
                <text:p>0.0000000007292577092511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00000">
                <text:p>455000000</text:p>
              </table:table-cell>
              <table:table-cell office:value-type="float" office:value="0.00000000067152967032967">
                <text:p>0.000000000671529670329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00000">
                <text:p>456000000</text:p>
              </table:table-cell>
              <table:table-cell office:value-type="float" office:value="0.000000000691460526315789">
                <text:p>0.0000000006914605263157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00000">
                <text:p>457000000</text:p>
              </table:table-cell>
              <table:table-cell office:value-type="float" office:value="0.00000000071318818380744">
                <text:p>0.000000000713188183807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00000">
                <text:p>458000000</text:p>
              </table:table-cell>
              <table:table-cell office:value-type="float" office:value="0.00000000074711135371179">
                <text:p>0.000000000747111353711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00000">
                <text:p>459000000</text:p>
              </table:table-cell>
              <table:table-cell office:value-type="float" office:value="0.000000000712407407407407">
                <text:p>0.0000000007124074074074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00000">
                <text:p>460000000</text:p>
              </table:table-cell>
              <table:table-cell office:value-type="float" office:value="0.000000000729658695652174">
                <text:p>0.0000000007296586956521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00000">
                <text:p>461000000</text:p>
              </table:table-cell>
              <table:table-cell office:value-type="float" office:value="0.000000000718284164859002">
                <text:p>0.0000000007182841648590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00000">
                <text:p>462000000</text:p>
              </table:table-cell>
              <table:table-cell office:value-type="float" office:value="0.000000000665482683982684">
                <text:p>0.00000000066548268398268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00000">
                <text:p>463000000</text:p>
              </table:table-cell>
              <table:table-cell office:value-type="float" office:value="0.000000000720697624190065">
                <text:p>0.00000000072069762419006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00000">
                <text:p>464000000</text:p>
              </table:table-cell>
              <table:table-cell office:value-type="float" office:value="0.000000000715760775862069">
                <text:p>0.0000000007157607758620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00000">
                <text:p>465000000</text:p>
              </table:table-cell>
              <table:table-cell office:value-type="float" office:value="0.000000000708139784946237">
                <text:p>0.0000000007081397849462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00000">
                <text:p>466000000</text:p>
              </table:table-cell>
              <table:table-cell office:value-type="float" office:value="0.000000000714128755364807">
                <text:p>0.0000000007141287553648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00000">
                <text:p>467000000</text:p>
              </table:table-cell>
              <table:table-cell office:value-type="float" office:value="0.000000000660852248394004">
                <text:p>0.0000000006608522483940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00000">
                <text:p>468000000</text:p>
              </table:table-cell>
              <table:table-cell office:value-type="float" office:value="0.000000000787393162393162">
                <text:p>0.0000000007873931623931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00000">
                <text:p>469000000</text:p>
              </table:table-cell>
              <table:table-cell office:value-type="float" office:value="0.000000000781409381663113">
                <text:p>0.0000000007814093816631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00000">
                <text:p>470000000</text:p>
              </table:table-cell>
              <table:table-cell office:value-type="float" office:value="0.000000000735512765957447">
                <text:p>0.00000000073551276595744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00000">
                <text:p>471000000</text:p>
              </table:table-cell>
              <table:table-cell office:value-type="float" office:value="0.000000000725511677282378">
                <text:p>0.0000000007255116772823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00000">
                <text:p>472000000</text:p>
              </table:table-cell>
              <table:table-cell office:value-type="float" office:value="0.000000000695506355932203">
                <text:p>0.0000000006955063559322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00000">
                <text:p>473000000</text:p>
              </table:table-cell>
              <table:table-cell office:value-type="float" office:value="0.000000000746642706131078">
                <text:p>0.0000000007466427061310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00000">
                <text:p>474000000</text:p>
              </table:table-cell>
              <table:table-cell office:value-type="float" office:value="0.000000000719181434599156">
                <text:p>0.0000000007191814345991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00000">
                <text:p>475000000</text:p>
              </table:table-cell>
              <table:table-cell office:value-type="float" office:value="0.000000000722298947368421">
                <text:p>0.0000000007222989473684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00000">
                <text:p>476000000</text:p>
              </table:table-cell>
              <table:table-cell office:value-type="float" office:value="0.000000000671214285714286">
                <text:p>0.0000000006712142857142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00000">
                <text:p>477000000</text:p>
              </table:table-cell>
              <table:table-cell office:value-type="float" office:value="0.0000000007309035639413">
                <text:p>0.00000000073090356394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00000">
                <text:p>478000000</text:p>
              </table:table-cell>
              <table:table-cell office:value-type="float" office:value="0.000000000790910041841004">
                <text:p>0.0000000007909100418410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00000">
                <text:p>479000000</text:p>
              </table:table-cell>
              <table:table-cell office:value-type="float" office:value="0.000000000701480167014614">
                <text:p>0.0000000007014801670146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00000">
                <text:p>480000000</text:p>
              </table:table-cell>
              <table:table-cell office:value-type="float" office:value="0.000000000698183333333333">
                <text:p>0.0000000006981833333333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00000">
                <text:p>481000000</text:p>
              </table:table-cell>
              <table:table-cell office:value-type="float" office:value="0.000000000674702702702703">
                <text:p>0.00000000067470270270270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00000">
                <text:p>482000000</text:p>
              </table:table-cell>
              <table:table-cell office:value-type="float" office:value="0.000000000723375518672199">
                <text:p>0.0000000007233755186721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00000">
                <text:p>483000000</text:p>
              </table:table-cell>
              <table:table-cell office:value-type="float" office:value="0.000000000723113871635611">
                <text:p>0.0000000007231138716356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00000">
                <text:p>484000000</text:p>
              </table:table-cell>
              <table:table-cell office:value-type="float" office:value="0.000000000724068181818182">
                <text:p>0.0000000007240681818181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00000">
                <text:p>485000000</text:p>
              </table:table-cell>
              <table:table-cell office:value-type="float" office:value="0.000000000709123711340206">
                <text:p>0.0000000007091237113402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00000">
                <text:p>486000000</text:p>
              </table:table-cell>
              <table:table-cell office:value-type="float" office:value="0.000000000759909465020576">
                <text:p>0.00000000075990946502057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00000">
                <text:p>487000000</text:p>
              </table:table-cell>
              <table:table-cell office:value-type="float" office:value="0.000000000693782340862423">
                <text:p>0.0000000006937823408624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00000">
                <text:p>488000000</text:p>
              </table:table-cell>
              <table:table-cell office:value-type="float" office:value="0.000000000751969262295082">
                <text:p>0.00000000075196926229508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00000">
                <text:p>489000000</text:p>
              </table:table-cell>
              <table:table-cell office:value-type="float" office:value="0.000000000678701431492843">
                <text:p>0.0000000006787014314928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00000">
                <text:p>490000000</text:p>
              </table:table-cell>
              <table:table-cell office:value-type="float" office:value="0.000000000803212244897959">
                <text:p>0.0000000008032122448979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00000">
                <text:p>491000000</text:p>
              </table:table-cell>
              <table:table-cell office:value-type="float" office:value="0.000000000758464358452138">
                <text:p>0.00000000075846435845213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00000">
                <text:p>492000000</text:p>
              </table:table-cell>
              <table:table-cell office:value-type="float" office:value="0.000000000695168699186992">
                <text:p>0.0000000006951686991869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00000">
                <text:p>493000000</text:p>
              </table:table-cell>
              <table:table-cell office:value-type="float" office:value="0.000000000705888438133874">
                <text:p>0.0000000007058884381338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00000">
                <text:p>494000000</text:p>
              </table:table-cell>
              <table:table-cell office:value-type="float" office:value="0.000000000719216599190283">
                <text:p>0.0000000007192165991902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00000">
                <text:p>495000000</text:p>
              </table:table-cell>
              <table:table-cell office:value-type="float" office:value="0.000000000741608080808081">
                <text:p>0.00000000074160808080808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00000">
                <text:p>496000000</text:p>
              </table:table-cell>
              <table:table-cell office:value-type="float" office:value="0.000000000723598790322581">
                <text:p>0.00000000072359879032258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00000">
                <text:p>497000000</text:p>
              </table:table-cell>
              <table:table-cell office:value-type="float" office:value="0.00000000068812676056338">
                <text:p>0.0000000006881267605633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00000">
                <text:p>498000000</text:p>
              </table:table-cell>
              <table:table-cell office:value-type="float" office:value="0.00000000068654016064257">
                <text:p>0.000000000686540160642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00000">
                <text:p>499000000</text:p>
              </table:table-cell>
              <table:table-cell office:value-type="float" office:value="0.000000000718563126252505">
                <text:p>0.0000000007185631262525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00000">
                <text:p>500000000</text:p>
              </table:table-cell>
              <table:table-cell office:value-type="float" office:value="0.000000000678112">
                <text:p>0.000000000678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